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2173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0.9146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2043in"/>
    </style:style>
    <style:style style:name="co13" style:family="table-column">
      <style:table-column-properties fo:break-before="auto" style:column-width="0.6898in"/>
    </style:style>
    <style:style style:name="co14" style:family="table-column">
      <style:table-column-properties fo:break-before="auto" style:column-width="0.4217in"/>
    </style:style>
    <style:style style:name="co15" style:family="table-column">
      <style:table-column-properties fo:break-before="auto" style:column-width="0.6783in"/>
    </style:style>
    <style:style style:name="co16" style:family="table-column">
      <style:table-column-properties fo:break-before="auto" style:column-width="1.2575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0.6354in"/>
    </style:style>
    <style:style style:name="co19" style:family="table-column">
      <style:table-column-properties fo:break-before="auto" style:column-width="0.7102in"/>
    </style:style>
    <style:style style:name="co20" style:family="table-column">
      <style:table-column-properties fo:break-before="auto" style:column-width="1.2791in"/>
    </style:style>
    <style:style style:name="co21" style:family="table-column">
      <style:table-column-properties fo:break-before="auto" style:column-width="0.4854in"/>
    </style:style>
    <style:style style:name="co22" style:family="table-column">
      <style:table-column-properties fo:break-before="auto" style:column-width="0.5602in"/>
    </style:style>
    <style:style style:name="co23" style:family="table-column">
      <style:table-column-properties fo:break-before="auto" style:column-width="0.2783in"/>
    </style:style>
    <style:style style:name="co24" style:family="table-column">
      <style:table-column-properties fo:break-before="auto" style:column-width="0.2571in"/>
    </style:style>
    <style:style style:name="co25" style:family="table-column">
      <style:table-column-properties fo:break-before="auto" style:column-width="0.7827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4638in"/>
    </style:style>
    <style:style style:name="co28" style:family="table-column">
      <style:table-column-properties fo:break-before="auto" style:column-width="0.5181in"/>
    </style:style>
    <style:style style:name="co29" style:family="table-column">
      <style:table-column-properties fo:break-before="auto" style:column-width="0.4535in"/>
    </style:style>
    <style:style style:name="co30" style:family="table-column">
      <style:table-column-properties fo:break-before="auto" style:column-width="0.6681in"/>
    </style:style>
    <style:style style:name="co31" style:family="table-column">
      <style:table-column-properties fo:break-before="auto" style:column-width="0.2799in"/>
    </style:style>
    <style:style style:name="co32" style:family="table-column">
      <style:table-column-properties fo:break-before="auto" style:column-width="0.2425in"/>
    </style:style>
    <style:style style:name="co33" style:family="table-column">
      <style:table-column-properties fo:break-before="auto" style:column-width="0.4693in"/>
    </style:style>
    <style:style style:name="co34" style:family="table-column">
      <style:table-column-properties fo:break-before="auto" style:column-width="0.4311in"/>
    </style:style>
    <style:style style:name="co35" style:family="table-column">
      <style:table-column-properties fo:break-before="auto" style:column-width="0.6709in"/>
    </style:style>
    <style:style style:name="co36" style:family="table-column">
      <style:table-column-properties fo:break-before="auto" style:column-width="0.4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dee6ef"/>
    </style:style>
    <style:style style:name="ta3" style:family="table" style:master-page-name="Default">
      <style:table-properties table:display="true" style:writing-mode="lr-tb" tableooo:tab-color="#808080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63" style:family="table-cell" style:parent-style-name="Default" style:data-style-name="N100"/>
    <style:style style:name="ce5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" style:family="table-cell" style:parent-style-name="Default" style:data-style-name="N4"/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2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3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in"/>
    </style:style>
    <style:style style:name="ce4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45" style:family="table-cell" style:parent-style-name="Default" style:data-style-name="N2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wrap-option="wrap" style:vertical-align="middle"/>
    </style:style>
    <style:style style:name="ce35" style:family="table-cell" style:parent-style-name="Default">
      <style:table-cell-properties style:vertical-align="middle"/>
    </style:style>
    <style:style style:name="ce11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5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order-left="none" fo:border-right="none" fo:border-top="0.06pt solid #000000"/>
    </style:style>
    <style:style style:name="ce54" style:family="table-cell" style:parent-style-name="Default">
      <style:table-cell-properties style:glyph-orientation-vertical="0" fo:border-bottom="0.99pt solid #000000" fo:background-color="#dddddd" style:diagonal-bl-tr="none" style:diagonal-tl-br="none" style:text-align-source="fix" style:repeat-content="false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55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4" style:family="table-cell" style:parent-style-name="Default" style:data-style-name="N2">
      <style:table-cell-properties fo:border-bottom="none" fo:background-color="#dddddd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65" style:family="table-cell" style:parent-style-name="Default" style:data-style-name="N2"/>
    <style:style style:name="ce14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5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13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5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3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85"/>
        <table:table-column table:style-name="co2" table:number-columns-repeated="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6" table:default-cell-style-name="ce85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row table:style-name="ro1">
          <table:table-cell table:style-name="ce83" office:value-type="string" calcext:value-type="string">
            <text:p>Instance</text:p>
          </table:table-cell>
          <table:table-cell table:style-name="ce87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89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20-1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5.txt </text:p>
          </table:table-cell>
          <table:table-cell table:style-name="Default" table:number-columns-repeated="9"/>
          <table:table-cell table:number-columns-repeated="4"/>
        </table:table-row>
        <table:table-row table:style-name="ro1" table:number-rows-repeated="20">
          <table:table-cell table:style-name="Default" table:number-columns-repeated="10"/>
          <table:table-cell table:number-columns-repeated="4"/>
        </table:table-row>
        <table:table-row table:style-name="ro1" table:number-rows-repeated="62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4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table:table-column table:style-name="co12" table:default-cell-style-name="ce85"/>
        <table:table-column table:style-name="co13" table:default-cell-style-name="ce85"/>
        <table:table-column table:style-name="co6" table:number-columns-repeated="2" table:default-cell-style-name="ce85"/>
        <table:table-column table:style-name="co13" table:number-columns-repeated="2" table:default-cell-style-name="ce85"/>
        <table:table-column table:style-name="co6" table:default-cell-style-name="ce85"/>
        <table:table-column table:style-name="co14" table:default-cell-style-name="ce85"/>
        <table:table-column table:style-name="co6" table:number-columns-repeated="4" table:default-cell-style-name="ce85"/>
        <table:table-column table:style-name="co15" table:default-cell-style-name="ce85"/>
        <table:table-column table:style-name="co8" table:default-cell-style-name="ce85"/>
        <table:table-column table:style-name="co11" table:number-columns-repeated="3" table:default-cell-style-name="Default"/>
        <table:table-row table:style-name="ro1">
          <table:table-cell table:style-name="ce91" office:value-type="string" calcext:value-type="string">
            <text:p>Instance</text:p>
          </table:table-cell>
          <table:table-cell table:style-name="ce44" office:value-type="string" calcext:value-type="string">
            <text:p>c(h)</text:p>
          </table:table-cell>
          <table:table-cell table:style-name="ce91" office:value-type="string" calcext:value-type="string">
            <text:p>p(h)</text:p>
          </table:table-cell>
          <table:table-cell table:style-name="ce91" office:value-type="string" calcext:value-type="string">
            <text:p>b(h)</text:p>
          </table:table-cell>
          <table:table-cell table:style-name="ce91" office:value-type="string" calcext:value-type="string">
            <text:p>e(h)</text:p>
          </table:table-cell>
          <table:table-cell table:style-name="ce91" office:value-type="string" calcext:value-type="string">
            <text:p>waitc(h)</text:p>
          </table:table-cell>
          <table:table-cell table:style-name="ce91" office:value-type="string" calcext:value-type="string">
            <text:p>waitp(h)</text:p>
          </table:table-cell>
          <table:table-cell table:style-name="ce91" office:value-type="string" calcext:value-type="string">
            <text:p>Total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fsarp-20-1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 table:number-rows-repeated="15">
          <table:table-cell table:style-name="Default" table:number-columns-repeated="14"/>
          <table:table-cell table:number-columns-repeated="3"/>
        </table:table-row>
        <table:table-row table:style-name="ro1" table:number-rows-repeated="5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number-columns-repeated="3"/>
        </table:table-row>
        <table:table-row table:style-name="ro1" table:number-rows-repeated="75">
          <table:table-cell/>
          <table:table-cell table:style-name="Default" table:number-columns-repeated="13"/>
          <table:table-cell table:number-columns-repeated="3"/>
        </table:table-row>
        <table:table-row table:style-name="ro1" table:number-rows-repeated="104843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Bundle Stats" table:style-name="ta2">
        <office:forms form:automatic-focus="false" form:apply-design-mode="false"/>
        <table:table-column table:style-name="co1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row table:style-name="ro1">
          <table:table-cell table:style-name="ce85" office:value-type="string" calcext:value-type="string">
            <text:p>Instance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m</text:p>
          </table:table-cell>
          <table:table-cell table:style-name="ce88" office:value-type="string" calcext:value-type="string">
            <text:p>served</text:p>
          </table:table-cell>
          <table:table-cell table:style-name="ce88" office:value-type="string" calcext:value-type="string">
            <text:p>prof Customer</text:p>
          </table:table-cell>
          <table:table-cell table:style-name="ce88" office:value-type="string" calcext:value-type="string">
            <text:p>prof Parcel</text:p>
          </table:table-cell>
          <table:table-cell table:style-name="ce88" office:value-type="string" calcext:value-type="string">
            <text:p>costs</text:p>
          </table:table-cell>
          <table:table-cell table:style-name="ce88" office:value-type="string" calcext:value-type="string">
            <text:p>K</text:p>
          </table:table-cell>
          <table:table-cell table:style-name="ce88" office:value-type="string" calcext:value-type="string">
            <text:p>Sol Time</text:p>
          </table:table-cell>
          <table:table-cell table:style-name="ce88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arp-20-20-A-1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9.0141" calcext:value-type="float">
            <text:p>89.0141</text:p>
          </table:table-cell>
          <table:table-cell office:value-type="float" office:value="80.3369" calcext:value-type="float">
            <text:p>80.3369</text:p>
          </table:table-cell>
          <table:table-cell office:value-type="float" office:value="119.942" calcext:value-type="float">
            <text:p>119.942</text:p>
          </table:table-cell>
          <table:table-cell office:value-type="float" office:value="6" calcext:value-type="float">
            <text:p>6</text:p>
          </table:table-cell>
          <table:table-cell office:value-type="float" office:value="3598.04" calcext:value-type="float">
            <text:p>3598.04</text:p>
          </table:table-cell>
          <table:table-cell office:value-type="float" office:value="49.4086" calcext:value-type="float">
            <text:p>49.4086</text:p>
          </table:table-cell>
          <table:table-cell office:value-type="string" calcext:value-type="string">
            <text:p>Feasible</text:p>
          </table:table-cell>
          <table:table-cell office:value-type="float" office:value="49.4086" calcext:value-type="float">
            <text:p>49.4086</text:p>
          </table:table-cell>
          <table:table-cell office:value-type="float" office:value="63.1873" calcext:value-type="float">
            <text:p>63.1873</text:p>
          </table:table-cell>
          <table:table-cell office:value-type="float" office:value="21.8061" calcext:value-type="float">
            <text:p>21.8061</text:p>
          </table:table-cell>
        </table:table-row>
        <table:table-row table:style-name="ro1">
          <table:table-cell office:value-type="string" calcext:value-type="string">
            <text:p>sarp-20-20-A-2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2.8109" calcext:value-type="float">
            <text:p>92.8109</text:p>
          </table:table-cell>
          <table:table-cell office:value-type="float" office:value="55.9639" calcext:value-type="float">
            <text:p>55.9639</text:p>
          </table:table-cell>
          <table:table-cell office:value-type="float" office:value="123.294" calcext:value-type="float">
            <text:p>123.294</text:p>
          </table:table-cell>
          <table:table-cell office:value-type="float" office:value="6" calcext:value-type="float">
            <text:p>6</text:p>
          </table:table-cell>
          <table:table-cell office:value-type="float" office:value="3596.94" calcext:value-type="float">
            <text:p>3596.94</text:p>
          </table:table-cell>
          <table:table-cell office:value-type="float" office:value="25.4813" calcext:value-type="float">
            <text:p>25.4813</text:p>
          </table:table-cell>
          <table:table-cell office:value-type="string" calcext:value-type="string">
            <text:p>Feasible</text:p>
          </table:table-cell>
          <table:table-cell office:value-type="float" office:value="25.4813" calcext:value-type="float">
            <text:p>25.4813</text:p>
          </table:table-cell>
          <table:table-cell office:value-type="float" office:value="55.5387" calcext:value-type="float">
            <text:p>55.5387</text:p>
          </table:table-cell>
          <table:table-cell office:value-type="float" office:value="54.1197" calcext:value-type="float">
            <text:p>54.1197</text:p>
          </table:table-cell>
        </table:table-row>
        <table:table-row table:style-name="ro1">
          <table:table-cell office:value-type="string" calcext:value-type="string">
            <text:p>sarp-20-20-A-3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8.709" calcext:value-type="float">
            <text:p>88.709</text:p>
          </table:table-cell>
          <table:table-cell office:value-type="float" office:value="75.6469" calcext:value-type="float">
            <text:p>75.6469</text:p>
          </table:table-cell>
          <table:table-cell office:value-type="float" office:value="109.243" calcext:value-type="float">
            <text:p>109.243</text:p>
          </table:table-cell>
          <table:table-cell office:value-type="float" office:value="8" calcext:value-type="float">
            <text:p>8</text:p>
          </table:table-cell>
          <table:table-cell office:value-type="float" office:value="3451.18" calcext:value-type="float">
            <text:p>3451.18</text:p>
          </table:table-cell>
          <table:table-cell office:value-type="float" office:value="55.1126" calcext:value-type="float">
            <text:p>55.1126</text:p>
          </table:table-cell>
          <table:table-cell office:value-type="string" calcext:value-type="string">
            <text:p>Optimal</text:p>
          </table:table-cell>
          <table:table-cell office:value-type="float" office:value="55.1126" calcext:value-type="float">
            <text:p>55.1126</text:p>
          </table:table-cell>
          <table:table-cell office:value-type="float" office:value="55.1141" calcext:value-type="float">
            <text:p>55.1141</text:p>
          </table:table-cell>
          <table:table-cell office:value-type="float" office:value="0.00272163" calcext:value-type="float">
            <text:p>0.00272163</text:p>
          </table:table-cell>
        </table:table-row>
        <table:table-row table:style-name="ro1">
          <table:table-cell office:value-type="string" calcext:value-type="string">
            <text:p>sarp-20-20-A-4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1.8035" calcext:value-type="float">
            <text:p>91.8035</text:p>
          </table:table-cell>
          <table:table-cell office:value-type="float" office:value="67.2215" calcext:value-type="float">
            <text:p>67.2215</text:p>
          </table:table-cell>
          <table:table-cell office:value-type="float" office:value="93.6834" calcext:value-type="float">
            <text:p>93.6834</text:p>
          </table:table-cell>
          <table:table-cell office:value-type="float" office:value="9" calcext:value-type="float">
            <text:p>9</text:p>
          </table:table-cell>
          <table:table-cell office:value-type="float" office:value="678.3" calcext:value-type="float">
            <text:p>678.3</text:p>
          </table:table-cell>
          <table:table-cell office:value-type="float" office:value="65.3416" calcext:value-type="float">
            <text:p>65.3416</text:p>
          </table:table-cell>
          <table:table-cell office:value-type="string" calcext:value-type="string">
            <text:p>Optimal</text:p>
          </table:table-cell>
          <table:table-cell office:value-type="float" office:value="65.3416" calcext:value-type="float">
            <text:p>65.3416</text:p>
          </table:table-cell>
          <table:table-cell office:value-type="float" office:value="65.3468" calcext:value-type="float">
            <text:p>65.3468</text:p>
          </table:table-cell>
          <table:table-cell office:value-type="float" office:value="0.00795754" calcext:value-type="float">
            <text:p>0.00795754</text:p>
          </table:table-cell>
        </table:table-row>
        <table:table-row table:style-name="ro1">
          <table:table-cell office:value-type="string" calcext:value-type="string">
            <text:p>sarp-20-20-B-1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2.993" calcext:value-type="float">
            <text:p>102.993</text:p>
          </table:table-cell>
          <table:table-cell office:value-type="float" office:value="109.328" calcext:value-type="float">
            <text:p>109.328</text:p>
          </table:table-cell>
          <table:table-cell office:value-type="float" office:value="136.277" calcext:value-type="float">
            <text:p>136.277</text:p>
          </table:table-cell>
          <table:table-cell office:value-type="float" office:value="7" calcext:value-type="float">
            <text:p>7</text:p>
          </table:table-cell>
          <table:table-cell office:value-type="float" office:value="3594.68" calcext:value-type="float">
            <text:p>3594.68</text:p>
          </table:table-cell>
          <table:table-cell office:value-type="float" office:value="76.0443" calcext:value-type="float">
            <text:p>76.0443</text:p>
          </table:table-cell>
          <table:table-cell office:value-type="string" calcext:value-type="string">
            <text:p>Feasible</text:p>
          </table:table-cell>
          <table:table-cell office:value-type="float" office:value="76.0443" calcext:value-type="float">
            <text:p>76.0443</text:p>
          </table:table-cell>
          <table:table-cell office:value-type="float" office:value="90.4088" calcext:value-type="float">
            <text:p>90.4088</text:p>
          </table:table-cell>
          <table:table-cell office:value-type="float" office:value="15.8884" calcext:value-type="float">
            <text:p>15.8884</text:p>
          </table:table-cell>
        </table:table-row>
        <table:table-row table:style-name="ro1">
          <table:table-cell office:value-type="string" calcext:value-type="string">
            <text:p>sarp-20-20-B-2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3.764" calcext:value-type="float">
            <text:p>103.764</text:p>
          </table:table-cell>
          <table:table-cell office:value-type="float" office:value="110.813" calcext:value-type="float">
            <text:p>110.813</text:p>
          </table:table-cell>
          <table:table-cell office:value-type="float" office:value="172.969" calcext:value-type="float">
            <text:p>172.969</text:p>
          </table:table-cell>
          <table:table-cell office:value-type="float" office:value="7" calcext:value-type="float">
            <text:p>7</text:p>
          </table:table-cell>
          <table:table-cell office:value-type="float" office:value="3597.39" calcext:value-type="float">
            <text:p>3597.39</text:p>
          </table:table-cell>
          <table:table-cell office:value-type="float" office:value="41.6081" calcext:value-type="float">
            <text:p>41.6081</text:p>
          </table:table-cell>
          <table:table-cell office:value-type="string" calcext:value-type="string">
            <text:p>Feasible</text:p>
          </table:table-cell>
          <table:table-cell office:value-type="float" office:value="41.6081" calcext:value-type="float">
            <text:p>41.6081</text:p>
          </table:table-cell>
          <table:table-cell office:value-type="float" office:value="86.9055" calcext:value-type="float">
            <text:p>86.9055</text:p>
          </table:table-cell>
          <table:table-cell office:value-type="float" office:value="52.1226" calcext:value-type="float">
            <text:p>52.1226</text:p>
          </table:table-cell>
        </table:table-row>
        <table:table-row table:style-name="ro1">
          <table:table-cell office:value-type="string" calcext:value-type="string">
            <text:p>sarp-20-20-B-3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2.516" calcext:value-type="float">
            <text:p>102.516</text:p>
          </table:table-cell>
          <table:table-cell office:value-type="float" office:value="99.303" calcext:value-type="float">
            <text:p>99.303</text:p>
          </table:table-cell>
          <table:table-cell office:value-type="float" office:value="132.279" calcext:value-type="float">
            <text:p>132.279</text:p>
          </table:table-cell>
          <table:table-cell office:value-type="float" office:value="5" calcext:value-type="float">
            <text:p>5</text:p>
          </table:table-cell>
          <table:table-cell office:value-type="float" office:value="3598.7" calcext:value-type="float">
            <text:p>3598.7</text:p>
          </table:table-cell>
          <table:table-cell office:value-type="float" office:value="69.5393" calcext:value-type="float">
            <text:p>69.5393</text:p>
          </table:table-cell>
          <table:table-cell office:value-type="string" calcext:value-type="string">
            <text:p>Feasible</text:p>
          </table:table-cell>
          <table:table-cell office:value-type="float" office:value="69.5393" calcext:value-type="float">
            <text:p>69.5393</text:p>
          </table:table-cell>
          <table:table-cell office:value-type="float" office:value="99.0249" calcext:value-type="float">
            <text:p>99.0249</text:p>
          </table:table-cell>
          <table:table-cell office:value-type="float" office:value="29.7759" calcext:value-type="float">
            <text:p>29.7759</text:p>
          </table:table-cell>
        </table:table-row>
        <table:table-row table:style-name="ro1">
          <table:table-cell office:value-type="string" calcext:value-type="string">
            <text:p>sarp-20-20-B-4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6.902" calcext:value-type="float">
            <text:p>96.902</text:p>
          </table:table-cell>
          <table:table-cell office:value-type="float" office:value="89.391" calcext:value-type="float">
            <text:p>89.391</text:p>
          </table:table-cell>
          <table:table-cell office:value-type="float" office:value="127.708" calcext:value-type="float">
            <text:p>127.708</text:p>
          </table:table-cell>
          <table:table-cell office:value-type="float" office:value="5" calcext:value-type="float">
            <text:p>5</text:p>
          </table:table-cell>
          <table:table-cell office:value-type="float" office:value="3594.8" calcext:value-type="float">
            <text:p>3594.8</text:p>
          </table:table-cell>
          <table:table-cell office:value-type="float" office:value="58.5849" calcext:value-type="float">
            <text:p>58.5849</text:p>
          </table:table-cell>
          <table:table-cell office:value-type="string" calcext:value-type="string">
            <text:p>Feasible</text:p>
          </table:table-cell>
          <table:table-cell office:value-type="float" office:value="58.5849" calcext:value-type="float">
            <text:p>58.5849</text:p>
          </table:table-cell>
          <table:table-cell office:value-type="float" office:value="74.4107" calcext:value-type="float">
            <text:p>74.4107</text:p>
          </table:table-cell>
          <table:table-cell office:value-type="float" office:value="21.2682" calcext:value-type="float">
            <text:p>21.2682</text:p>
          </table:table-cell>
        </table:table-row>
        <table:table-row table:style-name="ro1">
          <table:table-cell office:value-type="string" calcext:value-type="string">
            <text:p>sarp-20-20-C-1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30.205" calcext:value-type="float">
            <text:p>230.205</text:p>
          </table:table-cell>
          <table:table-cell office:value-type="float" office:value="258.369" calcext:value-type="float">
            <text:p>258.369</text:p>
          </table:table-cell>
          <table:table-cell office:value-type="float" office:value="177.18" calcext:value-type="float">
            <text:p>177.18</text:p>
          </table:table-cell>
          <table:table-cell office:value-type="float" office:value="11" calcext:value-type="float">
            <text:p>11</text:p>
          </table:table-cell>
          <table:table-cell office:value-type="float" office:value="1082.44" calcext:value-type="float">
            <text:p>1082.44</text:p>
          </table:table-cell>
          <table:table-cell office:value-type="float" office:value="311.393" calcext:value-type="float">
            <text:p>311.39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11.393" calcext:value-type="float">
            <text:p>311.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20-C-2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29.063" calcext:value-type="float">
            <text:p>229.063</text:p>
          </table:table-cell>
          <table:table-cell office:value-type="float" office:value="251.364" calcext:value-type="float">
            <text:p>251.364</text:p>
          </table:table-cell>
          <table:table-cell office:value-type="float" office:value="175.662" calcext:value-type="float">
            <text:p>175.662</text:p>
          </table:table-cell>
          <table:table-cell office:value-type="float" office:value="9" calcext:value-type="float">
            <text:p>9</text:p>
          </table:table-cell>
          <table:table-cell office:value-type="float" office:value="3596.27" calcext:value-type="float">
            <text:p>3596.27</text:p>
          </table:table-cell>
          <table:table-cell office:value-type="float" office:value="304.765" calcext:value-type="float">
            <text:p>304.765</text:p>
          </table:table-cell>
          <table:table-cell office:value-type="string" calcext:value-type="string">
            <text:p>Feasible</text:p>
          </table:table-cell>
          <table:table-cell office:value-type="float" office:value="304.765" calcext:value-type="float">
            <text:p>304.765</text:p>
          </table:table-cell>
          <table:table-cell office:value-type="float" office:value="331.86" calcext:value-type="float">
            <text:p>331.86</text:p>
          </table:table-cell>
          <table:table-cell office:value-type="float" office:value="8.16459" calcext:value-type="float">
            <text:p>8.16459</text:p>
          </table:table-cell>
        </table:table-row>
        <table:table-row table:style-name="ro1">
          <table:table-cell office:value-type="string" calcext:value-type="string">
            <text:p>sarp-20-20-C-3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8.078" calcext:value-type="float">
            <text:p>248.078</text:p>
          </table:table-cell>
          <table:table-cell office:value-type="float" office:value="287.527" calcext:value-type="float">
            <text:p>287.527</text:p>
          </table:table-cell>
          <table:table-cell office:value-type="float" office:value="163.078" calcext:value-type="float">
            <text:p>163.078</text:p>
          </table:table-cell>
          <table:table-cell office:value-type="float" office:value="11" calcext:value-type="float">
            <text:p>11</text:p>
          </table:table-cell>
          <table:table-cell office:value-type="float" office:value="3595.84" calcext:value-type="float">
            <text:p>3595.84</text:p>
          </table:table-cell>
          <table:table-cell office:value-type="float" office:value="372.527" calcext:value-type="float">
            <text:p>372.527</text:p>
          </table:table-cell>
          <table:table-cell office:value-type="string" calcext:value-type="string">
            <text:p>Feasible</text:p>
          </table:table-cell>
          <table:table-cell office:value-type="float" office:value="372.527" calcext:value-type="float">
            <text:p>372.527</text:p>
          </table:table-cell>
          <table:table-cell office:value-type="float" office:value="396.54" calcext:value-type="float">
            <text:p>396.54</text:p>
          </table:table-cell>
          <table:table-cell office:value-type="float" office:value="6.05563" calcext:value-type="float">
            <text:p>6.05563</text:p>
          </table:table-cell>
        </table:table-row>
        <table:table-row table:style-name="ro1">
          <table:table-cell office:value-type="string" calcext:value-type="string">
            <text:p>sarp-20-20-C-4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59.742" calcext:value-type="float">
            <text:p>259.742</text:p>
          </table:table-cell>
          <table:table-cell office:value-type="float" office:value="264.795" calcext:value-type="float">
            <text:p>264.795</text:p>
          </table:table-cell>
          <table:table-cell office:value-type="float" office:value="196.385" calcext:value-type="float">
            <text:p>196.385</text:p>
          </table:table-cell>
          <table:table-cell office:value-type="float" office:value="7" calcext:value-type="float">
            <text:p>7</text:p>
          </table:table-cell>
          <table:table-cell office:value-type="float" office:value="3598.52" calcext:value-type="float">
            <text:p>3598.52</text:p>
          </table:table-cell>
          <table:table-cell office:value-type="float" office:value="328.152" calcext:value-type="float">
            <text:p>328.152</text:p>
          </table:table-cell>
          <table:table-cell office:value-type="string" calcext:value-type="string">
            <text:p>Feasible</text:p>
          </table:table-cell>
          <table:table-cell office:value-type="float" office:value="328.152" calcext:value-type="float">
            <text:p>328.152</text:p>
          </table:table-cell>
          <table:table-cell office:value-type="float" office:value="357.657" calcext:value-type="float">
            <text:p>357.657</text:p>
          </table:table-cell>
          <table:table-cell office:value-type="float" office:value="8.24952" calcext:value-type="float">
            <text:p>8.24952</text:p>
          </table:table-cell>
        </table:table-row>
        <table:table-row table:style-name="ro1">
          <table:table-cell office:value-type="string" calcext:value-type="string">
            <text:p>sarp-20-25-A-1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5.8101" calcext:value-type="float">
            <text:p>85.8101</text:p>
          </table:table-cell>
          <table:table-cell office:value-type="float" office:value="69.4256" calcext:value-type="float">
            <text:p>69.4256</text:p>
          </table:table-cell>
          <table:table-cell office:value-type="float" office:value="108.421" calcext:value-type="float">
            <text:p>108.421</text:p>
          </table:table-cell>
          <table:table-cell office:value-type="float" office:value="6" calcext:value-type="float">
            <text:p>6</text:p>
          </table:table-cell>
          <table:table-cell office:value-type="float" office:value="3597.35" calcext:value-type="float">
            <text:p>3597.35</text:p>
          </table:table-cell>
          <table:table-cell office:value-type="float" office:value="46.8145" calcext:value-type="float">
            <text:p>46.8145</text:p>
          </table:table-cell>
          <table:table-cell office:value-type="string" calcext:value-type="string">
            <text:p>Feasible</text:p>
          </table:table-cell>
          <table:table-cell office:value-type="float" office:value="46.8145" calcext:value-type="float">
            <text:p>46.8145</text:p>
          </table:table-cell>
          <table:table-cell office:value-type="float" office:value="69.871" calcext:value-type="float">
            <text:p>69.871</text:p>
          </table:table-cell>
          <table:table-cell office:value-type="float" office:value="32.9987" calcext:value-type="float">
            <text:p>32.9987</text:p>
          </table:table-cell>
        </table:table-row>
        <table:table-row table:style-name="ro1">
          <table:table-cell office:value-type="string" calcext:value-type="string">
            <text:p>sarp-20-25-A-2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90.755" calcext:value-type="float">
            <text:p>90.755</text:p>
          </table:table-cell>
          <table:table-cell office:value-type="float" office:value="59.9198" calcext:value-type="float">
            <text:p>59.9198</text:p>
          </table:table-cell>
          <table:table-cell office:value-type="float" office:value="115.621" calcext:value-type="float">
            <text:p>115.621</text:p>
          </table:table-cell>
          <table:table-cell office:value-type="float" office:value="7" calcext:value-type="float">
            <text:p>7</text:p>
          </table:table-cell>
          <table:table-cell office:value-type="float" office:value="3595.95" calcext:value-type="float">
            <text:p>3595.95</text:p>
          </table:table-cell>
          <table:table-cell office:value-type="float" office:value="35.0538" calcext:value-type="float">
            <text:p>35.0538</text:p>
          </table:table-cell>
          <table:table-cell office:value-type="string" calcext:value-type="string">
            <text:p>Feasible</text:p>
          </table:table-cell>
          <table:table-cell office:value-type="float" office:value="35.0538" calcext:value-type="float">
            <text:p>35.0538</text:p>
          </table:table-cell>
          <table:table-cell office:value-type="float" office:value="57.2242" calcext:value-type="float">
            <text:p>57.2242</text:p>
          </table:table-cell>
          <table:table-cell office:value-type="float" office:value="38.743" calcext:value-type="float">
            <text:p>38.743</text:p>
          </table:table-cell>
        </table:table-row>
        <table:table-row table:style-name="ro1">
          <table:table-cell office:value-type="string" calcext:value-type="string">
            <text:p>sarp-20-25-A-3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7.8308" calcext:value-type="float">
            <text:p>87.8308</text:p>
          </table:table-cell>
          <table:table-cell office:value-type="float" office:value="49.0694" calcext:value-type="float">
            <text:p>49.0694</text:p>
          </table:table-cell>
          <table:table-cell office:value-type="float" office:value="83.3754" calcext:value-type="float">
            <text:p>83.3754</text:p>
          </table:table-cell>
          <table:table-cell office:value-type="float" office:value="8" calcext:value-type="float">
            <text:p>8</text:p>
          </table:table-cell>
          <table:table-cell office:value-type="float" office:value="1356.2" calcext:value-type="float">
            <text:p>1356.2</text:p>
          </table:table-cell>
          <table:table-cell office:value-type="float" office:value="53.5249" calcext:value-type="float">
            <text:p>53.524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3.5249" calcext:value-type="float">
            <text:p>53.5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25-A-4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84.6121" calcext:value-type="float">
            <text:p>84.6121</text:p>
          </table:table-cell>
          <table:table-cell office:value-type="float" office:value="85.8854" calcext:value-type="float">
            <text:p>85.8854</text:p>
          </table:table-cell>
          <table:table-cell office:value-type="float" office:value="120.792" calcext:value-type="float">
            <text:p>120.792</text:p>
          </table:table-cell>
          <table:table-cell office:value-type="float" office:value="6" calcext:value-type="float">
            <text:p>6</text:p>
          </table:table-cell>
          <table:table-cell office:value-type="float" office:value="3595.95" calcext:value-type="float">
            <text:p>3595.95</text:p>
          </table:table-cell>
          <table:table-cell office:value-type="float" office:value="49.705" calcext:value-type="float">
            <text:p>49.705</text:p>
          </table:table-cell>
          <table:table-cell office:value-type="string" calcext:value-type="string">
            <text:p>Feasible</text:p>
          </table:table-cell>
          <table:table-cell office:value-type="float" office:value="49.705" calcext:value-type="float">
            <text:p>49.705</text:p>
          </table:table-cell>
          <table:table-cell office:value-type="float" office:value="59.8927" calcext:value-type="float">
            <text:p>59.8927</text:p>
          </table:table-cell>
          <table:table-cell office:value-type="float" office:value="17.0099" calcext:value-type="float">
            <text:p>17.0099</text:p>
          </table:table-cell>
        </table:table-row>
        <table:table-row table:style-name="ro1">
          <table:table-cell office:value-type="string" calcext:value-type="string">
            <text:p>sarp-20-25-B-1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01.273" calcext:value-type="float">
            <text:p>101.273</text:p>
          </table:table-cell>
          <table:table-cell office:value-type="float" office:value="138.753" calcext:value-type="float">
            <text:p>138.753</text:p>
          </table:table-cell>
          <table:table-cell office:value-type="float" office:value="127.329" calcext:value-type="float">
            <text:p>127.329</text:p>
          </table:table-cell>
          <table:table-cell office:value-type="float" office:value="7" calcext:value-type="float">
            <text:p>7</text:p>
          </table:table-cell>
          <table:table-cell office:value-type="float" office:value="813.56" calcext:value-type="float">
            <text:p>813.56</text:p>
          </table:table-cell>
          <table:table-cell office:value-type="float" office:value="112.697" calcext:value-type="float">
            <text:p>112.69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2.697" calcext:value-type="float">
            <text:p>112.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25-B-2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05.411" calcext:value-type="float">
            <text:p>105.411</text:p>
          </table:table-cell>
          <table:table-cell office:value-type="float" office:value="66.9345" calcext:value-type="float">
            <text:p>66.9345</text:p>
          </table:table-cell>
          <table:table-cell office:value-type="float" office:value="97.4492" calcext:value-type="float">
            <text:p>97.4492</text:p>
          </table:table-cell>
          <table:table-cell office:value-type="float" office:value="6" calcext:value-type="float">
            <text:p>6</text:p>
          </table:table-cell>
          <table:table-cell office:value-type="float" office:value="3357.24" calcext:value-type="float">
            <text:p>3357.24</text:p>
          </table:table-cell>
          <table:table-cell office:value-type="float" office:value="74.8963" calcext:value-type="float">
            <text:p>74.8963</text:p>
          </table:table-cell>
          <table:table-cell office:value-type="string" calcext:value-type="string">
            <text:p>Optimal</text:p>
          </table:table-cell>
          <table:table-cell office:value-type="float" office:value="74.8963" calcext:value-type="float">
            <text:p>74.8963</text:p>
          </table:table-cell>
          <table:table-cell office:value-type="float" office:value="74.898" calcext:value-type="float">
            <text:p>74.898</text:p>
          </table:table-cell>
          <table:table-cell office:value-type="float" office:value="0.00226975" calcext:value-type="float">
            <text:p>0.00226975</text:p>
          </table:table-cell>
        </table:table-row>
        <table:table-row table:style-name="ro1">
          <table:table-cell office:value-type="string" calcext:value-type="string">
            <text:p>sarp-20-25-B-3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05.903" calcext:value-type="float">
            <text:p>105.903</text:p>
          </table:table-cell>
          <table:table-cell office:value-type="float" office:value="132.229" calcext:value-type="float">
            <text:p>132.229</text:p>
          </table:table-cell>
          <table:table-cell office:value-type="float" office:value="125.566" calcext:value-type="float">
            <text:p>125.566</text:p>
          </table:table-cell>
          <table:table-cell office:value-type="float" office:value="6" calcext:value-type="float">
            <text:p>6</text:p>
          </table:table-cell>
          <table:table-cell office:value-type="float" office:value="1252.19" calcext:value-type="float">
            <text:p>1252.19</text:p>
          </table:table-cell>
          <table:table-cell office:value-type="float" office:value="112.566" calcext:value-type="float">
            <text:p>112.56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2.566" calcext:value-type="float">
            <text:p>112.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25-B-4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98.2962" calcext:value-type="float">
            <text:p>98.2962</text:p>
          </table:table-cell>
          <table:table-cell office:value-type="float" office:value="123.867" calcext:value-type="float">
            <text:p>123.867</text:p>
          </table:table-cell>
          <table:table-cell office:value-type="float" office:value="151.705" calcext:value-type="float">
            <text:p>151.705</text:p>
          </table:table-cell>
          <table:table-cell office:value-type="float" office:value="5" calcext:value-type="float">
            <text:p>5</text:p>
          </table:table-cell>
          <table:table-cell office:value-type="float" office:value="3598.15" calcext:value-type="float">
            <text:p>3598.15</text:p>
          </table:table-cell>
          <table:table-cell office:value-type="float" office:value="70.4582" calcext:value-type="float">
            <text:p>70.4582</text:p>
          </table:table-cell>
          <table:table-cell office:value-type="string" calcext:value-type="string">
            <text:p>Feasible</text:p>
          </table:table-cell>
          <table:table-cell office:value-type="float" office:value="70.4582" calcext:value-type="float">
            <text:p>70.4582</text:p>
          </table:table-cell>
          <table:table-cell office:value-type="float" office:value="75.769" calcext:value-type="float">
            <text:p>75.769</text:p>
          </table:table-cell>
          <table:table-cell office:value-type="float" office:value="7.0092" calcext:value-type="float">
            <text:p>7.0092</text:p>
          </table:table-cell>
        </table:table-row>
        <table:table-row table:style-name="ro1">
          <table:table-cell office:value-type="string" calcext:value-type="string">
            <text:p>sarp-20-25-C-1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52.122" calcext:value-type="float">
            <text:p>252.122</text:p>
          </table:table-cell>
          <table:table-cell office:value-type="float" office:value="326.525" calcext:value-type="float">
            <text:p>326.525</text:p>
          </table:table-cell>
          <table:table-cell office:value-type="float" office:value="191.781" calcext:value-type="float">
            <text:p>191.781</text:p>
          </table:table-cell>
          <table:table-cell office:value-type="float" office:value="9" calcext:value-type="float">
            <text:p>9</text:p>
          </table:table-cell>
          <table:table-cell office:value-type="float" office:value="3594.22" calcext:value-type="float">
            <text:p>3594.22</text:p>
          </table:table-cell>
          <table:table-cell office:value-type="float" office:value="386.866" calcext:value-type="float">
            <text:p>386.866</text:p>
          </table:table-cell>
          <table:table-cell office:value-type="string" calcext:value-type="string">
            <text:p>Feasible</text:p>
          </table:table-cell>
          <table:table-cell office:value-type="float" office:value="386.866" calcext:value-type="float">
            <text:p>386.866</text:p>
          </table:table-cell>
          <table:table-cell office:value-type="float" office:value="405.546" calcext:value-type="float">
            <text:p>405.546</text:p>
          </table:table-cell>
          <table:table-cell office:value-type="float" office:value="4.60614" calcext:value-type="float">
            <text:p>4.60614</text:p>
          </table:table-cell>
        </table:table-row>
        <table:table-row table:style-name="ro1">
          <table:table-cell office:value-type="string" calcext:value-type="string">
            <text:p>sarp-20-25-C-2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4.805" calcext:value-type="float">
            <text:p>214.805</text:p>
          </table:table-cell>
          <table:table-cell office:value-type="float" office:value="327.166" calcext:value-type="float">
            <text:p>327.166</text:p>
          </table:table-cell>
          <table:table-cell office:value-type="float" office:value="209.286" calcext:value-type="float">
            <text:p>209.286</text:p>
          </table:table-cell>
          <table:table-cell office:value-type="float" office:value="7" calcext:value-type="float">
            <text:p>7</text:p>
          </table:table-cell>
          <table:table-cell office:value-type="float" office:value="3594.4" calcext:value-type="float">
            <text:p>3594.4</text:p>
          </table:table-cell>
          <table:table-cell office:value-type="float" office:value="332.685" calcext:value-type="float">
            <text:p>332.685</text:p>
          </table:table-cell>
          <table:table-cell office:value-type="string" calcext:value-type="string">
            <text:p>Feasible</text:p>
          </table:table-cell>
          <table:table-cell office:value-type="float" office:value="332.685" calcext:value-type="float">
            <text:p>332.685</text:p>
          </table:table-cell>
          <table:table-cell office:value-type="float" office:value="366.626" calcext:value-type="float">
            <text:p>366.626</text:p>
          </table:table-cell>
          <table:table-cell office:value-type="float" office:value="9.25766" calcext:value-type="float">
            <text:p>9.25766</text:p>
          </table:table-cell>
        </table:table-row>
        <table:table-row table:style-name="ro1">
          <table:table-cell office:value-type="string" calcext:value-type="string">
            <text:p>sarp-20-25-C-3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54.746" calcext:value-type="float">
            <text:p>254.746</text:p>
          </table:table-cell>
          <table:table-cell office:value-type="float" office:value="324.851" calcext:value-type="float">
            <text:p>324.851</text:p>
          </table:table-cell>
          <table:table-cell office:value-type="float" office:value="220.068" calcext:value-type="float">
            <text:p>220.068</text:p>
          </table:table-cell>
          <table:table-cell office:value-type="float" office:value="7" calcext:value-type="float">
            <text:p>7</text:p>
          </table:table-cell>
          <table:table-cell office:value-type="float" office:value="3594.68" calcext:value-type="float">
            <text:p>3594.68</text:p>
          </table:table-cell>
          <table:table-cell office:value-type="float" office:value="359.529" calcext:value-type="float">
            <text:p>359.529</text:p>
          </table:table-cell>
          <table:table-cell office:value-type="string" calcext:value-type="string">
            <text:p>Feasible</text:p>
          </table:table-cell>
          <table:table-cell office:value-type="float" office:value="359.529" calcext:value-type="float">
            <text:p>359.529</text:p>
          </table:table-cell>
          <table:table-cell office:value-type="float" office:value="406.578" calcext:value-type="float">
            <text:p>406.578</text:p>
          </table:table-cell>
          <table:table-cell office:value-type="float" office:value="11.5719" calcext:value-type="float">
            <text:p>11.5719</text:p>
          </table:table-cell>
        </table:table-row>
        <table:table-row table:style-name="ro1">
          <table:table-cell office:value-type="string" calcext:value-type="string">
            <text:p>sarp-20-25-C-4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39.539" calcext:value-type="float">
            <text:p>239.539</text:p>
          </table:table-cell>
          <table:table-cell office:value-type="float" office:value="387.813" calcext:value-type="float">
            <text:p>387.813</text:p>
          </table:table-cell>
          <table:table-cell office:value-type="float" office:value="189.757" calcext:value-type="float">
            <text:p>189.757</text:p>
          </table:table-cell>
          <table:table-cell office:value-type="float" office:value="11" calcext:value-type="float">
            <text:p>11</text:p>
          </table:table-cell>
          <table:table-cell office:value-type="float" office:value="3592.07" calcext:value-type="float">
            <text:p>3592.07</text:p>
          </table:table-cell>
          <table:table-cell office:value-type="float" office:value="437.595" calcext:value-type="float">
            <text:p>437.595</text:p>
          </table:table-cell>
          <table:table-cell office:value-type="string" calcext:value-type="string">
            <text:p>Feasible</text:p>
          </table:table-cell>
          <table:table-cell office:value-type="float" office:value="437.595" calcext:value-type="float">
            <text:p>437.595</text:p>
          </table:table-cell>
          <table:table-cell office:value-type="float" office:value="448.473" calcext:value-type="float">
            <text:p>448.473</text:p>
          </table:table-cell>
          <table:table-cell office:value-type="float" office:value="2.42556" calcext:value-type="float">
            <text:p>2.42556</text:p>
          </table:table-cell>
        </table:table-row>
        <table:table-row table:style-name="ro1">
          <table:table-cell office:value-type="string" calcext:value-type="string">
            <text:p>sarp-25-15-A-1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1.444" calcext:value-type="float">
            <text:p>111.444</text:p>
          </table:table-cell>
          <table:table-cell office:value-type="float" office:value="64.1658" calcext:value-type="float">
            <text:p>64.1658</text:p>
          </table:table-cell>
          <table:table-cell office:value-type="float" office:value="125.937" calcext:value-type="float">
            <text:p>125.937</text:p>
          </table:table-cell>
          <table:table-cell office:value-type="float" office:value="9" calcext:value-type="float">
            <text:p>9</text:p>
          </table:table-cell>
          <table:table-cell office:value-type="float" office:value="3596.97" calcext:value-type="float">
            <text:p>3596.97</text:p>
          </table:table-cell>
          <table:table-cell office:value-type="float" office:value="49.6725" calcext:value-type="float">
            <text:p>49.6725</text:p>
          </table:table-cell>
          <table:table-cell office:value-type="string" calcext:value-type="string">
            <text:p>Feasible</text:p>
          </table:table-cell>
          <table:table-cell office:value-type="float" office:value="49.6725" calcext:value-type="float">
            <text:p>49.6725</text:p>
          </table:table-cell>
          <table:table-cell office:value-type="float" office:value="75.397" calcext:value-type="float">
            <text:p>75.397</text:p>
          </table:table-cell>
          <table:table-cell office:value-type="float" office:value="34.1187" calcext:value-type="float">
            <text:p>34.1187</text:p>
          </table:table-cell>
        </table:table-row>
        <table:table-row table:style-name="ro1">
          <table:table-cell office:value-type="string" calcext:value-type="string">
            <text:p>sarp-25-15-A-2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9.829" calcext:value-type="float">
            <text:p>109.829</text:p>
          </table:table-cell>
          <table:table-cell office:value-type="float" office:value="51.795" calcext:value-type="float">
            <text:p>51.795</text:p>
          </table:table-cell>
          <table:table-cell office:value-type="float" office:value="140.569" calcext:value-type="float">
            <text:p>140.569</text:p>
          </table:table-cell>
          <table:table-cell office:value-type="float" office:value="9" calcext:value-type="float">
            <text:p>9</text:p>
          </table:table-cell>
          <table:table-cell office:value-type="float" office:value="3595.95" calcext:value-type="float">
            <text:p>3595.95</text:p>
          </table:table-cell>
          <table:table-cell office:value-type="float" office:value="21.0547" calcext:value-type="float">
            <text:p>21.0547</text:p>
          </table:table-cell>
          <table:table-cell office:value-type="string" calcext:value-type="string">
            <text:p>Feasible</text:p>
          </table:table-cell>
          <table:table-cell office:value-type="float" office:value="21.0547" calcext:value-type="float">
            <text:p>21.0547</text:p>
          </table:table-cell>
          <table:table-cell office:value-type="float" office:value="73.3084" calcext:value-type="float">
            <text:p>73.3084</text:p>
          </table:table-cell>
          <table:table-cell office:value-type="float" office:value="71.2793" calcext:value-type="float">
            <text:p>71.2793</text:p>
          </table:table-cell>
        </table:table-row>
        <table:table-row table:style-name="ro1">
          <table:table-cell office:value-type="string" calcext:value-type="string">
            <text:p>sarp-25-15-A-3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6.087" calcext:value-type="float">
            <text:p>106.087</text:p>
          </table:table-cell>
          <table:table-cell office:value-type="float" office:value="63.2957" calcext:value-type="float">
            <text:p>63.2957</text:p>
          </table:table-cell>
          <table:table-cell office:value-type="float" office:value="119.649" calcext:value-type="float">
            <text:p>119.649</text:p>
          </table:table-cell>
          <table:table-cell office:value-type="float" office:value="8" calcext:value-type="float">
            <text:p>8</text:p>
          </table:table-cell>
          <table:table-cell office:value-type="float" office:value="3597.08" calcext:value-type="float">
            <text:p>3597.08</text:p>
          </table:table-cell>
          <table:table-cell office:value-type="float" office:value="49.7335" calcext:value-type="float">
            <text:p>49.7335</text:p>
          </table:table-cell>
          <table:table-cell office:value-type="string" calcext:value-type="string">
            <text:p>Feasible</text:p>
          </table:table-cell>
          <table:table-cell office:value-type="float" office:value="49.7335" calcext:value-type="float">
            <text:p>49.7335</text:p>
          </table:table-cell>
          <table:table-cell office:value-type="float" office:value="70.7927" calcext:value-type="float">
            <text:p>70.7927</text:p>
          </table:table-cell>
          <table:table-cell office:value-type="float" office:value="29.7477" calcext:value-type="float">
            <text:p>29.7477</text:p>
          </table:table-cell>
        </table:table-row>
        <table:table-row table:style-name="ro1">
          <table:table-cell office:value-type="string" calcext:value-type="string">
            <text:p>sarp-25-15-A-4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10.858" calcext:value-type="float">
            <text:p>110.858</text:p>
          </table:table-cell>
          <table:table-cell office:value-type="float" office:value="59.1463" calcext:value-type="float">
            <text:p>59.1463</text:p>
          </table:table-cell>
          <table:table-cell office:value-type="float" office:value="168.197" calcext:value-type="float">
            <text:p>168.197</text:p>
          </table:table-cell>
          <table:table-cell office:value-type="float" office:value="8" calcext:value-type="float">
            <text:p>8</text:p>
          </table:table-cell>
          <table:table-cell office:value-type="float" office:value="3596.75" calcext:value-type="float">
            <text:p>3596.75</text:p>
          </table:table-cell>
          <table:table-cell office:value-type="float" office:value="1.8078" calcext:value-type="float">
            <text:p>1.8078</text:p>
          </table:table-cell>
          <table:table-cell office:value-type="string" calcext:value-type="string">
            <text:p>Feasible</text:p>
          </table:table-cell>
          <table:table-cell office:value-type="float" office:value="1.8078" calcext:value-type="float">
            <text:p>1.8078</text:p>
          </table:table-cell>
          <table:table-cell office:value-type="float" office:value="61.4124" calcext:value-type="float">
            <text:p>61.4124</text:p>
          </table:table-cell>
          <table:table-cell office:value-type="float" office:value="97.0563" calcext:value-type="float">
            <text:p>97.0563</text:p>
          </table:table-cell>
        </table:table-row>
        <table:table-row table:style-name="ro1">
          <table:table-cell office:value-type="string" calcext:value-type="string">
            <text:p>sarp-25-15-B-1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6.175" calcext:value-type="float">
            <text:p>126.175</text:p>
          </table:table-cell>
          <table:table-cell office:value-type="float" office:value="82.7349" calcext:value-type="float">
            <text:p>82.7349</text:p>
          </table:table-cell>
          <table:table-cell office:value-type="float" office:value="159.053" calcext:value-type="float">
            <text:p>159.053</text:p>
          </table:table-cell>
          <table:table-cell office:value-type="float" office:value="6" calcext:value-type="float">
            <text:p>6</text:p>
          </table:table-cell>
          <table:table-cell office:value-type="float" office:value="3598.01" calcext:value-type="float">
            <text:p>3598.01</text:p>
          </table:table-cell>
          <table:table-cell office:value-type="float" office:value="49.8573" calcext:value-type="float">
            <text:p>49.8573</text:p>
          </table:table-cell>
          <table:table-cell office:value-type="string" calcext:value-type="string">
            <text:p>Feasible</text:p>
          </table:table-cell>
          <table:table-cell office:value-type="float" office:value="49.8573" calcext:value-type="float">
            <text:p>49.8573</text:p>
          </table:table-cell>
          <table:table-cell office:value-type="float" office:value="69.2083" calcext:value-type="float">
            <text:p>69.2083</text:p>
          </table:table-cell>
          <table:table-cell office:value-type="float" office:value="27.9605" calcext:value-type="float">
            <text:p>27.9605</text:p>
          </table:table-cell>
        </table:table-row>
        <table:table-row table:style-name="ro1">
          <table:table-cell office:value-type="string" calcext:value-type="string">
            <text:p>sarp-25-15-B-2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0.674" calcext:value-type="float">
            <text:p>130.674</text:p>
          </table:table-cell>
          <table:table-cell office:value-type="float" office:value="68.4769" calcext:value-type="float">
            <text:p>68.4769</text:p>
          </table:table-cell>
          <table:table-cell office:value-type="float" office:value="139.179" calcext:value-type="float">
            <text:p>139.179</text:p>
          </table:table-cell>
          <table:table-cell office:value-type="float" office:value="6" calcext:value-type="float">
            <text:p>6</text:p>
          </table:table-cell>
          <table:table-cell office:value-type="float" office:value="3598.14" calcext:value-type="float">
            <text:p>3598.14</text:p>
          </table:table-cell>
          <table:table-cell office:value-type="float" office:value="59.9719" calcext:value-type="float">
            <text:p>59.9719</text:p>
          </table:table-cell>
          <table:table-cell office:value-type="string" calcext:value-type="string">
            <text:p>Feasible</text:p>
          </table:table-cell>
          <table:table-cell office:value-type="float" office:value="59.9719" calcext:value-type="float">
            <text:p>59.9719</text:p>
          </table:table-cell>
          <table:table-cell office:value-type="float" office:value="92.7133" calcext:value-type="float">
            <text:p>92.7133</text:p>
          </table:table-cell>
          <table:table-cell office:value-type="float" office:value="35.3147" calcext:value-type="float">
            <text:p>35.3147</text:p>
          </table:table-cell>
        </table:table-row>
        <table:table-row table:style-name="ro1">
          <table:table-cell office:value-type="string" calcext:value-type="string">
            <text:p>sarp-25-15-B-3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4.836" calcext:value-type="float">
            <text:p>124.836</text:p>
          </table:table-cell>
          <table:table-cell office:value-type="float" office:value="89.3952" calcext:value-type="float">
            <text:p>89.3952</text:p>
          </table:table-cell>
          <table:table-cell office:value-type="float" office:value="152.491" calcext:value-type="float">
            <text:p>152.491</text:p>
          </table:table-cell>
          <table:table-cell office:value-type="float" office:value="5" calcext:value-type="float">
            <text:p>5</text:p>
          </table:table-cell>
          <table:table-cell office:value-type="float" office:value="3598.59" calcext:value-type="float">
            <text:p>3598.59</text:p>
          </table:table-cell>
          <table:table-cell office:value-type="float" office:value="61.7405" calcext:value-type="float">
            <text:p>61.7405</text:p>
          </table:table-cell>
          <table:table-cell office:value-type="string" calcext:value-type="string">
            <text:p>Feasible</text:p>
          </table:table-cell>
          <table:table-cell office:value-type="float" office:value="61.7405" calcext:value-type="float">
            <text:p>61.7405</text:p>
          </table:table-cell>
          <table:table-cell office:value-type="float" office:value="82.4329" calcext:value-type="float">
            <text:p>82.4329</text:p>
          </table:table-cell>
          <table:table-cell office:value-type="float" office:value="25.1021" calcext:value-type="float">
            <text:p>25.1021</text:p>
          </table:table-cell>
        </table:table-row>
        <table:table-row table:style-name="ro1">
          <table:table-cell office:value-type="string" calcext:value-type="string">
            <text:p>sarp-25-15-B-4.txt 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2.597" calcext:value-type="float">
            <text:p>132.597</text:p>
          </table:table-cell>
          <table:table-cell office:value-type="float" office:value="115.622" calcext:value-type="float">
            <text:p>115.622</text:p>
          </table:table-cell>
          <table:table-cell office:value-type="float" office:value="153.635" calcext:value-type="float">
            <text:p>153.635</text:p>
          </table:table-cell>
          <table:table-cell office:value-type="float" office:value="8" calcext:value-type="float">
            <text:p>8</text:p>
          </table:table-cell>
          <table:table-cell office:value-type="float" office:value="3597.04" calcext:value-type="float">
            <text:p>3597.04</text:p>
          </table:table-cell>
          <table:table-cell office:value-type="float" office:value="94.5829" calcext:value-type="float">
            <text:p>94.5829</text:p>
          </table:table-cell>
          <table:table-cell office:value-type="string" calcext:value-type="string">
            <text:p>Feasible</text:p>
          </table:table-cell>
          <table:table-cell office:value-type="float" office:value="94.5829" calcext:value-type="float">
            <text:p>94.5829</text:p>
          </table:table-cell>
          <table:table-cell office:value-type="float" office:value="124.588" calcext:value-type="float">
            <text:p>124.588</text:p>
          </table:table-cell>
          <table:table-cell office:value-type="float" office:value="24.0835" calcext:value-type="float">
            <text:p>24.0835</text:p>
          </table:table-cell>
        </table:table-row>
        <table:table-row table:style-name="ro1">
          <table:table-cell office:value-type="string" calcext:value-type="string">
            <text:p>sarp-25-15-C-1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07.619" calcext:value-type="float">
            <text:p>307.619</text:p>
          </table:table-cell>
          <table:table-cell office:value-type="float" office:value="200.176" calcext:value-type="float">
            <text:p>200.176</text:p>
          </table:table-cell>
          <table:table-cell office:value-type="float" office:value="162.21" calcext:value-type="float">
            <text:p>162.21</text:p>
          </table:table-cell>
          <table:table-cell office:value-type="float" office:value="11" calcext:value-type="float">
            <text:p>11</text:p>
          </table:table-cell>
          <table:table-cell office:value-type="float" office:value="3595.49" calcext:value-type="float">
            <text:p>3595.49</text:p>
          </table:table-cell>
          <table:table-cell office:value-type="float" office:value="345.585" calcext:value-type="float">
            <text:p>345.585</text:p>
          </table:table-cell>
          <table:table-cell office:value-type="string" calcext:value-type="string">
            <text:p>Feasible</text:p>
          </table:table-cell>
          <table:table-cell office:value-type="float" office:value="345.585" calcext:value-type="float">
            <text:p>345.585</text:p>
          </table:table-cell>
          <table:table-cell office:value-type="float" office:value="392.51" calcext:value-type="float">
            <text:p>392.51</text:p>
          </table:table-cell>
          <table:table-cell office:value-type="float" office:value="11.9551" calcext:value-type="float">
            <text:p>11.9551</text:p>
          </table:table-cell>
        </table:table-row>
        <table:table-row table:style-name="ro1">
          <table:table-cell office:value-type="string" calcext:value-type="string">
            <text:p>sarp-25-15-C-2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7.517" calcext:value-type="float">
            <text:p>287.517</text:p>
          </table:table-cell>
          <table:table-cell office:value-type="float" office:value="222.337" calcext:value-type="float">
            <text:p>222.337</text:p>
          </table:table-cell>
          <table:table-cell office:value-type="float" office:value="184.817" calcext:value-type="float">
            <text:p>184.817</text:p>
          </table:table-cell>
          <table:table-cell office:value-type="float" office:value="7" calcext:value-type="float">
            <text:p>7</text:p>
          </table:table-cell>
          <table:table-cell office:value-type="float" office:value="3598.41" calcext:value-type="float">
            <text:p>3598.41</text:p>
          </table:table-cell>
          <table:table-cell office:value-type="float" office:value="325.036" calcext:value-type="float">
            <text:p>325.036</text:p>
          </table:table-cell>
          <table:table-cell office:value-type="string" calcext:value-type="string">
            <text:p>Feasible</text:p>
          </table:table-cell>
          <table:table-cell office:value-type="float" office:value="325.036" calcext:value-type="float">
            <text:p>325.036</text:p>
          </table:table-cell>
          <table:table-cell office:value-type="float" office:value="349.483" calcext:value-type="float">
            <text:p>349.483</text:p>
          </table:table-cell>
          <table:table-cell office:value-type="float" office:value="6.99519" calcext:value-type="float">
            <text:p>6.99519</text:p>
          </table:table-cell>
        </table:table-row>
        <table:table-row table:style-name="ro1">
          <table:table-cell office:value-type="string" calcext:value-type="string">
            <text:p>sarp-25-15-C-3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3.194" calcext:value-type="float">
            <text:p>323.194</text:p>
          </table:table-cell>
          <table:table-cell office:value-type="float" office:value="190.439" calcext:value-type="float">
            <text:p>190.439</text:p>
          </table:table-cell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3596.43" calcext:value-type="float">
            <text:p>3596.43</text:p>
          </table:table-cell>
          <table:table-cell office:value-type="float" office:value="361.633" calcext:value-type="float">
            <text:p>361.633</text:p>
          </table:table-cell>
          <table:table-cell office:value-type="string" calcext:value-type="string">
            <text:p>Feasible</text:p>
          </table:table-cell>
          <table:table-cell office:value-type="float" office:value="361.633" calcext:value-type="float">
            <text:p>361.633</text:p>
          </table:table-cell>
          <table:table-cell office:value-type="float" office:value="391.086" calcext:value-type="float">
            <text:p>391.086</text:p>
          </table:table-cell>
          <table:table-cell office:value-type="float" office:value="7.53108" calcext:value-type="float">
            <text:p>7.53108</text:p>
          </table:table-cell>
        </table:table-row>
        <table:table-row table:style-name="ro1">
          <table:table-cell office:value-type="string" calcext:value-type="string">
            <text:p>sarp-25-15-C-4.txt 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41.341" calcext:value-type="float">
            <text:p>341.341</text:p>
          </table:table-cell>
          <table:table-cell office:value-type="float" office:value="267.943" calcext:value-type="float">
            <text:p>267.943</text:p>
          </table:table-cell>
          <table:table-cell office:value-type="float" office:value="207.309" calcext:value-type="float">
            <text:p>207.309</text:p>
          </table:table-cell>
          <table:table-cell office:value-type="float" office:value="12" calcext:value-type="float">
            <text:p>12</text:p>
          </table:table-cell>
          <table:table-cell office:value-type="float" office:value="3595.42" calcext:value-type="float">
            <text:p>3595.42</text:p>
          </table:table-cell>
          <table:table-cell office:value-type="float" office:value="401.975" calcext:value-type="float">
            <text:p>401.975</text:p>
          </table:table-cell>
          <table:table-cell office:value-type="string" calcext:value-type="string">
            <text:p>Feasible</text:p>
          </table:table-cell>
          <table:table-cell office:value-type="float" office:value="401.975" calcext:value-type="float">
            <text:p>401.975</text:p>
          </table:table-cell>
          <table:table-cell office:value-type="float" office:value="453.8" calcext:value-type="float">
            <text:p>453.8</text:p>
          </table:table-cell>
          <table:table-cell office:value-type="float" office:value="11.4202" calcext:value-type="float">
            <text:p>11.4202</text:p>
          </table:table-cell>
        </table:table-row>
        <table:table-row table:style-name="ro1">
          <table:table-cell office:value-type="string" calcext:value-type="string">
            <text:p>sarp-25-20-A-1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11.677" calcext:value-type="float">
            <text:p>111.677</text:p>
          </table:table-cell>
          <table:table-cell office:value-type="float" office:value="69.6916" calcext:value-type="float">
            <text:p>69.6916</text:p>
          </table:table-cell>
          <table:table-cell office:value-type="float" office:value="136.035" calcext:value-type="float">
            <text:p>136.035</text:p>
          </table:table-cell>
          <table:table-cell office:value-type="float" office:value="7" calcext:value-type="float">
            <text:p>7</text:p>
          </table:table-cell>
          <table:table-cell office:value-type="float" office:value="3596.2" calcext:value-type="float">
            <text:p>3596.2</text:p>
          </table:table-cell>
          <table:table-cell office:value-type="float" office:value="45.3336" calcext:value-type="float">
            <text:p>45.3336</text:p>
          </table:table-cell>
          <table:table-cell office:value-type="string" calcext:value-type="string">
            <text:p>Feasible</text:p>
          </table:table-cell>
          <table:table-cell office:value-type="float" office:value="45.3336" calcext:value-type="float">
            <text:p>45.3336</text:p>
          </table:table-cell>
          <table:table-cell office:value-type="float" office:value="73.1002" calcext:value-type="float">
            <text:p>73.1002</text:p>
          </table:table-cell>
          <table:table-cell office:value-type="float" office:value="37.9843" calcext:value-type="float">
            <text:p>37.9843</text:p>
          </table:table-cell>
        </table:table-row>
        <table:table-row table:style-name="ro1">
          <table:table-cell office:value-type="string" calcext:value-type="string">
            <text:p>sarp-25-20-A-2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0.749" calcext:value-type="float">
            <text:p>110.749</text:p>
          </table:table-cell>
          <table:table-cell office:value-type="float" office:value="85.4834" calcext:value-type="float">
            <text:p>85.4834</text:p>
          </table:table-cell>
          <table:table-cell office:value-type="float" office:value="137.594" calcext:value-type="float">
            <text:p>137.594</text:p>
          </table:table-cell>
          <table:table-cell office:value-type="float" office:value="9" calcext:value-type="float">
            <text:p>9</text:p>
          </table:table-cell>
          <table:table-cell office:value-type="float" office:value="3594.63" calcext:value-type="float">
            <text:p>3594.63</text:p>
          </table:table-cell>
          <table:table-cell office:value-type="float" office:value="58.639" calcext:value-type="float">
            <text:p>58.639</text:p>
          </table:table-cell>
          <table:table-cell office:value-type="string" calcext:value-type="string">
            <text:p>Feasible</text:p>
          </table:table-cell>
          <table:table-cell office:value-type="float" office:value="58.639" calcext:value-type="float">
            <text:p>58.639</text:p>
          </table:table-cell>
          <table:table-cell office:value-type="float" office:value="90.5321" calcext:value-type="float">
            <text:p>90.5321</text:p>
          </table:table-cell>
          <table:table-cell office:value-type="float" office:value="35.2285" calcext:value-type="float">
            <text:p>35.2285</text:p>
          </table:table-cell>
        </table:table-row>
        <table:table-row table:style-name="ro1">
          <table:table-cell office:value-type="string" calcext:value-type="string">
            <text:p>sarp-25-20-A-3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7.937" calcext:value-type="float">
            <text:p>107.937</text:p>
          </table:table-cell>
          <table:table-cell office:value-type="float" office:value="81.6039" calcext:value-type="float">
            <text:p>81.6039</text:p>
          </table:table-cell>
          <table:table-cell office:value-type="float" office:value="135.97" calcext:value-type="float">
            <text:p>135.97</text:p>
          </table:table-cell>
          <table:table-cell office:value-type="float" office:value="9" calcext:value-type="float">
            <text:p>9</text:p>
          </table:table-cell>
          <table:table-cell office:value-type="float" office:value="3592.83" calcext:value-type="float">
            <text:p>3592.83</text:p>
          </table:table-cell>
          <table:table-cell office:value-type="float" office:value="53.5707" calcext:value-type="float">
            <text:p>53.5707</text:p>
          </table:table-cell>
          <table:table-cell office:value-type="string" calcext:value-type="string">
            <text:p>Feasible</text:p>
          </table:table-cell>
          <table:table-cell office:value-type="float" office:value="53.5707" calcext:value-type="float">
            <text:p>53.5707</text:p>
          </table:table-cell>
          <table:table-cell office:value-type="float" office:value="81.4578" calcext:value-type="float">
            <text:p>81.4578</text:p>
          </table:table-cell>
          <table:table-cell office:value-type="float" office:value="34.235" calcext:value-type="float">
            <text:p>34.235</text:p>
          </table:table-cell>
        </table:table-row>
        <table:table-row table:style-name="ro1">
          <table:table-cell office:value-type="string" calcext:value-type="string">
            <text:p>sarp-25-20-A-4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14.223" calcext:value-type="float">
            <text:p>114.223</text:p>
          </table:table-cell>
          <table:table-cell office:value-type="float" office:value="73.4188" calcext:value-type="float">
            <text:p>73.4188</text:p>
          </table:table-cell>
          <table:table-cell office:value-type="float" office:value="115.463" calcext:value-type="float">
            <text:p>115.463</text:p>
          </table:table-cell>
          <table:table-cell office:value-type="float" office:value="6" calcext:value-type="float">
            <text:p>6</text:p>
          </table:table-cell>
          <table:table-cell office:value-type="float" office:value="2364.54" calcext:value-type="float">
            <text:p>2364.54</text:p>
          </table:table-cell>
          <table:table-cell office:value-type="float" office:value="72.179" calcext:value-type="float">
            <text:p>72.17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2.179" calcext:value-type="float">
            <text:p>72.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5-20-B-1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9.89" calcext:value-type="float">
            <text:p>129.89</text:p>
          </table:table-cell>
          <table:table-cell office:value-type="float" office:value="89.743" calcext:value-type="float">
            <text:p>89.743</text:p>
          </table:table-cell>
          <table:table-cell office:value-type="float" office:value="138.49" calcext:value-type="float">
            <text:p>138.49</text:p>
          </table:table-cell>
          <table:table-cell office:value-type="float" office:value="9" calcext:value-type="float">
            <text:p>9</text:p>
          </table:table-cell>
          <table:table-cell office:value-type="float" office:value="3594.53" calcext:value-type="float">
            <text:p>3594.53</text:p>
          </table:table-cell>
          <table:table-cell office:value-type="float" office:value="81.1439" calcext:value-type="float">
            <text:p>81.1439</text:p>
          </table:table-cell>
          <table:table-cell office:value-type="string" calcext:value-type="string">
            <text:p>Feasible</text:p>
          </table:table-cell>
          <table:table-cell office:value-type="float" office:value="81.1439" calcext:value-type="float">
            <text:p>81.1439</text:p>
          </table:table-cell>
          <table:table-cell office:value-type="float" office:value="119.206" calcext:value-type="float">
            <text:p>119.206</text:p>
          </table:table-cell>
          <table:table-cell office:value-type="float" office:value="31.9297" calcext:value-type="float">
            <text:p>31.9297</text:p>
          </table:table-cell>
        </table:table-row>
        <table:table-row table:style-name="ro1">
          <table:table-cell office:value-type="string" calcext:value-type="string">
            <text:p>sarp-25-20-B-2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2.647" calcext:value-type="float">
            <text:p>122.647</text:p>
          </table:table-cell>
          <table:table-cell office:value-type="float" office:value="110.144" calcext:value-type="float">
            <text:p>110.144</text:p>
          </table:table-cell>
          <table:table-cell office:value-type="float" office:value="176.263" calcext:value-type="float">
            <text:p>176.263</text:p>
          </table:table-cell>
          <table:table-cell office:value-type="float" office:value="8" calcext:value-type="float">
            <text:p>8</text:p>
          </table:table-cell>
          <table:table-cell office:value-type="float" office:value="3594.34" calcext:value-type="float">
            <text:p>3594.34</text:p>
          </table:table-cell>
          <table:table-cell office:value-type="float" office:value="56.5287" calcext:value-type="float">
            <text:p>56.5287</text:p>
          </table:table-cell>
          <table:table-cell office:value-type="string" calcext:value-type="string">
            <text:p>Feasible</text:p>
          </table:table-cell>
          <table:table-cell office:value-type="float" office:value="56.5287" calcext:value-type="float">
            <text:p>56.5287</text:p>
          </table:table-cell>
          <table:table-cell office:value-type="float" office:value="118.893" calcext:value-type="float">
            <text:p>118.893</text:p>
          </table:table-cell>
          <table:table-cell office:value-type="float" office:value="52.4541" calcext:value-type="float">
            <text:p>52.4541</text:p>
          </table:table-cell>
        </table:table-row>
        <table:table-row table:style-name="ro1">
          <table:table-cell office:value-type="string" calcext:value-type="string">
            <text:p>sarp-25-20-B-3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6.59" calcext:value-type="float">
            <text:p>116.59</text:p>
          </table:table-cell>
          <table:table-cell office:value-type="float" office:value="110.562" calcext:value-type="float">
            <text:p>110.562</text:p>
          </table:table-cell>
          <table:table-cell office:value-type="float" office:value="145.317" calcext:value-type="float">
            <text:p>145.317</text:p>
          </table:table-cell>
          <table:table-cell office:value-type="float" office:value="8" calcext:value-type="float">
            <text:p>8</text:p>
          </table:table-cell>
          <table:table-cell office:value-type="float" office:value="3594.44" calcext:value-type="float">
            <text:p>3594.44</text:p>
          </table:table-cell>
          <table:table-cell office:value-type="float" office:value="81.8356" calcext:value-type="float">
            <text:p>81.8356</text:p>
          </table:table-cell>
          <table:table-cell office:value-type="string" calcext:value-type="string">
            <text:p>Feasible</text:p>
          </table:table-cell>
          <table:table-cell office:value-type="float" office:value="81.8356" calcext:value-type="float">
            <text:p>81.8356</text:p>
          </table:table-cell>
          <table:table-cell office:value-type="float" office:value="106.776" calcext:value-type="float">
            <text:p>106.776</text:p>
          </table:table-cell>
          <table:table-cell office:value-type="float" office:value="23.3577" calcext:value-type="float">
            <text:p>23.3577</text:p>
          </table:table-cell>
        </table:table-row>
        <table:table-row table:style-name="ro1">
          <table:table-cell office:value-type="string" calcext:value-type="string">
            <text:p>sarp-25-20-B-4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4.788" calcext:value-type="float">
            <text:p>134.788</text:p>
          </table:table-cell>
          <table:table-cell office:value-type="float" office:value="101.418" calcext:value-type="float">
            <text:p>101.418</text:p>
          </table:table-cell>
          <table:table-cell office:value-type="float" office:value="157.085" calcext:value-type="float">
            <text:p>157.085</text:p>
          </table:table-cell>
          <table:table-cell office:value-type="float" office:value="6" calcext:value-type="float">
            <text:p>6</text:p>
          </table:table-cell>
          <table:table-cell office:value-type="float" office:value="508.73" calcext:value-type="float">
            <text:p>508.73</text:p>
          </table:table-cell>
          <table:table-cell office:value-type="float" office:value="79.1211" calcext:value-type="float">
            <text:p>79.121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1211" calcext:value-type="float">
            <text:p>79.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5-20-C-1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22.278" calcext:value-type="float">
            <text:p>322.278</text:p>
          </table:table-cell>
          <table:table-cell office:value-type="float" office:value="302.397" calcext:value-type="float">
            <text:p>302.397</text:p>
          </table:table-cell>
          <table:table-cell office:value-type="float" office:value="204.612" calcext:value-type="float">
            <text:p>204.612</text:p>
          </table:table-cell>
          <table:table-cell office:value-type="float" office:value="11" calcext:value-type="float">
            <text:p>11</text:p>
          </table:table-cell>
          <table:table-cell office:value-type="float" office:value="3591.08" calcext:value-type="float">
            <text:p>3591.08</text:p>
          </table:table-cell>
          <table:table-cell office:value-type="float" office:value="420.063" calcext:value-type="float">
            <text:p>420.063</text:p>
          </table:table-cell>
          <table:table-cell office:value-type="string" calcext:value-type="string">
            <text:p>Feasible</text:p>
          </table:table-cell>
          <table:table-cell office:value-type="float" office:value="420.063" calcext:value-type="float">
            <text:p>420.063</text:p>
          </table:table-cell>
          <table:table-cell office:value-type="float" office:value="457.688" calcext:value-type="float">
            <text:p>457.688</text:p>
          </table:table-cell>
          <table:table-cell office:value-type="float" office:value="8.22067" calcext:value-type="float">
            <text:p>8.22067</text:p>
          </table:table-cell>
        </table:table-row>
        <table:table-row table:style-name="ro1">
          <table:table-cell office:value-type="string" calcext:value-type="string">
            <text:p>sarp-25-20-C-2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65.24" calcext:value-type="float">
            <text:p>265.24</text:p>
          </table:table-cell>
          <table:table-cell office:value-type="float" office:value="260.2" calcext:value-type="float">
            <text:p>260.2</text:p>
          </table:table-cell>
          <table:table-cell office:value-type="float" office:value="183.865" calcext:value-type="float">
            <text:p>183.865</text:p>
          </table:table-cell>
          <table:table-cell office:value-type="float" office:value="7" calcext:value-type="float">
            <text:p>7</text:p>
          </table:table-cell>
          <table:table-cell office:value-type="float" office:value="3595.96" calcext:value-type="float">
            <text:p>3595.96</text:p>
          </table:table-cell>
          <table:table-cell office:value-type="float" office:value="341.575" calcext:value-type="float">
            <text:p>341.575</text:p>
          </table:table-cell>
          <table:table-cell office:value-type="string" calcext:value-type="string">
            <text:p>Feasible</text:p>
          </table:table-cell>
          <table:table-cell office:value-type="float" office:value="341.575" calcext:value-type="float">
            <text:p>341.575</text:p>
          </table:table-cell>
          <table:table-cell office:value-type="float" office:value="376.384" calcext:value-type="float">
            <text:p>376.384</text:p>
          </table:table-cell>
          <table:table-cell office:value-type="float" office:value="9.24827" calcext:value-type="float">
            <text:p>9.24827</text:p>
          </table:table-cell>
        </table:table-row>
        <table:table-row table:style-name="ro1">
          <table:table-cell office:value-type="string" calcext:value-type="string">
            <text:p>sarp-25-20-C-3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15.588" calcext:value-type="float">
            <text:p>315.588</text:p>
          </table:table-cell>
          <table:table-cell office:value-type="float" office:value="320.03" calcext:value-type="float">
            <text:p>320.03</text:p>
          </table:table-cell>
          <table:table-cell office:value-type="float" office:value="192.764" calcext:value-type="float">
            <text:p>192.764</text:p>
          </table:table-cell>
          <table:table-cell office:value-type="float" office:value="12" calcext:value-type="float">
            <text:p>12</text:p>
          </table:table-cell>
          <table:table-cell office:value-type="float" office:value="3592.57" calcext:value-type="float">
            <text:p>3592.57</text:p>
          </table:table-cell>
          <table:table-cell office:value-type="float" office:value="442.854" calcext:value-type="float">
            <text:p>442.854</text:p>
          </table:table-cell>
          <table:table-cell office:value-type="string" calcext:value-type="string">
            <text:p>Feasible</text:p>
          </table:table-cell>
          <table:table-cell office:value-type="float" office:value="442.854" calcext:value-type="float">
            <text:p>442.854</text:p>
          </table:table-cell>
          <table:table-cell office:value-type="float" office:value="473.885" calcext:value-type="float">
            <text:p>473.885</text:p>
          </table:table-cell>
          <table:table-cell office:value-type="float" office:value="6.54821" calcext:value-type="float">
            <text:p>6.54821</text:p>
          </table:table-cell>
        </table:table-row>
        <table:table-row table:style-name="ro1">
          <table:table-cell office:value-type="string" calcext:value-type="string">
            <text:p>sarp-25-20-C-4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49.798" calcext:value-type="float">
            <text:p>349.798</text:p>
          </table:table-cell>
          <table:table-cell office:value-type="float" office:value="280.288" calcext:value-type="float">
            <text:p>280.288</text:p>
          </table:table-cell>
          <table:table-cell office:value-type="float" office:value="325.735" calcext:value-type="float">
            <text:p>325.735</text:p>
          </table:table-cell>
          <table:table-cell office:value-type="float" office:value="7" calcext:value-type="float">
            <text:p>7</text:p>
          </table:table-cell>
          <table:table-cell office:value-type="float" office:value="3596.47" calcext:value-type="float">
            <text:p>3596.47</text:p>
          </table:table-cell>
          <table:table-cell office:value-type="float" office:value="304.351" calcext:value-type="float">
            <text:p>304.351</text:p>
          </table:table-cell>
          <table:table-cell office:value-type="string" calcext:value-type="string">
            <text:p>Feasible</text:p>
          </table:table-cell>
          <table:table-cell office:value-type="float" office:value="304.351" calcext:value-type="float">
            <text:p>304.351</text:p>
          </table:table-cell>
          <table:table-cell office:value-type="float" office:value="462.464" calcext:value-type="float">
            <text:p>462.464</text:p>
          </table:table-cell>
          <table:table-cell office:value-type="float" office:value="34.1893" calcext:value-type="float">
            <text:p>34.1893</text:p>
          </table:table-cell>
        </table:table-row>
        <table:table-row table:style-name="ro1">
          <table:table-cell office:value-type="string" calcext:value-type="string">
            <text:p>sarp-25-25-A-1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6.855" calcext:value-type="float">
            <text:p>106.855</text:p>
          </table:table-cell>
          <table:table-cell office:value-type="float" office:value="68.7371" calcext:value-type="float">
            <text:p>68.7371</text:p>
          </table:table-cell>
          <table:table-cell office:value-type="float" office:value="133.58" calcext:value-type="float">
            <text:p>133.58</text:p>
          </table:table-cell>
          <table:table-cell office:value-type="float" office:value="6" calcext:value-type="float">
            <text:p>6</text:p>
          </table:table-cell>
          <table:table-cell office:value-type="float" office:value="3594.89" calcext:value-type="float">
            <text:p>3594.89</text:p>
          </table:table-cell>
          <table:table-cell office:value-type="float" office:value="42.0127" calcext:value-type="float">
            <text:p>42.0127</text:p>
          </table:table-cell>
          <table:table-cell office:value-type="string" calcext:value-type="string">
            <text:p>Feasible</text:p>
          </table:table-cell>
          <table:table-cell office:value-type="float" office:value="42.0127" calcext:value-type="float">
            <text:p>42.0127</text:p>
          </table:table-cell>
          <table:table-cell office:value-type="float" office:value="65.4708" calcext:value-type="float">
            <text:p>65.4708</text:p>
          </table:table-cell>
          <table:table-cell office:value-type="float" office:value="35.8299" calcext:value-type="float">
            <text:p>35.8299</text:p>
          </table:table-cell>
        </table:table-row>
        <table:table-row table:style-name="ro1">
          <table:table-cell office:value-type="string" calcext:value-type="string">
            <text:p>sarp-25-25-A-2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15.256" calcext:value-type="float">
            <text:p>115.256</text:p>
          </table:table-cell>
          <table:table-cell office:value-type="float" office:value="102.422" calcext:value-type="float">
            <text:p>102.422</text:p>
          </table:table-cell>
          <table:table-cell office:value-type="float" office:value="157.161" calcext:value-type="float">
            <text:p>157.161</text:p>
          </table:table-cell>
          <table:table-cell office:value-type="float" office:value="8" calcext:value-type="float">
            <text:p>8</text:p>
          </table:table-cell>
          <table:table-cell office:value-type="float" office:value="3592.46" calcext:value-type="float">
            <text:p>3592.46</text:p>
          </table:table-cell>
          <table:table-cell office:value-type="float" office:value="60.5172" calcext:value-type="float">
            <text:p>60.5172</text:p>
          </table:table-cell>
          <table:table-cell office:value-type="string" calcext:value-type="string">
            <text:p>Feasible</text:p>
          </table:table-cell>
          <table:table-cell office:value-type="float" office:value="60.5172" calcext:value-type="float">
            <text:p>60.5172</text:p>
          </table:table-cell>
          <table:table-cell office:value-type="float" office:value="109.03" calcext:value-type="float">
            <text:p>109.03</text:p>
          </table:table-cell>
          <table:table-cell office:value-type="float" office:value="44.4949" calcext:value-type="float">
            <text:p>44.4949</text:p>
          </table:table-cell>
        </table:table-row>
        <table:table-row table:style-name="ro1">
          <table:table-cell office:value-type="string" calcext:value-type="string">
            <text:p>sarp-25-25-A-3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06.12" calcext:value-type="float">
            <text:p>106.12</text:p>
          </table:table-cell>
          <table:table-cell office:value-type="float" office:value="99.018" calcext:value-type="float">
            <text:p>99.018</text:p>
          </table:table-cell>
          <table:table-cell office:value-type="float" office:value="154.342" calcext:value-type="float">
            <text:p>154.342</text:p>
          </table:table-cell>
          <table:table-cell office:value-type="float" office:value="9" calcext:value-type="float">
            <text:p>9</text:p>
          </table:table-cell>
          <table:table-cell office:value-type="float" office:value="3590.18" calcext:value-type="float">
            <text:p>3590.18</text:p>
          </table:table-cell>
          <table:table-cell office:value-type="float" office:value="50.7956" calcext:value-type="float">
            <text:p>50.7956</text:p>
          </table:table-cell>
          <table:table-cell office:value-type="string" calcext:value-type="string">
            <text:p>Feasible</text:p>
          </table:table-cell>
          <table:table-cell office:value-type="float" office:value="50.7956" calcext:value-type="float">
            <text:p>50.7956</text:p>
          </table:table-cell>
          <table:table-cell office:value-type="float" office:value="78.6392" calcext:value-type="float">
            <text:p>78.6392</text:p>
          </table:table-cell>
          <table:table-cell office:value-type="float" office:value="35.4068" calcext:value-type="float">
            <text:p>35.4068</text:p>
          </table:table-cell>
        </table:table-row>
        <table:table-row table:style-name="ro1">
          <table:table-cell office:value-type="string" calcext:value-type="string">
            <text:p>sarp-25-25-A-4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06.37" calcext:value-type="float">
            <text:p>106.37</text:p>
          </table:table-cell>
          <table:table-cell office:value-type="float" office:value="127.561" calcext:value-type="float">
            <text:p>127.561</text:p>
          </table:table-cell>
          <table:table-cell office:value-type="float" office:value="176.32" calcext:value-type="float">
            <text:p>176.32</text:p>
          </table:table-cell>
          <table:table-cell office:value-type="float" office:value="6" calcext:value-type="float">
            <text:p>6</text:p>
          </table:table-cell>
          <table:table-cell office:value-type="float" office:value="3595.75" calcext:value-type="float">
            <text:p>3595.75</text:p>
          </table:table-cell>
          <table:table-cell office:value-type="float" office:value="57.6115" calcext:value-type="float">
            <text:p>57.6115</text:p>
          </table:table-cell>
          <table:table-cell office:value-type="string" calcext:value-type="string">
            <text:p>Feasible</text:p>
          </table:table-cell>
          <table:table-cell office:value-type="float" office:value="57.6115" calcext:value-type="float">
            <text:p>57.6115</text:p>
          </table:table-cell>
          <table:table-cell office:value-type="float" office:value="79.9443" calcext:value-type="float">
            <text:p>79.9443</text:p>
          </table:table-cell>
          <table:table-cell office:value-type="float" office:value="27.9355" calcext:value-type="float">
            <text:p>27.9355</text:p>
          </table:table-cell>
        </table:table-row>
        <table:table-row table:style-name="ro1">
          <table:table-cell office:value-type="string" calcext:value-type="string">
            <text:p>sarp-25-25-B-1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6.055" calcext:value-type="float">
            <text:p>126.055</text:p>
          </table:table-cell>
          <table:table-cell office:value-type="float" office:value="90.0845" calcext:value-type="float">
            <text:p>90.0845</text:p>
          </table:table-cell>
          <table:table-cell office:value-type="float" office:value="190.601" calcext:value-type="float">
            <text:p>190.601</text:p>
          </table:table-cell>
          <table:table-cell office:value-type="float" office:value="7" calcext:value-type="float">
            <text:p>7</text:p>
          </table:table-cell>
          <table:table-cell office:value-type="float" office:value="3591.72" calcext:value-type="float">
            <text:p>3591.72</text:p>
          </table:table-cell>
          <table:table-cell office:value-type="float" office:value="25.5387" calcext:value-type="float">
            <text:p>25.5387</text:p>
          </table:table-cell>
          <table:table-cell office:value-type="string" calcext:value-type="string">
            <text:p>Feasible</text:p>
          </table:table-cell>
          <table:table-cell office:value-type="float" office:value="25.5387" calcext:value-type="float">
            <text:p>25.5387</text:p>
          </table:table-cell>
          <table:table-cell office:value-type="float" office:value="105.415" calcext:value-type="float">
            <text:p>105.415</text:p>
          </table:table-cell>
          <table:table-cell office:value-type="float" office:value="75.7732" calcext:value-type="float">
            <text:p>75.7732</text:p>
          </table:table-cell>
        </table:table-row>
        <table:table-row table:style-name="ro1">
          <table:table-cell office:value-type="string" calcext:value-type="string">
            <text:p>sarp-25-25-B-2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0.522" calcext:value-type="float">
            <text:p>130.522</text:p>
          </table:table-cell>
          <table:table-cell office:value-type="float" office:value="94.1576" calcext:value-type="float">
            <text:p>94.1576</text:p>
          </table:table-cell>
          <table:table-cell office:value-type="float" office:value="192.564" calcext:value-type="float">
            <text:p>192.564</text:p>
          </table:table-cell>
          <table:table-cell office:value-type="float" office:value="9" calcext:value-type="float">
            <text:p>9</text:p>
          </table:table-cell>
          <table:table-cell office:value-type="float" office:value="3591.79" calcext:value-type="float">
            <text:p>3591.79</text:p>
          </table:table-cell>
          <table:table-cell office:value-type="float" office:value="32.1165" calcext:value-type="float">
            <text:p>32.1165</text:p>
          </table:table-cell>
          <table:table-cell office:value-type="string" calcext:value-type="string">
            <text:p>Feasible</text:p>
          </table:table-cell>
          <table:table-cell office:value-type="float" office:value="32.1165" calcext:value-type="float">
            <text:p>32.1165</text:p>
          </table:table-cell>
          <table:table-cell office:value-type="float" office:value="118.866" calcext:value-type="float">
            <text:p>118.866</text:p>
          </table:table-cell>
          <table:table-cell office:value-type="float" office:value="72.9809" calcext:value-type="float">
            <text:p>72.9809</text:p>
          </table:table-cell>
        </table:table-row>
        <table:table-row table:style-name="ro1">
          <table:table-cell office:value-type="string" calcext:value-type="string">
            <text:p>sarp-25-25-B-3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0.128" calcext:value-type="float">
            <text:p>120.128</text:p>
          </table:table-cell>
          <table:table-cell office:value-type="float" office:value="86.2021" calcext:value-type="float">
            <text:p>86.2021</text:p>
          </table:table-cell>
          <table:table-cell office:value-type="float" office:value="365.289" calcext:value-type="float">
            <text:p>365.289</text:p>
          </table:table-cell>
          <table:table-cell office:value-type="float" office:value="12" calcext:value-type="float">
            <text:p>12</text:p>
          </table:table-cell>
          <table:table-cell office:value-type="float" office:value="3589.08" calcext:value-type="float">
            <text:p>3589.08</text:p>
          </table:table-cell>
          <table:table-cell office:value-type="float" office:value="-158.96" calcext:value-type="float">
            <text:p>-158.96</text:p>
          </table:table-cell>
          <table:table-cell office:value-type="string" calcext:value-type="string">
            <text:p>Feasible</text:p>
          </table:table-cell>
          <table:table-cell office:value-type="float" office:value="-158.96" calcext:value-type="float">
            <text:p>-158.96</text:p>
          </table:table-cell>
          <table:table-cell office:value-type="float" office:value="132.783" calcext:value-type="float">
            <text:p>132.783</text:p>
          </table:table-cell>
          <table:table-cell office:value-type="float" office:value="219.714" calcext:value-type="float">
            <text:p>219.714</text:p>
          </table:table-cell>
        </table:table-row>
        <table:table-row table:style-name="ro1">
          <table:table-cell office:value-type="string" calcext:value-type="string">
            <text:p>sarp-25-25-B-4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18.718" calcext:value-type="float">
            <text:p>118.718</text:p>
          </table:table-cell>
          <table:table-cell office:value-type="float" office:value="104.178" calcext:value-type="float">
            <text:p>104.178</text:p>
          </table:table-cell>
          <table:table-cell office:value-type="float" office:value="160.995" calcext:value-type="float">
            <text:p>160.995</text:p>
          </table:table-cell>
          <table:table-cell office:value-type="float" office:value="8" calcext:value-type="float">
            <text:p>8</text:p>
          </table:table-cell>
          <table:table-cell office:value-type="float" office:value="3594.85" calcext:value-type="float">
            <text:p>3594.85</text:p>
          </table:table-cell>
          <table:table-cell office:value-type="float" office:value="61.9003" calcext:value-type="float">
            <text:p>61.9003</text:p>
          </table:table-cell>
          <table:table-cell office:value-type="string" calcext:value-type="string">
            <text:p>Feasible</text:p>
          </table:table-cell>
          <table:table-cell office:value-type="float" office:value="61.9003" calcext:value-type="float">
            <text:p>61.9003</text:p>
          </table:table-cell>
          <table:table-cell office:value-type="float" office:value="101.001" calcext:value-type="float">
            <text:p>101.001</text:p>
          </table:table-cell>
          <table:table-cell office:value-type="float" office:value="38.7132" calcext:value-type="float">
            <text:p>38.7132</text:p>
          </table:table-cell>
        </table:table-row>
        <table:table-row table:style-name="ro1">
          <table:table-cell office:value-type="string" calcext:value-type="string">
            <text:p>sarp-25-25-C-2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99.414" calcext:value-type="float">
            <text:p>299.414</text:p>
          </table:table-cell>
          <table:table-cell office:value-type="float" office:value="178.924" calcext:value-type="float">
            <text:p>178.924</text:p>
          </table:table-cell>
          <table:table-cell office:value-type="float" office:value="332.845" calcext:value-type="float">
            <text:p>332.845</text:p>
          </table:table-cell>
          <table:table-cell office:value-type="float" office:value="12" calcext:value-type="float">
            <text:p>12</text:p>
          </table:table-cell>
          <table:table-cell office:value-type="float" office:value="3592.07" calcext:value-type="float">
            <text:p>3592.07</text:p>
          </table:table-cell>
          <table:table-cell office:value-type="float" office:value="145.493" calcext:value-type="float">
            <text:p>145.493</text:p>
          </table:table-cell>
          <table:table-cell office:value-type="string" calcext:value-type="string">
            <text:p>Feasible</text:p>
          </table:table-cell>
          <table:table-cell office:value-type="float" office:value="145.493" calcext:value-type="float">
            <text:p>145.493</text:p>
          </table:table-cell>
          <table:table-cell office:value-type="float" office:value="500.204" calcext:value-type="float">
            <text:p>500.204</text:p>
          </table:table-cell>
          <table:table-cell office:value-type="float" office:value="70.9133" calcext:value-type="float">
            <text:p>70.9133</text:p>
          </table:table-cell>
        </table:table-row>
        <table:table-row table:style-name="ro1">
          <table:table-cell office:value-type="string" calcext:value-type="string">
            <text:p>sarp-25-25-C-3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20.845" calcext:value-type="float">
            <text:p>320.845</text:p>
          </table:table-cell>
          <table:table-cell office:value-type="float" office:value="180.844" calcext:value-type="float">
            <text:p>180.844</text:p>
          </table:table-cell>
          <table:table-cell office:value-type="float" office:value="310.692" calcext:value-type="float">
            <text:p>310.692</text:p>
          </table:table-cell>
          <table:table-cell office:value-type="float" office:value="13" calcext:value-type="float">
            <text:p>13</text:p>
          </table:table-cell>
          <table:table-cell office:value-type="float" office:value="3590.47" calcext:value-type="float">
            <text:p>3590.47</text:p>
          </table:table-cell>
          <table:table-cell office:value-type="float" office:value="190.996" calcext:value-type="float">
            <text:p>190.996</text:p>
          </table:table-cell>
          <table:table-cell office:value-type="string" calcext:value-type="string">
            <text:p>Feasible</text:p>
          </table:table-cell>
          <table:table-cell office:value-type="float" office:value="190.996" calcext:value-type="float">
            <text:p>190.996</text:p>
          </table:table-cell>
          <table:table-cell office:value-type="float" office:value="482.412" calcext:value-type="float">
            <text:p>482.412</text:p>
          </table:table-cell>
          <table:table-cell office:value-type="float" office:value="60.4081" calcext:value-type="float">
            <text:p>60.4081</text:p>
          </table:table-cell>
        </table:table-row>
        <table:table-row table:style-name="ro1">
          <table:table-cell office:value-type="string" calcext:value-type="string">
            <text:p>sarp-25-25-C-4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75.768" calcext:value-type="float">
            <text:p>275.768</text:p>
          </table:table-cell>
          <table:table-cell office:value-type="float" office:value="308.869" calcext:value-type="float">
            <text:p>308.869</text:p>
          </table:table-cell>
          <table:table-cell office:value-type="float" office:value="182.083" calcext:value-type="float">
            <text:p>182.083</text:p>
          </table:table-cell>
          <table:table-cell office:value-type="float" office:value="12" calcext:value-type="float">
            <text:p>12</text:p>
          </table:table-cell>
          <table:table-cell office:value-type="float" office:value="3590.21" calcext:value-type="float">
            <text:p>3590.21</text:p>
          </table:table-cell>
          <table:table-cell office:value-type="float" office:value="402.554" calcext:value-type="float">
            <text:p>402.554</text:p>
          </table:table-cell>
          <table:table-cell office:value-type="string" calcext:value-type="string">
            <text:p>Feasible</text:p>
          </table:table-cell>
          <table:table-cell office:value-type="float" office:value="402.554" calcext:value-type="float">
            <text:p>402.554</text:p>
          </table:table-cell>
          <table:table-cell office:value-type="float" office:value="440.63" calcext:value-type="float">
            <text:p>440.63</text:p>
          </table:table-cell>
          <table:table-cell office:value-type="float" office:value="8.64126" calcext:value-type="float">
            <text:p>8.64126</text:p>
          </table:table-cell>
        </table:table-row>
      </table:table>
      <table:table table:name="Bundle Time" table:style-name="ta2">
        <office:forms form:automatic-focus="false" form:apply-design-mode="false"/>
        <table:table-column table:style-name="co16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number-columns-repeated="4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table:style-name="ce85" office:value-type="string" calcext:value-type="string">
            <text:p>Instance</text:p>
          </table:table-cell>
          <table:table-cell table:style-name="ce85" office:value-type="string" calcext:value-type="string">
            <text:p>c(h)</text:p>
          </table:table-cell>
          <table:table-cell table:style-name="ce85" office:value-type="string" calcext:value-type="string">
            <text:p>p(h)</text:p>
          </table:table-cell>
          <table:table-cell table:style-name="ce85" office:value-type="string" calcext:value-type="string">
            <text:p>b(h)</text:p>
          </table:table-cell>
          <table:table-cell table:style-name="ce85" office:value-type="string" calcext:value-type="string">
            <text:p>e(h)</text:p>
          </table:table-cell>
          <table:table-cell table:style-name="ce85" office:value-type="string" calcext:value-type="string">
            <text:p>waitc(h)</text:p>
          </table:table-cell>
          <table:table-cell table:style-name="ce85" office:value-type="string" calcext:value-type="string">
            <text:p>waitp(h)</text:p>
          </table:table-cell>
          <table:table-cell table:style-name="ce85" office:value-type="string" calcext:value-type="string">
            <text:p>Total</text:p>
          </table:table-cell>
          <table:table-cell table:style-name="ce85" office:value-type="string" calcext:value-type="string">
            <text:p>c(%)</text:p>
          </table:table-cell>
          <table:table-cell table:style-name="ce85" office:value-type="string" calcext:value-type="string">
            <text:p>p(%)</text:p>
          </table:table-cell>
          <table:table-cell table:style-name="ce85" office:value-type="string" calcext:value-type="string">
            <text:p>b(%)</text:p>
          </table:table-cell>
          <table:table-cell table:style-name="ce85" office:value-type="string" calcext:value-type="string">
            <text:p>e(%)</text:p>
          </table:table-cell>
          <table:table-cell table:style-name="ce85" office:value-type="string" calcext:value-type="string">
            <text:p>waitc(%)</text:p>
          </table:table-cell>
          <table:table-cell table:style-name="ce85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fsarp-20-15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15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15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15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15-5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20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20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20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20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20-5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25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25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25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25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25-5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15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15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15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15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15-5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20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20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20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20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20-5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25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25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25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25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25-5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15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15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15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15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15-5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20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20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20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20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20-5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25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25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25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25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25-5.txt </text:p>
          </table:table-cell>
          <table:table-cell table:number-columns-repeated="13"/>
        </table:table-row>
      </table:table>
      <table:table table:name="Compare stats" table:style-name="ta3">
        <table:table-column table:style-name="co17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19" table:default-cell-style-name="Default"/>
        <table:table-column table:style-name="co18" table:number-columns-repeated="3" table:default-cell-style-name="Default"/>
        <table:table-column table:style-name="co10" table:default-cell-style-name="Default"/>
        <table:table-column table:style-name="co18" table:default-cell-style-name="ce88"/>
        <table:table-column table:style-name="co6" table:number-columns-repeated="2" table:default-cell-style-name="ce88"/>
        <table:table-column table:style-name="co19" table:default-cell-style-name="ce88"/>
        <table:table-column table:style-name="co18" table:number-columns-repeated="3" table:default-cell-style-name="ce88"/>
        <table:table-column table:style-name="co10" table:default-cell-style-name="ce88"/>
        <table:table-row table:style-name="ro2">
          <table:table-cell table:style-name="ce12" office:value-type="string" calcext:value-type="string" table:number-columns-spanned="1" table:number-rows-spanned="2">
            <text:p>Instance</text:p>
          </table:table-cell>
          <table:table-cell table:style-name="ce12" office:value-type="string" calcext:value-type="string" table:number-columns-spanned="8" table:number-rows-spanned="1">
            <text:p>ScSp</text:p>
          </table:table-cell>
          <table:covered-table-cell table:number-columns-repeated="4" table:style-name="ce12"/>
          <table:covered-table-cell table:number-columns-repeated="3"/>
          <table:table-cell table:style-name="ce12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1">
          <table:covered-table-cell table:style-name="ce12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20-15-1.txt </text:p>
          </table:table-cell>
          <table:table-cell table:style-name="ce85" table:formula="of:=[$'ScSp stats'.E2]" office:value-type="float" office:value="0" calcext:value-type="float">
            <text:p>0</text:p>
          </table:table-cell>
          <table:table-cell table:style-name="ce85" table:formula="of:=[$'ScSp stats'.F2]" office:value-type="float" office:value="0" calcext:value-type="float">
            <text:p>0</text:p>
          </table:table-cell>
          <table:table-cell table:style-name="ce85" table:formula="of:=[$'ScSp stats'.G2]" office:value-type="float" office:value="0" calcext:value-type="float">
            <text:p>0</text:p>
          </table:table-cell>
          <table:table-cell table:style-name="ce85" table:formula="of:=[$'ScSp stats'.I2]" office:value-type="float" office:value="0" calcext:value-type="float">
            <text:p>0</text:p>
          </table:table-cell>
          <table:table-cell table:style-name="ce85" table:formula="of:=[$'ScSp stats'.J2]" office:value-type="float" office:value="0" calcext:value-type="float">
            <text:p>0</text:p>
          </table:table-cell>
          <table:table-cell table:style-name="ce85" table:formula="of:=[$'ScSp stats'.L2]" office:value-type="float" office:value="0" calcext:value-type="float">
            <text:p>0</text:p>
          </table:table-cell>
          <table:table-cell table:style-name="ce85" table:formula="of:=[$'ScSp stats'.M2]" office:value-type="float" office:value="0" calcext:value-type="float">
            <text:p>0</text:p>
          </table:table-cell>
          <table:table-cell table:style-name="ce85" table:formula="of:=[$'ScSp stats'.N2]" office:value-type="float" office:value="0" calcext:value-type="float">
            <text:p>0</text:p>
          </table:table-cell>
          <table:table-cell table:formula="of:=[$'Bundle Stats'.E2]" office:value-type="float" office:value="89.0141" calcext:value-type="float">
            <text:p>89.0141</text:p>
          </table:table-cell>
          <table:table-cell table:formula="of:=[$'Bundle Stats'.F2]" office:value-type="float" office:value="80.3369" calcext:value-type="float">
            <text:p>80.3369</text:p>
          </table:table-cell>
          <table:table-cell table:formula="of:=[$'Bundle Stats'.G2]" office:value-type="float" office:value="119.942" calcext:value-type="float">
            <text:p>119.942</text:p>
          </table:table-cell>
          <table:table-cell table:formula="of:=[$'Bundle Stats'.I2]" office:value-type="float" office:value="3598.04" calcext:value-type="float">
            <text:p>3598.04</text:p>
          </table:table-cell>
          <table:table-cell table:formula="of:=[$'Bundle Stats'.J2]" office:value-type="float" office:value="49.4086" calcext:value-type="float">
            <text:p>49.4086</text:p>
          </table:table-cell>
          <table:table-cell table:formula="of:=[$'Bundle Stats'.L2]" office:value-type="float" office:value="49.4086" calcext:value-type="float">
            <text:p>49.4086</text:p>
          </table:table-cell>
          <table:table-cell table:formula="of:=[$'Bundle Stats'.M2]" office:value-type="float" office:value="63.1873" calcext:value-type="float">
            <text:p>63.1873</text:p>
          </table:table-cell>
          <table:table-cell table:formula="of:=[$'Bundle Stats'.N2]" office:value-type="float" office:value="21.8061" calcext:value-type="float">
            <text:p>21.8061</text:p>
          </table:table-cell>
        </table:table-row>
        <table:table-row table:style-name="ro1">
          <table:table-cell office:value-type="string" calcext:value-type="string">
            <text:p>sfsarp-20-15-2.txt </text:p>
          </table:table-cell>
          <table:table-cell table:style-name="ce85" table:formula="of:=[$'ScSp stats'.E3]" office:value-type="float" office:value="0" calcext:value-type="float">
            <text:p>0</text:p>
          </table:table-cell>
          <table:table-cell table:style-name="ce85" table:formula="of:=[$'ScSp stats'.F3]" office:value-type="float" office:value="0" calcext:value-type="float">
            <text:p>0</text:p>
          </table:table-cell>
          <table:table-cell table:style-name="ce85" table:formula="of:=[$'ScSp stats'.G3]" office:value-type="float" office:value="0" calcext:value-type="float">
            <text:p>0</text:p>
          </table:table-cell>
          <table:table-cell table:style-name="ce85" table:formula="of:=[$'ScSp stats'.I3]" office:value-type="float" office:value="0" calcext:value-type="float">
            <text:p>0</text:p>
          </table:table-cell>
          <table:table-cell table:style-name="ce85" table:formula="of:=[$'ScSp stats'.J3]" office:value-type="float" office:value="0" calcext:value-type="float">
            <text:p>0</text:p>
          </table:table-cell>
          <table:table-cell table:style-name="ce85" table:formula="of:=[$'ScSp stats'.L3]" office:value-type="float" office:value="0" calcext:value-type="float">
            <text:p>0</text:p>
          </table:table-cell>
          <table:table-cell table:style-name="ce85" table:formula="of:=[$'ScSp stats'.M3]" office:value-type="float" office:value="0" calcext:value-type="float">
            <text:p>0</text:p>
          </table:table-cell>
          <table:table-cell table:style-name="ce85" table:formula="of:=[$'ScSp stats'.N3]" office:value-type="float" office:value="0" calcext:value-type="float">
            <text:p>0</text:p>
          </table:table-cell>
          <table:table-cell table:formula="of:=[$'Bundle Stats'.E3]" office:value-type="float" office:value="92.8109" calcext:value-type="float">
            <text:p>92.8109</text:p>
          </table:table-cell>
          <table:table-cell table:formula="of:=[$'Bundle Stats'.F3]" office:value-type="float" office:value="55.9639" calcext:value-type="float">
            <text:p>55.9639</text:p>
          </table:table-cell>
          <table:table-cell table:formula="of:=[$'Bundle Stats'.G3]" office:value-type="float" office:value="123.294" calcext:value-type="float">
            <text:p>123.294</text:p>
          </table:table-cell>
          <table:table-cell table:formula="of:=[$'Bundle Stats'.I3]" office:value-type="float" office:value="3596.94" calcext:value-type="float">
            <text:p>3596.94</text:p>
          </table:table-cell>
          <table:table-cell table:formula="of:=[$'Bundle Stats'.J3]" office:value-type="float" office:value="25.4813" calcext:value-type="float">
            <text:p>25.4813</text:p>
          </table:table-cell>
          <table:table-cell table:formula="of:=[$'Bundle Stats'.L3]" office:value-type="float" office:value="25.4813" calcext:value-type="float">
            <text:p>25.4813</text:p>
          </table:table-cell>
          <table:table-cell table:formula="of:=[$'Bundle Stats'.M3]" office:value-type="float" office:value="55.5387" calcext:value-type="float">
            <text:p>55.5387</text:p>
          </table:table-cell>
          <table:table-cell table:formula="of:=[$'Bundle Stats'.N3]" office:value-type="float" office:value="54.1197" calcext:value-type="float">
            <text:p>54.1197</text:p>
          </table:table-cell>
        </table:table-row>
        <table:table-row table:style-name="ro1">
          <table:table-cell office:value-type="string" calcext:value-type="string">
            <text:p>sfsarp-20-15-3.txt </text:p>
          </table:table-cell>
          <table:table-cell table:style-name="ce85" table:formula="of:=[$'ScSp stats'.E4]" office:value-type="float" office:value="0" calcext:value-type="float">
            <text:p>0</text:p>
          </table:table-cell>
          <table:table-cell table:style-name="ce85" table:formula="of:=[$'ScSp stats'.F4]" office:value-type="float" office:value="0" calcext:value-type="float">
            <text:p>0</text:p>
          </table:table-cell>
          <table:table-cell table:style-name="ce85" table:formula="of:=[$'ScSp stats'.G4]" office:value-type="float" office:value="0" calcext:value-type="float">
            <text:p>0</text:p>
          </table:table-cell>
          <table:table-cell table:style-name="ce85" table:formula="of:=[$'ScSp stats'.I4]" office:value-type="float" office:value="0" calcext:value-type="float">
            <text:p>0</text:p>
          </table:table-cell>
          <table:table-cell table:style-name="ce85" table:formula="of:=[$'ScSp stats'.J4]" office:value-type="float" office:value="0" calcext:value-type="float">
            <text:p>0</text:p>
          </table:table-cell>
          <table:table-cell table:style-name="ce85" table:formula="of:=[$'ScSp stats'.L4]" office:value-type="float" office:value="0" calcext:value-type="float">
            <text:p>0</text:p>
          </table:table-cell>
          <table:table-cell table:style-name="ce85" table:formula="of:=[$'ScSp stats'.M4]" office:value-type="float" office:value="0" calcext:value-type="float">
            <text:p>0</text:p>
          </table:table-cell>
          <table:table-cell table:style-name="ce85" table:formula="of:=[$'ScSp stats'.N4]" office:value-type="float" office:value="0" calcext:value-type="float">
            <text:p>0</text:p>
          </table:table-cell>
          <table:table-cell table:formula="of:=[$'Bundle Stats'.E4]" office:value-type="float" office:value="88.709" calcext:value-type="float">
            <text:p>88.709</text:p>
          </table:table-cell>
          <table:table-cell table:formula="of:=[$'Bundle Stats'.F4]" office:value-type="float" office:value="75.6469" calcext:value-type="float">
            <text:p>75.6469</text:p>
          </table:table-cell>
          <table:table-cell table:formula="of:=[$'Bundle Stats'.G4]" office:value-type="float" office:value="109.243" calcext:value-type="float">
            <text:p>109.243</text:p>
          </table:table-cell>
          <table:table-cell table:formula="of:=[$'Bundle Stats'.I4]" office:value-type="float" office:value="3451.18" calcext:value-type="float">
            <text:p>3451.18</text:p>
          </table:table-cell>
          <table:table-cell table:formula="of:=[$'Bundle Stats'.J4]" office:value-type="float" office:value="55.1126" calcext:value-type="float">
            <text:p>55.1126</text:p>
          </table:table-cell>
          <table:table-cell table:formula="of:=[$'Bundle Stats'.L4]" office:value-type="float" office:value="55.1126" calcext:value-type="float">
            <text:p>55.1126</text:p>
          </table:table-cell>
          <table:table-cell table:formula="of:=[$'Bundle Stats'.M4]" office:value-type="float" office:value="55.1141" calcext:value-type="float">
            <text:p>55.1141</text:p>
          </table:table-cell>
          <table:table-cell table:formula="of:=[$'Bundle Stats'.N4]" office:value-type="float" office:value="0.00272163" calcext:value-type="float">
            <text:p>0.00272163</text:p>
          </table:table-cell>
        </table:table-row>
        <table:table-row table:style-name="ro1">
          <table:table-cell office:value-type="string" calcext:value-type="string">
            <text:p>sfsarp-20-15-4.txt </text:p>
          </table:table-cell>
          <table:table-cell table:style-name="ce85" table:formula="of:=[$'ScSp stats'.E5]" office:value-type="float" office:value="0" calcext:value-type="float">
            <text:p>0</text:p>
          </table:table-cell>
          <table:table-cell table:style-name="ce85" table:formula="of:=[$'ScSp stats'.F5]" office:value-type="float" office:value="0" calcext:value-type="float">
            <text:p>0</text:p>
          </table:table-cell>
          <table:table-cell table:style-name="ce85" table:formula="of:=[$'ScSp stats'.G5]" office:value-type="float" office:value="0" calcext:value-type="float">
            <text:p>0</text:p>
          </table:table-cell>
          <table:table-cell table:style-name="ce85" table:formula="of:=[$'ScSp stats'.I5]" office:value-type="float" office:value="0" calcext:value-type="float">
            <text:p>0</text:p>
          </table:table-cell>
          <table:table-cell table:style-name="ce85" table:formula="of:=[$'ScSp stats'.J5]" office:value-type="float" office:value="0" calcext:value-type="float">
            <text:p>0</text:p>
          </table:table-cell>
          <table:table-cell table:style-name="ce85" table:formula="of:=[$'ScSp stats'.L5]" office:value-type="float" office:value="0" calcext:value-type="float">
            <text:p>0</text:p>
          </table:table-cell>
          <table:table-cell table:style-name="ce85" table:formula="of:=[$'ScSp stats'.M5]" office:value-type="float" office:value="0" calcext:value-type="float">
            <text:p>0</text:p>
          </table:table-cell>
          <table:table-cell table:style-name="ce85" table:formula="of:=[$'ScSp stats'.N5]" office:value-type="float" office:value="0" calcext:value-type="float">
            <text:p>0</text:p>
          </table:table-cell>
          <table:table-cell table:formula="of:=[$'Bundle Stats'.E5]" office:value-type="float" office:value="91.8035" calcext:value-type="float">
            <text:p>91.8035</text:p>
          </table:table-cell>
          <table:table-cell table:formula="of:=[$'Bundle Stats'.F5]" office:value-type="float" office:value="67.2215" calcext:value-type="float">
            <text:p>67.2215</text:p>
          </table:table-cell>
          <table:table-cell table:formula="of:=[$'Bundle Stats'.G5]" office:value-type="float" office:value="93.6834" calcext:value-type="float">
            <text:p>93.6834</text:p>
          </table:table-cell>
          <table:table-cell table:formula="of:=[$'Bundle Stats'.I5]" office:value-type="float" office:value="678.3" calcext:value-type="float">
            <text:p>678.3</text:p>
          </table:table-cell>
          <table:table-cell table:formula="of:=[$'Bundle Stats'.J5]" office:value-type="float" office:value="65.3416" calcext:value-type="float">
            <text:p>65.3416</text:p>
          </table:table-cell>
          <table:table-cell table:formula="of:=[$'Bundle Stats'.L5]" office:value-type="float" office:value="65.3416" calcext:value-type="float">
            <text:p>65.3416</text:p>
          </table:table-cell>
          <table:table-cell table:formula="of:=[$'Bundle Stats'.M5]" office:value-type="float" office:value="65.3468" calcext:value-type="float">
            <text:p>65.3468</text:p>
          </table:table-cell>
          <table:table-cell table:formula="of:=[$'Bundle Stats'.N5]" office:value-type="float" office:value="0.00795754" calcext:value-type="float">
            <text:p>0.00795754</text:p>
          </table:table-cell>
        </table:table-row>
        <table:table-row table:style-name="ro1">
          <table:table-cell office:value-type="string" calcext:value-type="string">
            <text:p>sfsarp-20-15-5.txt </text:p>
          </table:table-cell>
          <table:table-cell table:style-name="ce85" table:formula="of:=[$'ScSp stats'.E6]" office:value-type="float" office:value="0" calcext:value-type="float">
            <text:p>0</text:p>
          </table:table-cell>
          <table:table-cell table:style-name="ce85" table:formula="of:=[$'ScSp stats'.F6]" office:value-type="float" office:value="0" calcext:value-type="float">
            <text:p>0</text:p>
          </table:table-cell>
          <table:table-cell table:style-name="ce85" table:formula="of:=[$'ScSp stats'.G6]" office:value-type="float" office:value="0" calcext:value-type="float">
            <text:p>0</text:p>
          </table:table-cell>
          <table:table-cell table:style-name="ce85" table:formula="of:=[$'ScSp stats'.I6]" office:value-type="float" office:value="0" calcext:value-type="float">
            <text:p>0</text:p>
          </table:table-cell>
          <table:table-cell table:style-name="ce85" table:formula="of:=[$'ScSp stats'.J6]" office:value-type="float" office:value="0" calcext:value-type="float">
            <text:p>0</text:p>
          </table:table-cell>
          <table:table-cell table:style-name="ce85" table:formula="of:=[$'ScSp stats'.L6]" office:value-type="float" office:value="0" calcext:value-type="float">
            <text:p>0</text:p>
          </table:table-cell>
          <table:table-cell table:style-name="ce85" table:formula="of:=[$'ScSp stats'.M6]" office:value-type="float" office:value="0" calcext:value-type="float">
            <text:p>0</text:p>
          </table:table-cell>
          <table:table-cell table:style-name="ce85" table:formula="of:=[$'ScSp stats'.N6]" office:value-type="float" office:value="0" calcext:value-type="float">
            <text:p>0</text:p>
          </table:table-cell>
          <table:table-cell table:formula="of:=[$'Bundle Stats'.E6]" office:value-type="float" office:value="102.993" calcext:value-type="float">
            <text:p>102.993</text:p>
          </table:table-cell>
          <table:table-cell table:formula="of:=[$'Bundle Stats'.F6]" office:value-type="float" office:value="109.328" calcext:value-type="float">
            <text:p>109.328</text:p>
          </table:table-cell>
          <table:table-cell table:formula="of:=[$'Bundle Stats'.G6]" office:value-type="float" office:value="136.277" calcext:value-type="float">
            <text:p>136.277</text:p>
          </table:table-cell>
          <table:table-cell table:formula="of:=[$'Bundle Stats'.I6]" office:value-type="float" office:value="3594.68" calcext:value-type="float">
            <text:p>3594.68</text:p>
          </table:table-cell>
          <table:table-cell table:formula="of:=[$'Bundle Stats'.J6]" office:value-type="float" office:value="76.0443" calcext:value-type="float">
            <text:p>76.0443</text:p>
          </table:table-cell>
          <table:table-cell table:formula="of:=[$'Bundle Stats'.L6]" office:value-type="float" office:value="76.0443" calcext:value-type="float">
            <text:p>76.0443</text:p>
          </table:table-cell>
          <table:table-cell table:formula="of:=[$'Bundle Stats'.M6]" office:value-type="float" office:value="90.4088" calcext:value-type="float">
            <text:p>90.4088</text:p>
          </table:table-cell>
          <table:table-cell table:formula="of:=[$'Bundle Stats'.N6]" office:value-type="float" office:value="15.8884" calcext:value-type="float">
            <text:p>15.8884</text:p>
          </table:table-cell>
        </table:table-row>
        <table:table-row table:style-name="ro1">
          <table:table-cell office:value-type="string" calcext:value-type="string">
            <text:p>sfsarp-20-20-1.txt </text:p>
          </table:table-cell>
          <table:table-cell table:style-name="ce85" table:formula="of:=[$'ScSp stats'.E7]" office:value-type="float" office:value="0" calcext:value-type="float">
            <text:p>0</text:p>
          </table:table-cell>
          <table:table-cell table:style-name="ce85" table:formula="of:=[$'ScSp stats'.F7]" office:value-type="float" office:value="0" calcext:value-type="float">
            <text:p>0</text:p>
          </table:table-cell>
          <table:table-cell table:style-name="ce85" table:formula="of:=[$'ScSp stats'.G7]" office:value-type="float" office:value="0" calcext:value-type="float">
            <text:p>0</text:p>
          </table:table-cell>
          <table:table-cell table:style-name="ce85" table:formula="of:=[$'ScSp stats'.I7]" office:value-type="float" office:value="0" calcext:value-type="float">
            <text:p>0</text:p>
          </table:table-cell>
          <table:table-cell table:style-name="ce85" table:formula="of:=[$'ScSp stats'.J7]" office:value-type="float" office:value="0" calcext:value-type="float">
            <text:p>0</text:p>
          </table:table-cell>
          <table:table-cell table:style-name="ce85" table:formula="of:=[$'ScSp stats'.L7]" office:value-type="float" office:value="0" calcext:value-type="float">
            <text:p>0</text:p>
          </table:table-cell>
          <table:table-cell table:style-name="ce85" table:formula="of:=[$'ScSp stats'.M7]" office:value-type="float" office:value="0" calcext:value-type="float">
            <text:p>0</text:p>
          </table:table-cell>
          <table:table-cell table:style-name="ce85" table:formula="of:=[$'ScSp stats'.N7]" office:value-type="float" office:value="0" calcext:value-type="float">
            <text:p>0</text:p>
          </table:table-cell>
          <table:table-cell table:formula="of:=[$'Bundle Stats'.E7]" office:value-type="float" office:value="103.764" calcext:value-type="float">
            <text:p>103.764</text:p>
          </table:table-cell>
          <table:table-cell table:formula="of:=[$'Bundle Stats'.F7]" office:value-type="float" office:value="110.813" calcext:value-type="float">
            <text:p>110.813</text:p>
          </table:table-cell>
          <table:table-cell table:formula="of:=[$'Bundle Stats'.G7]" office:value-type="float" office:value="172.969" calcext:value-type="float">
            <text:p>172.969</text:p>
          </table:table-cell>
          <table:table-cell table:formula="of:=[$'Bundle Stats'.I7]" office:value-type="float" office:value="3597.39" calcext:value-type="float">
            <text:p>3597.39</text:p>
          </table:table-cell>
          <table:table-cell table:formula="of:=[$'Bundle Stats'.J7]" office:value-type="float" office:value="41.6081" calcext:value-type="float">
            <text:p>41.6081</text:p>
          </table:table-cell>
          <table:table-cell table:formula="of:=[$'Bundle Stats'.L7]" office:value-type="float" office:value="41.6081" calcext:value-type="float">
            <text:p>41.6081</text:p>
          </table:table-cell>
          <table:table-cell table:formula="of:=[$'Bundle Stats'.M7]" office:value-type="float" office:value="86.9055" calcext:value-type="float">
            <text:p>86.9055</text:p>
          </table:table-cell>
          <table:table-cell table:formula="of:=[$'Bundle Stats'.N7]" office:value-type="float" office:value="52.1226" calcext:value-type="float">
            <text:p>52.1226</text:p>
          </table:table-cell>
        </table:table-row>
        <table:table-row table:style-name="ro1">
          <table:table-cell office:value-type="string" calcext:value-type="string">
            <text:p>sfsarp-20-20-2.txt </text:p>
          </table:table-cell>
          <table:table-cell table:style-name="ce85" table:formula="of:=[$'ScSp stats'.E8]" office:value-type="float" office:value="0" calcext:value-type="float">
            <text:p>0</text:p>
          </table:table-cell>
          <table:table-cell table:style-name="ce85" table:formula="of:=[$'ScSp stats'.F8]" office:value-type="float" office:value="0" calcext:value-type="float">
            <text:p>0</text:p>
          </table:table-cell>
          <table:table-cell table:style-name="ce85" table:formula="of:=[$'ScSp stats'.G8]" office:value-type="float" office:value="0" calcext:value-type="float">
            <text:p>0</text:p>
          </table:table-cell>
          <table:table-cell table:style-name="ce85" table:formula="of:=[$'ScSp stats'.I8]" office:value-type="float" office:value="0" calcext:value-type="float">
            <text:p>0</text:p>
          </table:table-cell>
          <table:table-cell table:style-name="ce85" table:formula="of:=[$'ScSp stats'.J8]" office:value-type="float" office:value="0" calcext:value-type="float">
            <text:p>0</text:p>
          </table:table-cell>
          <table:table-cell table:style-name="ce85" table:formula="of:=[$'ScSp stats'.L8]" office:value-type="float" office:value="0" calcext:value-type="float">
            <text:p>0</text:p>
          </table:table-cell>
          <table:table-cell table:style-name="ce85" table:formula="of:=[$'ScSp stats'.M8]" office:value-type="float" office:value="0" calcext:value-type="float">
            <text:p>0</text:p>
          </table:table-cell>
          <table:table-cell table:style-name="ce85" table:formula="of:=[$'ScSp stats'.N8]" office:value-type="float" office:value="0" calcext:value-type="float">
            <text:p>0</text:p>
          </table:table-cell>
          <table:table-cell table:formula="of:=[$'Bundle Stats'.E8]" office:value-type="float" office:value="102.516" calcext:value-type="float">
            <text:p>102.516</text:p>
          </table:table-cell>
          <table:table-cell table:formula="of:=[$'Bundle Stats'.F8]" office:value-type="float" office:value="99.303" calcext:value-type="float">
            <text:p>99.303</text:p>
          </table:table-cell>
          <table:table-cell table:formula="of:=[$'Bundle Stats'.G8]" office:value-type="float" office:value="132.279" calcext:value-type="float">
            <text:p>132.279</text:p>
          </table:table-cell>
          <table:table-cell table:formula="of:=[$'Bundle Stats'.I8]" office:value-type="float" office:value="3598.7" calcext:value-type="float">
            <text:p>3598.7</text:p>
          </table:table-cell>
          <table:table-cell table:formula="of:=[$'Bundle Stats'.J8]" office:value-type="float" office:value="69.5393" calcext:value-type="float">
            <text:p>69.5393</text:p>
          </table:table-cell>
          <table:table-cell table:formula="of:=[$'Bundle Stats'.L8]" office:value-type="float" office:value="69.5393" calcext:value-type="float">
            <text:p>69.5393</text:p>
          </table:table-cell>
          <table:table-cell table:formula="of:=[$'Bundle Stats'.M8]" office:value-type="float" office:value="99.0249" calcext:value-type="float">
            <text:p>99.0249</text:p>
          </table:table-cell>
          <table:table-cell table:formula="of:=[$'Bundle Stats'.N8]" office:value-type="float" office:value="29.7759" calcext:value-type="float">
            <text:p>29.7759</text:p>
          </table:table-cell>
        </table:table-row>
        <table:table-row table:style-name="ro1">
          <table:table-cell office:value-type="string" calcext:value-type="string">
            <text:p>sfsarp-20-20-3.txt </text:p>
          </table:table-cell>
          <table:table-cell table:style-name="ce85" table:formula="of:=[$'ScSp stats'.E9]" office:value-type="float" office:value="0" calcext:value-type="float">
            <text:p>0</text:p>
          </table:table-cell>
          <table:table-cell table:style-name="ce85" table:formula="of:=[$'ScSp stats'.F9]" office:value-type="float" office:value="0" calcext:value-type="float">
            <text:p>0</text:p>
          </table:table-cell>
          <table:table-cell table:style-name="ce85" table:formula="of:=[$'ScSp stats'.G9]" office:value-type="float" office:value="0" calcext:value-type="float">
            <text:p>0</text:p>
          </table:table-cell>
          <table:table-cell table:style-name="ce85" table:formula="of:=[$'ScSp stats'.I9]" office:value-type="float" office:value="0" calcext:value-type="float">
            <text:p>0</text:p>
          </table:table-cell>
          <table:table-cell table:style-name="ce85" table:formula="of:=[$'ScSp stats'.J9]" office:value-type="float" office:value="0" calcext:value-type="float">
            <text:p>0</text:p>
          </table:table-cell>
          <table:table-cell table:style-name="ce85" table:formula="of:=[$'ScSp stats'.L9]" office:value-type="float" office:value="0" calcext:value-type="float">
            <text:p>0</text:p>
          </table:table-cell>
          <table:table-cell table:style-name="ce85" table:formula="of:=[$'ScSp stats'.M9]" office:value-type="float" office:value="0" calcext:value-type="float">
            <text:p>0</text:p>
          </table:table-cell>
          <table:table-cell table:style-name="ce85" table:formula="of:=[$'ScSp stats'.N9]" office:value-type="float" office:value="0" calcext:value-type="float">
            <text:p>0</text:p>
          </table:table-cell>
          <table:table-cell table:formula="of:=[$'Bundle Stats'.E9]" office:value-type="float" office:value="96.902" calcext:value-type="float">
            <text:p>96.902</text:p>
          </table:table-cell>
          <table:table-cell table:formula="of:=[$'Bundle Stats'.F9]" office:value-type="float" office:value="89.391" calcext:value-type="float">
            <text:p>89.391</text:p>
          </table:table-cell>
          <table:table-cell table:formula="of:=[$'Bundle Stats'.G9]" office:value-type="float" office:value="127.708" calcext:value-type="float">
            <text:p>127.708</text:p>
          </table:table-cell>
          <table:table-cell table:formula="of:=[$'Bundle Stats'.I9]" office:value-type="float" office:value="3594.8" calcext:value-type="float">
            <text:p>3594.8</text:p>
          </table:table-cell>
          <table:table-cell table:formula="of:=[$'Bundle Stats'.J9]" office:value-type="float" office:value="58.5849" calcext:value-type="float">
            <text:p>58.5849</text:p>
          </table:table-cell>
          <table:table-cell table:formula="of:=[$'Bundle Stats'.L9]" office:value-type="float" office:value="58.5849" calcext:value-type="float">
            <text:p>58.5849</text:p>
          </table:table-cell>
          <table:table-cell table:formula="of:=[$'Bundle Stats'.M9]" office:value-type="float" office:value="74.4107" calcext:value-type="float">
            <text:p>74.4107</text:p>
          </table:table-cell>
          <table:table-cell table:formula="of:=[$'Bundle Stats'.N9]" office:value-type="float" office:value="21.2682" calcext:value-type="float">
            <text:p>21.2682</text:p>
          </table:table-cell>
        </table:table-row>
        <table:table-row table:style-name="ro1">
          <table:table-cell office:value-type="string" calcext:value-type="string">
            <text:p>sfsarp-20-20-4.txt </text:p>
          </table:table-cell>
          <table:table-cell table:style-name="ce85" table:formula="of:=[$'ScSp stats'.E10]" office:value-type="float" office:value="0" calcext:value-type="float">
            <text:p>0</text:p>
          </table:table-cell>
          <table:table-cell table:style-name="ce85" table:formula="of:=[$'ScSp stats'.F10]" office:value-type="float" office:value="0" calcext:value-type="float">
            <text:p>0</text:p>
          </table:table-cell>
          <table:table-cell table:style-name="ce85" table:formula="of:=[$'ScSp stats'.G10]" office:value-type="float" office:value="0" calcext:value-type="float">
            <text:p>0</text:p>
          </table:table-cell>
          <table:table-cell table:style-name="ce85" table:formula="of:=[$'ScSp stats'.I10]" office:value-type="float" office:value="0" calcext:value-type="float">
            <text:p>0</text:p>
          </table:table-cell>
          <table:table-cell table:style-name="ce85" table:formula="of:=[$'ScSp stats'.J10]" office:value-type="float" office:value="0" calcext:value-type="float">
            <text:p>0</text:p>
          </table:table-cell>
          <table:table-cell table:style-name="ce85" table:formula="of:=[$'ScSp stats'.L10]" office:value-type="float" office:value="0" calcext:value-type="float">
            <text:p>0</text:p>
          </table:table-cell>
          <table:table-cell table:style-name="ce85" table:formula="of:=[$'ScSp stats'.M10]" office:value-type="float" office:value="0" calcext:value-type="float">
            <text:p>0</text:p>
          </table:table-cell>
          <table:table-cell table:style-name="ce85" table:formula="of:=[$'ScSp stats'.N10]" office:value-type="float" office:value="0" calcext:value-type="float">
            <text:p>0</text:p>
          </table:table-cell>
          <table:table-cell table:formula="of:=[$'Bundle Stats'.E10]" office:value-type="float" office:value="230.205" calcext:value-type="float">
            <text:p>230.205</text:p>
          </table:table-cell>
          <table:table-cell table:formula="of:=[$'Bundle Stats'.F10]" office:value-type="float" office:value="258.369" calcext:value-type="float">
            <text:p>258.369</text:p>
          </table:table-cell>
          <table:table-cell table:formula="of:=[$'Bundle Stats'.G10]" office:value-type="float" office:value="177.18" calcext:value-type="float">
            <text:p>177.18</text:p>
          </table:table-cell>
          <table:table-cell table:formula="of:=[$'Bundle Stats'.I10]" office:value-type="float" office:value="1082.44" calcext:value-type="float">
            <text:p>1082.44</text:p>
          </table:table-cell>
          <table:table-cell table:formula="of:=[$'Bundle Stats'.J10]" office:value-type="float" office:value="311.393" calcext:value-type="float">
            <text:p>311.393</text:p>
          </table:table-cell>
          <table:table-cell table:formula="of:=[$'Bundle Stats'.L10]" office:value-type="float" office:value="311.393" calcext:value-type="float">
            <text:p>311.393</text:p>
          </table:table-cell>
          <table:table-cell table:formula="of:=[$'Bundle Stats'.M10]" office:value-type="float" office:value="311.393" calcext:value-type="float">
            <text:p>311.393</text:p>
          </table:table-cell>
          <table:table-cell table:formula="of:=[$'Bundle Stats'.N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5.txt </text:p>
          </table:table-cell>
          <table:table-cell table:style-name="ce85" table:formula="of:=[$'ScSp stats'.E11]" office:value-type="float" office:value="0" calcext:value-type="float">
            <text:p>0</text:p>
          </table:table-cell>
          <table:table-cell table:style-name="ce85" table:formula="of:=[$'ScSp stats'.F11]" office:value-type="float" office:value="0" calcext:value-type="float">
            <text:p>0</text:p>
          </table:table-cell>
          <table:table-cell table:style-name="ce85" table:formula="of:=[$'ScSp stats'.G11]" office:value-type="float" office:value="0" calcext:value-type="float">
            <text:p>0</text:p>
          </table:table-cell>
          <table:table-cell table:style-name="ce85" table:formula="of:=[$'ScSp stats'.I11]" office:value-type="float" office:value="0" calcext:value-type="float">
            <text:p>0</text:p>
          </table:table-cell>
          <table:table-cell table:style-name="ce85" table:formula="of:=[$'ScSp stats'.J11]" office:value-type="float" office:value="0" calcext:value-type="float">
            <text:p>0</text:p>
          </table:table-cell>
          <table:table-cell table:style-name="ce85" table:formula="of:=[$'ScSp stats'.L11]" office:value-type="float" office:value="0" calcext:value-type="float">
            <text:p>0</text:p>
          </table:table-cell>
          <table:table-cell table:style-name="ce85" table:formula="of:=[$'ScSp stats'.M11]" office:value-type="float" office:value="0" calcext:value-type="float">
            <text:p>0</text:p>
          </table:table-cell>
          <table:table-cell table:style-name="ce85" table:formula="of:=[$'ScSp stats'.N11]" office:value-type="float" office:value="0" calcext:value-type="float">
            <text:p>0</text:p>
          </table:table-cell>
          <table:table-cell table:formula="of:=[$'Bundle Stats'.E11]" office:value-type="float" office:value="229.063" calcext:value-type="float">
            <text:p>229.063</text:p>
          </table:table-cell>
          <table:table-cell table:formula="of:=[$'Bundle Stats'.F11]" office:value-type="float" office:value="251.364" calcext:value-type="float">
            <text:p>251.364</text:p>
          </table:table-cell>
          <table:table-cell table:formula="of:=[$'Bundle Stats'.G11]" office:value-type="float" office:value="175.662" calcext:value-type="float">
            <text:p>175.662</text:p>
          </table:table-cell>
          <table:table-cell table:formula="of:=[$'Bundle Stats'.I11]" office:value-type="float" office:value="3596.27" calcext:value-type="float">
            <text:p>3596.27</text:p>
          </table:table-cell>
          <table:table-cell table:formula="of:=[$'Bundle Stats'.J11]" office:value-type="float" office:value="304.765" calcext:value-type="float">
            <text:p>304.765</text:p>
          </table:table-cell>
          <table:table-cell table:formula="of:=[$'Bundle Stats'.L11]" office:value-type="float" office:value="304.765" calcext:value-type="float">
            <text:p>304.765</text:p>
          </table:table-cell>
          <table:table-cell table:formula="of:=[$'Bundle Stats'.M11]" office:value-type="float" office:value="331.86" calcext:value-type="float">
            <text:p>331.86</text:p>
          </table:table-cell>
          <table:table-cell table:formula="of:=[$'Bundle Stats'.N11]" office:value-type="float" office:value="8.16459" calcext:value-type="float">
            <text:p>8.16459</text:p>
          </table:table-cell>
        </table:table-row>
        <table:table-row table:style-name="ro1">
          <table:table-cell office:value-type="string" calcext:value-type="string">
            <text:p>sfsarp-20-25-1.txt </text:p>
          </table:table-cell>
          <table:table-cell table:style-name="ce85" table:formula="of:=[$'ScSp stats'.E12]" office:value-type="float" office:value="0" calcext:value-type="float">
            <text:p>0</text:p>
          </table:table-cell>
          <table:table-cell table:style-name="ce85" table:formula="of:=[$'ScSp stats'.F12]" office:value-type="float" office:value="0" calcext:value-type="float">
            <text:p>0</text:p>
          </table:table-cell>
          <table:table-cell table:style-name="ce85" table:formula="of:=[$'ScSp stats'.G12]" office:value-type="float" office:value="0" calcext:value-type="float">
            <text:p>0</text:p>
          </table:table-cell>
          <table:table-cell table:style-name="ce85" table:formula="of:=[$'ScSp stats'.I12]" office:value-type="float" office:value="0" calcext:value-type="float">
            <text:p>0</text:p>
          </table:table-cell>
          <table:table-cell table:style-name="ce85" table:formula="of:=[$'ScSp stats'.J12]" office:value-type="float" office:value="0" calcext:value-type="float">
            <text:p>0</text:p>
          </table:table-cell>
          <table:table-cell table:style-name="ce85" table:formula="of:=[$'ScSp stats'.L12]" office:value-type="float" office:value="0" calcext:value-type="float">
            <text:p>0</text:p>
          </table:table-cell>
          <table:table-cell table:style-name="ce85" table:formula="of:=[$'ScSp stats'.M12]" office:value-type="float" office:value="0" calcext:value-type="float">
            <text:p>0</text:p>
          </table:table-cell>
          <table:table-cell table:style-name="ce85" table:formula="of:=[$'ScSp stats'.N12]" office:value-type="float" office:value="0" calcext:value-type="float">
            <text:p>0</text:p>
          </table:table-cell>
          <table:table-cell table:formula="of:=[$'Bundle Stats'.E12]" office:value-type="float" office:value="248.078" calcext:value-type="float">
            <text:p>248.078</text:p>
          </table:table-cell>
          <table:table-cell table:formula="of:=[$'Bundle Stats'.F12]" office:value-type="float" office:value="287.527" calcext:value-type="float">
            <text:p>287.527</text:p>
          </table:table-cell>
          <table:table-cell table:formula="of:=[$'Bundle Stats'.G12]" office:value-type="float" office:value="163.078" calcext:value-type="float">
            <text:p>163.078</text:p>
          </table:table-cell>
          <table:table-cell table:formula="of:=[$'Bundle Stats'.I12]" office:value-type="float" office:value="3595.84" calcext:value-type="float">
            <text:p>3595.84</text:p>
          </table:table-cell>
          <table:table-cell table:formula="of:=[$'Bundle Stats'.J12]" office:value-type="float" office:value="372.527" calcext:value-type="float">
            <text:p>372.527</text:p>
          </table:table-cell>
          <table:table-cell table:formula="of:=[$'Bundle Stats'.L12]" office:value-type="float" office:value="372.527" calcext:value-type="float">
            <text:p>372.527</text:p>
          </table:table-cell>
          <table:table-cell table:formula="of:=[$'Bundle Stats'.M12]" office:value-type="float" office:value="396.54" calcext:value-type="float">
            <text:p>396.54</text:p>
          </table:table-cell>
          <table:table-cell table:formula="of:=[$'Bundle Stats'.N12]" office:value-type="float" office:value="6.05563" calcext:value-type="float">
            <text:p>6.05563</text:p>
          </table:table-cell>
        </table:table-row>
        <table:table-row table:style-name="ro1">
          <table:table-cell office:value-type="string" calcext:value-type="string">
            <text:p>sfsarp-20-25-2.txt </text:p>
          </table:table-cell>
          <table:table-cell table:style-name="ce85" table:formula="of:=[$'ScSp stats'.E13]" office:value-type="float" office:value="0" calcext:value-type="float">
            <text:p>0</text:p>
          </table:table-cell>
          <table:table-cell table:style-name="ce85" table:formula="of:=[$'ScSp stats'.F13]" office:value-type="float" office:value="0" calcext:value-type="float">
            <text:p>0</text:p>
          </table:table-cell>
          <table:table-cell table:style-name="ce85" table:formula="of:=[$'ScSp stats'.G13]" office:value-type="float" office:value="0" calcext:value-type="float">
            <text:p>0</text:p>
          </table:table-cell>
          <table:table-cell table:style-name="ce85" table:formula="of:=[$'ScSp stats'.I13]" office:value-type="float" office:value="0" calcext:value-type="float">
            <text:p>0</text:p>
          </table:table-cell>
          <table:table-cell table:style-name="ce85" table:formula="of:=[$'ScSp stats'.J13]" office:value-type="float" office:value="0" calcext:value-type="float">
            <text:p>0</text:p>
          </table:table-cell>
          <table:table-cell table:style-name="ce85" table:formula="of:=[$'ScSp stats'.L13]" office:value-type="float" office:value="0" calcext:value-type="float">
            <text:p>0</text:p>
          </table:table-cell>
          <table:table-cell table:style-name="ce85" table:formula="of:=[$'ScSp stats'.M13]" office:value-type="float" office:value="0" calcext:value-type="float">
            <text:p>0</text:p>
          </table:table-cell>
          <table:table-cell table:style-name="ce85" table:formula="of:=[$'ScSp stats'.N13]" office:value-type="float" office:value="0" calcext:value-type="float">
            <text:p>0</text:p>
          </table:table-cell>
          <table:table-cell table:formula="of:=[$'Bundle Stats'.E13]" office:value-type="float" office:value="259.742" calcext:value-type="float">
            <text:p>259.742</text:p>
          </table:table-cell>
          <table:table-cell table:formula="of:=[$'Bundle Stats'.F13]" office:value-type="float" office:value="264.795" calcext:value-type="float">
            <text:p>264.795</text:p>
          </table:table-cell>
          <table:table-cell table:formula="of:=[$'Bundle Stats'.G13]" office:value-type="float" office:value="196.385" calcext:value-type="float">
            <text:p>196.385</text:p>
          </table:table-cell>
          <table:table-cell table:formula="of:=[$'Bundle Stats'.I13]" office:value-type="float" office:value="3598.52" calcext:value-type="float">
            <text:p>3598.52</text:p>
          </table:table-cell>
          <table:table-cell table:formula="of:=[$'Bundle Stats'.J13]" office:value-type="float" office:value="328.152" calcext:value-type="float">
            <text:p>328.152</text:p>
          </table:table-cell>
          <table:table-cell table:formula="of:=[$'Bundle Stats'.L13]" office:value-type="float" office:value="328.152" calcext:value-type="float">
            <text:p>328.152</text:p>
          </table:table-cell>
          <table:table-cell table:formula="of:=[$'Bundle Stats'.M13]" office:value-type="float" office:value="357.657" calcext:value-type="float">
            <text:p>357.657</text:p>
          </table:table-cell>
          <table:table-cell table:formula="of:=[$'Bundle Stats'.N13]" office:value-type="float" office:value="8.24952" calcext:value-type="float">
            <text:p>8.24952</text:p>
          </table:table-cell>
        </table:table-row>
        <table:table-row table:style-name="ro1">
          <table:table-cell office:value-type="string" calcext:value-type="string">
            <text:p>sfsarp-20-25-3.txt </text:p>
          </table:table-cell>
          <table:table-cell table:style-name="ce85" table:formula="of:=[$'ScSp stats'.E14]" office:value-type="float" office:value="0" calcext:value-type="float">
            <text:p>0</text:p>
          </table:table-cell>
          <table:table-cell table:style-name="ce85" table:formula="of:=[$'ScSp stats'.F14]" office:value-type="float" office:value="0" calcext:value-type="float">
            <text:p>0</text:p>
          </table:table-cell>
          <table:table-cell table:style-name="ce85" table:formula="of:=[$'ScSp stats'.G14]" office:value-type="float" office:value="0" calcext:value-type="float">
            <text:p>0</text:p>
          </table:table-cell>
          <table:table-cell table:style-name="ce85" table:formula="of:=[$'ScSp stats'.I14]" office:value-type="float" office:value="0" calcext:value-type="float">
            <text:p>0</text:p>
          </table:table-cell>
          <table:table-cell table:style-name="ce85" table:formula="of:=[$'ScSp stats'.J14]" office:value-type="float" office:value="0" calcext:value-type="float">
            <text:p>0</text:p>
          </table:table-cell>
          <table:table-cell table:style-name="ce85" table:formula="of:=[$'ScSp stats'.L14]" office:value-type="float" office:value="0" calcext:value-type="float">
            <text:p>0</text:p>
          </table:table-cell>
          <table:table-cell table:style-name="ce85" table:formula="of:=[$'ScSp stats'.M14]" office:value-type="float" office:value="0" calcext:value-type="float">
            <text:p>0</text:p>
          </table:table-cell>
          <table:table-cell table:style-name="ce85" table:formula="of:=[$'ScSp stats'.N14]" office:value-type="float" office:value="0" calcext:value-type="float">
            <text:p>0</text:p>
          </table:table-cell>
          <table:table-cell table:formula="of:=[$'Bundle Stats'.E14]" office:value-type="float" office:value="85.8101" calcext:value-type="float">
            <text:p>85.8101</text:p>
          </table:table-cell>
          <table:table-cell table:formula="of:=[$'Bundle Stats'.F14]" office:value-type="float" office:value="69.4256" calcext:value-type="float">
            <text:p>69.4256</text:p>
          </table:table-cell>
          <table:table-cell table:formula="of:=[$'Bundle Stats'.G14]" office:value-type="float" office:value="108.421" calcext:value-type="float">
            <text:p>108.421</text:p>
          </table:table-cell>
          <table:table-cell table:formula="of:=[$'Bundle Stats'.I14]" office:value-type="float" office:value="3597.35" calcext:value-type="float">
            <text:p>3597.35</text:p>
          </table:table-cell>
          <table:table-cell table:formula="of:=[$'Bundle Stats'.J14]" office:value-type="float" office:value="46.8145" calcext:value-type="float">
            <text:p>46.8145</text:p>
          </table:table-cell>
          <table:table-cell table:formula="of:=[$'Bundle Stats'.L14]" office:value-type="float" office:value="46.8145" calcext:value-type="float">
            <text:p>46.8145</text:p>
          </table:table-cell>
          <table:table-cell table:formula="of:=[$'Bundle Stats'.M14]" office:value-type="float" office:value="69.871" calcext:value-type="float">
            <text:p>69.871</text:p>
          </table:table-cell>
          <table:table-cell table:formula="of:=[$'Bundle Stats'.N14]" office:value-type="float" office:value="32.9987" calcext:value-type="float">
            <text:p>32.9987</text:p>
          </table:table-cell>
        </table:table-row>
        <table:table-row table:style-name="ro1">
          <table:table-cell office:value-type="string" calcext:value-type="string">
            <text:p>sfsarp-20-25-4.txt </text:p>
          </table:table-cell>
          <table:table-cell table:style-name="ce85" table:formula="of:=[$'ScSp stats'.E15]" office:value-type="float" office:value="0" calcext:value-type="float">
            <text:p>0</text:p>
          </table:table-cell>
          <table:table-cell table:style-name="ce85" table:formula="of:=[$'ScSp stats'.F15]" office:value-type="float" office:value="0" calcext:value-type="float">
            <text:p>0</text:p>
          </table:table-cell>
          <table:table-cell table:style-name="ce85" table:formula="of:=[$'ScSp stats'.G15]" office:value-type="float" office:value="0" calcext:value-type="float">
            <text:p>0</text:p>
          </table:table-cell>
          <table:table-cell table:style-name="ce85" table:formula="of:=[$'ScSp stats'.I15]" office:value-type="float" office:value="0" calcext:value-type="float">
            <text:p>0</text:p>
          </table:table-cell>
          <table:table-cell table:style-name="ce85" table:formula="of:=[$'ScSp stats'.J15]" office:value-type="float" office:value="0" calcext:value-type="float">
            <text:p>0</text:p>
          </table:table-cell>
          <table:table-cell table:style-name="ce85" table:formula="of:=[$'ScSp stats'.L15]" office:value-type="float" office:value="0" calcext:value-type="float">
            <text:p>0</text:p>
          </table:table-cell>
          <table:table-cell table:style-name="ce85" table:formula="of:=[$'ScSp stats'.M15]" office:value-type="float" office:value="0" calcext:value-type="float">
            <text:p>0</text:p>
          </table:table-cell>
          <table:table-cell table:style-name="ce85" table:formula="of:=[$'ScSp stats'.N15]" office:value-type="float" office:value="0" calcext:value-type="float">
            <text:p>0</text:p>
          </table:table-cell>
          <table:table-cell table:formula="of:=[$'Bundle Stats'.E15]" office:value-type="float" office:value="90.755" calcext:value-type="float">
            <text:p>90.755</text:p>
          </table:table-cell>
          <table:table-cell table:formula="of:=[$'Bundle Stats'.F15]" office:value-type="float" office:value="59.9198" calcext:value-type="float">
            <text:p>59.9198</text:p>
          </table:table-cell>
          <table:table-cell table:formula="of:=[$'Bundle Stats'.G15]" office:value-type="float" office:value="115.621" calcext:value-type="float">
            <text:p>115.621</text:p>
          </table:table-cell>
          <table:table-cell table:formula="of:=[$'Bundle Stats'.I15]" office:value-type="float" office:value="3595.95" calcext:value-type="float">
            <text:p>3595.95</text:p>
          </table:table-cell>
          <table:table-cell table:formula="of:=[$'Bundle Stats'.J15]" office:value-type="float" office:value="35.0538" calcext:value-type="float">
            <text:p>35.0538</text:p>
          </table:table-cell>
          <table:table-cell table:formula="of:=[$'Bundle Stats'.L15]" office:value-type="float" office:value="35.0538" calcext:value-type="float">
            <text:p>35.0538</text:p>
          </table:table-cell>
          <table:table-cell table:formula="of:=[$'Bundle Stats'.M15]" office:value-type="float" office:value="57.2242" calcext:value-type="float">
            <text:p>57.2242</text:p>
          </table:table-cell>
          <table:table-cell table:formula="of:=[$'Bundle Stats'.N15]" office:value-type="float" office:value="38.743" calcext:value-type="float">
            <text:p>38.743</text:p>
          </table:table-cell>
        </table:table-row>
        <table:table-row table:style-name="ro1">
          <table:table-cell office:value-type="string" calcext:value-type="string">
            <text:p>sfsarp-20-25-5.txt </text:p>
          </table:table-cell>
          <table:table-cell table:style-name="ce85" table:formula="of:=[$'ScSp stats'.E16]" office:value-type="float" office:value="0" calcext:value-type="float">
            <text:p>0</text:p>
          </table:table-cell>
          <table:table-cell table:style-name="ce85" table:formula="of:=[$'ScSp stats'.F16]" office:value-type="float" office:value="0" calcext:value-type="float">
            <text:p>0</text:p>
          </table:table-cell>
          <table:table-cell table:style-name="ce85" table:formula="of:=[$'ScSp stats'.G16]" office:value-type="float" office:value="0" calcext:value-type="float">
            <text:p>0</text:p>
          </table:table-cell>
          <table:table-cell table:style-name="ce85" table:formula="of:=[$'ScSp stats'.I16]" office:value-type="float" office:value="0" calcext:value-type="float">
            <text:p>0</text:p>
          </table:table-cell>
          <table:table-cell table:style-name="ce85" table:formula="of:=[$'ScSp stats'.J16]" office:value-type="float" office:value="0" calcext:value-type="float">
            <text:p>0</text:p>
          </table:table-cell>
          <table:table-cell table:style-name="ce85" table:formula="of:=[$'ScSp stats'.L16]" office:value-type="float" office:value="0" calcext:value-type="float">
            <text:p>0</text:p>
          </table:table-cell>
          <table:table-cell table:style-name="ce85" table:formula="of:=[$'ScSp stats'.M16]" office:value-type="float" office:value="0" calcext:value-type="float">
            <text:p>0</text:p>
          </table:table-cell>
          <table:table-cell table:style-name="ce85" table:formula="of:=[$'ScSp stats'.N16]" office:value-type="float" office:value="0" calcext:value-type="float">
            <text:p>0</text:p>
          </table:table-cell>
          <table:table-cell table:formula="of:=[$'Bundle Stats'.E16]" office:value-type="float" office:value="87.8308" calcext:value-type="float">
            <text:p>87.8308</text:p>
          </table:table-cell>
          <table:table-cell table:formula="of:=[$'Bundle Stats'.F16]" office:value-type="float" office:value="49.0694" calcext:value-type="float">
            <text:p>49.0694</text:p>
          </table:table-cell>
          <table:table-cell table:formula="of:=[$'Bundle Stats'.G16]" office:value-type="float" office:value="83.3754" calcext:value-type="float">
            <text:p>83.3754</text:p>
          </table:table-cell>
          <table:table-cell table:formula="of:=[$'Bundle Stats'.I16]" office:value-type="float" office:value="1356.2" calcext:value-type="float">
            <text:p>1356.2</text:p>
          </table:table-cell>
          <table:table-cell table:formula="of:=[$'Bundle Stats'.J16]" office:value-type="float" office:value="53.5249" calcext:value-type="float">
            <text:p>53.5249</text:p>
          </table:table-cell>
          <table:table-cell table:formula="of:=[$'Bundle Stats'.L16]" office:value-type="float" office:value="53.5249" calcext:value-type="float">
            <text:p>53.5249</text:p>
          </table:table-cell>
          <table:table-cell table:formula="of:=[$'Bundle Stats'.M16]" office:value-type="float" office:value="53.5249" calcext:value-type="float">
            <text:p>53.5249</text:p>
          </table:table-cell>
          <table:table-cell table:formula="of:=[$'Bundle Stats'.N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1.txt </text:p>
          </table:table-cell>
          <table:table-cell table:style-name="ce85" table:formula="of:=[$'ScSp stats'.E17]" office:value-type="float" office:value="0" calcext:value-type="float">
            <text:p>0</text:p>
          </table:table-cell>
          <table:table-cell table:style-name="ce85" table:formula="of:=[$'ScSp stats'.F17]" office:value-type="float" office:value="0" calcext:value-type="float">
            <text:p>0</text:p>
          </table:table-cell>
          <table:table-cell table:style-name="ce85" table:formula="of:=[$'ScSp stats'.G17]" office:value-type="float" office:value="0" calcext:value-type="float">
            <text:p>0</text:p>
          </table:table-cell>
          <table:table-cell table:style-name="ce85" table:formula="of:=[$'ScSp stats'.I17]" office:value-type="float" office:value="0" calcext:value-type="float">
            <text:p>0</text:p>
          </table:table-cell>
          <table:table-cell table:style-name="ce85" table:formula="of:=[$'ScSp stats'.J17]" office:value-type="float" office:value="0" calcext:value-type="float">
            <text:p>0</text:p>
          </table:table-cell>
          <table:table-cell table:style-name="ce85" table:formula="of:=[$'ScSp stats'.L17]" office:value-type="float" office:value="0" calcext:value-type="float">
            <text:p>0</text:p>
          </table:table-cell>
          <table:table-cell table:style-name="ce85" table:formula="of:=[$'ScSp stats'.M17]" office:value-type="float" office:value="0" calcext:value-type="float">
            <text:p>0</text:p>
          </table:table-cell>
          <table:table-cell table:style-name="ce85" table:formula="of:=[$'ScSp stats'.N17]" office:value-type="float" office:value="0" calcext:value-type="float">
            <text:p>0</text:p>
          </table:table-cell>
          <table:table-cell table:formula="of:=[$'Bundle Stats'.E17]" office:value-type="float" office:value="84.6121" calcext:value-type="float">
            <text:p>84.6121</text:p>
          </table:table-cell>
          <table:table-cell table:formula="of:=[$'Bundle Stats'.F17]" office:value-type="float" office:value="85.8854" calcext:value-type="float">
            <text:p>85.8854</text:p>
          </table:table-cell>
          <table:table-cell table:formula="of:=[$'Bundle Stats'.G17]" office:value-type="float" office:value="120.792" calcext:value-type="float">
            <text:p>120.792</text:p>
          </table:table-cell>
          <table:table-cell table:formula="of:=[$'Bundle Stats'.I17]" office:value-type="float" office:value="3595.95" calcext:value-type="float">
            <text:p>3595.95</text:p>
          </table:table-cell>
          <table:table-cell table:formula="of:=[$'Bundle Stats'.J17]" office:value-type="float" office:value="49.705" calcext:value-type="float">
            <text:p>49.705</text:p>
          </table:table-cell>
          <table:table-cell table:formula="of:=[$'Bundle Stats'.L17]" office:value-type="float" office:value="49.705" calcext:value-type="float">
            <text:p>49.705</text:p>
          </table:table-cell>
          <table:table-cell table:formula="of:=[$'Bundle Stats'.M17]" office:value-type="float" office:value="59.8927" calcext:value-type="float">
            <text:p>59.8927</text:p>
          </table:table-cell>
          <table:table-cell table:formula="of:=[$'Bundle Stats'.N17]" office:value-type="float" office:value="17.0099" calcext:value-type="float">
            <text:p>17.0099</text:p>
          </table:table-cell>
        </table:table-row>
        <table:table-row table:style-name="ro1">
          <table:table-cell office:value-type="string" calcext:value-type="string">
            <text:p>sfsarp-25-15-2.txt </text:p>
          </table:table-cell>
          <table:table-cell table:style-name="ce85" table:formula="of:=[$'ScSp stats'.E18]" office:value-type="float" office:value="0" calcext:value-type="float">
            <text:p>0</text:p>
          </table:table-cell>
          <table:table-cell table:style-name="ce85" table:formula="of:=[$'ScSp stats'.F18]" office:value-type="float" office:value="0" calcext:value-type="float">
            <text:p>0</text:p>
          </table:table-cell>
          <table:table-cell table:style-name="ce85" table:formula="of:=[$'ScSp stats'.G18]" office:value-type="float" office:value="0" calcext:value-type="float">
            <text:p>0</text:p>
          </table:table-cell>
          <table:table-cell table:style-name="ce85" table:formula="of:=[$'ScSp stats'.I18]" office:value-type="float" office:value="0" calcext:value-type="float">
            <text:p>0</text:p>
          </table:table-cell>
          <table:table-cell table:style-name="ce85" table:formula="of:=[$'ScSp stats'.J18]" office:value-type="float" office:value="0" calcext:value-type="float">
            <text:p>0</text:p>
          </table:table-cell>
          <table:table-cell table:style-name="ce85" table:formula="of:=[$'ScSp stats'.L18]" office:value-type="float" office:value="0" calcext:value-type="float">
            <text:p>0</text:p>
          </table:table-cell>
          <table:table-cell table:style-name="ce85" table:formula="of:=[$'ScSp stats'.M18]" office:value-type="float" office:value="0" calcext:value-type="float">
            <text:p>0</text:p>
          </table:table-cell>
          <table:table-cell table:style-name="ce85" table:formula="of:=[$'ScSp stats'.N18]" office:value-type="float" office:value="0" calcext:value-type="float">
            <text:p>0</text:p>
          </table:table-cell>
          <table:table-cell table:formula="of:=[$'Bundle Stats'.E18]" office:value-type="float" office:value="101.273" calcext:value-type="float">
            <text:p>101.273</text:p>
          </table:table-cell>
          <table:table-cell table:formula="of:=[$'Bundle Stats'.F18]" office:value-type="float" office:value="138.753" calcext:value-type="float">
            <text:p>138.753</text:p>
          </table:table-cell>
          <table:table-cell table:formula="of:=[$'Bundle Stats'.G18]" office:value-type="float" office:value="127.329" calcext:value-type="float">
            <text:p>127.329</text:p>
          </table:table-cell>
          <table:table-cell table:formula="of:=[$'Bundle Stats'.I18]" office:value-type="float" office:value="813.56" calcext:value-type="float">
            <text:p>813.56</text:p>
          </table:table-cell>
          <table:table-cell table:formula="of:=[$'Bundle Stats'.J18]" office:value-type="float" office:value="112.697" calcext:value-type="float">
            <text:p>112.697</text:p>
          </table:table-cell>
          <table:table-cell table:formula="of:=[$'Bundle Stats'.L18]" office:value-type="float" office:value="112.697" calcext:value-type="float">
            <text:p>112.697</text:p>
          </table:table-cell>
          <table:table-cell table:formula="of:=[$'Bundle Stats'.M18]" office:value-type="float" office:value="112.697" calcext:value-type="float">
            <text:p>112.697</text:p>
          </table:table-cell>
          <table:table-cell table:formula="of:=[$'Bundle Stats'.N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3.txt </text:p>
          </table:table-cell>
          <table:table-cell table:style-name="ce85" table:formula="of:=[$'ScSp stats'.E19]" office:value-type="float" office:value="0" calcext:value-type="float">
            <text:p>0</text:p>
          </table:table-cell>
          <table:table-cell table:style-name="ce85" table:formula="of:=[$'ScSp stats'.F19]" office:value-type="float" office:value="0" calcext:value-type="float">
            <text:p>0</text:p>
          </table:table-cell>
          <table:table-cell table:style-name="ce85" table:formula="of:=[$'ScSp stats'.G19]" office:value-type="float" office:value="0" calcext:value-type="float">
            <text:p>0</text:p>
          </table:table-cell>
          <table:table-cell table:style-name="ce85" table:formula="of:=[$'ScSp stats'.I19]" office:value-type="float" office:value="0" calcext:value-type="float">
            <text:p>0</text:p>
          </table:table-cell>
          <table:table-cell table:style-name="ce85" table:formula="of:=[$'ScSp stats'.J19]" office:value-type="float" office:value="0" calcext:value-type="float">
            <text:p>0</text:p>
          </table:table-cell>
          <table:table-cell table:style-name="ce85" table:formula="of:=[$'ScSp stats'.L19]" office:value-type="float" office:value="0" calcext:value-type="float">
            <text:p>0</text:p>
          </table:table-cell>
          <table:table-cell table:style-name="ce85" table:formula="of:=[$'ScSp stats'.M19]" office:value-type="float" office:value="0" calcext:value-type="float">
            <text:p>0</text:p>
          </table:table-cell>
          <table:table-cell table:style-name="ce85" table:formula="of:=[$'ScSp stats'.N19]" office:value-type="float" office:value="0" calcext:value-type="float">
            <text:p>0</text:p>
          </table:table-cell>
          <table:table-cell table:formula="of:=[$'Bundle Stats'.E19]" office:value-type="float" office:value="105.411" calcext:value-type="float">
            <text:p>105.411</text:p>
          </table:table-cell>
          <table:table-cell table:formula="of:=[$'Bundle Stats'.F19]" office:value-type="float" office:value="66.9345" calcext:value-type="float">
            <text:p>66.9345</text:p>
          </table:table-cell>
          <table:table-cell table:formula="of:=[$'Bundle Stats'.G19]" office:value-type="float" office:value="97.4492" calcext:value-type="float">
            <text:p>97.4492</text:p>
          </table:table-cell>
          <table:table-cell table:formula="of:=[$'Bundle Stats'.I19]" office:value-type="float" office:value="3357.24" calcext:value-type="float">
            <text:p>3357.24</text:p>
          </table:table-cell>
          <table:table-cell table:formula="of:=[$'Bundle Stats'.J19]" office:value-type="float" office:value="74.8963" calcext:value-type="float">
            <text:p>74.8963</text:p>
          </table:table-cell>
          <table:table-cell table:formula="of:=[$'Bundle Stats'.L19]" office:value-type="float" office:value="74.8963" calcext:value-type="float">
            <text:p>74.8963</text:p>
          </table:table-cell>
          <table:table-cell table:formula="of:=[$'Bundle Stats'.M19]" office:value-type="float" office:value="74.898" calcext:value-type="float">
            <text:p>74.898</text:p>
          </table:table-cell>
          <table:table-cell table:formula="of:=[$'Bundle Stats'.N19]" office:value-type="float" office:value="0.00226975" calcext:value-type="float">
            <text:p>0.00226975</text:p>
          </table:table-cell>
        </table:table-row>
        <table:table-row table:style-name="ro1">
          <table:table-cell office:value-type="string" calcext:value-type="string">
            <text:p>sfsarp-25-15-4.txt </text:p>
          </table:table-cell>
          <table:table-cell table:style-name="ce85" table:formula="of:=[$'ScSp stats'.E20]" office:value-type="float" office:value="0" calcext:value-type="float">
            <text:p>0</text:p>
          </table:table-cell>
          <table:table-cell table:style-name="ce85" table:formula="of:=[$'ScSp stats'.F20]" office:value-type="float" office:value="0" calcext:value-type="float">
            <text:p>0</text:p>
          </table:table-cell>
          <table:table-cell table:style-name="ce85" table:formula="of:=[$'ScSp stats'.G20]" office:value-type="float" office:value="0" calcext:value-type="float">
            <text:p>0</text:p>
          </table:table-cell>
          <table:table-cell table:style-name="ce85" table:formula="of:=[$'ScSp stats'.I20]" office:value-type="float" office:value="0" calcext:value-type="float">
            <text:p>0</text:p>
          </table:table-cell>
          <table:table-cell table:style-name="ce85" table:formula="of:=[$'ScSp stats'.J20]" office:value-type="float" office:value="0" calcext:value-type="float">
            <text:p>0</text:p>
          </table:table-cell>
          <table:table-cell table:style-name="ce85" table:formula="of:=[$'ScSp stats'.L20]" office:value-type="float" office:value="0" calcext:value-type="float">
            <text:p>0</text:p>
          </table:table-cell>
          <table:table-cell table:style-name="ce85" table:formula="of:=[$'ScSp stats'.M20]" office:value-type="float" office:value="0" calcext:value-type="float">
            <text:p>0</text:p>
          </table:table-cell>
          <table:table-cell table:style-name="ce85" table:formula="of:=[$'ScSp stats'.N20]" office:value-type="float" office:value="0" calcext:value-type="float">
            <text:p>0</text:p>
          </table:table-cell>
          <table:table-cell table:formula="of:=[$'Bundle Stats'.E20]" office:value-type="float" office:value="105.903" calcext:value-type="float">
            <text:p>105.903</text:p>
          </table:table-cell>
          <table:table-cell table:formula="of:=[$'Bundle Stats'.F20]" office:value-type="float" office:value="132.229" calcext:value-type="float">
            <text:p>132.229</text:p>
          </table:table-cell>
          <table:table-cell table:formula="of:=[$'Bundle Stats'.G20]" office:value-type="float" office:value="125.566" calcext:value-type="float">
            <text:p>125.566</text:p>
          </table:table-cell>
          <table:table-cell table:formula="of:=[$'Bundle Stats'.I20]" office:value-type="float" office:value="1252.19" calcext:value-type="float">
            <text:p>1252.19</text:p>
          </table:table-cell>
          <table:table-cell table:formula="of:=[$'Bundle Stats'.J20]" office:value-type="float" office:value="112.566" calcext:value-type="float">
            <text:p>112.566</text:p>
          </table:table-cell>
          <table:table-cell table:formula="of:=[$'Bundle Stats'.L20]" office:value-type="float" office:value="112.566" calcext:value-type="float">
            <text:p>112.566</text:p>
          </table:table-cell>
          <table:table-cell table:formula="of:=[$'Bundle Stats'.M20]" office:value-type="float" office:value="112.566" calcext:value-type="float">
            <text:p>112.566</text:p>
          </table:table-cell>
          <table:table-cell table:formula="of:=[$'Bundle Stats'.N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5.txt </text:p>
          </table:table-cell>
          <table:table-cell table:style-name="ce85" table:formula="of:=[$'ScSp stats'.E21]" office:value-type="float" office:value="0" calcext:value-type="float">
            <text:p>0</text:p>
          </table:table-cell>
          <table:table-cell table:style-name="ce85" table:formula="of:=[$'ScSp stats'.F21]" office:value-type="float" office:value="0" calcext:value-type="float">
            <text:p>0</text:p>
          </table:table-cell>
          <table:table-cell table:style-name="ce85" table:formula="of:=[$'ScSp stats'.G21]" office:value-type="float" office:value="0" calcext:value-type="float">
            <text:p>0</text:p>
          </table:table-cell>
          <table:table-cell table:style-name="ce85" table:formula="of:=[$'ScSp stats'.I21]" office:value-type="float" office:value="0" calcext:value-type="float">
            <text:p>0</text:p>
          </table:table-cell>
          <table:table-cell table:style-name="ce85" table:formula="of:=[$'ScSp stats'.J21]" office:value-type="float" office:value="0" calcext:value-type="float">
            <text:p>0</text:p>
          </table:table-cell>
          <table:table-cell table:style-name="ce85" table:formula="of:=[$'ScSp stats'.L21]" office:value-type="float" office:value="0" calcext:value-type="float">
            <text:p>0</text:p>
          </table:table-cell>
          <table:table-cell table:style-name="ce85" table:formula="of:=[$'ScSp stats'.M21]" office:value-type="float" office:value="0" calcext:value-type="float">
            <text:p>0</text:p>
          </table:table-cell>
          <table:table-cell table:style-name="ce85" table:formula="of:=[$'ScSp stats'.N21]" office:value-type="float" office:value="0" calcext:value-type="float">
            <text:p>0</text:p>
          </table:table-cell>
          <table:table-cell table:formula="of:=[$'Bundle Stats'.E21]" office:value-type="float" office:value="98.2962" calcext:value-type="float">
            <text:p>98.2962</text:p>
          </table:table-cell>
          <table:table-cell table:formula="of:=[$'Bundle Stats'.F21]" office:value-type="float" office:value="123.867" calcext:value-type="float">
            <text:p>123.867</text:p>
          </table:table-cell>
          <table:table-cell table:formula="of:=[$'Bundle Stats'.G21]" office:value-type="float" office:value="151.705" calcext:value-type="float">
            <text:p>151.705</text:p>
          </table:table-cell>
          <table:table-cell table:formula="of:=[$'Bundle Stats'.I21]" office:value-type="float" office:value="3598.15" calcext:value-type="float">
            <text:p>3598.15</text:p>
          </table:table-cell>
          <table:table-cell table:formula="of:=[$'Bundle Stats'.J21]" office:value-type="float" office:value="70.4582" calcext:value-type="float">
            <text:p>70.4582</text:p>
          </table:table-cell>
          <table:table-cell table:formula="of:=[$'Bundle Stats'.L21]" office:value-type="float" office:value="70.4582" calcext:value-type="float">
            <text:p>70.4582</text:p>
          </table:table-cell>
          <table:table-cell table:formula="of:=[$'Bundle Stats'.M21]" office:value-type="float" office:value="75.769" calcext:value-type="float">
            <text:p>75.769</text:p>
          </table:table-cell>
          <table:table-cell table:formula="of:=[$'Bundle Stats'.N21]" office:value-type="float" office:value="7.0092" calcext:value-type="float">
            <text:p>7.0092</text:p>
          </table:table-cell>
        </table:table-row>
        <table:table-row table:style-name="ro1">
          <table:table-cell office:value-type="string" calcext:value-type="string">
            <text:p>sfsarp-25-20-1.txt </text:p>
          </table:table-cell>
          <table:table-cell table:style-name="ce85" table:formula="of:=[$'ScSp stats'.E22]" office:value-type="float" office:value="0" calcext:value-type="float">
            <text:p>0</text:p>
          </table:table-cell>
          <table:table-cell table:style-name="ce85" table:formula="of:=[$'ScSp stats'.F22]" office:value-type="float" office:value="0" calcext:value-type="float">
            <text:p>0</text:p>
          </table:table-cell>
          <table:table-cell table:style-name="ce85" table:formula="of:=[$'ScSp stats'.G22]" office:value-type="float" office:value="0" calcext:value-type="float">
            <text:p>0</text:p>
          </table:table-cell>
          <table:table-cell table:style-name="ce85" table:formula="of:=[$'ScSp stats'.I22]" office:value-type="float" office:value="0" calcext:value-type="float">
            <text:p>0</text:p>
          </table:table-cell>
          <table:table-cell table:style-name="ce85" table:formula="of:=[$'ScSp stats'.J22]" office:value-type="float" office:value="0" calcext:value-type="float">
            <text:p>0</text:p>
          </table:table-cell>
          <table:table-cell table:style-name="ce85" table:formula="of:=[$'ScSp stats'.L22]" office:value-type="float" office:value="0" calcext:value-type="float">
            <text:p>0</text:p>
          </table:table-cell>
          <table:table-cell table:style-name="ce85" table:formula="of:=[$'ScSp stats'.M22]" office:value-type="float" office:value="0" calcext:value-type="float">
            <text:p>0</text:p>
          </table:table-cell>
          <table:table-cell table:style-name="ce85" table:formula="of:=[$'ScSp stats'.N22]" office:value-type="float" office:value="0" calcext:value-type="float">
            <text:p>0</text:p>
          </table:table-cell>
          <table:table-cell table:formula="of:=[$'Bundle Stats'.E22]" office:value-type="float" office:value="252.122" calcext:value-type="float">
            <text:p>252.122</text:p>
          </table:table-cell>
          <table:table-cell table:formula="of:=[$'Bundle Stats'.F22]" office:value-type="float" office:value="326.525" calcext:value-type="float">
            <text:p>326.525</text:p>
          </table:table-cell>
          <table:table-cell table:formula="of:=[$'Bundle Stats'.G22]" office:value-type="float" office:value="191.781" calcext:value-type="float">
            <text:p>191.781</text:p>
          </table:table-cell>
          <table:table-cell table:formula="of:=[$'Bundle Stats'.I22]" office:value-type="float" office:value="3594.22" calcext:value-type="float">
            <text:p>3594.22</text:p>
          </table:table-cell>
          <table:table-cell table:formula="of:=[$'Bundle Stats'.J22]" office:value-type="float" office:value="386.866" calcext:value-type="float">
            <text:p>386.866</text:p>
          </table:table-cell>
          <table:table-cell table:formula="of:=[$'Bundle Stats'.L22]" office:value-type="float" office:value="386.866" calcext:value-type="float">
            <text:p>386.866</text:p>
          </table:table-cell>
          <table:table-cell table:formula="of:=[$'Bundle Stats'.M22]" office:value-type="float" office:value="405.546" calcext:value-type="float">
            <text:p>405.546</text:p>
          </table:table-cell>
          <table:table-cell table:formula="of:=[$'Bundle Stats'.N22]" office:value-type="float" office:value="4.60614" calcext:value-type="float">
            <text:p>4.60614</text:p>
          </table:table-cell>
        </table:table-row>
        <table:table-row table:style-name="ro1">
          <table:table-cell office:value-type="string" calcext:value-type="string">
            <text:p>sfsarp-25-20-2.txt </text:p>
          </table:table-cell>
          <table:table-cell table:style-name="ce85" table:formula="of:=[$'ScSp stats'.E23]" office:value-type="float" office:value="0" calcext:value-type="float">
            <text:p>0</text:p>
          </table:table-cell>
          <table:table-cell table:style-name="ce85" table:formula="of:=[$'ScSp stats'.F23]" office:value-type="float" office:value="0" calcext:value-type="float">
            <text:p>0</text:p>
          </table:table-cell>
          <table:table-cell table:style-name="ce85" table:formula="of:=[$'ScSp stats'.G23]" office:value-type="float" office:value="0" calcext:value-type="float">
            <text:p>0</text:p>
          </table:table-cell>
          <table:table-cell table:style-name="ce85" table:formula="of:=[$'ScSp stats'.I23]" office:value-type="float" office:value="0" calcext:value-type="float">
            <text:p>0</text:p>
          </table:table-cell>
          <table:table-cell table:style-name="ce85" table:formula="of:=[$'ScSp stats'.J23]" office:value-type="float" office:value="0" calcext:value-type="float">
            <text:p>0</text:p>
          </table:table-cell>
          <table:table-cell table:style-name="ce85" table:formula="of:=[$'ScSp stats'.L23]" office:value-type="float" office:value="0" calcext:value-type="float">
            <text:p>0</text:p>
          </table:table-cell>
          <table:table-cell table:style-name="ce85" table:formula="of:=[$'ScSp stats'.M23]" office:value-type="float" office:value="0" calcext:value-type="float">
            <text:p>0</text:p>
          </table:table-cell>
          <table:table-cell table:style-name="ce85" table:formula="of:=[$'ScSp stats'.N23]" office:value-type="float" office:value="0" calcext:value-type="float">
            <text:p>0</text:p>
          </table:table-cell>
          <table:table-cell table:formula="of:=[$'Bundle Stats'.E23]" office:value-type="float" office:value="214.805" calcext:value-type="float">
            <text:p>214.805</text:p>
          </table:table-cell>
          <table:table-cell table:formula="of:=[$'Bundle Stats'.F23]" office:value-type="float" office:value="327.166" calcext:value-type="float">
            <text:p>327.166</text:p>
          </table:table-cell>
          <table:table-cell table:formula="of:=[$'Bundle Stats'.G23]" office:value-type="float" office:value="209.286" calcext:value-type="float">
            <text:p>209.286</text:p>
          </table:table-cell>
          <table:table-cell table:formula="of:=[$'Bundle Stats'.I23]" office:value-type="float" office:value="3594.4" calcext:value-type="float">
            <text:p>3594.4</text:p>
          </table:table-cell>
          <table:table-cell table:formula="of:=[$'Bundle Stats'.J23]" office:value-type="float" office:value="332.685" calcext:value-type="float">
            <text:p>332.685</text:p>
          </table:table-cell>
          <table:table-cell table:formula="of:=[$'Bundle Stats'.L23]" office:value-type="float" office:value="332.685" calcext:value-type="float">
            <text:p>332.685</text:p>
          </table:table-cell>
          <table:table-cell table:formula="of:=[$'Bundle Stats'.M23]" office:value-type="float" office:value="366.626" calcext:value-type="float">
            <text:p>366.626</text:p>
          </table:table-cell>
          <table:table-cell table:formula="of:=[$'Bundle Stats'.N23]" office:value-type="float" office:value="9.25766" calcext:value-type="float">
            <text:p>9.25766</text:p>
          </table:table-cell>
        </table:table-row>
        <table:table-row table:style-name="ro1">
          <table:table-cell office:value-type="string" calcext:value-type="string">
            <text:p>sfsarp-25-20-3.txt </text:p>
          </table:table-cell>
          <table:table-cell table:style-name="ce85" table:formula="of:=[$'ScSp stats'.E24]" office:value-type="float" office:value="0" calcext:value-type="float">
            <text:p>0</text:p>
          </table:table-cell>
          <table:table-cell table:style-name="ce85" table:formula="of:=[$'ScSp stats'.F24]" office:value-type="float" office:value="0" calcext:value-type="float">
            <text:p>0</text:p>
          </table:table-cell>
          <table:table-cell table:style-name="ce85" table:formula="of:=[$'ScSp stats'.G24]" office:value-type="float" office:value="0" calcext:value-type="float">
            <text:p>0</text:p>
          </table:table-cell>
          <table:table-cell table:style-name="ce85" table:formula="of:=[$'ScSp stats'.I24]" office:value-type="float" office:value="0" calcext:value-type="float">
            <text:p>0</text:p>
          </table:table-cell>
          <table:table-cell table:style-name="ce85" table:formula="of:=[$'ScSp stats'.J24]" office:value-type="float" office:value="0" calcext:value-type="float">
            <text:p>0</text:p>
          </table:table-cell>
          <table:table-cell table:style-name="ce85" table:formula="of:=[$'ScSp stats'.L24]" office:value-type="float" office:value="0" calcext:value-type="float">
            <text:p>0</text:p>
          </table:table-cell>
          <table:table-cell table:style-name="ce85" table:formula="of:=[$'ScSp stats'.M24]" office:value-type="float" office:value="0" calcext:value-type="float">
            <text:p>0</text:p>
          </table:table-cell>
          <table:table-cell table:style-name="ce85" table:formula="of:=[$'ScSp stats'.N24]" office:value-type="float" office:value="0" calcext:value-type="float">
            <text:p>0</text:p>
          </table:table-cell>
          <table:table-cell table:formula="of:=[$'Bundle Stats'.E24]" office:value-type="float" office:value="254.746" calcext:value-type="float">
            <text:p>254.746</text:p>
          </table:table-cell>
          <table:table-cell table:formula="of:=[$'Bundle Stats'.F24]" office:value-type="float" office:value="324.851" calcext:value-type="float">
            <text:p>324.851</text:p>
          </table:table-cell>
          <table:table-cell table:formula="of:=[$'Bundle Stats'.G24]" office:value-type="float" office:value="220.068" calcext:value-type="float">
            <text:p>220.068</text:p>
          </table:table-cell>
          <table:table-cell table:formula="of:=[$'Bundle Stats'.I24]" office:value-type="float" office:value="3594.68" calcext:value-type="float">
            <text:p>3594.68</text:p>
          </table:table-cell>
          <table:table-cell table:formula="of:=[$'Bundle Stats'.J24]" office:value-type="float" office:value="359.529" calcext:value-type="float">
            <text:p>359.529</text:p>
          </table:table-cell>
          <table:table-cell table:formula="of:=[$'Bundle Stats'.L24]" office:value-type="float" office:value="359.529" calcext:value-type="float">
            <text:p>359.529</text:p>
          </table:table-cell>
          <table:table-cell table:formula="of:=[$'Bundle Stats'.M24]" office:value-type="float" office:value="406.578" calcext:value-type="float">
            <text:p>406.578</text:p>
          </table:table-cell>
          <table:table-cell table:formula="of:=[$'Bundle Stats'.N24]" office:value-type="float" office:value="11.5719" calcext:value-type="float">
            <text:p>11.5719</text:p>
          </table:table-cell>
        </table:table-row>
        <table:table-row table:style-name="ro1">
          <table:table-cell office:value-type="string" calcext:value-type="string">
            <text:p>sfsarp-25-20-4.txt </text:p>
          </table:table-cell>
          <table:table-cell table:style-name="ce85" table:formula="of:=[$'ScSp stats'.E25]" office:value-type="float" office:value="0" calcext:value-type="float">
            <text:p>0</text:p>
          </table:table-cell>
          <table:table-cell table:style-name="ce85" table:formula="of:=[$'ScSp stats'.F25]" office:value-type="float" office:value="0" calcext:value-type="float">
            <text:p>0</text:p>
          </table:table-cell>
          <table:table-cell table:style-name="ce85" table:formula="of:=[$'ScSp stats'.G25]" office:value-type="float" office:value="0" calcext:value-type="float">
            <text:p>0</text:p>
          </table:table-cell>
          <table:table-cell table:style-name="ce85" table:formula="of:=[$'ScSp stats'.I25]" office:value-type="float" office:value="0" calcext:value-type="float">
            <text:p>0</text:p>
          </table:table-cell>
          <table:table-cell table:style-name="ce85" table:formula="of:=[$'ScSp stats'.J25]" office:value-type="float" office:value="0" calcext:value-type="float">
            <text:p>0</text:p>
          </table:table-cell>
          <table:table-cell table:style-name="ce85" table:formula="of:=[$'ScSp stats'.L25]" office:value-type="float" office:value="0" calcext:value-type="float">
            <text:p>0</text:p>
          </table:table-cell>
          <table:table-cell table:style-name="ce85" table:formula="of:=[$'ScSp stats'.M25]" office:value-type="float" office:value="0" calcext:value-type="float">
            <text:p>0</text:p>
          </table:table-cell>
          <table:table-cell table:style-name="ce85" table:formula="of:=[$'ScSp stats'.N25]" office:value-type="float" office:value="0" calcext:value-type="float">
            <text:p>0</text:p>
          </table:table-cell>
          <table:table-cell table:formula="of:=[$'Bundle Stats'.E25]" office:value-type="float" office:value="239.539" calcext:value-type="float">
            <text:p>239.539</text:p>
          </table:table-cell>
          <table:table-cell table:formula="of:=[$'Bundle Stats'.F25]" office:value-type="float" office:value="387.813" calcext:value-type="float">
            <text:p>387.813</text:p>
          </table:table-cell>
          <table:table-cell table:formula="of:=[$'Bundle Stats'.G25]" office:value-type="float" office:value="189.757" calcext:value-type="float">
            <text:p>189.757</text:p>
          </table:table-cell>
          <table:table-cell table:formula="of:=[$'Bundle Stats'.I25]" office:value-type="float" office:value="3592.07" calcext:value-type="float">
            <text:p>3592.07</text:p>
          </table:table-cell>
          <table:table-cell table:formula="of:=[$'Bundle Stats'.J25]" office:value-type="float" office:value="437.595" calcext:value-type="float">
            <text:p>437.595</text:p>
          </table:table-cell>
          <table:table-cell table:formula="of:=[$'Bundle Stats'.L25]" office:value-type="float" office:value="437.595" calcext:value-type="float">
            <text:p>437.595</text:p>
          </table:table-cell>
          <table:table-cell table:formula="of:=[$'Bundle Stats'.M25]" office:value-type="float" office:value="448.473" calcext:value-type="float">
            <text:p>448.473</text:p>
          </table:table-cell>
          <table:table-cell table:formula="of:=[$'Bundle Stats'.N25]" office:value-type="float" office:value="2.42556" calcext:value-type="float">
            <text:p>2.42556</text:p>
          </table:table-cell>
        </table:table-row>
        <table:table-row table:style-name="ro1">
          <table:table-cell office:value-type="string" calcext:value-type="string">
            <text:p>sfsarp-25-20-5.txt </text:p>
          </table:table-cell>
          <table:table-cell table:style-name="ce85" table:formula="of:=[$'ScSp stats'.E26]" office:value-type="float" office:value="0" calcext:value-type="float">
            <text:p>0</text:p>
          </table:table-cell>
          <table:table-cell table:style-name="ce85" table:formula="of:=[$'ScSp stats'.F26]" office:value-type="float" office:value="0" calcext:value-type="float">
            <text:p>0</text:p>
          </table:table-cell>
          <table:table-cell table:style-name="ce85" table:formula="of:=[$'ScSp stats'.G26]" office:value-type="float" office:value="0" calcext:value-type="float">
            <text:p>0</text:p>
          </table:table-cell>
          <table:table-cell table:style-name="ce85" table:formula="of:=[$'ScSp stats'.I26]" office:value-type="float" office:value="0" calcext:value-type="float">
            <text:p>0</text:p>
          </table:table-cell>
          <table:table-cell table:style-name="ce85" table:formula="of:=[$'ScSp stats'.J26]" office:value-type="float" office:value="0" calcext:value-type="float">
            <text:p>0</text:p>
          </table:table-cell>
          <table:table-cell table:style-name="ce85" table:formula="of:=[$'ScSp stats'.L26]" office:value-type="float" office:value="0" calcext:value-type="float">
            <text:p>0</text:p>
          </table:table-cell>
          <table:table-cell table:style-name="ce85" table:formula="of:=[$'ScSp stats'.M26]" office:value-type="float" office:value="0" calcext:value-type="float">
            <text:p>0</text:p>
          </table:table-cell>
          <table:table-cell table:style-name="ce85" table:formula="of:=[$'ScSp stats'.N26]" office:value-type="float" office:value="0" calcext:value-type="float">
            <text:p>0</text:p>
          </table:table-cell>
          <table:table-cell table:formula="of:=[$'Bundle Stats'.E26]" office:value-type="float" office:value="111.444" calcext:value-type="float">
            <text:p>111.444</text:p>
          </table:table-cell>
          <table:table-cell table:formula="of:=[$'Bundle Stats'.F26]" office:value-type="float" office:value="64.1658" calcext:value-type="float">
            <text:p>64.1658</text:p>
          </table:table-cell>
          <table:table-cell table:formula="of:=[$'Bundle Stats'.G26]" office:value-type="float" office:value="125.937" calcext:value-type="float">
            <text:p>125.937</text:p>
          </table:table-cell>
          <table:table-cell table:formula="of:=[$'Bundle Stats'.I26]" office:value-type="float" office:value="3596.97" calcext:value-type="float">
            <text:p>3596.97</text:p>
          </table:table-cell>
          <table:table-cell table:formula="of:=[$'Bundle Stats'.J26]" office:value-type="float" office:value="49.6725" calcext:value-type="float">
            <text:p>49.6725</text:p>
          </table:table-cell>
          <table:table-cell table:formula="of:=[$'Bundle Stats'.L26]" office:value-type="float" office:value="49.6725" calcext:value-type="float">
            <text:p>49.6725</text:p>
          </table:table-cell>
          <table:table-cell table:formula="of:=[$'Bundle Stats'.M26]" office:value-type="float" office:value="75.397" calcext:value-type="float">
            <text:p>75.397</text:p>
          </table:table-cell>
          <table:table-cell table:formula="of:=[$'Bundle Stats'.N26]" office:value-type="float" office:value="34.1187" calcext:value-type="float">
            <text:p>34.1187</text:p>
          </table:table-cell>
        </table:table-row>
        <table:table-row table:style-name="ro1">
          <table:table-cell office:value-type="string" calcext:value-type="string">
            <text:p>sfsarp-25-25-1.txt </text:p>
          </table:table-cell>
          <table:table-cell table:style-name="ce85" table:formula="of:=[$'ScSp stats'.E27]" office:value-type="float" office:value="0" calcext:value-type="float">
            <text:p>0</text:p>
          </table:table-cell>
          <table:table-cell table:style-name="ce85" table:formula="of:=[$'ScSp stats'.F27]" office:value-type="float" office:value="0" calcext:value-type="float">
            <text:p>0</text:p>
          </table:table-cell>
          <table:table-cell table:style-name="ce85" table:formula="of:=[$'ScSp stats'.G27]" office:value-type="float" office:value="0" calcext:value-type="float">
            <text:p>0</text:p>
          </table:table-cell>
          <table:table-cell table:style-name="ce85" table:formula="of:=[$'ScSp stats'.I27]" office:value-type="float" office:value="0" calcext:value-type="float">
            <text:p>0</text:p>
          </table:table-cell>
          <table:table-cell table:style-name="ce85" table:formula="of:=[$'ScSp stats'.J27]" office:value-type="float" office:value="0" calcext:value-type="float">
            <text:p>0</text:p>
          </table:table-cell>
          <table:table-cell table:style-name="ce85" table:formula="of:=[$'ScSp stats'.L27]" office:value-type="float" office:value="0" calcext:value-type="float">
            <text:p>0</text:p>
          </table:table-cell>
          <table:table-cell table:style-name="ce85" table:formula="of:=[$'ScSp stats'.M27]" office:value-type="float" office:value="0" calcext:value-type="float">
            <text:p>0</text:p>
          </table:table-cell>
          <table:table-cell table:style-name="ce85" table:formula="of:=[$'ScSp stats'.N27]" office:value-type="float" office:value="0" calcext:value-type="float">
            <text:p>0</text:p>
          </table:table-cell>
          <table:table-cell table:formula="of:=[$'Bundle Stats'.E27]" office:value-type="float" office:value="109.829" calcext:value-type="float">
            <text:p>109.829</text:p>
          </table:table-cell>
          <table:table-cell table:formula="of:=[$'Bundle Stats'.F27]" office:value-type="float" office:value="51.795" calcext:value-type="float">
            <text:p>51.795</text:p>
          </table:table-cell>
          <table:table-cell table:formula="of:=[$'Bundle Stats'.G27]" office:value-type="float" office:value="140.569" calcext:value-type="float">
            <text:p>140.569</text:p>
          </table:table-cell>
          <table:table-cell table:formula="of:=[$'Bundle Stats'.I27]" office:value-type="float" office:value="3595.95" calcext:value-type="float">
            <text:p>3595.95</text:p>
          </table:table-cell>
          <table:table-cell table:formula="of:=[$'Bundle Stats'.J27]" office:value-type="float" office:value="21.0547" calcext:value-type="float">
            <text:p>21.0547</text:p>
          </table:table-cell>
          <table:table-cell table:formula="of:=[$'Bundle Stats'.L27]" office:value-type="float" office:value="21.0547" calcext:value-type="float">
            <text:p>21.0547</text:p>
          </table:table-cell>
          <table:table-cell table:formula="of:=[$'Bundle Stats'.M27]" office:value-type="float" office:value="73.3084" calcext:value-type="float">
            <text:p>73.3084</text:p>
          </table:table-cell>
          <table:table-cell table:formula="of:=[$'Bundle Stats'.N27]" office:value-type="float" office:value="71.2793" calcext:value-type="float">
            <text:p>71.2793</text:p>
          </table:table-cell>
        </table:table-row>
        <table:table-row table:style-name="ro1">
          <table:table-cell office:value-type="string" calcext:value-type="string">
            <text:p>sfsarp-25-25-2.txt </text:p>
          </table:table-cell>
          <table:table-cell table:style-name="ce85" table:formula="of:=[$'ScSp stats'.E28]" office:value-type="float" office:value="0" calcext:value-type="float">
            <text:p>0</text:p>
          </table:table-cell>
          <table:table-cell table:style-name="ce85" table:formula="of:=[$'ScSp stats'.F28]" office:value-type="float" office:value="0" calcext:value-type="float">
            <text:p>0</text:p>
          </table:table-cell>
          <table:table-cell table:style-name="ce85" table:formula="of:=[$'ScSp stats'.G28]" office:value-type="float" office:value="0" calcext:value-type="float">
            <text:p>0</text:p>
          </table:table-cell>
          <table:table-cell table:style-name="ce85" table:formula="of:=[$'ScSp stats'.I28]" office:value-type="float" office:value="0" calcext:value-type="float">
            <text:p>0</text:p>
          </table:table-cell>
          <table:table-cell table:style-name="ce85" table:formula="of:=[$'ScSp stats'.J28]" office:value-type="float" office:value="0" calcext:value-type="float">
            <text:p>0</text:p>
          </table:table-cell>
          <table:table-cell table:style-name="ce85" table:formula="of:=[$'ScSp stats'.L28]" office:value-type="float" office:value="0" calcext:value-type="float">
            <text:p>0</text:p>
          </table:table-cell>
          <table:table-cell table:style-name="ce85" table:formula="of:=[$'ScSp stats'.M28]" office:value-type="float" office:value="0" calcext:value-type="float">
            <text:p>0</text:p>
          </table:table-cell>
          <table:table-cell table:style-name="ce85" table:formula="of:=[$'ScSp stats'.N28]" office:value-type="float" office:value="0" calcext:value-type="float">
            <text:p>0</text:p>
          </table:table-cell>
          <table:table-cell table:formula="of:=[$'Bundle Stats'.E28]" office:value-type="float" office:value="106.087" calcext:value-type="float">
            <text:p>106.087</text:p>
          </table:table-cell>
          <table:table-cell table:formula="of:=[$'Bundle Stats'.F28]" office:value-type="float" office:value="63.2957" calcext:value-type="float">
            <text:p>63.2957</text:p>
          </table:table-cell>
          <table:table-cell table:formula="of:=[$'Bundle Stats'.G28]" office:value-type="float" office:value="119.649" calcext:value-type="float">
            <text:p>119.649</text:p>
          </table:table-cell>
          <table:table-cell table:formula="of:=[$'Bundle Stats'.I28]" office:value-type="float" office:value="3597.08" calcext:value-type="float">
            <text:p>3597.08</text:p>
          </table:table-cell>
          <table:table-cell table:formula="of:=[$'Bundle Stats'.J28]" office:value-type="float" office:value="49.7335" calcext:value-type="float">
            <text:p>49.7335</text:p>
          </table:table-cell>
          <table:table-cell table:formula="of:=[$'Bundle Stats'.L28]" office:value-type="float" office:value="49.7335" calcext:value-type="float">
            <text:p>49.7335</text:p>
          </table:table-cell>
          <table:table-cell table:formula="of:=[$'Bundle Stats'.M28]" office:value-type="float" office:value="70.7927" calcext:value-type="float">
            <text:p>70.7927</text:p>
          </table:table-cell>
          <table:table-cell table:formula="of:=[$'Bundle Stats'.N28]" office:value-type="float" office:value="29.7477" calcext:value-type="float">
            <text:p>29.7477</text:p>
          </table:table-cell>
        </table:table-row>
        <table:table-row table:style-name="ro1">
          <table:table-cell office:value-type="string" calcext:value-type="string">
            <text:p>sfsarp-25-25-3.txt </text:p>
          </table:table-cell>
          <table:table-cell table:style-name="ce85" table:formula="of:=[$'ScSp stats'.E29]" office:value-type="float" office:value="0" calcext:value-type="float">
            <text:p>0</text:p>
          </table:table-cell>
          <table:table-cell table:style-name="ce85" table:formula="of:=[$'ScSp stats'.F29]" office:value-type="float" office:value="0" calcext:value-type="float">
            <text:p>0</text:p>
          </table:table-cell>
          <table:table-cell table:style-name="ce85" table:formula="of:=[$'ScSp stats'.G29]" office:value-type="float" office:value="0" calcext:value-type="float">
            <text:p>0</text:p>
          </table:table-cell>
          <table:table-cell table:style-name="ce85" table:formula="of:=[$'ScSp stats'.I29]" office:value-type="float" office:value="0" calcext:value-type="float">
            <text:p>0</text:p>
          </table:table-cell>
          <table:table-cell table:style-name="ce85" table:formula="of:=[$'ScSp stats'.J29]" office:value-type="float" office:value="0" calcext:value-type="float">
            <text:p>0</text:p>
          </table:table-cell>
          <table:table-cell table:style-name="ce85" table:formula="of:=[$'ScSp stats'.L29]" office:value-type="float" office:value="0" calcext:value-type="float">
            <text:p>0</text:p>
          </table:table-cell>
          <table:table-cell table:style-name="ce85" table:formula="of:=[$'ScSp stats'.M29]" office:value-type="float" office:value="0" calcext:value-type="float">
            <text:p>0</text:p>
          </table:table-cell>
          <table:table-cell table:style-name="ce85" table:formula="of:=[$'ScSp stats'.N29]" office:value-type="float" office:value="0" calcext:value-type="float">
            <text:p>0</text:p>
          </table:table-cell>
          <table:table-cell table:formula="of:=[$'Bundle Stats'.E29]" office:value-type="float" office:value="110.858" calcext:value-type="float">
            <text:p>110.858</text:p>
          </table:table-cell>
          <table:table-cell table:formula="of:=[$'Bundle Stats'.F29]" office:value-type="float" office:value="59.1463" calcext:value-type="float">
            <text:p>59.1463</text:p>
          </table:table-cell>
          <table:table-cell table:formula="of:=[$'Bundle Stats'.G29]" office:value-type="float" office:value="168.197" calcext:value-type="float">
            <text:p>168.197</text:p>
          </table:table-cell>
          <table:table-cell table:formula="of:=[$'Bundle Stats'.I29]" office:value-type="float" office:value="3596.75" calcext:value-type="float">
            <text:p>3596.75</text:p>
          </table:table-cell>
          <table:table-cell table:formula="of:=[$'Bundle Stats'.J29]" office:value-type="float" office:value="1.8078" calcext:value-type="float">
            <text:p>1.8078</text:p>
          </table:table-cell>
          <table:table-cell table:formula="of:=[$'Bundle Stats'.L29]" office:value-type="float" office:value="1.8078" calcext:value-type="float">
            <text:p>1.8078</text:p>
          </table:table-cell>
          <table:table-cell table:formula="of:=[$'Bundle Stats'.M29]" office:value-type="float" office:value="61.4124" calcext:value-type="float">
            <text:p>61.4124</text:p>
          </table:table-cell>
          <table:table-cell table:formula="of:=[$'Bundle Stats'.N29]" office:value-type="float" office:value="97.0563" calcext:value-type="float">
            <text:p>97.0563</text:p>
          </table:table-cell>
        </table:table-row>
        <table:table-row table:style-name="ro1">
          <table:table-cell office:value-type="string" calcext:value-type="string">
            <text:p>sfsarp-25-25-4.txt </text:p>
          </table:table-cell>
          <table:table-cell table:style-name="ce85" table:formula="of:=[$'ScSp stats'.E30]" office:value-type="float" office:value="0" calcext:value-type="float">
            <text:p>0</text:p>
          </table:table-cell>
          <table:table-cell table:style-name="ce85" table:formula="of:=[$'ScSp stats'.F30]" office:value-type="float" office:value="0" calcext:value-type="float">
            <text:p>0</text:p>
          </table:table-cell>
          <table:table-cell table:style-name="ce85" table:formula="of:=[$'ScSp stats'.G30]" office:value-type="float" office:value="0" calcext:value-type="float">
            <text:p>0</text:p>
          </table:table-cell>
          <table:table-cell table:style-name="ce85" table:formula="of:=[$'ScSp stats'.I30]" office:value-type="float" office:value="0" calcext:value-type="float">
            <text:p>0</text:p>
          </table:table-cell>
          <table:table-cell table:style-name="ce85" table:formula="of:=[$'ScSp stats'.J30]" office:value-type="float" office:value="0" calcext:value-type="float">
            <text:p>0</text:p>
          </table:table-cell>
          <table:table-cell table:style-name="ce85" table:formula="of:=[$'ScSp stats'.L30]" office:value-type="float" office:value="0" calcext:value-type="float">
            <text:p>0</text:p>
          </table:table-cell>
          <table:table-cell table:style-name="ce85" table:formula="of:=[$'ScSp stats'.M30]" office:value-type="float" office:value="0" calcext:value-type="float">
            <text:p>0</text:p>
          </table:table-cell>
          <table:table-cell table:style-name="ce85" table:formula="of:=[$'ScSp stats'.N30]" office:value-type="float" office:value="0" calcext:value-type="float">
            <text:p>0</text:p>
          </table:table-cell>
          <table:table-cell table:formula="of:=[$'Bundle Stats'.E30]" office:value-type="float" office:value="126.175" calcext:value-type="float">
            <text:p>126.175</text:p>
          </table:table-cell>
          <table:table-cell table:formula="of:=[$'Bundle Stats'.F30]" office:value-type="float" office:value="82.7349" calcext:value-type="float">
            <text:p>82.7349</text:p>
          </table:table-cell>
          <table:table-cell table:formula="of:=[$'Bundle Stats'.G30]" office:value-type="float" office:value="159.053" calcext:value-type="float">
            <text:p>159.053</text:p>
          </table:table-cell>
          <table:table-cell table:formula="of:=[$'Bundle Stats'.I30]" office:value-type="float" office:value="3598.01" calcext:value-type="float">
            <text:p>3598.01</text:p>
          </table:table-cell>
          <table:table-cell table:formula="of:=[$'Bundle Stats'.J30]" office:value-type="float" office:value="49.8573" calcext:value-type="float">
            <text:p>49.8573</text:p>
          </table:table-cell>
          <table:table-cell table:formula="of:=[$'Bundle Stats'.L30]" office:value-type="float" office:value="49.8573" calcext:value-type="float">
            <text:p>49.8573</text:p>
          </table:table-cell>
          <table:table-cell table:formula="of:=[$'Bundle Stats'.M30]" office:value-type="float" office:value="69.2083" calcext:value-type="float">
            <text:p>69.2083</text:p>
          </table:table-cell>
          <table:table-cell table:formula="of:=[$'Bundle Stats'.N30]" office:value-type="float" office:value="27.9605" calcext:value-type="float">
            <text:p>27.9605</text:p>
          </table:table-cell>
        </table:table-row>
        <table:table-row table:style-name="ro1">
          <table:table-cell office:value-type="string" calcext:value-type="string">
            <text:p>sfsarp-25-25-5.txt </text:p>
          </table:table-cell>
          <table:table-cell table:style-name="ce85" table:formula="of:=[$'ScSp stats'.E31]" office:value-type="float" office:value="0" calcext:value-type="float">
            <text:p>0</text:p>
          </table:table-cell>
          <table:table-cell table:style-name="ce85" table:formula="of:=[$'ScSp stats'.F31]" office:value-type="float" office:value="0" calcext:value-type="float">
            <text:p>0</text:p>
          </table:table-cell>
          <table:table-cell table:style-name="ce85" table:formula="of:=[$'ScSp stats'.G31]" office:value-type="float" office:value="0" calcext:value-type="float">
            <text:p>0</text:p>
          </table:table-cell>
          <table:table-cell table:style-name="ce85" table:formula="of:=[$'ScSp stats'.I31]" office:value-type="float" office:value="0" calcext:value-type="float">
            <text:p>0</text:p>
          </table:table-cell>
          <table:table-cell table:style-name="ce85" table:formula="of:=[$'ScSp stats'.J31]" office:value-type="float" office:value="0" calcext:value-type="float">
            <text:p>0</text:p>
          </table:table-cell>
          <table:table-cell table:style-name="ce85" table:formula="of:=[$'ScSp stats'.L31]" office:value-type="float" office:value="0" calcext:value-type="float">
            <text:p>0</text:p>
          </table:table-cell>
          <table:table-cell table:style-name="ce85" table:formula="of:=[$'ScSp stats'.M31]" office:value-type="float" office:value="0" calcext:value-type="float">
            <text:p>0</text:p>
          </table:table-cell>
          <table:table-cell table:style-name="ce85" table:formula="of:=[$'ScSp stats'.N31]" office:value-type="float" office:value="0" calcext:value-type="float">
            <text:p>0</text:p>
          </table:table-cell>
          <table:table-cell table:formula="of:=[$'Bundle Stats'.E31]" office:value-type="float" office:value="130.674" calcext:value-type="float">
            <text:p>130.674</text:p>
          </table:table-cell>
          <table:table-cell table:formula="of:=[$'Bundle Stats'.F31]" office:value-type="float" office:value="68.4769" calcext:value-type="float">
            <text:p>68.4769</text:p>
          </table:table-cell>
          <table:table-cell table:formula="of:=[$'Bundle Stats'.G31]" office:value-type="float" office:value="139.179" calcext:value-type="float">
            <text:p>139.179</text:p>
          </table:table-cell>
          <table:table-cell table:formula="of:=[$'Bundle Stats'.I31]" office:value-type="float" office:value="3598.14" calcext:value-type="float">
            <text:p>3598.14</text:p>
          </table:table-cell>
          <table:table-cell table:formula="of:=[$'Bundle Stats'.J31]" office:value-type="float" office:value="59.9719" calcext:value-type="float">
            <text:p>59.9719</text:p>
          </table:table-cell>
          <table:table-cell table:formula="of:=[$'Bundle Stats'.L31]" office:value-type="float" office:value="59.9719" calcext:value-type="float">
            <text:p>59.9719</text:p>
          </table:table-cell>
          <table:table-cell table:formula="of:=[$'Bundle Stats'.M31]" office:value-type="float" office:value="92.7133" calcext:value-type="float">
            <text:p>92.7133</text:p>
          </table:table-cell>
          <table:table-cell table:formula="of:=[$'Bundle Stats'.N31]" office:value-type="float" office:value="35.3147" calcext:value-type="float">
            <text:p>35.3147</text:p>
          </table:table-cell>
        </table:table-row>
        <table:table-row table:style-name="ro1">
          <table:table-cell office:value-type="string" calcext:value-type="string">
            <text:p>sfsarp-30-15-1.txt </text:p>
          </table:table-cell>
          <table:table-cell table:style-name="ce85" table:formula="of:=[$'ScSp stats'.E32]" office:value-type="float" office:value="0" calcext:value-type="float">
            <text:p>0</text:p>
          </table:table-cell>
          <table:table-cell table:style-name="ce85" table:formula="of:=[$'ScSp stats'.F32]" office:value-type="float" office:value="0" calcext:value-type="float">
            <text:p>0</text:p>
          </table:table-cell>
          <table:table-cell table:style-name="ce85" table:formula="of:=[$'ScSp stats'.G32]" office:value-type="float" office:value="0" calcext:value-type="float">
            <text:p>0</text:p>
          </table:table-cell>
          <table:table-cell table:style-name="ce85" table:formula="of:=[$'ScSp stats'.I32]" office:value-type="float" office:value="0" calcext:value-type="float">
            <text:p>0</text:p>
          </table:table-cell>
          <table:table-cell table:style-name="ce85" table:formula="of:=[$'ScSp stats'.J32]" office:value-type="float" office:value="0" calcext:value-type="float">
            <text:p>0</text:p>
          </table:table-cell>
          <table:table-cell table:style-name="ce85" table:formula="of:=[$'ScSp stats'.L32]" office:value-type="float" office:value="0" calcext:value-type="float">
            <text:p>0</text:p>
          </table:table-cell>
          <table:table-cell table:style-name="ce85" table:formula="of:=[$'ScSp stats'.M32]" office:value-type="float" office:value="0" calcext:value-type="float">
            <text:p>0</text:p>
          </table:table-cell>
          <table:table-cell table:style-name="ce85" table:formula="of:=[$'ScSp stats'.N32]" office:value-type="float" office:value="0" calcext:value-type="float">
            <text:p>0</text:p>
          </table:table-cell>
          <table:table-cell table:formula="of:=[$'Bundle Stats'.E32]" office:value-type="float" office:value="124.836" calcext:value-type="float">
            <text:p>124.836</text:p>
          </table:table-cell>
          <table:table-cell table:formula="of:=[$'Bundle Stats'.F32]" office:value-type="float" office:value="89.3952" calcext:value-type="float">
            <text:p>89.3952</text:p>
          </table:table-cell>
          <table:table-cell table:formula="of:=[$'Bundle Stats'.G32]" office:value-type="float" office:value="152.491" calcext:value-type="float">
            <text:p>152.491</text:p>
          </table:table-cell>
          <table:table-cell table:formula="of:=[$'Bundle Stats'.I32]" office:value-type="float" office:value="3598.59" calcext:value-type="float">
            <text:p>3598.59</text:p>
          </table:table-cell>
          <table:table-cell table:formula="of:=[$'Bundle Stats'.J32]" office:value-type="float" office:value="61.7405" calcext:value-type="float">
            <text:p>61.7405</text:p>
          </table:table-cell>
          <table:table-cell table:formula="of:=[$'Bundle Stats'.L32]" office:value-type="float" office:value="61.7405" calcext:value-type="float">
            <text:p>61.7405</text:p>
          </table:table-cell>
          <table:table-cell table:formula="of:=[$'Bundle Stats'.M32]" office:value-type="float" office:value="82.4329" calcext:value-type="float">
            <text:p>82.4329</text:p>
          </table:table-cell>
          <table:table-cell table:formula="of:=[$'Bundle Stats'.N32]" office:value-type="float" office:value="25.1021" calcext:value-type="float">
            <text:p>25.1021</text:p>
          </table:table-cell>
        </table:table-row>
        <table:table-row table:style-name="ro1">
          <table:table-cell office:value-type="string" calcext:value-type="string">
            <text:p>sfsarp-30-15-2.txt </text:p>
          </table:table-cell>
          <table:table-cell table:style-name="ce85" table:formula="of:=[$'ScSp stats'.E33]" office:value-type="float" office:value="0" calcext:value-type="float">
            <text:p>0</text:p>
          </table:table-cell>
          <table:table-cell table:style-name="ce85" table:formula="of:=[$'ScSp stats'.F33]" office:value-type="float" office:value="0" calcext:value-type="float">
            <text:p>0</text:p>
          </table:table-cell>
          <table:table-cell table:style-name="ce85" table:formula="of:=[$'ScSp stats'.G33]" office:value-type="float" office:value="0" calcext:value-type="float">
            <text:p>0</text:p>
          </table:table-cell>
          <table:table-cell table:style-name="ce85" table:formula="of:=[$'ScSp stats'.I33]" office:value-type="float" office:value="0" calcext:value-type="float">
            <text:p>0</text:p>
          </table:table-cell>
          <table:table-cell table:style-name="ce85" table:formula="of:=[$'ScSp stats'.J33]" office:value-type="float" office:value="0" calcext:value-type="float">
            <text:p>0</text:p>
          </table:table-cell>
          <table:table-cell table:style-name="ce85" table:formula="of:=[$'ScSp stats'.L33]" office:value-type="float" office:value="0" calcext:value-type="float">
            <text:p>0</text:p>
          </table:table-cell>
          <table:table-cell table:style-name="ce85" table:formula="of:=[$'ScSp stats'.M33]" office:value-type="float" office:value="0" calcext:value-type="float">
            <text:p>0</text:p>
          </table:table-cell>
          <table:table-cell table:style-name="ce85" table:formula="of:=[$'ScSp stats'.N33]" office:value-type="float" office:value="0" calcext:value-type="float">
            <text:p>0</text:p>
          </table:table-cell>
          <table:table-cell table:formula="of:=[$'Bundle Stats'.E33]" office:value-type="float" office:value="132.597" calcext:value-type="float">
            <text:p>132.597</text:p>
          </table:table-cell>
          <table:table-cell table:formula="of:=[$'Bundle Stats'.F33]" office:value-type="float" office:value="115.622" calcext:value-type="float">
            <text:p>115.622</text:p>
          </table:table-cell>
          <table:table-cell table:formula="of:=[$'Bundle Stats'.G33]" office:value-type="float" office:value="153.635" calcext:value-type="float">
            <text:p>153.635</text:p>
          </table:table-cell>
          <table:table-cell table:formula="of:=[$'Bundle Stats'.I33]" office:value-type="float" office:value="3597.04" calcext:value-type="float">
            <text:p>3597.04</text:p>
          </table:table-cell>
          <table:table-cell table:formula="of:=[$'Bundle Stats'.J33]" office:value-type="float" office:value="94.5829" calcext:value-type="float">
            <text:p>94.5829</text:p>
          </table:table-cell>
          <table:table-cell table:formula="of:=[$'Bundle Stats'.L33]" office:value-type="float" office:value="94.5829" calcext:value-type="float">
            <text:p>94.5829</text:p>
          </table:table-cell>
          <table:table-cell table:formula="of:=[$'Bundle Stats'.M33]" office:value-type="float" office:value="124.588" calcext:value-type="float">
            <text:p>124.588</text:p>
          </table:table-cell>
          <table:table-cell table:formula="of:=[$'Bundle Stats'.N33]" office:value-type="float" office:value="24.0835" calcext:value-type="float">
            <text:p>24.0835</text:p>
          </table:table-cell>
        </table:table-row>
        <table:table-row table:style-name="ro1">
          <table:table-cell office:value-type="string" calcext:value-type="string">
            <text:p>sfsarp-30-15-3.txt </text:p>
          </table:table-cell>
          <table:table-cell table:style-name="ce85" table:formula="of:=[$'ScSp stats'.E34]" office:value-type="float" office:value="0" calcext:value-type="float">
            <text:p>0</text:p>
          </table:table-cell>
          <table:table-cell table:style-name="ce85" table:formula="of:=[$'ScSp stats'.F34]" office:value-type="float" office:value="0" calcext:value-type="float">
            <text:p>0</text:p>
          </table:table-cell>
          <table:table-cell table:style-name="ce85" table:formula="of:=[$'ScSp stats'.G34]" office:value-type="float" office:value="0" calcext:value-type="float">
            <text:p>0</text:p>
          </table:table-cell>
          <table:table-cell table:style-name="ce85" table:formula="of:=[$'ScSp stats'.I34]" office:value-type="float" office:value="0" calcext:value-type="float">
            <text:p>0</text:p>
          </table:table-cell>
          <table:table-cell table:style-name="ce85" table:formula="of:=[$'ScSp stats'.J34]" office:value-type="float" office:value="0" calcext:value-type="float">
            <text:p>0</text:p>
          </table:table-cell>
          <table:table-cell table:style-name="ce85" table:formula="of:=[$'ScSp stats'.L34]" office:value-type="float" office:value="0" calcext:value-type="float">
            <text:p>0</text:p>
          </table:table-cell>
          <table:table-cell table:style-name="ce85" table:formula="of:=[$'ScSp stats'.M34]" office:value-type="float" office:value="0" calcext:value-type="float">
            <text:p>0</text:p>
          </table:table-cell>
          <table:table-cell table:style-name="ce85" table:formula="of:=[$'ScSp stats'.N34]" office:value-type="float" office:value="0" calcext:value-type="float">
            <text:p>0</text:p>
          </table:table-cell>
          <table:table-cell table:formula="of:=[$'Bundle Stats'.E34]" office:value-type="float" office:value="307.619" calcext:value-type="float">
            <text:p>307.619</text:p>
          </table:table-cell>
          <table:table-cell table:formula="of:=[$'Bundle Stats'.F34]" office:value-type="float" office:value="200.176" calcext:value-type="float">
            <text:p>200.176</text:p>
          </table:table-cell>
          <table:table-cell table:formula="of:=[$'Bundle Stats'.G34]" office:value-type="float" office:value="162.21" calcext:value-type="float">
            <text:p>162.21</text:p>
          </table:table-cell>
          <table:table-cell table:formula="of:=[$'Bundle Stats'.I34]" office:value-type="float" office:value="3595.49" calcext:value-type="float">
            <text:p>3595.49</text:p>
          </table:table-cell>
          <table:table-cell table:formula="of:=[$'Bundle Stats'.J34]" office:value-type="float" office:value="345.585" calcext:value-type="float">
            <text:p>345.585</text:p>
          </table:table-cell>
          <table:table-cell table:formula="of:=[$'Bundle Stats'.L34]" office:value-type="float" office:value="345.585" calcext:value-type="float">
            <text:p>345.585</text:p>
          </table:table-cell>
          <table:table-cell table:formula="of:=[$'Bundle Stats'.M34]" office:value-type="float" office:value="392.51" calcext:value-type="float">
            <text:p>392.51</text:p>
          </table:table-cell>
          <table:table-cell table:formula="of:=[$'Bundle Stats'.N34]" office:value-type="float" office:value="11.9551" calcext:value-type="float">
            <text:p>11.9551</text:p>
          </table:table-cell>
        </table:table-row>
        <table:table-row table:style-name="ro1">
          <table:table-cell office:value-type="string" calcext:value-type="string">
            <text:p>sfsarp-30-15-4.txt </text:p>
          </table:table-cell>
          <table:table-cell table:style-name="ce85" table:formula="of:=[$'ScSp stats'.E35]" office:value-type="float" office:value="0" calcext:value-type="float">
            <text:p>0</text:p>
          </table:table-cell>
          <table:table-cell table:style-name="ce85" table:formula="of:=[$'ScSp stats'.F35]" office:value-type="float" office:value="0" calcext:value-type="float">
            <text:p>0</text:p>
          </table:table-cell>
          <table:table-cell table:style-name="ce85" table:formula="of:=[$'ScSp stats'.G35]" office:value-type="float" office:value="0" calcext:value-type="float">
            <text:p>0</text:p>
          </table:table-cell>
          <table:table-cell table:style-name="ce85" table:formula="of:=[$'ScSp stats'.I35]" office:value-type="float" office:value="0" calcext:value-type="float">
            <text:p>0</text:p>
          </table:table-cell>
          <table:table-cell table:style-name="ce85" table:formula="of:=[$'ScSp stats'.J35]" office:value-type="float" office:value="0" calcext:value-type="float">
            <text:p>0</text:p>
          </table:table-cell>
          <table:table-cell table:style-name="ce85" table:formula="of:=[$'ScSp stats'.L35]" office:value-type="float" office:value="0" calcext:value-type="float">
            <text:p>0</text:p>
          </table:table-cell>
          <table:table-cell table:style-name="ce85" table:formula="of:=[$'ScSp stats'.M35]" office:value-type="float" office:value="0" calcext:value-type="float">
            <text:p>0</text:p>
          </table:table-cell>
          <table:table-cell table:style-name="ce85" table:formula="of:=[$'ScSp stats'.N35]" office:value-type="float" office:value="0" calcext:value-type="float">
            <text:p>0</text:p>
          </table:table-cell>
          <table:table-cell table:formula="of:=[$'Bundle Stats'.E35]" office:value-type="float" office:value="287.517" calcext:value-type="float">
            <text:p>287.517</text:p>
          </table:table-cell>
          <table:table-cell table:formula="of:=[$'Bundle Stats'.F35]" office:value-type="float" office:value="222.337" calcext:value-type="float">
            <text:p>222.337</text:p>
          </table:table-cell>
          <table:table-cell table:formula="of:=[$'Bundle Stats'.G35]" office:value-type="float" office:value="184.817" calcext:value-type="float">
            <text:p>184.817</text:p>
          </table:table-cell>
          <table:table-cell table:formula="of:=[$'Bundle Stats'.I35]" office:value-type="float" office:value="3598.41" calcext:value-type="float">
            <text:p>3598.41</text:p>
          </table:table-cell>
          <table:table-cell table:formula="of:=[$'Bundle Stats'.J35]" office:value-type="float" office:value="325.036" calcext:value-type="float">
            <text:p>325.036</text:p>
          </table:table-cell>
          <table:table-cell table:formula="of:=[$'Bundle Stats'.L35]" office:value-type="float" office:value="325.036" calcext:value-type="float">
            <text:p>325.036</text:p>
          </table:table-cell>
          <table:table-cell table:formula="of:=[$'Bundle Stats'.M35]" office:value-type="float" office:value="349.483" calcext:value-type="float">
            <text:p>349.483</text:p>
          </table:table-cell>
          <table:table-cell table:formula="of:=[$'Bundle Stats'.N35]" office:value-type="float" office:value="6.99519" calcext:value-type="float">
            <text:p>6.99519</text:p>
          </table:table-cell>
        </table:table-row>
        <table:table-row table:style-name="ro1">
          <table:table-cell office:value-type="string" calcext:value-type="string">
            <text:p>sfsarp-30-15-5.txt </text:p>
          </table:table-cell>
          <table:table-cell table:style-name="ce85" table:formula="of:=[$'ScSp stats'.E36]" office:value-type="float" office:value="0" calcext:value-type="float">
            <text:p>0</text:p>
          </table:table-cell>
          <table:table-cell table:style-name="ce85" table:formula="of:=[$'ScSp stats'.F36]" office:value-type="float" office:value="0" calcext:value-type="float">
            <text:p>0</text:p>
          </table:table-cell>
          <table:table-cell table:style-name="ce85" table:formula="of:=[$'ScSp stats'.G36]" office:value-type="float" office:value="0" calcext:value-type="float">
            <text:p>0</text:p>
          </table:table-cell>
          <table:table-cell table:style-name="ce85" table:formula="of:=[$'ScSp stats'.I36]" office:value-type="float" office:value="0" calcext:value-type="float">
            <text:p>0</text:p>
          </table:table-cell>
          <table:table-cell table:style-name="ce85" table:formula="of:=[$'ScSp stats'.J36]" office:value-type="float" office:value="0" calcext:value-type="float">
            <text:p>0</text:p>
          </table:table-cell>
          <table:table-cell table:style-name="ce85" table:formula="of:=[$'ScSp stats'.L36]" office:value-type="float" office:value="0" calcext:value-type="float">
            <text:p>0</text:p>
          </table:table-cell>
          <table:table-cell table:style-name="ce85" table:formula="of:=[$'ScSp stats'.M36]" office:value-type="float" office:value="0" calcext:value-type="float">
            <text:p>0</text:p>
          </table:table-cell>
          <table:table-cell table:style-name="ce85" table:formula="of:=[$'ScSp stats'.N36]" office:value-type="float" office:value="0" calcext:value-type="float">
            <text:p>0</text:p>
          </table:table-cell>
          <table:table-cell table:formula="of:=[$'Bundle Stats'.E36]" office:value-type="float" office:value="323.194" calcext:value-type="float">
            <text:p>323.194</text:p>
          </table:table-cell>
          <table:table-cell table:formula="of:=[$'Bundle Stats'.F36]" office:value-type="float" office:value="190.439" calcext:value-type="float">
            <text:p>190.439</text:p>
          </table:table-cell>
          <table:table-cell table:formula="of:=[$'Bundle Stats'.G36]" office:value-type="float" office:value="152" calcext:value-type="float">
            <text:p>152</text:p>
          </table:table-cell>
          <table:table-cell table:formula="of:=[$'Bundle Stats'.I36]" office:value-type="float" office:value="3596.43" calcext:value-type="float">
            <text:p>3596.43</text:p>
          </table:table-cell>
          <table:table-cell table:formula="of:=[$'Bundle Stats'.J36]" office:value-type="float" office:value="361.633" calcext:value-type="float">
            <text:p>361.633</text:p>
          </table:table-cell>
          <table:table-cell table:formula="of:=[$'Bundle Stats'.L36]" office:value-type="float" office:value="361.633" calcext:value-type="float">
            <text:p>361.633</text:p>
          </table:table-cell>
          <table:table-cell table:formula="of:=[$'Bundle Stats'.M36]" office:value-type="float" office:value="391.086" calcext:value-type="float">
            <text:p>391.086</text:p>
          </table:table-cell>
          <table:table-cell table:formula="of:=[$'Bundle Stats'.N36]" office:value-type="float" office:value="7.53108" calcext:value-type="float">
            <text:p>7.53108</text:p>
          </table:table-cell>
        </table:table-row>
        <table:table-row table:style-name="ro1">
          <table:table-cell office:value-type="string" calcext:value-type="string">
            <text:p>sfsarp-30-20-1.txt </text:p>
          </table:table-cell>
          <table:table-cell table:style-name="ce85" table:formula="of:=[$'ScSp stats'.E37]" office:value-type="float" office:value="0" calcext:value-type="float">
            <text:p>0</text:p>
          </table:table-cell>
          <table:table-cell table:style-name="ce85" table:formula="of:=[$'ScSp stats'.F37]" office:value-type="float" office:value="0" calcext:value-type="float">
            <text:p>0</text:p>
          </table:table-cell>
          <table:table-cell table:style-name="ce85" table:formula="of:=[$'ScSp stats'.G37]" office:value-type="float" office:value="0" calcext:value-type="float">
            <text:p>0</text:p>
          </table:table-cell>
          <table:table-cell table:style-name="ce85" table:formula="of:=[$'ScSp stats'.I37]" office:value-type="float" office:value="0" calcext:value-type="float">
            <text:p>0</text:p>
          </table:table-cell>
          <table:table-cell table:style-name="ce85" table:formula="of:=[$'ScSp stats'.J37]" office:value-type="float" office:value="0" calcext:value-type="float">
            <text:p>0</text:p>
          </table:table-cell>
          <table:table-cell table:style-name="ce85" table:formula="of:=[$'ScSp stats'.L37]" office:value-type="float" office:value="0" calcext:value-type="float">
            <text:p>0</text:p>
          </table:table-cell>
          <table:table-cell table:style-name="ce85" table:formula="of:=[$'ScSp stats'.M37]" office:value-type="float" office:value="0" calcext:value-type="float">
            <text:p>0</text:p>
          </table:table-cell>
          <table:table-cell table:style-name="ce85" table:formula="of:=[$'ScSp stats'.N37]" office:value-type="float" office:value="0" calcext:value-type="float">
            <text:p>0</text:p>
          </table:table-cell>
          <table:table-cell table:formula="of:=[$'Bundle Stats'.E37]" office:value-type="float" office:value="341.341" calcext:value-type="float">
            <text:p>341.341</text:p>
          </table:table-cell>
          <table:table-cell table:formula="of:=[$'Bundle Stats'.F37]" office:value-type="float" office:value="267.943" calcext:value-type="float">
            <text:p>267.943</text:p>
          </table:table-cell>
          <table:table-cell table:formula="of:=[$'Bundle Stats'.G37]" office:value-type="float" office:value="207.309" calcext:value-type="float">
            <text:p>207.309</text:p>
          </table:table-cell>
          <table:table-cell table:formula="of:=[$'Bundle Stats'.I37]" office:value-type="float" office:value="3595.42" calcext:value-type="float">
            <text:p>3595.42</text:p>
          </table:table-cell>
          <table:table-cell table:formula="of:=[$'Bundle Stats'.J37]" office:value-type="float" office:value="401.975" calcext:value-type="float">
            <text:p>401.975</text:p>
          </table:table-cell>
          <table:table-cell table:formula="of:=[$'Bundle Stats'.L37]" office:value-type="float" office:value="401.975" calcext:value-type="float">
            <text:p>401.975</text:p>
          </table:table-cell>
          <table:table-cell table:formula="of:=[$'Bundle Stats'.M37]" office:value-type="float" office:value="453.8" calcext:value-type="float">
            <text:p>453.8</text:p>
          </table:table-cell>
          <table:table-cell table:formula="of:=[$'Bundle Stats'.N37]" office:value-type="float" office:value="11.4202" calcext:value-type="float">
            <text:p>11.4202</text:p>
          </table:table-cell>
        </table:table-row>
        <table:table-row table:style-name="ro1">
          <table:table-cell office:value-type="string" calcext:value-type="string">
            <text:p>sfsarp-30-20-2.txt </text:p>
          </table:table-cell>
          <table:table-cell table:style-name="ce85" table:formula="of:=[$'ScSp stats'.E38]" office:value-type="float" office:value="0" calcext:value-type="float">
            <text:p>0</text:p>
          </table:table-cell>
          <table:table-cell table:style-name="ce85" table:formula="of:=[$'ScSp stats'.F38]" office:value-type="float" office:value="0" calcext:value-type="float">
            <text:p>0</text:p>
          </table:table-cell>
          <table:table-cell table:style-name="ce85" table:formula="of:=[$'ScSp stats'.G38]" office:value-type="float" office:value="0" calcext:value-type="float">
            <text:p>0</text:p>
          </table:table-cell>
          <table:table-cell table:style-name="ce85" table:formula="of:=[$'ScSp stats'.I38]" office:value-type="float" office:value="0" calcext:value-type="float">
            <text:p>0</text:p>
          </table:table-cell>
          <table:table-cell table:style-name="ce85" table:formula="of:=[$'ScSp stats'.J38]" office:value-type="float" office:value="0" calcext:value-type="float">
            <text:p>0</text:p>
          </table:table-cell>
          <table:table-cell table:style-name="ce85" table:formula="of:=[$'ScSp stats'.L38]" office:value-type="float" office:value="0" calcext:value-type="float">
            <text:p>0</text:p>
          </table:table-cell>
          <table:table-cell table:style-name="ce85" table:formula="of:=[$'ScSp stats'.M38]" office:value-type="float" office:value="0" calcext:value-type="float">
            <text:p>0</text:p>
          </table:table-cell>
          <table:table-cell table:style-name="ce85" table:formula="of:=[$'ScSp stats'.N38]" office:value-type="float" office:value="0" calcext:value-type="float">
            <text:p>0</text:p>
          </table:table-cell>
          <table:table-cell table:formula="of:=[$'Bundle Stats'.E38]" office:value-type="float" office:value="111.677" calcext:value-type="float">
            <text:p>111.677</text:p>
          </table:table-cell>
          <table:table-cell table:formula="of:=[$'Bundle Stats'.F38]" office:value-type="float" office:value="69.6916" calcext:value-type="float">
            <text:p>69.6916</text:p>
          </table:table-cell>
          <table:table-cell table:formula="of:=[$'Bundle Stats'.G38]" office:value-type="float" office:value="136.035" calcext:value-type="float">
            <text:p>136.035</text:p>
          </table:table-cell>
          <table:table-cell table:formula="of:=[$'Bundle Stats'.I38]" office:value-type="float" office:value="3596.2" calcext:value-type="float">
            <text:p>3596.2</text:p>
          </table:table-cell>
          <table:table-cell table:formula="of:=[$'Bundle Stats'.J38]" office:value-type="float" office:value="45.3336" calcext:value-type="float">
            <text:p>45.3336</text:p>
          </table:table-cell>
          <table:table-cell table:formula="of:=[$'Bundle Stats'.L38]" office:value-type="float" office:value="45.3336" calcext:value-type="float">
            <text:p>45.3336</text:p>
          </table:table-cell>
          <table:table-cell table:formula="of:=[$'Bundle Stats'.M38]" office:value-type="float" office:value="73.1002" calcext:value-type="float">
            <text:p>73.1002</text:p>
          </table:table-cell>
          <table:table-cell table:formula="of:=[$'Bundle Stats'.N38]" office:value-type="float" office:value="37.9843" calcext:value-type="float">
            <text:p>37.9843</text:p>
          </table:table-cell>
        </table:table-row>
        <table:table-row table:style-name="ro1">
          <table:table-cell office:value-type="string" calcext:value-type="string">
            <text:p>sfsarp-30-20-3.txt </text:p>
          </table:table-cell>
          <table:table-cell table:style-name="ce85" table:formula="of:=[$'ScSp stats'.E39]" office:value-type="float" office:value="0" calcext:value-type="float">
            <text:p>0</text:p>
          </table:table-cell>
          <table:table-cell table:style-name="ce85" table:formula="of:=[$'ScSp stats'.F39]" office:value-type="float" office:value="0" calcext:value-type="float">
            <text:p>0</text:p>
          </table:table-cell>
          <table:table-cell table:style-name="ce85" table:formula="of:=[$'ScSp stats'.G39]" office:value-type="float" office:value="0" calcext:value-type="float">
            <text:p>0</text:p>
          </table:table-cell>
          <table:table-cell table:style-name="ce85" table:formula="of:=[$'ScSp stats'.I39]" office:value-type="float" office:value="0" calcext:value-type="float">
            <text:p>0</text:p>
          </table:table-cell>
          <table:table-cell table:style-name="ce85" table:formula="of:=[$'ScSp stats'.J39]" office:value-type="float" office:value="0" calcext:value-type="float">
            <text:p>0</text:p>
          </table:table-cell>
          <table:table-cell table:style-name="ce85" table:formula="of:=[$'ScSp stats'.L39]" office:value-type="float" office:value="0" calcext:value-type="float">
            <text:p>0</text:p>
          </table:table-cell>
          <table:table-cell table:style-name="ce85" table:formula="of:=[$'ScSp stats'.M39]" office:value-type="float" office:value="0" calcext:value-type="float">
            <text:p>0</text:p>
          </table:table-cell>
          <table:table-cell table:style-name="ce85" table:formula="of:=[$'ScSp stats'.N39]" office:value-type="float" office:value="0" calcext:value-type="float">
            <text:p>0</text:p>
          </table:table-cell>
          <table:table-cell table:formula="of:=[$'Bundle Stats'.E39]" office:value-type="float" office:value="110.749" calcext:value-type="float">
            <text:p>110.749</text:p>
          </table:table-cell>
          <table:table-cell table:formula="of:=[$'Bundle Stats'.F39]" office:value-type="float" office:value="85.4834" calcext:value-type="float">
            <text:p>85.4834</text:p>
          </table:table-cell>
          <table:table-cell table:formula="of:=[$'Bundle Stats'.G39]" office:value-type="float" office:value="137.594" calcext:value-type="float">
            <text:p>137.594</text:p>
          </table:table-cell>
          <table:table-cell table:formula="of:=[$'Bundle Stats'.I39]" office:value-type="float" office:value="3594.63" calcext:value-type="float">
            <text:p>3594.63</text:p>
          </table:table-cell>
          <table:table-cell table:formula="of:=[$'Bundle Stats'.J39]" office:value-type="float" office:value="58.639" calcext:value-type="float">
            <text:p>58.639</text:p>
          </table:table-cell>
          <table:table-cell table:formula="of:=[$'Bundle Stats'.L39]" office:value-type="float" office:value="58.639" calcext:value-type="float">
            <text:p>58.639</text:p>
          </table:table-cell>
          <table:table-cell table:formula="of:=[$'Bundle Stats'.M39]" office:value-type="float" office:value="90.5321" calcext:value-type="float">
            <text:p>90.5321</text:p>
          </table:table-cell>
          <table:table-cell table:formula="of:=[$'Bundle Stats'.N39]" office:value-type="float" office:value="35.2285" calcext:value-type="float">
            <text:p>35.2285</text:p>
          </table:table-cell>
        </table:table-row>
        <table:table-row table:style-name="ro1">
          <table:table-cell office:value-type="string" calcext:value-type="string">
            <text:p>sfsarp-30-20-4.txt </text:p>
          </table:table-cell>
          <table:table-cell table:style-name="ce85" table:formula="of:=[$'ScSp stats'.E40]" office:value-type="float" office:value="0" calcext:value-type="float">
            <text:p>0</text:p>
          </table:table-cell>
          <table:table-cell table:style-name="ce85" table:formula="of:=[$'ScSp stats'.F40]" office:value-type="float" office:value="0" calcext:value-type="float">
            <text:p>0</text:p>
          </table:table-cell>
          <table:table-cell table:style-name="ce85" table:formula="of:=[$'ScSp stats'.G40]" office:value-type="float" office:value="0" calcext:value-type="float">
            <text:p>0</text:p>
          </table:table-cell>
          <table:table-cell table:style-name="ce85" table:formula="of:=[$'ScSp stats'.I40]" office:value-type="float" office:value="0" calcext:value-type="float">
            <text:p>0</text:p>
          </table:table-cell>
          <table:table-cell table:style-name="ce85" table:formula="of:=[$'ScSp stats'.J40]" office:value-type="float" office:value="0" calcext:value-type="float">
            <text:p>0</text:p>
          </table:table-cell>
          <table:table-cell table:style-name="ce85" table:formula="of:=[$'ScSp stats'.L40]" office:value-type="float" office:value="0" calcext:value-type="float">
            <text:p>0</text:p>
          </table:table-cell>
          <table:table-cell table:style-name="ce85" table:formula="of:=[$'ScSp stats'.M40]" office:value-type="float" office:value="0" calcext:value-type="float">
            <text:p>0</text:p>
          </table:table-cell>
          <table:table-cell table:style-name="ce85" table:formula="of:=[$'ScSp stats'.N40]" office:value-type="float" office:value="0" calcext:value-type="float">
            <text:p>0</text:p>
          </table:table-cell>
          <table:table-cell table:formula="of:=[$'Bundle Stats'.E40]" office:value-type="float" office:value="107.937" calcext:value-type="float">
            <text:p>107.937</text:p>
          </table:table-cell>
          <table:table-cell table:formula="of:=[$'Bundle Stats'.F40]" office:value-type="float" office:value="81.6039" calcext:value-type="float">
            <text:p>81.6039</text:p>
          </table:table-cell>
          <table:table-cell table:formula="of:=[$'Bundle Stats'.G40]" office:value-type="float" office:value="135.97" calcext:value-type="float">
            <text:p>135.97</text:p>
          </table:table-cell>
          <table:table-cell table:formula="of:=[$'Bundle Stats'.I40]" office:value-type="float" office:value="3592.83" calcext:value-type="float">
            <text:p>3592.83</text:p>
          </table:table-cell>
          <table:table-cell table:formula="of:=[$'Bundle Stats'.J40]" office:value-type="float" office:value="53.5707" calcext:value-type="float">
            <text:p>53.5707</text:p>
          </table:table-cell>
          <table:table-cell table:formula="of:=[$'Bundle Stats'.L40]" office:value-type="float" office:value="53.5707" calcext:value-type="float">
            <text:p>53.5707</text:p>
          </table:table-cell>
          <table:table-cell table:formula="of:=[$'Bundle Stats'.M40]" office:value-type="float" office:value="81.4578" calcext:value-type="float">
            <text:p>81.4578</text:p>
          </table:table-cell>
          <table:table-cell table:formula="of:=[$'Bundle Stats'.N40]" office:value-type="float" office:value="34.235" calcext:value-type="float">
            <text:p>34.235</text:p>
          </table:table-cell>
        </table:table-row>
        <table:table-row table:style-name="ro1">
          <table:table-cell office:value-type="string" calcext:value-type="string">
            <text:p>sfsarp-30-20-5.txt </text:p>
          </table:table-cell>
          <table:table-cell table:style-name="ce85" table:formula="of:=[$'ScSp stats'.E41]" office:value-type="float" office:value="0" calcext:value-type="float">
            <text:p>0</text:p>
          </table:table-cell>
          <table:table-cell table:style-name="ce85" table:formula="of:=[$'ScSp stats'.F41]" office:value-type="float" office:value="0" calcext:value-type="float">
            <text:p>0</text:p>
          </table:table-cell>
          <table:table-cell table:style-name="ce85" table:formula="of:=[$'ScSp stats'.G41]" office:value-type="float" office:value="0" calcext:value-type="float">
            <text:p>0</text:p>
          </table:table-cell>
          <table:table-cell table:style-name="ce85" table:formula="of:=[$'ScSp stats'.I41]" office:value-type="float" office:value="0" calcext:value-type="float">
            <text:p>0</text:p>
          </table:table-cell>
          <table:table-cell table:style-name="ce85" table:formula="of:=[$'ScSp stats'.J41]" office:value-type="float" office:value="0" calcext:value-type="float">
            <text:p>0</text:p>
          </table:table-cell>
          <table:table-cell table:style-name="ce85" table:formula="of:=[$'ScSp stats'.L41]" office:value-type="float" office:value="0" calcext:value-type="float">
            <text:p>0</text:p>
          </table:table-cell>
          <table:table-cell table:style-name="ce85" table:formula="of:=[$'ScSp stats'.M41]" office:value-type="float" office:value="0" calcext:value-type="float">
            <text:p>0</text:p>
          </table:table-cell>
          <table:table-cell table:style-name="ce85" table:formula="of:=[$'ScSp stats'.N41]" office:value-type="float" office:value="0" calcext:value-type="float">
            <text:p>0</text:p>
          </table:table-cell>
          <table:table-cell table:formula="of:=[$'Bundle Stats'.E41]" office:value-type="float" office:value="114.223" calcext:value-type="float">
            <text:p>114.223</text:p>
          </table:table-cell>
          <table:table-cell table:formula="of:=[$'Bundle Stats'.F41]" office:value-type="float" office:value="73.4188" calcext:value-type="float">
            <text:p>73.4188</text:p>
          </table:table-cell>
          <table:table-cell table:formula="of:=[$'Bundle Stats'.G41]" office:value-type="float" office:value="115.463" calcext:value-type="float">
            <text:p>115.463</text:p>
          </table:table-cell>
          <table:table-cell table:formula="of:=[$'Bundle Stats'.I41]" office:value-type="float" office:value="2364.54" calcext:value-type="float">
            <text:p>2364.54</text:p>
          </table:table-cell>
          <table:table-cell table:formula="of:=[$'Bundle Stats'.J41]" office:value-type="float" office:value="72.179" calcext:value-type="float">
            <text:p>72.179</text:p>
          </table:table-cell>
          <table:table-cell table:formula="of:=[$'Bundle Stats'.L41]" office:value-type="float" office:value="72.179" calcext:value-type="float">
            <text:p>72.179</text:p>
          </table:table-cell>
          <table:table-cell table:formula="of:=[$'Bundle Stats'.M41]" office:value-type="float" office:value="72.179" calcext:value-type="float">
            <text:p>72.179</text:p>
          </table:table-cell>
          <table:table-cell table:formula="of:=[$'Bundle Stats'.N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5-1.txt </text:p>
          </table:table-cell>
          <table:table-cell table:style-name="ce85" table:formula="of:=[$'ScSp stats'.E42]" office:value-type="float" office:value="0" calcext:value-type="float">
            <text:p>0</text:p>
          </table:table-cell>
          <table:table-cell table:style-name="ce85" table:formula="of:=[$'ScSp stats'.F42]" office:value-type="float" office:value="0" calcext:value-type="float">
            <text:p>0</text:p>
          </table:table-cell>
          <table:table-cell table:style-name="ce85" table:formula="of:=[$'ScSp stats'.G42]" office:value-type="float" office:value="0" calcext:value-type="float">
            <text:p>0</text:p>
          </table:table-cell>
          <table:table-cell table:style-name="ce85" table:formula="of:=[$'ScSp stats'.I42]" office:value-type="float" office:value="0" calcext:value-type="float">
            <text:p>0</text:p>
          </table:table-cell>
          <table:table-cell table:style-name="ce85" table:formula="of:=[$'ScSp stats'.J42]" office:value-type="float" office:value="0" calcext:value-type="float">
            <text:p>0</text:p>
          </table:table-cell>
          <table:table-cell table:style-name="ce85" table:formula="of:=[$'ScSp stats'.L42]" office:value-type="float" office:value="0" calcext:value-type="float">
            <text:p>0</text:p>
          </table:table-cell>
          <table:table-cell table:style-name="ce85" table:formula="of:=[$'ScSp stats'.M42]" office:value-type="float" office:value="0" calcext:value-type="float">
            <text:p>0</text:p>
          </table:table-cell>
          <table:table-cell table:style-name="ce85" table:formula="of:=[$'ScSp stats'.N42]" office:value-type="float" office:value="0" calcext:value-type="float">
            <text:p>0</text:p>
          </table:table-cell>
          <table:table-cell table:formula="of:=[$'Bundle Stats'.E42]" office:value-type="float" office:value="129.89" calcext:value-type="float">
            <text:p>129.89</text:p>
          </table:table-cell>
          <table:table-cell table:formula="of:=[$'Bundle Stats'.F42]" office:value-type="float" office:value="89.743" calcext:value-type="float">
            <text:p>89.743</text:p>
          </table:table-cell>
          <table:table-cell table:formula="of:=[$'Bundle Stats'.G42]" office:value-type="float" office:value="138.49" calcext:value-type="float">
            <text:p>138.49</text:p>
          </table:table-cell>
          <table:table-cell table:formula="of:=[$'Bundle Stats'.I42]" office:value-type="float" office:value="3594.53" calcext:value-type="float">
            <text:p>3594.53</text:p>
          </table:table-cell>
          <table:table-cell table:formula="of:=[$'Bundle Stats'.J42]" office:value-type="float" office:value="81.1439" calcext:value-type="float">
            <text:p>81.1439</text:p>
          </table:table-cell>
          <table:table-cell table:formula="of:=[$'Bundle Stats'.L42]" office:value-type="float" office:value="81.1439" calcext:value-type="float">
            <text:p>81.1439</text:p>
          </table:table-cell>
          <table:table-cell table:formula="of:=[$'Bundle Stats'.M42]" office:value-type="float" office:value="119.206" calcext:value-type="float">
            <text:p>119.206</text:p>
          </table:table-cell>
          <table:table-cell table:formula="of:=[$'Bundle Stats'.N42]" office:value-type="float" office:value="31.9297" calcext:value-type="float">
            <text:p>31.9297</text:p>
          </table:table-cell>
        </table:table-row>
        <table:table-row table:style-name="ro1">
          <table:table-cell office:value-type="string" calcext:value-type="string">
            <text:p>sfsarp-30-25-2.txt </text:p>
          </table:table-cell>
          <table:table-cell table:style-name="ce85" table:formula="of:=[$'ScSp stats'.E43]" office:value-type="float" office:value="0" calcext:value-type="float">
            <text:p>0</text:p>
          </table:table-cell>
          <table:table-cell table:style-name="ce85" table:formula="of:=[$'ScSp stats'.F43]" office:value-type="float" office:value="0" calcext:value-type="float">
            <text:p>0</text:p>
          </table:table-cell>
          <table:table-cell table:style-name="ce85" table:formula="of:=[$'ScSp stats'.G43]" office:value-type="float" office:value="0" calcext:value-type="float">
            <text:p>0</text:p>
          </table:table-cell>
          <table:table-cell table:style-name="ce85" table:formula="of:=[$'ScSp stats'.I43]" office:value-type="float" office:value="0" calcext:value-type="float">
            <text:p>0</text:p>
          </table:table-cell>
          <table:table-cell table:style-name="ce85" table:formula="of:=[$'ScSp stats'.J43]" office:value-type="float" office:value="0" calcext:value-type="float">
            <text:p>0</text:p>
          </table:table-cell>
          <table:table-cell table:style-name="ce85" table:formula="of:=[$'ScSp stats'.L43]" office:value-type="float" office:value="0" calcext:value-type="float">
            <text:p>0</text:p>
          </table:table-cell>
          <table:table-cell table:style-name="ce85" table:formula="of:=[$'ScSp stats'.M43]" office:value-type="float" office:value="0" calcext:value-type="float">
            <text:p>0</text:p>
          </table:table-cell>
          <table:table-cell table:style-name="ce85" table:formula="of:=[$'ScSp stats'.N43]" office:value-type="float" office:value="0" calcext:value-type="float">
            <text:p>0</text:p>
          </table:table-cell>
          <table:table-cell table:formula="of:=[$'Bundle Stats'.E43]" office:value-type="float" office:value="122.647" calcext:value-type="float">
            <text:p>122.647</text:p>
          </table:table-cell>
          <table:table-cell table:formula="of:=[$'Bundle Stats'.F43]" office:value-type="float" office:value="110.144" calcext:value-type="float">
            <text:p>110.144</text:p>
          </table:table-cell>
          <table:table-cell table:formula="of:=[$'Bundle Stats'.G43]" office:value-type="float" office:value="176.263" calcext:value-type="float">
            <text:p>176.263</text:p>
          </table:table-cell>
          <table:table-cell table:formula="of:=[$'Bundle Stats'.I43]" office:value-type="float" office:value="3594.34" calcext:value-type="float">
            <text:p>3594.34</text:p>
          </table:table-cell>
          <table:table-cell table:formula="of:=[$'Bundle Stats'.J43]" office:value-type="float" office:value="56.5287" calcext:value-type="float">
            <text:p>56.5287</text:p>
          </table:table-cell>
          <table:table-cell table:formula="of:=[$'Bundle Stats'.L43]" office:value-type="float" office:value="56.5287" calcext:value-type="float">
            <text:p>56.5287</text:p>
          </table:table-cell>
          <table:table-cell table:formula="of:=[$'Bundle Stats'.M43]" office:value-type="float" office:value="118.893" calcext:value-type="float">
            <text:p>118.893</text:p>
          </table:table-cell>
          <table:table-cell table:formula="of:=[$'Bundle Stats'.N43]" office:value-type="float" office:value="52.4541" calcext:value-type="float">
            <text:p>52.4541</text:p>
          </table:table-cell>
        </table:table-row>
        <table:table-row table:style-name="ro1">
          <table:table-cell office:value-type="string" calcext:value-type="string">
            <text:p>sfsarp-30-25-3.txt </text:p>
          </table:table-cell>
          <table:table-cell table:style-name="ce85" table:formula="of:=[$'ScSp stats'.E44]" office:value-type="float" office:value="0" calcext:value-type="float">
            <text:p>0</text:p>
          </table:table-cell>
          <table:table-cell table:style-name="ce85" table:formula="of:=[$'ScSp stats'.F44]" office:value-type="float" office:value="0" calcext:value-type="float">
            <text:p>0</text:p>
          </table:table-cell>
          <table:table-cell table:style-name="ce85" table:formula="of:=[$'ScSp stats'.G44]" office:value-type="float" office:value="0" calcext:value-type="float">
            <text:p>0</text:p>
          </table:table-cell>
          <table:table-cell table:style-name="ce85" table:formula="of:=[$'ScSp stats'.I44]" office:value-type="float" office:value="0" calcext:value-type="float">
            <text:p>0</text:p>
          </table:table-cell>
          <table:table-cell table:style-name="ce85" table:formula="of:=[$'ScSp stats'.J44]" office:value-type="float" office:value="0" calcext:value-type="float">
            <text:p>0</text:p>
          </table:table-cell>
          <table:table-cell table:style-name="ce85" table:formula="of:=[$'ScSp stats'.L44]" office:value-type="float" office:value="0" calcext:value-type="float">
            <text:p>0</text:p>
          </table:table-cell>
          <table:table-cell table:style-name="ce85" table:formula="of:=[$'ScSp stats'.M44]" office:value-type="float" office:value="0" calcext:value-type="float">
            <text:p>0</text:p>
          </table:table-cell>
          <table:table-cell table:style-name="ce85" table:formula="of:=[$'ScSp stats'.N44]" office:value-type="float" office:value="0" calcext:value-type="float">
            <text:p>0</text:p>
          </table:table-cell>
          <table:table-cell table:formula="of:=[$'Bundle Stats'.E44]" office:value-type="float" office:value="116.59" calcext:value-type="float">
            <text:p>116.59</text:p>
          </table:table-cell>
          <table:table-cell table:formula="of:=[$'Bundle Stats'.F44]" office:value-type="float" office:value="110.562" calcext:value-type="float">
            <text:p>110.562</text:p>
          </table:table-cell>
          <table:table-cell table:formula="of:=[$'Bundle Stats'.G44]" office:value-type="float" office:value="145.317" calcext:value-type="float">
            <text:p>145.317</text:p>
          </table:table-cell>
          <table:table-cell table:formula="of:=[$'Bundle Stats'.I44]" office:value-type="float" office:value="3594.44" calcext:value-type="float">
            <text:p>3594.44</text:p>
          </table:table-cell>
          <table:table-cell table:formula="of:=[$'Bundle Stats'.J44]" office:value-type="float" office:value="81.8356" calcext:value-type="float">
            <text:p>81.8356</text:p>
          </table:table-cell>
          <table:table-cell table:formula="of:=[$'Bundle Stats'.L44]" office:value-type="float" office:value="81.8356" calcext:value-type="float">
            <text:p>81.8356</text:p>
          </table:table-cell>
          <table:table-cell table:formula="of:=[$'Bundle Stats'.M44]" office:value-type="float" office:value="106.776" calcext:value-type="float">
            <text:p>106.776</text:p>
          </table:table-cell>
          <table:table-cell table:formula="of:=[$'Bundle Stats'.N44]" office:value-type="float" office:value="23.3577" calcext:value-type="float">
            <text:p>23.3577</text:p>
          </table:table-cell>
        </table:table-row>
        <table:table-row table:style-name="ro1">
          <table:table-cell office:value-type="string" calcext:value-type="string">
            <text:p>sfsarp-30-25-4.txt </text:p>
          </table:table-cell>
          <table:table-cell table:style-name="ce85" table:formula="of:=[$'ScSp stats'.E45]" office:value-type="float" office:value="0" calcext:value-type="float">
            <text:p>0</text:p>
          </table:table-cell>
          <table:table-cell table:style-name="ce85" table:formula="of:=[$'ScSp stats'.F45]" office:value-type="float" office:value="0" calcext:value-type="float">
            <text:p>0</text:p>
          </table:table-cell>
          <table:table-cell table:style-name="ce85" table:formula="of:=[$'ScSp stats'.G45]" office:value-type="float" office:value="0" calcext:value-type="float">
            <text:p>0</text:p>
          </table:table-cell>
          <table:table-cell table:style-name="ce85" table:formula="of:=[$'ScSp stats'.I45]" office:value-type="float" office:value="0" calcext:value-type="float">
            <text:p>0</text:p>
          </table:table-cell>
          <table:table-cell table:style-name="ce85" table:formula="of:=[$'ScSp stats'.J45]" office:value-type="float" office:value="0" calcext:value-type="float">
            <text:p>0</text:p>
          </table:table-cell>
          <table:table-cell table:style-name="ce85" table:formula="of:=[$'ScSp stats'.L45]" office:value-type="float" office:value="0" calcext:value-type="float">
            <text:p>0</text:p>
          </table:table-cell>
          <table:table-cell table:style-name="ce85" table:formula="of:=[$'ScSp stats'.M45]" office:value-type="float" office:value="0" calcext:value-type="float">
            <text:p>0</text:p>
          </table:table-cell>
          <table:table-cell table:style-name="ce85" table:formula="of:=[$'ScSp stats'.N45]" office:value-type="float" office:value="0" calcext:value-type="float">
            <text:p>0</text:p>
          </table:table-cell>
          <table:table-cell table:formula="of:=[$'Bundle Stats'.E45]" office:value-type="float" office:value="134.788" calcext:value-type="float">
            <text:p>134.788</text:p>
          </table:table-cell>
          <table:table-cell table:formula="of:=[$'Bundle Stats'.F45]" office:value-type="float" office:value="101.418" calcext:value-type="float">
            <text:p>101.418</text:p>
          </table:table-cell>
          <table:table-cell table:formula="of:=[$'Bundle Stats'.G45]" office:value-type="float" office:value="157.085" calcext:value-type="float">
            <text:p>157.085</text:p>
          </table:table-cell>
          <table:table-cell table:formula="of:=[$'Bundle Stats'.I45]" office:value-type="float" office:value="508.73" calcext:value-type="float">
            <text:p>508.73</text:p>
          </table:table-cell>
          <table:table-cell table:formula="of:=[$'Bundle Stats'.J45]" office:value-type="float" office:value="79.1211" calcext:value-type="float">
            <text:p>79.1211</text:p>
          </table:table-cell>
          <table:table-cell table:formula="of:=[$'Bundle Stats'.L45]" office:value-type="float" office:value="79.1211" calcext:value-type="float">
            <text:p>79.1211</text:p>
          </table:table-cell>
          <table:table-cell table:formula="of:=[$'Bundle Stats'.M45]" office:value-type="float" office:value="79.1211" calcext:value-type="float">
            <text:p>79.1211</text:p>
          </table:table-cell>
          <table:table-cell table:formula="of:=[$'Bundle Stats'.N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5-5.txt </text:p>
          </table:table-cell>
          <table:table-cell table:style-name="ce85" table:formula="of:=[$'ScSp stats'.E46]" office:value-type="float" office:value="0" calcext:value-type="float">
            <text:p>0</text:p>
          </table:table-cell>
          <table:table-cell table:style-name="ce85" table:formula="of:=[$'ScSp stats'.F46]" office:value-type="float" office:value="0" calcext:value-type="float">
            <text:p>0</text:p>
          </table:table-cell>
          <table:table-cell table:style-name="ce85" table:formula="of:=[$'ScSp stats'.G46]" office:value-type="float" office:value="0" calcext:value-type="float">
            <text:p>0</text:p>
          </table:table-cell>
          <table:table-cell table:style-name="ce85" table:formula="of:=[$'ScSp stats'.I46]" office:value-type="float" office:value="0" calcext:value-type="float">
            <text:p>0</text:p>
          </table:table-cell>
          <table:table-cell table:style-name="ce85" table:formula="of:=[$'ScSp stats'.J46]" office:value-type="float" office:value="0" calcext:value-type="float">
            <text:p>0</text:p>
          </table:table-cell>
          <table:table-cell table:style-name="ce85" table:formula="of:=[$'ScSp stats'.L46]" office:value-type="float" office:value="0" calcext:value-type="float">
            <text:p>0</text:p>
          </table:table-cell>
          <table:table-cell table:style-name="ce85" table:formula="of:=[$'ScSp stats'.M46]" office:value-type="float" office:value="0" calcext:value-type="float">
            <text:p>0</text:p>
          </table:table-cell>
          <table:table-cell table:style-name="ce85" table:formula="of:=[$'ScSp stats'.N46]" office:value-type="float" office:value="0" calcext:value-type="float">
            <text:p>0</text:p>
          </table:table-cell>
          <table:table-cell table:formula="of:=[$'Bundle Stats'.E46]" office:value-type="float" office:value="322.278" calcext:value-type="float">
            <text:p>322.278</text:p>
          </table:table-cell>
          <table:table-cell table:formula="of:=[$'Bundle Stats'.F46]" office:value-type="float" office:value="302.397" calcext:value-type="float">
            <text:p>302.397</text:p>
          </table:table-cell>
          <table:table-cell table:formula="of:=[$'Bundle Stats'.G46]" office:value-type="float" office:value="204.612" calcext:value-type="float">
            <text:p>204.612</text:p>
          </table:table-cell>
          <table:table-cell table:formula="of:=[$'Bundle Stats'.I46]" office:value-type="float" office:value="3591.08" calcext:value-type="float">
            <text:p>3591.08</text:p>
          </table:table-cell>
          <table:table-cell table:formula="of:=[$'Bundle Stats'.J46]" office:value-type="float" office:value="420.063" calcext:value-type="float">
            <text:p>420.063</text:p>
          </table:table-cell>
          <table:table-cell table:formula="of:=[$'Bundle Stats'.L46]" office:value-type="float" office:value="420.063" calcext:value-type="float">
            <text:p>420.063</text:p>
          </table:table-cell>
          <table:table-cell table:formula="of:=[$'Bundle Stats'.M46]" office:value-type="float" office:value="457.688" calcext:value-type="float">
            <text:p>457.688</text:p>
          </table:table-cell>
          <table:table-cell table:formula="of:=[$'Bundle Stats'.N46]" office:value-type="float" office:value="8.22067" calcext:value-type="float">
            <text:p>8.22067</text:p>
          </table:table-cell>
        </table:table-row>
        <table:table-row table:style-name="ro2">
          <table:table-cell table:style-name="ce15" office:value-type="string" calcext:value-type="string" table:number-columns-spanned="1" table:number-rows-spanned="2">
            <text:p>Size</text:p>
          </table:table-cell>
          <table:table-cell table:style-name="ce12" office:value-type="string" calcext:value-type="string" table:number-columns-spanned="8" table:number-rows-spanned="1">
            <text:p>ScSp</text:p>
          </table:table-cell>
          <table:covered-table-cell table:number-columns-repeated="4" table:style-name="ce12"/>
          <table:covered-table-cell table:number-columns-repeated="3"/>
          <table:table-cell table:style-name="ce12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1">
          <table:covered-table-cell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</table:table-row>
        <table:table-row table:style-name="ro2">
          <table:table-cell table:style-name="ce88" office:value-type="string" calcext:value-type="string">
            <text:p>20-15</text:p>
          </table:table-cell>
          <table:table-cell table:style-name="ce108" table:formula="of:=AVERAGE([.B3:.B7])" office:value-type="float" office:value="0" calcext:value-type="float">
            <text:p>0.000</text:p>
          </table:table-cell>
          <table:table-cell table:style-name="ce108" table:formula="of:=AVERAGE([.C3:.C7])" office:value-type="float" office:value="0" calcext:value-type="float">
            <text:p>0.000</text:p>
          </table:table-cell>
          <table:table-cell table:style-name="ce108" table:formula="of:=AVERAGE([.D3:.D7])" office:value-type="float" office:value="0" calcext:value-type="float">
            <text:p>0.000</text:p>
          </table:table-cell>
          <table:table-cell table:style-name="ce108" table:formula="of:=AVERAGE([.E3:.E7])" office:value-type="float" office:value="0" calcext:value-type="float">
            <text:p>0.000</text:p>
          </table:table-cell>
          <table:table-cell table:style-name="ce108" table:formula="of:=AVERAGE([.F3:.F7])" office:value-type="float" office:value="0" calcext:value-type="float">
            <text:p>0.000</text:p>
          </table:table-cell>
          <table:table-cell table:style-name="ce108" table:formula="of:=AVERAGE([.G3:.G7])" office:value-type="float" office:value="0" calcext:value-type="float">
            <text:p>0.000</text:p>
          </table:table-cell>
          <table:table-cell table:style-name="ce108" table:formula="of:=AVERAGE([.H3:.H7])" office:value-type="float" office:value="0" calcext:value-type="float">
            <text:p>0.000</text:p>
          </table:table-cell>
          <table:table-cell table:style-name="ce108" table:formula="of:=AVERAGE([.I3:.I7])" office:value-type="float" office:value="0" calcext:value-type="float">
            <text:p>0.000</text:p>
          </table:table-cell>
          <table:table-cell table:style-name="ce108" table:formula="of:=AVERAGE([.J3:.J7])" office:value-type="float" office:value="93.0661" calcext:value-type="float">
            <text:p>93.066</text:p>
          </table:table-cell>
          <table:table-cell table:style-name="ce108" table:formula="of:=AVERAGE([.K3:.K7])" office:value-type="float" office:value="77.69944" calcext:value-type="float">
            <text:p>77.699</text:p>
          </table:table-cell>
          <table:table-cell table:style-name="ce108" table:formula="of:=AVERAGE([.L3:.L7])" office:value-type="float" office:value="116.48788" calcext:value-type="float">
            <text:p>116.488</text:p>
          </table:table-cell>
          <table:table-cell table:style-name="ce108" table:formula="of:=AVERAGE([.M3:.M7])" office:value-type="float" office:value="2983.828" calcext:value-type="float">
            <text:p>2983.828</text:p>
          </table:table-cell>
          <table:table-cell table:style-name="ce108" table:formula="of:=AVERAGE([.N3:.N7])" office:value-type="float" office:value="54.27768" calcext:value-type="float">
            <text:p>54.278</text:p>
          </table:table-cell>
          <table:table-cell table:style-name="ce108" table:formula="of:=AVERAGE([.O3:.O7])" office:value-type="float" office:value="54.27768" calcext:value-type="float">
            <text:p>54.278</text:p>
          </table:table-cell>
          <table:table-cell table:style-name="ce108" table:formula="of:=AVERAGE([.P3:.P7])" office:value-type="float" office:value="65.91914" calcext:value-type="float">
            <text:p>65.919</text:p>
          </table:table-cell>
          <table:table-cell table:style-name="ce108" table:formula="of:=AVERAGE([.Q3:.Q7])" office:value-type="float" office:value="18.364975834" calcext:value-type="float">
            <text:p>18.365</text:p>
          </table:table-cell>
        </table:table-row>
        <table:table-row table:style-name="ro2">
          <table:table-cell table:style-name="ce88" office:value-type="string" calcext:value-type="string">
            <text:p>20-20</text:p>
          </table:table-cell>
          <table:table-cell table:style-name="ce108" table:formula="of:=AVERAGE([.B8:.B12])" office:value-type="float" office:value="0" calcext:value-type="float">
            <text:p>0.000</text:p>
          </table:table-cell>
          <table:table-cell table:style-name="ce108" table:formula="of:=AVERAGE([.C8:.C12])" office:value-type="float" office:value="0" calcext:value-type="float">
            <text:p>0.000</text:p>
          </table:table-cell>
          <table:table-cell table:style-name="ce108" table:formula="of:=AVERAGE([.D8:.D12])" office:value-type="float" office:value="0" calcext:value-type="float">
            <text:p>0.000</text:p>
          </table:table-cell>
          <table:table-cell table:style-name="ce108" table:formula="of:=AVERAGE([.E8:.E12])" office:value-type="float" office:value="0" calcext:value-type="float">
            <text:p>0.000</text:p>
          </table:table-cell>
          <table:table-cell table:style-name="ce108" table:formula="of:=AVERAGE([.F8:.F12])" office:value-type="float" office:value="0" calcext:value-type="float">
            <text:p>0.000</text:p>
          </table:table-cell>
          <table:table-cell table:style-name="ce108" table:formula="of:=AVERAGE([.G8:.G12])" office:value-type="float" office:value="0" calcext:value-type="float">
            <text:p>0.000</text:p>
          </table:table-cell>
          <table:table-cell table:style-name="ce108" table:formula="of:=AVERAGE([.H8:.H12])" office:value-type="float" office:value="0" calcext:value-type="float">
            <text:p>0.000</text:p>
          </table:table-cell>
          <table:table-cell table:style-name="ce108" table:formula="of:=AVERAGE([.I8:.I12])" office:value-type="float" office:value="0" calcext:value-type="float">
            <text:p>0.000</text:p>
          </table:table-cell>
          <table:table-cell table:style-name="ce108" table:formula="of:=AVERAGE([.J8:.J12])" office:value-type="float" office:value="152.49" calcext:value-type="float">
            <text:p>152.490</text:p>
          </table:table-cell>
          <table:table-cell table:style-name="ce108" table:formula="of:=AVERAGE([.K8:.K12])" office:value-type="float" office:value="161.848" calcext:value-type="float">
            <text:p>161.848</text:p>
          </table:table-cell>
          <table:table-cell table:style-name="ce108" table:formula="of:=AVERAGE([.L8:.L12])" office:value-type="float" office:value="157.1596" calcext:value-type="float">
            <text:p>157.160</text:p>
          </table:table-cell>
          <table:table-cell table:style-name="ce108" table:formula="of:=AVERAGE([.M8:.M12])" office:value-type="float" office:value="3093.92" calcext:value-type="float">
            <text:p>3093.920</text:p>
          </table:table-cell>
          <table:table-cell table:style-name="ce108" table:formula="of:=AVERAGE([.N8:.N12])" office:value-type="float" office:value="157.17806" calcext:value-type="float">
            <text:p>157.178</text:p>
          </table:table-cell>
          <table:table-cell table:style-name="ce108" table:formula="of:=AVERAGE([.O8:.O12])" office:value-type="float" office:value="157.17806" calcext:value-type="float">
            <text:p>157.178</text:p>
          </table:table-cell>
          <table:table-cell table:style-name="ce108" table:formula="of:=AVERAGE([.P8:.P12])" office:value-type="float" office:value="180.71882" calcext:value-type="float">
            <text:p>180.719</text:p>
          </table:table-cell>
          <table:table-cell table:style-name="ce108" table:formula="of:=AVERAGE([.Q8:.Q12])" office:value-type="float" office:value="22.266258" calcext:value-type="float">
            <text:p>22.266</text:p>
          </table:table-cell>
        </table:table-row>
        <table:table-row table:style-name="ro2">
          <table:table-cell table:style-name="ce88" office:value-type="string" calcext:value-type="string">
            <text:p>20-25</text:p>
          </table:table-cell>
          <table:table-cell table:style-name="ce108" table:formula="of:=AVERAGE([.B13:.B17])" office:value-type="float" office:value="0" calcext:value-type="float">
            <text:p>0.000</text:p>
          </table:table-cell>
          <table:table-cell table:style-name="ce108" table:formula="of:=AVERAGE([.C13:.C17])" office:value-type="float" office:value="0" calcext:value-type="float">
            <text:p>0.000</text:p>
          </table:table-cell>
          <table:table-cell table:style-name="ce108" table:formula="of:=AVERAGE([.D13:.D17])" office:value-type="float" office:value="0" calcext:value-type="float">
            <text:p>0.000</text:p>
          </table:table-cell>
          <table:table-cell table:style-name="ce108" table:formula="of:=AVERAGE([.E13:.E17])" office:value-type="float" office:value="0" calcext:value-type="float">
            <text:p>0.000</text:p>
          </table:table-cell>
          <table:table-cell table:style-name="ce108" table:formula="of:=AVERAGE([.F13:.F17])" office:value-type="float" office:value="0" calcext:value-type="float">
            <text:p>0.000</text:p>
          </table:table-cell>
          <table:table-cell table:style-name="ce108" table:formula="of:=AVERAGE([.G13:.G17])" office:value-type="float" office:value="0" calcext:value-type="float">
            <text:p>0.000</text:p>
          </table:table-cell>
          <table:table-cell table:style-name="ce108" table:formula="of:=AVERAGE([.H13:.H17])" office:value-type="float" office:value="0" calcext:value-type="float">
            <text:p>0.000</text:p>
          </table:table-cell>
          <table:table-cell table:style-name="ce108" table:formula="of:=AVERAGE([.I13:.I17])" office:value-type="float" office:value="0" calcext:value-type="float">
            <text:p>0.000</text:p>
          </table:table-cell>
          <table:table-cell table:style-name="ce108" table:formula="of:=AVERAGE([.J13:.J17])" office:value-type="float" office:value="154.44318" calcext:value-type="float">
            <text:p>154.443</text:p>
          </table:table-cell>
          <table:table-cell table:style-name="ce108" table:formula="of:=AVERAGE([.K13:.K17])" office:value-type="float" office:value="146.14736" calcext:value-type="float">
            <text:p>146.147</text:p>
          </table:table-cell>
          <table:table-cell table:style-name="ce108" table:formula="of:=AVERAGE([.L13:.L17])" office:value-type="float" office:value="133.37608" calcext:value-type="float">
            <text:p>133.376</text:p>
          </table:table-cell>
          <table:table-cell table:style-name="ce108" table:formula="of:=AVERAGE([.M13:.M17])" office:value-type="float" office:value="3148.772" calcext:value-type="float">
            <text:p>3148.772</text:p>
          </table:table-cell>
          <table:table-cell table:style-name="ce108" table:formula="of:=AVERAGE([.N13:.N17])" office:value-type="float" office:value="167.21444" calcext:value-type="float">
            <text:p>167.214</text:p>
          </table:table-cell>
          <table:table-cell table:style-name="ce108" table:formula="of:=AVERAGE([.O13:.O17])" office:value-type="float" office:value="167.21444" calcext:value-type="float">
            <text:p>167.214</text:p>
          </table:table-cell>
          <table:table-cell table:style-name="ce108" table:formula="of:=AVERAGE([.P13:.P17])" office:value-type="float" office:value="186.96342" calcext:value-type="float">
            <text:p>186.963</text:p>
          </table:table-cell>
          <table:table-cell table:style-name="ce108" table:formula="of:=AVERAGE([.Q13:.Q17])" office:value-type="float" office:value="17.20937" calcext:value-type="float">
            <text:p>17.209</text:p>
          </table:table-cell>
        </table:table-row>
        <table:table-row table:style-name="ro2">
          <table:table-cell table:style-name="ce88" office:value-type="string" calcext:value-type="string">
            <text:p>25-15</text:p>
          </table:table-cell>
          <table:table-cell table:style-name="ce108" table:formula="of:=AVERAGE([.B18:.B22])" office:value-type="float" office:value="0" calcext:value-type="float">
            <text:p>0.000</text:p>
          </table:table-cell>
          <table:table-cell table:style-name="ce108" table:formula="of:=AVERAGE([.C18:.C22])" office:value-type="float" office:value="0" calcext:value-type="float">
            <text:p>0.000</text:p>
          </table:table-cell>
          <table:table-cell table:style-name="ce108" table:formula="of:=AVERAGE([.D18:.D22])" office:value-type="float" office:value="0" calcext:value-type="float">
            <text:p>0.000</text:p>
          </table:table-cell>
          <table:table-cell table:style-name="ce108" table:formula="of:=AVERAGE([.E18:.E22])" office:value-type="float" office:value="0" calcext:value-type="float">
            <text:p>0.000</text:p>
          </table:table-cell>
          <table:table-cell table:style-name="ce108" table:formula="of:=AVERAGE([.F18:.F22])" office:value-type="float" office:value="0" calcext:value-type="float">
            <text:p>0.000</text:p>
          </table:table-cell>
          <table:table-cell table:style-name="ce108" table:formula="of:=AVERAGE([.G18:.G22])" office:value-type="float" office:value="0" calcext:value-type="float">
            <text:p>0.000</text:p>
          </table:table-cell>
          <table:table-cell table:style-name="ce108" table:formula="of:=AVERAGE([.H18:.H22])" office:value-type="float" office:value="0" calcext:value-type="float">
            <text:p>0.000</text:p>
          </table:table-cell>
          <table:table-cell table:style-name="ce108" table:formula="of:=AVERAGE([.I18:.I22])" office:value-type="float" office:value="0" calcext:value-type="float">
            <text:p>0.000</text:p>
          </table:table-cell>
          <table:table-cell table:style-name="ce108" table:formula="of:=AVERAGE([.J18:.J22])" office:value-type="float" office:value="99.09906" calcext:value-type="float">
            <text:p>99.099</text:p>
          </table:table-cell>
          <table:table-cell table:style-name="ce108" table:formula="of:=AVERAGE([.K18:.K22])" office:value-type="float" office:value="109.53378" calcext:value-type="float">
            <text:p>109.534</text:p>
          </table:table-cell>
          <table:table-cell table:style-name="ce108" table:formula="of:=AVERAGE([.L18:.L22])" office:value-type="float" office:value="124.56824" calcext:value-type="float">
            <text:p>124.568</text:p>
          </table:table-cell>
          <table:table-cell table:style-name="ce108" table:formula="of:=AVERAGE([.M18:.M22])" office:value-type="float" office:value="2523.418" calcext:value-type="float">
            <text:p>2523.418</text:p>
          </table:table-cell>
          <table:table-cell table:style-name="ce108" table:formula="of:=AVERAGE([.N18:.N22])" office:value-type="float" office:value="84.0645" calcext:value-type="float">
            <text:p>84.065</text:p>
          </table:table-cell>
          <table:table-cell table:style-name="ce108" table:formula="of:=AVERAGE([.O18:.O22])" office:value-type="float" office:value="84.0645" calcext:value-type="float">
            <text:p>84.065</text:p>
          </table:table-cell>
          <table:table-cell table:style-name="ce108" table:formula="of:=AVERAGE([.P18:.P22])" office:value-type="float" office:value="87.16454" calcext:value-type="float">
            <text:p>87.165</text:p>
          </table:table-cell>
          <table:table-cell table:style-name="ce108" table:formula="of:=AVERAGE([.Q18:.Q22])" office:value-type="float" office:value="4.80427395" calcext:value-type="float">
            <text:p>4.804</text:p>
          </table:table-cell>
        </table:table-row>
        <table:table-row table:style-name="ro2">
          <table:table-cell table:style-name="ce88" office:value-type="string" calcext:value-type="string">
            <text:p>25-20</text:p>
          </table:table-cell>
          <table:table-cell table:style-name="ce108" table:formula="of:=AVERAGE([.B23:.B27])" office:value-type="float" office:value="0" calcext:value-type="float">
            <text:p>0.000</text:p>
          </table:table-cell>
          <table:table-cell table:style-name="ce108" table:formula="of:=AVERAGE([.C23:.C27])" office:value-type="float" office:value="0" calcext:value-type="float">
            <text:p>0.000</text:p>
          </table:table-cell>
          <table:table-cell table:style-name="ce108" table:formula="of:=AVERAGE([.D23:.D27])" office:value-type="float" office:value="0" calcext:value-type="float">
            <text:p>0.000</text:p>
          </table:table-cell>
          <table:table-cell table:style-name="ce108" table:formula="of:=AVERAGE([.E23:.E27])" office:value-type="float" office:value="0" calcext:value-type="float">
            <text:p>0.000</text:p>
          </table:table-cell>
          <table:table-cell table:style-name="ce108" table:formula="of:=AVERAGE([.F23:.F27])" office:value-type="float" office:value="0" calcext:value-type="float">
            <text:p>0.000</text:p>
          </table:table-cell>
          <table:table-cell table:style-name="ce108" table:formula="of:=AVERAGE([.G23:.G27])" office:value-type="float" office:value="0" calcext:value-type="float">
            <text:p>0.000</text:p>
          </table:table-cell>
          <table:table-cell table:style-name="ce108" table:formula="of:=AVERAGE([.H23:.H27])" office:value-type="float" office:value="0" calcext:value-type="float">
            <text:p>0.000</text:p>
          </table:table-cell>
          <table:table-cell table:style-name="ce108" table:formula="of:=AVERAGE([.I23:.I27])" office:value-type="float" office:value="0" calcext:value-type="float">
            <text:p>0.000</text:p>
          </table:table-cell>
          <table:table-cell table:style-name="ce108" table:formula="of:=AVERAGE([.J23:.J27])" office:value-type="float" office:value="214.5312" calcext:value-type="float">
            <text:p>214.531</text:p>
          </table:table-cell>
          <table:table-cell table:style-name="ce108" table:formula="of:=AVERAGE([.K23:.K27])" office:value-type="float" office:value="286.10416" calcext:value-type="float">
            <text:p>286.104</text:p>
          </table:table-cell>
          <table:table-cell table:style-name="ce108" table:formula="of:=AVERAGE([.L23:.L27])" office:value-type="float" office:value="187.3658" calcext:value-type="float">
            <text:p>187.366</text:p>
          </table:table-cell>
          <table:table-cell table:style-name="ce108" table:formula="of:=AVERAGE([.M23:.M27])" office:value-type="float" office:value="3594.468" calcext:value-type="float">
            <text:p>3594.468</text:p>
          </table:table-cell>
          <table:table-cell table:style-name="ce108" table:formula="of:=AVERAGE([.N23:.N27])" office:value-type="float" office:value="313.2695" calcext:value-type="float">
            <text:p>313.270</text:p>
          </table:table-cell>
          <table:table-cell table:style-name="ce108" table:formula="of:=AVERAGE([.O23:.O27])" office:value-type="float" office:value="313.2695" calcext:value-type="float">
            <text:p>313.270</text:p>
          </table:table-cell>
          <table:table-cell table:style-name="ce108" table:formula="of:=AVERAGE([.P23:.P27])" office:value-type="float" office:value="340.524" calcext:value-type="float">
            <text:p>340.524</text:p>
          </table:table-cell>
          <table:table-cell table:style-name="ce108" table:formula="of:=AVERAGE([.Q23:.Q27])" office:value-type="float" office:value="12.395992" calcext:value-type="float">
            <text:p>12.396</text:p>
          </table:table-cell>
        </table:table-row>
        <table:table-row table:style-name="ro2">
          <table:table-cell table:style-name="ce88" office:value-type="string" calcext:value-type="string">
            <text:p>25-25</text:p>
          </table:table-cell>
          <table:table-cell table:style-name="ce108" table:formula="of:=AVERAGE([.B28:.B32])" office:value-type="float" office:value="0" calcext:value-type="float">
            <text:p>0.000</text:p>
          </table:table-cell>
          <table:table-cell table:style-name="ce108" table:formula="of:=AVERAGE([.C28:.C32])" office:value-type="float" office:value="0" calcext:value-type="float">
            <text:p>0.000</text:p>
          </table:table-cell>
          <table:table-cell table:style-name="ce108" table:formula="of:=AVERAGE([.D28:.D32])" office:value-type="float" office:value="0" calcext:value-type="float">
            <text:p>0.000</text:p>
          </table:table-cell>
          <table:table-cell table:style-name="ce108" table:formula="of:=AVERAGE([.E28:.E32])" office:value-type="float" office:value="0" calcext:value-type="float">
            <text:p>0.000</text:p>
          </table:table-cell>
          <table:table-cell table:style-name="ce108" table:formula="of:=AVERAGE([.F28:.F32])" office:value-type="float" office:value="0" calcext:value-type="float">
            <text:p>0.000</text:p>
          </table:table-cell>
          <table:table-cell table:style-name="ce108" table:formula="of:=AVERAGE([.G28:.G32])" office:value-type="float" office:value="0" calcext:value-type="float">
            <text:p>0.000</text:p>
          </table:table-cell>
          <table:table-cell table:style-name="ce108" table:formula="of:=AVERAGE([.H28:.H32])" office:value-type="float" office:value="0" calcext:value-type="float">
            <text:p>0.000</text:p>
          </table:table-cell>
          <table:table-cell table:style-name="ce108" table:formula="of:=AVERAGE([.I28:.I32])" office:value-type="float" office:value="0" calcext:value-type="float">
            <text:p>0.000</text:p>
          </table:table-cell>
          <table:table-cell table:style-name="ce108" table:formula="of:=AVERAGE([.J28:.J32])" office:value-type="float" office:value="116.7246" calcext:value-type="float">
            <text:p>116.725</text:p>
          </table:table-cell>
          <table:table-cell table:style-name="ce108" table:formula="of:=AVERAGE([.K28:.K32])" office:value-type="float" office:value="65.08976" calcext:value-type="float">
            <text:p>65.090</text:p>
          </table:table-cell>
          <table:table-cell table:style-name="ce108" table:formula="of:=AVERAGE([.L28:.L32])" office:value-type="float" office:value="145.3294" calcext:value-type="float">
            <text:p>145.329</text:p>
          </table:table-cell>
          <table:table-cell table:style-name="ce108" table:formula="of:=AVERAGE([.M28:.M32])" office:value-type="float" office:value="3597.186" calcext:value-type="float">
            <text:p>3597.186</text:p>
          </table:table-cell>
          <table:table-cell table:style-name="ce108" table:formula="of:=AVERAGE([.N28:.N32])" office:value-type="float" office:value="36.48504" calcext:value-type="float">
            <text:p>36.485</text:p>
          </table:table-cell>
          <table:table-cell table:style-name="ce108" table:formula="of:=AVERAGE([.O28:.O32])" office:value-type="float" office:value="36.48504" calcext:value-type="float">
            <text:p>36.485</text:p>
          </table:table-cell>
          <table:table-cell table:style-name="ce108" table:formula="of:=AVERAGE([.P28:.P32])" office:value-type="float" office:value="73.48702" calcext:value-type="float">
            <text:p>73.487</text:p>
          </table:table-cell>
          <table:table-cell table:style-name="ce108" table:formula="of:=AVERAGE([.Q28:.Q32])" office:value-type="float" office:value="52.2717" calcext:value-type="float">
            <text:p>52.272</text:p>
          </table:table-cell>
        </table:table-row>
        <table:table-row table:style-name="ro2">
          <table:table-cell table:style-name="ce88" office:value-type="string" calcext:value-type="string">
            <text:p>30-15</text:p>
          </table:table-cell>
          <table:table-cell table:style-name="ce108" table:formula="of:=AVERAGE([.B33:.B37])" office:value-type="float" office:value="0" calcext:value-type="float">
            <text:p>0.000</text:p>
          </table:table-cell>
          <table:table-cell table:style-name="ce108" table:formula="of:=AVERAGE([.C33:.C37])" office:value-type="float" office:value="0" calcext:value-type="float">
            <text:p>0.000</text:p>
          </table:table-cell>
          <table:table-cell table:style-name="ce108" table:formula="of:=AVERAGE([.D33:.D37])" office:value-type="float" office:value="0" calcext:value-type="float">
            <text:p>0.000</text:p>
          </table:table-cell>
          <table:table-cell table:style-name="ce108" table:formula="of:=AVERAGE([.E33:.E37])" office:value-type="float" office:value="0" calcext:value-type="float">
            <text:p>0.000</text:p>
          </table:table-cell>
          <table:table-cell table:style-name="ce108" table:formula="of:=AVERAGE([.F33:.F37])" office:value-type="float" office:value="0" calcext:value-type="float">
            <text:p>0.000</text:p>
          </table:table-cell>
          <table:table-cell table:style-name="ce108" table:formula="of:=AVERAGE([.G33:.G37])" office:value-type="float" office:value="0" calcext:value-type="float">
            <text:p>0.000</text:p>
          </table:table-cell>
          <table:table-cell table:style-name="ce108" table:formula="of:=AVERAGE([.H33:.H37])" office:value-type="float" office:value="0" calcext:value-type="float">
            <text:p>0.000</text:p>
          </table:table-cell>
          <table:table-cell table:style-name="ce108" table:formula="of:=AVERAGE([.I33:.I37])" office:value-type="float" office:value="0" calcext:value-type="float">
            <text:p>0.000</text:p>
          </table:table-cell>
          <table:table-cell table:style-name="ce108" table:formula="of:=AVERAGE([.J33:.J37])" office:value-type="float" office:value="235.1526" calcext:value-type="float">
            <text:p>235.153</text:p>
          </table:table-cell>
          <table:table-cell table:style-name="ce108" table:formula="of:=AVERAGE([.K33:.K37])" office:value-type="float" office:value="163.59384" calcext:value-type="float">
            <text:p>163.594</text:p>
          </table:table-cell>
          <table:table-cell table:style-name="ce108" table:formula="of:=AVERAGE([.L33:.L37])" office:value-type="float" office:value="161.0306" calcext:value-type="float">
            <text:p>161.031</text:p>
          </table:table-cell>
          <table:table-cell table:style-name="ce108" table:formula="of:=AVERAGE([.M33:.M37])" office:value-type="float" office:value="3597.192" calcext:value-type="float">
            <text:p>3597.192</text:p>
          </table:table-cell>
          <table:table-cell table:style-name="ce108" table:formula="of:=AVERAGE([.N33:.N37])" office:value-type="float" office:value="237.71548" calcext:value-type="float">
            <text:p>237.715</text:p>
          </table:table-cell>
          <table:table-cell table:style-name="ce108" table:formula="of:=AVERAGE([.O33:.O37])" office:value-type="float" office:value="237.71548" calcext:value-type="float">
            <text:p>237.715</text:p>
          </table:table-cell>
          <table:table-cell table:style-name="ce108" table:formula="of:=AVERAGE([.P33:.P37])" office:value-type="float" office:value="268.01998" calcext:value-type="float">
            <text:p>268.020</text:p>
          </table:table-cell>
          <table:table-cell table:style-name="ce108" table:formula="of:=AVERAGE([.Q33:.Q37])" office:value-type="float" office:value="15.133394" calcext:value-type="float">
            <text:p>15.133</text:p>
          </table:table-cell>
        </table:table-row>
        <table:table-row table:style-name="ro2">
          <table:table-cell table:style-name="ce88" office:value-type="string" calcext:value-type="string">
            <text:p>30-20</text:p>
          </table:table-cell>
          <table:table-cell table:style-name="ce108" table:formula="of:=AVERAGE([.B38:.B42])" office:value-type="float" office:value="0" calcext:value-type="float">
            <text:p>0.000</text:p>
          </table:table-cell>
          <table:table-cell table:style-name="ce108" table:formula="of:=AVERAGE([.C38:.C42])" office:value-type="float" office:value="0" calcext:value-type="float">
            <text:p>0.000</text:p>
          </table:table-cell>
          <table:table-cell table:style-name="ce108" table:formula="of:=AVERAGE([.D38:.D42])" office:value-type="float" office:value="0" calcext:value-type="float">
            <text:p>0.000</text:p>
          </table:table-cell>
          <table:table-cell table:style-name="ce108" table:formula="of:=AVERAGE([.E38:.E42])" office:value-type="float" office:value="0" calcext:value-type="float">
            <text:p>0.000</text:p>
          </table:table-cell>
          <table:table-cell table:style-name="ce108" table:formula="of:=AVERAGE([.F38:.F42])" office:value-type="float" office:value="0" calcext:value-type="float">
            <text:p>0.000</text:p>
          </table:table-cell>
          <table:table-cell table:style-name="ce108" table:formula="of:=AVERAGE([.G38:.G42])" office:value-type="float" office:value="0" calcext:value-type="float">
            <text:p>0.000</text:p>
          </table:table-cell>
          <table:table-cell table:style-name="ce108" table:formula="of:=AVERAGE([.H38:.H42])" office:value-type="float" office:value="0" calcext:value-type="float">
            <text:p>0.000</text:p>
          </table:table-cell>
          <table:table-cell table:style-name="ce108" table:formula="of:=AVERAGE([.I38:.I42])" office:value-type="float" office:value="0" calcext:value-type="float">
            <text:p>0.000</text:p>
          </table:table-cell>
          <table:table-cell table:style-name="ce108" table:formula="of:=AVERAGE([.J38:.J42])" office:value-type="float" office:value="157.1854" calcext:value-type="float">
            <text:p>157.185</text:p>
          </table:table-cell>
          <table:table-cell table:style-name="ce108" table:formula="of:=AVERAGE([.K38:.K42])" office:value-type="float" office:value="115.62814" calcext:value-type="float">
            <text:p>115.628</text:p>
          </table:table-cell>
          <table:table-cell table:style-name="ce108" table:formula="of:=AVERAGE([.L38:.L42])" office:value-type="float" office:value="146.4742" calcext:value-type="float">
            <text:p>146.474</text:p>
          </table:table-cell>
          <table:table-cell table:style-name="ce108" table:formula="of:=AVERAGE([.M38:.M42])" office:value-type="float" office:value="3348.724" calcext:value-type="float">
            <text:p>3348.724</text:p>
          </table:table-cell>
          <table:table-cell table:style-name="ce108" table:formula="of:=AVERAGE([.N38:.N42])" office:value-type="float" office:value="126.33946" calcext:value-type="float">
            <text:p>126.339</text:p>
          </table:table-cell>
          <table:table-cell table:style-name="ce108" table:formula="of:=AVERAGE([.O38:.O42])" office:value-type="float" office:value="126.33946" calcext:value-type="float">
            <text:p>126.339</text:p>
          </table:table-cell>
          <table:table-cell table:style-name="ce108" table:formula="of:=AVERAGE([.P38:.P42])" office:value-type="float" office:value="154.21382" calcext:value-type="float">
            <text:p>154.214</text:p>
          </table:table-cell>
          <table:table-cell table:style-name="ce108" table:formula="of:=AVERAGE([.Q38:.Q42])" office:value-type="float" office:value="23.7736" calcext:value-type="float">
            <text:p>23.774</text:p>
          </table:table-cell>
        </table:table-row>
        <table:table-row table:style-name="ro2">
          <table:table-cell table:style-name="ce88" office:value-type="string" calcext:value-type="string">
            <text:p>30-25</text:p>
          </table:table-cell>
          <table:table-cell table:style-name="ce108" table:formula="of:=AVERAGE([.B43:.B47])" office:value-type="float" office:value="0" calcext:value-type="float">
            <text:p>0.000</text:p>
          </table:table-cell>
          <table:table-cell table:style-name="ce108" table:formula="of:=AVERAGE([.C43:.C47])" office:value-type="float" office:value="0" calcext:value-type="float">
            <text:p>0.000</text:p>
          </table:table-cell>
          <table:table-cell table:style-name="ce108" table:formula="of:=AVERAGE([.D43:.D47])" office:value-type="float" office:value="0" calcext:value-type="float">
            <text:p>0.000</text:p>
          </table:table-cell>
          <table:table-cell table:style-name="ce108" table:formula="of:=AVERAGE([.E43:.E47])" office:value-type="float" office:value="0" calcext:value-type="float">
            <text:p>0.000</text:p>
          </table:table-cell>
          <table:table-cell table:style-name="ce108" table:formula="of:=AVERAGE([.F43:.F47])" office:value-type="float" office:value="0" calcext:value-type="float">
            <text:p>0.000</text:p>
          </table:table-cell>
          <table:table-cell table:style-name="ce108" table:formula="of:=AVERAGE([.G43:.G47])" office:value-type="float" office:value="0" calcext:value-type="float">
            <text:p>0.000</text:p>
          </table:table-cell>
          <table:table-cell table:style-name="ce108" table:formula="of:=AVERAGE([.H43:.H47])" office:value-type="float" office:value="0" calcext:value-type="float">
            <text:p>0.000</text:p>
          </table:table-cell>
          <table:table-cell table:style-name="ce108" table:formula="of:=AVERAGE([.I43:.I47])" office:value-type="float" office:value="0" calcext:value-type="float">
            <text:p>0.000</text:p>
          </table:table-cell>
          <table:table-cell table:style-name="ce108" table:formula="of:=AVERAGE([.J43:.J47])" office:value-type="float" office:value="165.2386" calcext:value-type="float">
            <text:p>165.239</text:p>
          </table:table-cell>
          <table:table-cell table:style-name="ce108" table:formula="of:=AVERAGE([.K43:.K47])" office:value-type="float" office:value="142.8528" calcext:value-type="float">
            <text:p>142.853</text:p>
          </table:table-cell>
          <table:table-cell table:style-name="ce108" table:formula="of:=AVERAGE([.L43:.L47])" office:value-type="float" office:value="164.3534" calcext:value-type="float">
            <text:p>164.353</text:p>
          </table:table-cell>
          <table:table-cell table:style-name="ce108" table:formula="of:=AVERAGE([.M43:.M47])" office:value-type="float" office:value="2976.624" calcext:value-type="float">
            <text:p>2976.624</text:p>
          </table:table-cell>
          <table:table-cell table:style-name="ce108" table:formula="of:=AVERAGE([.N43:.N47])" office:value-type="float" office:value="143.73846" calcext:value-type="float">
            <text:p>143.738</text:p>
          </table:table-cell>
          <table:table-cell table:style-name="ce108" table:formula="of:=AVERAGE([.O43:.O47])" office:value-type="float" office:value="143.73846" calcext:value-type="float">
            <text:p>143.738</text:p>
          </table:table-cell>
          <table:table-cell table:style-name="ce108" table:formula="of:=AVERAGE([.P43:.P47])" office:value-type="float" office:value="176.33682" calcext:value-type="float">
            <text:p>176.337</text:p>
          </table:table-cell>
          <table:table-cell table:style-name="ce108" table:formula="of:=AVERAGE([.Q43:.Q47])" office:value-type="float" office:value="23.192434" calcext:value-type="float">
            <text:p>23.192</text:p>
          </table:table-cell>
        </table:table-row>
        <table:table-row table:style-name="ro1" table:number-rows-repeated="104851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mpare Time" table:style-name="ta3">
        <table:table-column table:style-name="co20" table:default-cell-style-name="Default"/>
        <table:table-column table:style-name="co21" table:default-cell-style-name="ce23"/>
        <table:table-column table:style-name="co22" table:number-columns-repeated="2" table:default-cell-style-name="ce23"/>
        <table:table-column table:style-name="co21" table:default-cell-style-name="ce23"/>
        <table:table-column table:style-name="co8" table:number-columns-repeated="2" table:default-cell-style-name="ce23"/>
        <table:table-column table:style-name="co21" table:number-columns-repeated="4" table:default-cell-style-name="ce19"/>
        <table:table-column table:style-name="co8" table:number-columns-repeated="2" table:default-cell-style-name="ce19"/>
        <table:table-column table:style-name="co11" table:default-cell-style-name="ce88"/>
        <table:table-row table:style-name="ro2">
          <table:table-cell table:style-name="ce12" office:value-type="string" calcext:value-type="string" table:number-columns-spanned="1" table:number-rows-spanned="2">
            <text:p>Instance</text:p>
          </table:table-cell>
          <table:table-cell table:style-name="ce12" office:value-type="string" calcext:value-type="string" table:number-columns-spanned="6" table:number-rows-spanned="1">
            <text:p>ScSp</text:p>
          </table:table-cell>
          <table:covered-table-cell table:number-columns-repeated="4" table:style-name="ce12"/>
          <table:covered-table-cell table:style-name="Default"/>
          <table:table-cell table:style-name="ce12" office:value-type="string" calcext:value-type="string" table:number-columns-spanned="6" table:number-rows-spanned="1">
            <text:p>Bundle</text:p>
          </table:table-cell>
          <table:covered-table-cell table:number-columns-repeated="3" table:style-name="ce12"/>
          <table:covered-table-cell table:number-columns-repeated="2" table:style-name="Default"/>
          <table:table-cell table:style-name="Default"/>
        </table:table-row>
        <table:table-row table:style-name="ro1">
          <table:covered-table-cell table:style-name="ce12"/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Default"/>
        </table:table-row>
        <table:table-row table:style-name="ro1">
          <table:table-cell office:value-type="string" calcext:value-type="string">
            <text:p>sfsarp-20-15-1.txt </text:p>
          </table:table-cell>
          <table:table-cell table:formula="of:=[$'ScSp Time'.I2]" office:value-type="float" office:value="0" calcext:value-type="float">
            <text:p>0.00</text:p>
          </table:table-cell>
          <table:table-cell table:formula="of:=[$'ScSp Time'.J2]" office:value-type="float" office:value="0" calcext:value-type="float">
            <text:p>0.00</text:p>
          </table:table-cell>
          <table:table-cell table:formula="of:=[$'ScSp Time'.K2]" office:value-type="float" office:value="0" calcext:value-type="float">
            <text:p>0.00</text:p>
          </table:table-cell>
          <table:table-cell table:formula="of:=[$'ScSp Time'.L2]" office:value-type="float" office:value="0" calcext:value-type="float">
            <text:p>0.00</text:p>
          </table:table-cell>
          <table:table-cell table:formula="of:=[$'ScSp Time'.M2]" office:value-type="float" office:value="0" calcext:value-type="float">
            <text:p>0.00</text:p>
          </table:table-cell>
          <table:table-cell table:formula="of:=[$'ScSp Time'.N2]" office:value-type="float" office:value="0" calcext:value-type="float">
            <text:p>0.00</text:p>
          </table:table-cell>
          <table:table-cell table:formula="of:=[$'Bundle Time'.I2]" office:value-type="float" office:value="0" calcext:value-type="float">
            <text:p>0.00</text:p>
          </table:table-cell>
          <table:table-cell table:formula="of:=[$'Bundle Time'.J2]" office:value-type="float" office:value="0" calcext:value-type="float">
            <text:p>0.00</text:p>
          </table:table-cell>
          <table:table-cell table:formula="of:=[$'Bundle Time'.K2]" office:value-type="float" office:value="0" calcext:value-type="float">
            <text:p>0.00</text:p>
          </table:table-cell>
          <table:table-cell table:formula="of:=[$'Bundle Time'.L2]" office:value-type="float" office:value="0" calcext:value-type="float">
            <text:p>0.00</text:p>
          </table:table-cell>
          <table:table-cell table:formula="of:=[$'Bundle Time'.M2]" office:value-type="float" office:value="0" calcext:value-type="float">
            <text:p>0.00</text:p>
          </table:table-cell>
          <table:table-cell table:formula="of:=[$'Bundle Time'.N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15-2.txt </text:p>
          </table:table-cell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0" calcext:value-type="float">
            <text:p>0.00</text:p>
          </table:table-cell>
          <table:table-cell table:formula="of:=[$'ScSp Time'.K3]" office:value-type="float" office:value="0" calcext:value-type="float">
            <text:p>0.00</text:p>
          </table:table-cell>
          <table:table-cell table:formula="of:=[$'ScSp Time'.L3]" office:value-type="float" office:value="0" calcext:value-type="float">
            <text:p>0.00</text:p>
          </table:table-cell>
          <table:table-cell table:formula="of:=[$'ScSp Time'.M3]" office:value-type="float" office:value="0" calcext:value-type="float">
            <text:p>0.00</text:p>
          </table:table-cell>
          <table:table-cell table:formula="of:=[$'ScSp Time'.N3]" office:value-type="float" office:value="0" calcext:value-type="float">
            <text:p>0.00</text:p>
          </table:table-cell>
          <table:table-cell table:formula="of:=[$'Bundle Time'.I3]" office:value-type="float" office:value="0" calcext:value-type="float">
            <text:p>0.00</text:p>
          </table:table-cell>
          <table:table-cell table:formula="of:=[$'Bundle Time'.J3]" office:value-type="float" office:value="0" calcext:value-type="float">
            <text:p>0.00</text:p>
          </table:table-cell>
          <table:table-cell table:formula="of:=[$'Bundle Time'.K3]" office:value-type="float" office:value="0" calcext:value-type="float">
            <text:p>0.00</text:p>
          </table:table-cell>
          <table:table-cell table:formula="of:=[$'Bundle Time'.L3]" office:value-type="float" office:value="0" calcext:value-type="float">
            <text:p>0.00</text:p>
          </table:table-cell>
          <table:table-cell table:formula="of:=[$'Bundle Time'.M3]" office:value-type="float" office:value="0" calcext:value-type="float">
            <text:p>0.00</text:p>
          </table:table-cell>
          <table:table-cell table:formula="of:=[$'Bundle Time'.N3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15-3.txt </text:p>
          </table:table-cell>
          <table:table-cell table:formula="of:=[$'ScSp Time'.I4]" office:value-type="float" office:value="0" calcext:value-type="float">
            <text:p>0.00</text:p>
          </table:table-cell>
          <table:table-cell table:formula="of:=[$'ScSp Time'.J4]" office:value-type="float" office:value="0" calcext:value-type="float">
            <text:p>0.00</text:p>
          </table:table-cell>
          <table:table-cell table:formula="of:=[$'ScSp Time'.K4]" office:value-type="float" office:value="0" calcext:value-type="float">
            <text:p>0.00</text:p>
          </table:table-cell>
          <table:table-cell table:formula="of:=[$'ScSp Time'.L4]" office:value-type="float" office:value="0" calcext:value-type="float">
            <text:p>0.00</text:p>
          </table:table-cell>
          <table:table-cell table:formula="of:=[$'ScSp Time'.M4]" office:value-type="float" office:value="0" calcext:value-type="float">
            <text:p>0.00</text:p>
          </table:table-cell>
          <table:table-cell table:formula="of:=[$'ScSp Time'.N4]" office:value-type="float" office:value="0" calcext:value-type="float">
            <text:p>0.00</text:p>
          </table:table-cell>
          <table:table-cell table:formula="of:=[$'Bundle Time'.I4]" office:value-type="float" office:value="0" calcext:value-type="float">
            <text:p>0.00</text:p>
          </table:table-cell>
          <table:table-cell table:formula="of:=[$'Bundle Time'.J4]" office:value-type="float" office:value="0" calcext:value-type="float">
            <text:p>0.00</text:p>
          </table:table-cell>
          <table:table-cell table:formula="of:=[$'Bundle Time'.K4]" office:value-type="float" office:value="0" calcext:value-type="float">
            <text:p>0.00</text:p>
          </table:table-cell>
          <table:table-cell table:formula="of:=[$'Bundle Time'.L4]" office:value-type="float" office:value="0" calcext:value-type="float">
            <text:p>0.00</text:p>
          </table:table-cell>
          <table:table-cell table:formula="of:=[$'Bundle Time'.M4]" office:value-type="float" office:value="0" calcext:value-type="float">
            <text:p>0.00</text:p>
          </table:table-cell>
          <table:table-cell table:formula="of:=[$'Bundle Time'.N4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15-4.txt </text:p>
          </table:table-cell>
          <table:table-cell table:formula="of:=[$'ScSp Time'.I5]" office:value-type="float" office:value="0" calcext:value-type="float">
            <text:p>0.00</text:p>
          </table:table-cell>
          <table:table-cell table:formula="of:=[$'ScSp Time'.J5]" office:value-type="float" office:value="0" calcext:value-type="float">
            <text:p>0.00</text:p>
          </table:table-cell>
          <table:table-cell table:formula="of:=[$'ScSp Time'.K5]" office:value-type="float" office:value="0" calcext:value-type="float">
            <text:p>0.00</text:p>
          </table:table-cell>
          <table:table-cell table:formula="of:=[$'ScSp Time'.L5]" office:value-type="float" office:value="0" calcext:value-type="float">
            <text:p>0.00</text:p>
          </table:table-cell>
          <table:table-cell table:formula="of:=[$'ScSp Time'.M5]" office:value-type="float" office:value="0" calcext:value-type="float">
            <text:p>0.00</text:p>
          </table:table-cell>
          <table:table-cell table:formula="of:=[$'ScSp Time'.N5]" office:value-type="float" office:value="0" calcext:value-type="float">
            <text:p>0.00</text:p>
          </table:table-cell>
          <table:table-cell table:formula="of:=[$'Bundle Time'.I5]" office:value-type="float" office:value="0" calcext:value-type="float">
            <text:p>0.00</text:p>
          </table:table-cell>
          <table:table-cell table:formula="of:=[$'Bundle Time'.J5]" office:value-type="float" office:value="0" calcext:value-type="float">
            <text:p>0.00</text:p>
          </table:table-cell>
          <table:table-cell table:formula="of:=[$'Bundle Time'.K5]" office:value-type="float" office:value="0" calcext:value-type="float">
            <text:p>0.00</text:p>
          </table:table-cell>
          <table:table-cell table:formula="of:=[$'Bundle Time'.L5]" office:value-type="float" office:value="0" calcext:value-type="float">
            <text:p>0.00</text:p>
          </table:table-cell>
          <table:table-cell table:formula="of:=[$'Bundle Time'.M5]" office:value-type="float" office:value="0" calcext:value-type="float">
            <text:p>0.00</text:p>
          </table:table-cell>
          <table:table-cell table:formula="of:=[$'Bundle Time'.N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15-5.txt </text:p>
          </table:table-cell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0" calcext:value-type="float">
            <text:p>0.00</text:p>
          </table:table-cell>
          <table:table-cell table:formula="of:=[$'ScSp Time'.K6]" office:value-type="float" office:value="0" calcext:value-type="float">
            <text:p>0.00</text:p>
          </table:table-cell>
          <table:table-cell table:formula="of:=[$'ScSp Time'.L6]" office:value-type="float" office:value="0" calcext:value-type="float">
            <text:p>0.00</text:p>
          </table:table-cell>
          <table:table-cell table:formula="of:=[$'ScSp Time'.M6]" office:value-type="float" office:value="0" calcext:value-type="float">
            <text:p>0.00</text:p>
          </table:table-cell>
          <table:table-cell table:formula="of:=[$'ScSp Time'.N6]" office:value-type="float" office:value="0" calcext:value-type="float">
            <text:p>0.00</text:p>
          </table:table-cell>
          <table:table-cell table:formula="of:=[$'Bundle Time'.I6]" office:value-type="float" office:value="0" calcext:value-type="float">
            <text:p>0.00</text:p>
          </table:table-cell>
          <table:table-cell table:formula="of:=[$'Bundle Time'.J6]" office:value-type="float" office:value="0" calcext:value-type="float">
            <text:p>0.00</text:p>
          </table:table-cell>
          <table:table-cell table:formula="of:=[$'Bundle Time'.K6]" office:value-type="float" office:value="0" calcext:value-type="float">
            <text:p>0.00</text:p>
          </table:table-cell>
          <table:table-cell table:formula="of:=[$'Bundle Time'.L6]" office:value-type="float" office:value="0" calcext:value-type="float">
            <text:p>0.00</text:p>
          </table:table-cell>
          <table:table-cell table:formula="of:=[$'Bundle Time'.M6]" office:value-type="float" office:value="0" calcext:value-type="float">
            <text:p>0.00</text:p>
          </table:table-cell>
          <table:table-cell table:formula="of:=[$'Bundle Time'.N6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20-1.txt </text:p>
          </table:table-cell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0" calcext:value-type="float">
            <text:p>0.00</text:p>
          </table:table-cell>
          <table:table-cell table:formula="of:=[$'ScSp Time'.K7]" office:value-type="float" office:value="0" calcext:value-type="float">
            <text:p>0.00</text:p>
          </table:table-cell>
          <table:table-cell table:formula="of:=[$'ScSp Time'.L7]" office:value-type="float" office:value="0" calcext:value-type="float">
            <text:p>0.00</text:p>
          </table:table-cell>
          <table:table-cell table:formula="of:=[$'ScSp Time'.M7]" office:value-type="float" office:value="0" calcext:value-type="float">
            <text:p>0.00</text:p>
          </table:table-cell>
          <table:table-cell table:formula="of:=[$'ScSp Time'.N7]" office:value-type="float" office:value="0" calcext:value-type="float">
            <text:p>0.00</text:p>
          </table:table-cell>
          <table:table-cell table:formula="of:=[$'Bundle Time'.I7]" office:value-type="float" office:value="0" calcext:value-type="float">
            <text:p>0.00</text:p>
          </table:table-cell>
          <table:table-cell table:formula="of:=[$'Bundle Time'.J7]" office:value-type="float" office:value="0" calcext:value-type="float">
            <text:p>0.00</text:p>
          </table:table-cell>
          <table:table-cell table:formula="of:=[$'Bundle Time'.K7]" office:value-type="float" office:value="0" calcext:value-type="float">
            <text:p>0.00</text:p>
          </table:table-cell>
          <table:table-cell table:formula="of:=[$'Bundle Time'.L7]" office:value-type="float" office:value="0" calcext:value-type="float">
            <text:p>0.00</text:p>
          </table:table-cell>
          <table:table-cell table:formula="of:=[$'Bundle Time'.M7]" office:value-type="float" office:value="0" calcext:value-type="float">
            <text:p>0.00</text:p>
          </table:table-cell>
          <table:table-cell table:formula="of:=[$'Bundle Time'.N7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20-2.txt </text:p>
          </table:table-cell>
          <table:table-cell table:formula="of:=[$'ScSp Time'.I8]" office:value-type="float" office:value="0" calcext:value-type="float">
            <text:p>0.00</text:p>
          </table:table-cell>
          <table:table-cell table:formula="of:=[$'ScSp Time'.J8]" office:value-type="float" office:value="0" calcext:value-type="float">
            <text:p>0.00</text:p>
          </table:table-cell>
          <table:table-cell table:formula="of:=[$'ScSp Time'.K8]" office:value-type="float" office:value="0" calcext:value-type="float">
            <text:p>0.00</text:p>
          </table:table-cell>
          <table:table-cell table:formula="of:=[$'ScSp Time'.L8]" office:value-type="float" office:value="0" calcext:value-type="float">
            <text:p>0.00</text:p>
          </table:table-cell>
          <table:table-cell table:formula="of:=[$'ScSp Time'.M8]" office:value-type="float" office:value="0" calcext:value-type="float">
            <text:p>0.00</text:p>
          </table:table-cell>
          <table:table-cell table:formula="of:=[$'ScSp Time'.N8]" office:value-type="float" office:value="0" calcext:value-type="float">
            <text:p>0.00</text:p>
          </table:table-cell>
          <table:table-cell table:formula="of:=[$'Bundle Time'.I8]" office:value-type="float" office:value="0" calcext:value-type="float">
            <text:p>0.00</text:p>
          </table:table-cell>
          <table:table-cell table:formula="of:=[$'Bundle Time'.J8]" office:value-type="float" office:value="0" calcext:value-type="float">
            <text:p>0.00</text:p>
          </table:table-cell>
          <table:table-cell table:formula="of:=[$'Bundle Time'.K8]" office:value-type="float" office:value="0" calcext:value-type="float">
            <text:p>0.00</text:p>
          </table:table-cell>
          <table:table-cell table:formula="of:=[$'Bundle Time'.L8]" office:value-type="float" office:value="0" calcext:value-type="float">
            <text:p>0.00</text:p>
          </table:table-cell>
          <table:table-cell table:formula="of:=[$'Bundle Time'.M8]" office:value-type="float" office:value="0" calcext:value-type="float">
            <text:p>0.00</text:p>
          </table:table-cell>
          <table:table-cell table:formula="of:=[$'Bundle Time'.N8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20-3.txt </text:p>
          </table:table-cell>
          <table:table-cell table:formula="of:=[$'ScSp Time'.I9]" office:value-type="float" office:value="0" calcext:value-type="float">
            <text:p>0.00</text:p>
          </table:table-cell>
          <table:table-cell table:formula="of:=[$'ScSp Time'.J9]" office:value-type="float" office:value="0" calcext:value-type="float">
            <text:p>0.00</text:p>
          </table:table-cell>
          <table:table-cell table:formula="of:=[$'ScSp Time'.K9]" office:value-type="float" office:value="0" calcext:value-type="float">
            <text:p>0.00</text:p>
          </table:table-cell>
          <table:table-cell table:formula="of:=[$'ScSp Time'.L9]" office:value-type="float" office:value="0" calcext:value-type="float">
            <text:p>0.00</text:p>
          </table:table-cell>
          <table:table-cell table:formula="of:=[$'ScSp Time'.M9]" office:value-type="float" office:value="0" calcext:value-type="float">
            <text:p>0.00</text:p>
          </table:table-cell>
          <table:table-cell table:formula="of:=[$'ScSp Time'.N9]" office:value-type="float" office:value="0" calcext:value-type="float">
            <text:p>0.00</text:p>
          </table:table-cell>
          <table:table-cell table:formula="of:=[$'Bundle Time'.I9]" office:value-type="float" office:value="0" calcext:value-type="float">
            <text:p>0.00</text:p>
          </table:table-cell>
          <table:table-cell table:formula="of:=[$'Bundle Time'.J9]" office:value-type="float" office:value="0" calcext:value-type="float">
            <text:p>0.00</text:p>
          </table:table-cell>
          <table:table-cell table:formula="of:=[$'Bundle Time'.K9]" office:value-type="float" office:value="0" calcext:value-type="float">
            <text:p>0.00</text:p>
          </table:table-cell>
          <table:table-cell table:formula="of:=[$'Bundle Time'.L9]" office:value-type="float" office:value="0" calcext:value-type="float">
            <text:p>0.00</text:p>
          </table:table-cell>
          <table:table-cell table:formula="of:=[$'Bundle Time'.M9]" office:value-type="float" office:value="0" calcext:value-type="float">
            <text:p>0.00</text:p>
          </table:table-cell>
          <table:table-cell table:formula="of:=[$'Bundle Time'.N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20-4.txt </text:p>
          </table:table-cell>
          <table:table-cell table:formula="of:=[$'ScSp Time'.I10]" office:value-type="float" office:value="0" calcext:value-type="float">
            <text:p>0.00</text:p>
          </table:table-cell>
          <table:table-cell table:formula="of:=[$'ScSp Time'.J10]" office:value-type="float" office:value="0" calcext:value-type="float">
            <text:p>0.00</text:p>
          </table:table-cell>
          <table:table-cell table:formula="of:=[$'ScSp Time'.K10]" office:value-type="float" office:value="0" calcext:value-type="float">
            <text:p>0.00</text:p>
          </table:table-cell>
          <table:table-cell table:formula="of:=[$'ScSp Time'.L10]" office:value-type="float" office:value="0" calcext:value-type="float">
            <text:p>0.00</text:p>
          </table:table-cell>
          <table:table-cell table:formula="of:=[$'ScSp Time'.M10]" office:value-type="float" office:value="0" calcext:value-type="float">
            <text:p>0.00</text:p>
          </table:table-cell>
          <table:table-cell table:formula="of:=[$'ScSp Time'.N10]" office:value-type="float" office:value="0" calcext:value-type="float">
            <text:p>0.00</text:p>
          </table:table-cell>
          <table:table-cell table:formula="of:=[$'Bundle Time'.I10]" office:value-type="float" office:value="0" calcext:value-type="float">
            <text:p>0.00</text:p>
          </table:table-cell>
          <table:table-cell table:formula="of:=[$'Bundle Time'.J10]" office:value-type="float" office:value="0" calcext:value-type="float">
            <text:p>0.00</text:p>
          </table:table-cell>
          <table:table-cell table:formula="of:=[$'Bundle Time'.K10]" office:value-type="float" office:value="0" calcext:value-type="float">
            <text:p>0.00</text:p>
          </table:table-cell>
          <table:table-cell table:formula="of:=[$'Bundle Time'.L10]" office:value-type="float" office:value="0" calcext:value-type="float">
            <text:p>0.00</text:p>
          </table:table-cell>
          <table:table-cell table:formula="of:=[$'Bundle Time'.M10]" office:value-type="float" office:value="0" calcext:value-type="float">
            <text:p>0.00</text:p>
          </table:table-cell>
          <table:table-cell table:formula="of:=[$'Bundle Time'.N1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20-5.txt </text:p>
          </table:table-cell>
          <table:table-cell table:formula="of:=[$'ScSp Time'.I11]" office:value-type="float" office:value="0" calcext:value-type="float">
            <text:p>0.00</text:p>
          </table:table-cell>
          <table:table-cell table:formula="of:=[$'ScSp Time'.J11]" office:value-type="float" office:value="0" calcext:value-type="float">
            <text:p>0.00</text:p>
          </table:table-cell>
          <table:table-cell table:formula="of:=[$'ScSp Time'.K11]" office:value-type="float" office:value="0" calcext:value-type="float">
            <text:p>0.00</text:p>
          </table:table-cell>
          <table:table-cell table:formula="of:=[$'ScSp Time'.L11]" office:value-type="float" office:value="0" calcext:value-type="float">
            <text:p>0.00</text:p>
          </table:table-cell>
          <table:table-cell table:formula="of:=[$'ScSp Time'.M11]" office:value-type="float" office:value="0" calcext:value-type="float">
            <text:p>0.00</text:p>
          </table:table-cell>
          <table:table-cell table:formula="of:=[$'ScSp Time'.N11]" office:value-type="float" office:value="0" calcext:value-type="float">
            <text:p>0.00</text:p>
          </table:table-cell>
          <table:table-cell table:formula="of:=[$'Bundle Time'.I11]" office:value-type="float" office:value="0" calcext:value-type="float">
            <text:p>0.00</text:p>
          </table:table-cell>
          <table:table-cell table:formula="of:=[$'Bundle Time'.J11]" office:value-type="float" office:value="0" calcext:value-type="float">
            <text:p>0.00</text:p>
          </table:table-cell>
          <table:table-cell table:formula="of:=[$'Bundle Time'.K11]" office:value-type="float" office:value="0" calcext:value-type="float">
            <text:p>0.00</text:p>
          </table:table-cell>
          <table:table-cell table:formula="of:=[$'Bundle Time'.L11]" office:value-type="float" office:value="0" calcext:value-type="float">
            <text:p>0.00</text:p>
          </table:table-cell>
          <table:table-cell table:formula="of:=[$'Bundle Time'.M11]" office:value-type="float" office:value="0" calcext:value-type="float">
            <text:p>0.00</text:p>
          </table:table-cell>
          <table:table-cell table:formula="of:=[$'Bundle Time'.N1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25-1.txt </text:p>
          </table:table-cell>
          <table:table-cell table:formula="of:=[$'ScSp Time'.I12]" office:value-type="float" office:value="0" calcext:value-type="float">
            <text:p>0.00</text:p>
          </table:table-cell>
          <table:table-cell table:formula="of:=[$'ScSp Time'.J12]" office:value-type="float" office:value="0" calcext:value-type="float">
            <text:p>0.00</text:p>
          </table:table-cell>
          <table:table-cell table:formula="of:=[$'ScSp Time'.K12]" office:value-type="float" office:value="0" calcext:value-type="float">
            <text:p>0.00</text:p>
          </table:table-cell>
          <table:table-cell table:formula="of:=[$'ScSp Time'.L12]" office:value-type="float" office:value="0" calcext:value-type="float">
            <text:p>0.00</text:p>
          </table:table-cell>
          <table:table-cell table:formula="of:=[$'ScSp Time'.M12]" office:value-type="float" office:value="0" calcext:value-type="float">
            <text:p>0.00</text:p>
          </table:table-cell>
          <table:table-cell table:formula="of:=[$'ScSp Time'.N12]" office:value-type="float" office:value="0" calcext:value-type="float">
            <text:p>0.00</text:p>
          </table:table-cell>
          <table:table-cell table:formula="of:=[$'Bundle Time'.I12]" office:value-type="float" office:value="0" calcext:value-type="float">
            <text:p>0.00</text:p>
          </table:table-cell>
          <table:table-cell table:formula="of:=[$'Bundle Time'.J12]" office:value-type="float" office:value="0" calcext:value-type="float">
            <text:p>0.00</text:p>
          </table:table-cell>
          <table:table-cell table:formula="of:=[$'Bundle Time'.K12]" office:value-type="float" office:value="0" calcext:value-type="float">
            <text:p>0.00</text:p>
          </table:table-cell>
          <table:table-cell table:formula="of:=[$'Bundle Time'.L12]" office:value-type="float" office:value="0" calcext:value-type="float">
            <text:p>0.00</text:p>
          </table:table-cell>
          <table:table-cell table:formula="of:=[$'Bundle Time'.M12]" office:value-type="float" office:value="0" calcext:value-type="float">
            <text:p>0.00</text:p>
          </table:table-cell>
          <table:table-cell table:formula="of:=[$'Bundle Time'.N1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25-2.txt </text:p>
          </table:table-cell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0" calcext:value-type="float">
            <text:p>0.00</text:p>
          </table:table-cell>
          <table:table-cell table:formula="of:=[$'ScSp Time'.K13]" office:value-type="float" office:value="0" calcext:value-type="float">
            <text:p>0.00</text:p>
          </table:table-cell>
          <table:table-cell table:formula="of:=[$'ScSp Time'.L13]" office:value-type="float" office:value="0" calcext:value-type="float">
            <text:p>0.00</text:p>
          </table:table-cell>
          <table:table-cell table:formula="of:=[$'ScSp Time'.M13]" office:value-type="float" office:value="0" calcext:value-type="float">
            <text:p>0.00</text:p>
          </table:table-cell>
          <table:table-cell table:formula="of:=[$'ScSp Time'.N13]" office:value-type="float" office:value="0" calcext:value-type="float">
            <text:p>0.00</text:p>
          </table:table-cell>
          <table:table-cell table:formula="of:=[$'Bundle Time'.I13]" office:value-type="float" office:value="0" calcext:value-type="float">
            <text:p>0.00</text:p>
          </table:table-cell>
          <table:table-cell table:formula="of:=[$'Bundle Time'.J13]" office:value-type="float" office:value="0" calcext:value-type="float">
            <text:p>0.00</text:p>
          </table:table-cell>
          <table:table-cell table:formula="of:=[$'Bundle Time'.K13]" office:value-type="float" office:value="0" calcext:value-type="float">
            <text:p>0.00</text:p>
          </table:table-cell>
          <table:table-cell table:formula="of:=[$'Bundle Time'.L13]" office:value-type="float" office:value="0" calcext:value-type="float">
            <text:p>0.00</text:p>
          </table:table-cell>
          <table:table-cell table:formula="of:=[$'Bundle Time'.M13]" office:value-type="float" office:value="0" calcext:value-type="float">
            <text:p>0.00</text:p>
          </table:table-cell>
          <table:table-cell table:formula="of:=[$'Bundle Time'.N13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25-3.txt </text:p>
          </table:table-cell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0" calcext:value-type="float">
            <text:p>0.00</text:p>
          </table:table-cell>
          <table:table-cell table:formula="of:=[$'ScSp Time'.K14]" office:value-type="float" office:value="0" calcext:value-type="float">
            <text:p>0.00</text:p>
          </table:table-cell>
          <table:table-cell table:formula="of:=[$'ScSp Time'.L14]" office:value-type="float" office:value="0" calcext:value-type="float">
            <text:p>0.00</text:p>
          </table:table-cell>
          <table:table-cell table:formula="of:=[$'ScSp Time'.M14]" office:value-type="float" office:value="0" calcext:value-type="float">
            <text:p>0.00</text:p>
          </table:table-cell>
          <table:table-cell table:formula="of:=[$'ScSp Time'.N14]" office:value-type="float" office:value="0" calcext:value-type="float">
            <text:p>0.00</text:p>
          </table:table-cell>
          <table:table-cell table:formula="of:=[$'Bundle Time'.I14]" office:value-type="float" office:value="0" calcext:value-type="float">
            <text:p>0.00</text:p>
          </table:table-cell>
          <table:table-cell table:formula="of:=[$'Bundle Time'.J14]" office:value-type="float" office:value="0" calcext:value-type="float">
            <text:p>0.00</text:p>
          </table:table-cell>
          <table:table-cell table:formula="of:=[$'Bundle Time'.K14]" office:value-type="float" office:value="0" calcext:value-type="float">
            <text:p>0.00</text:p>
          </table:table-cell>
          <table:table-cell table:formula="of:=[$'Bundle Time'.L14]" office:value-type="float" office:value="0" calcext:value-type="float">
            <text:p>0.00</text:p>
          </table:table-cell>
          <table:table-cell table:formula="of:=[$'Bundle Time'.M14]" office:value-type="float" office:value="0" calcext:value-type="float">
            <text:p>0.00</text:p>
          </table:table-cell>
          <table:table-cell table:formula="of:=[$'Bundle Time'.N14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25-4.txt </text:p>
          </table:table-cell>
          <table:table-cell table:formula="of:=[$'ScSp Time'.I15]" office:value-type="float" office:value="0" calcext:value-type="float">
            <text:p>0.00</text:p>
          </table:table-cell>
          <table:table-cell table:formula="of:=[$'ScSp Time'.J15]" office:value-type="float" office:value="0" calcext:value-type="float">
            <text:p>0.00</text:p>
          </table:table-cell>
          <table:table-cell table:formula="of:=[$'ScSp Time'.K15]" office:value-type="float" office:value="0" calcext:value-type="float">
            <text:p>0.00</text:p>
          </table:table-cell>
          <table:table-cell table:formula="of:=[$'ScSp Time'.L15]" office:value-type="float" office:value="0" calcext:value-type="float">
            <text:p>0.00</text:p>
          </table:table-cell>
          <table:table-cell table:formula="of:=[$'ScSp Time'.M15]" office:value-type="float" office:value="0" calcext:value-type="float">
            <text:p>0.00</text:p>
          </table:table-cell>
          <table:table-cell table:formula="of:=[$'ScSp Time'.N15]" office:value-type="float" office:value="0" calcext:value-type="float">
            <text:p>0.00</text:p>
          </table:table-cell>
          <table:table-cell table:formula="of:=[$'Bundle Time'.I15]" office:value-type="float" office:value="0" calcext:value-type="float">
            <text:p>0.00</text:p>
          </table:table-cell>
          <table:table-cell table:formula="of:=[$'Bundle Time'.J15]" office:value-type="float" office:value="0" calcext:value-type="float">
            <text:p>0.00</text:p>
          </table:table-cell>
          <table:table-cell table:formula="of:=[$'Bundle Time'.K15]" office:value-type="float" office:value="0" calcext:value-type="float">
            <text:p>0.00</text:p>
          </table:table-cell>
          <table:table-cell table:formula="of:=[$'Bundle Time'.L15]" office:value-type="float" office:value="0" calcext:value-type="float">
            <text:p>0.00</text:p>
          </table:table-cell>
          <table:table-cell table:formula="of:=[$'Bundle Time'.M15]" office:value-type="float" office:value="0" calcext:value-type="float">
            <text:p>0.00</text:p>
          </table:table-cell>
          <table:table-cell table:formula="of:=[$'Bundle Time'.N1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25-5.txt </text:p>
          </table:table-cell>
          <table:table-cell table:formula="of:=[$'ScSp Time'.I16]" office:value-type="float" office:value="0" calcext:value-type="float">
            <text:p>0.00</text:p>
          </table:table-cell>
          <table:table-cell table:formula="of:=[$'ScSp Time'.J16]" office:value-type="float" office:value="0" calcext:value-type="float">
            <text:p>0.00</text:p>
          </table:table-cell>
          <table:table-cell table:formula="of:=[$'ScSp Time'.K16]" office:value-type="float" office:value="0" calcext:value-type="float">
            <text:p>0.00</text:p>
          </table:table-cell>
          <table:table-cell table:formula="of:=[$'ScSp Time'.L16]" office:value-type="float" office:value="0" calcext:value-type="float">
            <text:p>0.00</text:p>
          </table:table-cell>
          <table:table-cell table:formula="of:=[$'ScSp Time'.M16]" office:value-type="float" office:value="0" calcext:value-type="float">
            <text:p>0.00</text:p>
          </table:table-cell>
          <table:table-cell table:formula="of:=[$'ScSp Time'.N16]" office:value-type="float" office:value="0" calcext:value-type="float">
            <text:p>0.00</text:p>
          </table:table-cell>
          <table:table-cell table:formula="of:=[$'Bundle Time'.I16]" office:value-type="float" office:value="0" calcext:value-type="float">
            <text:p>0.00</text:p>
          </table:table-cell>
          <table:table-cell table:formula="of:=[$'Bundle Time'.J16]" office:value-type="float" office:value="0" calcext:value-type="float">
            <text:p>0.00</text:p>
          </table:table-cell>
          <table:table-cell table:formula="of:=[$'Bundle Time'.K16]" office:value-type="float" office:value="0" calcext:value-type="float">
            <text:p>0.00</text:p>
          </table:table-cell>
          <table:table-cell table:formula="of:=[$'Bundle Time'.L16]" office:value-type="float" office:value="0" calcext:value-type="float">
            <text:p>0.00</text:p>
          </table:table-cell>
          <table:table-cell table:formula="of:=[$'Bundle Time'.M16]" office:value-type="float" office:value="0" calcext:value-type="float">
            <text:p>0.00</text:p>
          </table:table-cell>
          <table:table-cell table:formula="of:=[$'Bundle Time'.N16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15-1.txt </text:p>
          </table:table-cell>
          <table:table-cell table:formula="of:=[$'ScSp Time'.I17]" office:value-type="float" office:value="0" calcext:value-type="float">
            <text:p>0.00</text:p>
          </table:table-cell>
          <table:table-cell table:formula="of:=[$'ScSp Time'.J17]" office:value-type="float" office:value="0" calcext:value-type="float">
            <text:p>0.00</text:p>
          </table:table-cell>
          <table:table-cell table:formula="of:=[$'ScSp Time'.K17]" office:value-type="float" office:value="0" calcext:value-type="float">
            <text:p>0.00</text:p>
          </table:table-cell>
          <table:table-cell table:formula="of:=[$'ScSp Time'.L17]" office:value-type="float" office:value="0" calcext:value-type="float">
            <text:p>0.00</text:p>
          </table:table-cell>
          <table:table-cell table:formula="of:=[$'ScSp Time'.M17]" office:value-type="float" office:value="0" calcext:value-type="float">
            <text:p>0.00</text:p>
          </table:table-cell>
          <table:table-cell table:formula="of:=[$'ScSp Time'.N17]" office:value-type="float" office:value="0" calcext:value-type="float">
            <text:p>0.00</text:p>
          </table:table-cell>
          <table:table-cell table:formula="of:=[$'Bundle Time'.I17]" office:value-type="float" office:value="0" calcext:value-type="float">
            <text:p>0.00</text:p>
          </table:table-cell>
          <table:table-cell table:formula="of:=[$'Bundle Time'.J17]" office:value-type="float" office:value="0" calcext:value-type="float">
            <text:p>0.00</text:p>
          </table:table-cell>
          <table:table-cell table:formula="of:=[$'Bundle Time'.K17]" office:value-type="float" office:value="0" calcext:value-type="float">
            <text:p>0.00</text:p>
          </table:table-cell>
          <table:table-cell table:formula="of:=[$'Bundle Time'.L17]" office:value-type="float" office:value="0" calcext:value-type="float">
            <text:p>0.00</text:p>
          </table:table-cell>
          <table:table-cell table:formula="of:=[$'Bundle Time'.M17]" office:value-type="float" office:value="0" calcext:value-type="float">
            <text:p>0.00</text:p>
          </table:table-cell>
          <table:table-cell table:formula="of:=[$'Bundle Time'.N17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15-2.txt </text:p>
          </table:table-cell>
          <table:table-cell table:formula="of:=[$'ScSp Time'.I18]" office:value-type="float" office:value="0" calcext:value-type="float">
            <text:p>0.00</text:p>
          </table:table-cell>
          <table:table-cell table:formula="of:=[$'ScSp Time'.J18]" office:value-type="float" office:value="0" calcext:value-type="float">
            <text:p>0.00</text:p>
          </table:table-cell>
          <table:table-cell table:formula="of:=[$'ScSp Time'.K18]" office:value-type="float" office:value="0" calcext:value-type="float">
            <text:p>0.00</text:p>
          </table:table-cell>
          <table:table-cell table:formula="of:=[$'ScSp Time'.L18]" office:value-type="float" office:value="0" calcext:value-type="float">
            <text:p>0.00</text:p>
          </table:table-cell>
          <table:table-cell table:formula="of:=[$'ScSp Time'.M18]" office:value-type="float" office:value="0" calcext:value-type="float">
            <text:p>0.00</text:p>
          </table:table-cell>
          <table:table-cell table:formula="of:=[$'ScSp Time'.N18]" office:value-type="float" office:value="0" calcext:value-type="float">
            <text:p>0.00</text:p>
          </table:table-cell>
          <table:table-cell table:formula="of:=[$'Bundle Time'.I18]" office:value-type="float" office:value="0" calcext:value-type="float">
            <text:p>0.00</text:p>
          </table:table-cell>
          <table:table-cell table:formula="of:=[$'Bundle Time'.J18]" office:value-type="float" office:value="0" calcext:value-type="float">
            <text:p>0.00</text:p>
          </table:table-cell>
          <table:table-cell table:formula="of:=[$'Bundle Time'.K18]" office:value-type="float" office:value="0" calcext:value-type="float">
            <text:p>0.00</text:p>
          </table:table-cell>
          <table:table-cell table:formula="of:=[$'Bundle Time'.L18]" office:value-type="float" office:value="0" calcext:value-type="float">
            <text:p>0.00</text:p>
          </table:table-cell>
          <table:table-cell table:formula="of:=[$'Bundle Time'.M18]" office:value-type="float" office:value="0" calcext:value-type="float">
            <text:p>0.00</text:p>
          </table:table-cell>
          <table:table-cell table:formula="of:=[$'Bundle Time'.N18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15-3.txt </text:p>
          </table:table-cell>
          <table:table-cell table:formula="of:=[$'ScSp Time'.I19]" office:value-type="float" office:value="0" calcext:value-type="float">
            <text:p>0.00</text:p>
          </table:table-cell>
          <table:table-cell table:formula="of:=[$'ScSp Time'.J19]" office:value-type="float" office:value="0" calcext:value-type="float">
            <text:p>0.00</text:p>
          </table:table-cell>
          <table:table-cell table:formula="of:=[$'ScSp Time'.K19]" office:value-type="float" office:value="0" calcext:value-type="float">
            <text:p>0.00</text:p>
          </table:table-cell>
          <table:table-cell table:formula="of:=[$'ScSp Time'.L19]" office:value-type="float" office:value="0" calcext:value-type="float">
            <text:p>0.00</text:p>
          </table:table-cell>
          <table:table-cell table:formula="of:=[$'ScSp Time'.M19]" office:value-type="float" office:value="0" calcext:value-type="float">
            <text:p>0.00</text:p>
          </table:table-cell>
          <table:table-cell table:formula="of:=[$'ScSp Time'.N19]" office:value-type="float" office:value="0" calcext:value-type="float">
            <text:p>0.00</text:p>
          </table:table-cell>
          <table:table-cell table:formula="of:=[$'Bundle Time'.I19]" office:value-type="float" office:value="0" calcext:value-type="float">
            <text:p>0.00</text:p>
          </table:table-cell>
          <table:table-cell table:formula="of:=[$'Bundle Time'.J19]" office:value-type="float" office:value="0" calcext:value-type="float">
            <text:p>0.00</text:p>
          </table:table-cell>
          <table:table-cell table:formula="of:=[$'Bundle Time'.K19]" office:value-type="float" office:value="0" calcext:value-type="float">
            <text:p>0.00</text:p>
          </table:table-cell>
          <table:table-cell table:formula="of:=[$'Bundle Time'.L19]" office:value-type="float" office:value="0" calcext:value-type="float">
            <text:p>0.00</text:p>
          </table:table-cell>
          <table:table-cell table:formula="of:=[$'Bundle Time'.M19]" office:value-type="float" office:value="0" calcext:value-type="float">
            <text:p>0.00</text:p>
          </table:table-cell>
          <table:table-cell table:formula="of:=[$'Bundle Time'.N1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15-4.txt </text:p>
          </table:table-cell>
          <table:table-cell table:formula="of:=[$'ScSp Time'.I20]" office:value-type="float" office:value="0" calcext:value-type="float">
            <text:p>0.00</text:p>
          </table:table-cell>
          <table:table-cell table:formula="of:=[$'ScSp Time'.J20]" office:value-type="float" office:value="0" calcext:value-type="float">
            <text:p>0.00</text:p>
          </table:table-cell>
          <table:table-cell table:formula="of:=[$'ScSp Time'.K20]" office:value-type="float" office:value="0" calcext:value-type="float">
            <text:p>0.00</text:p>
          </table:table-cell>
          <table:table-cell table:formula="of:=[$'ScSp Time'.L20]" office:value-type="float" office:value="0" calcext:value-type="float">
            <text:p>0.00</text:p>
          </table:table-cell>
          <table:table-cell table:formula="of:=[$'ScSp Time'.M20]" office:value-type="float" office:value="0" calcext:value-type="float">
            <text:p>0.00</text:p>
          </table:table-cell>
          <table:table-cell table:formula="of:=[$'ScSp Time'.N20]" office:value-type="float" office:value="0" calcext:value-type="float">
            <text:p>0.00</text:p>
          </table:table-cell>
          <table:table-cell table:formula="of:=[$'Bundle Time'.I20]" office:value-type="float" office:value="0" calcext:value-type="float">
            <text:p>0.00</text:p>
          </table:table-cell>
          <table:table-cell table:formula="of:=[$'Bundle Time'.J20]" office:value-type="float" office:value="0" calcext:value-type="float">
            <text:p>0.00</text:p>
          </table:table-cell>
          <table:table-cell table:formula="of:=[$'Bundle Time'.K20]" office:value-type="float" office:value="0" calcext:value-type="float">
            <text:p>0.00</text:p>
          </table:table-cell>
          <table:table-cell table:formula="of:=[$'Bundle Time'.L20]" office:value-type="float" office:value="0" calcext:value-type="float">
            <text:p>0.00</text:p>
          </table:table-cell>
          <table:table-cell table:formula="of:=[$'Bundle Time'.M20]" office:value-type="float" office:value="0" calcext:value-type="float">
            <text:p>0.00</text:p>
          </table:table-cell>
          <table:table-cell table:formula="of:=[$'Bundle Time'.N2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15-5.txt </text:p>
          </table:table-cell>
          <table:table-cell table:formula="of:=[$'ScSp Time'.I21]" office:value-type="float" office:value="0" calcext:value-type="float">
            <text:p>0.00</text:p>
          </table:table-cell>
          <table:table-cell table:formula="of:=[$'ScSp Time'.J21]" office:value-type="float" office:value="0" calcext:value-type="float">
            <text:p>0.00</text:p>
          </table:table-cell>
          <table:table-cell table:formula="of:=[$'ScSp Time'.K21]" office:value-type="float" office:value="0" calcext:value-type="float">
            <text:p>0.00</text:p>
          </table:table-cell>
          <table:table-cell table:formula="of:=[$'ScSp Time'.L21]" office:value-type="float" office:value="0" calcext:value-type="float">
            <text:p>0.00</text:p>
          </table:table-cell>
          <table:table-cell table:formula="of:=[$'ScSp Time'.M21]" office:value-type="float" office:value="0" calcext:value-type="float">
            <text:p>0.00</text:p>
          </table:table-cell>
          <table:table-cell table:formula="of:=[$'ScSp Time'.N21]" office:value-type="float" office:value="0" calcext:value-type="float">
            <text:p>0.00</text:p>
          </table:table-cell>
          <table:table-cell table:formula="of:=[$'Bundle Time'.I21]" office:value-type="float" office:value="0" calcext:value-type="float">
            <text:p>0.00</text:p>
          </table:table-cell>
          <table:table-cell table:formula="of:=[$'Bundle Time'.J21]" office:value-type="float" office:value="0" calcext:value-type="float">
            <text:p>0.00</text:p>
          </table:table-cell>
          <table:table-cell table:formula="of:=[$'Bundle Time'.K21]" office:value-type="float" office:value="0" calcext:value-type="float">
            <text:p>0.00</text:p>
          </table:table-cell>
          <table:table-cell table:formula="of:=[$'Bundle Time'.L21]" office:value-type="float" office:value="0" calcext:value-type="float">
            <text:p>0.00</text:p>
          </table:table-cell>
          <table:table-cell table:formula="of:=[$'Bundle Time'.M21]" office:value-type="float" office:value="0" calcext:value-type="float">
            <text:p>0.00</text:p>
          </table:table-cell>
          <table:table-cell table:formula="of:=[$'Bundle Time'.N2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20-1.txt </text:p>
          </table:table-cell>
          <table:table-cell table:formula="of:=[$'ScSp Time'.I22]" office:value-type="float" office:value="0" calcext:value-type="float">
            <text:p>0.00</text:p>
          </table:table-cell>
          <table:table-cell table:formula="of:=[$'ScSp Time'.J22]" office:value-type="float" office:value="0" calcext:value-type="float">
            <text:p>0.00</text:p>
          </table:table-cell>
          <table:table-cell table:formula="of:=[$'ScSp Time'.K22]" office:value-type="float" office:value="0" calcext:value-type="float">
            <text:p>0.00</text:p>
          </table:table-cell>
          <table:table-cell table:formula="of:=[$'ScSp Time'.L22]" office:value-type="float" office:value="0" calcext:value-type="float">
            <text:p>0.00</text:p>
          </table:table-cell>
          <table:table-cell table:formula="of:=[$'ScSp Time'.M22]" office:value-type="float" office:value="0" calcext:value-type="float">
            <text:p>0.00</text:p>
          </table:table-cell>
          <table:table-cell table:formula="of:=[$'ScSp Time'.N22]" office:value-type="float" office:value="0" calcext:value-type="float">
            <text:p>0.00</text:p>
          </table:table-cell>
          <table:table-cell table:formula="of:=[$'Bundle Time'.I22]" office:value-type="float" office:value="0" calcext:value-type="float">
            <text:p>0.00</text:p>
          </table:table-cell>
          <table:table-cell table:formula="of:=[$'Bundle Time'.J22]" office:value-type="float" office:value="0" calcext:value-type="float">
            <text:p>0.00</text:p>
          </table:table-cell>
          <table:table-cell table:formula="of:=[$'Bundle Time'.K22]" office:value-type="float" office:value="0" calcext:value-type="float">
            <text:p>0.00</text:p>
          </table:table-cell>
          <table:table-cell table:formula="of:=[$'Bundle Time'.L22]" office:value-type="float" office:value="0" calcext:value-type="float">
            <text:p>0.00</text:p>
          </table:table-cell>
          <table:table-cell table:formula="of:=[$'Bundle Time'.M22]" office:value-type="float" office:value="0" calcext:value-type="float">
            <text:p>0.00</text:p>
          </table:table-cell>
          <table:table-cell table:formula="of:=[$'Bundle Time'.N2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20-2.txt </text:p>
          </table:table-cell>
          <table:table-cell table:formula="of:=[$'ScSp Time'.I23]" office:value-type="float" office:value="0" calcext:value-type="float">
            <text:p>0.00</text:p>
          </table:table-cell>
          <table:table-cell table:formula="of:=[$'ScSp Time'.J23]" office:value-type="float" office:value="0" calcext:value-type="float">
            <text:p>0.00</text:p>
          </table:table-cell>
          <table:table-cell table:formula="of:=[$'ScSp Time'.K23]" office:value-type="float" office:value="0" calcext:value-type="float">
            <text:p>0.00</text:p>
          </table:table-cell>
          <table:table-cell table:formula="of:=[$'ScSp Time'.L23]" office:value-type="float" office:value="0" calcext:value-type="float">
            <text:p>0.00</text:p>
          </table:table-cell>
          <table:table-cell table:formula="of:=[$'ScSp Time'.M23]" office:value-type="float" office:value="0" calcext:value-type="float">
            <text:p>0.00</text:p>
          </table:table-cell>
          <table:table-cell table:formula="of:=[$'ScSp Time'.N23]" office:value-type="float" office:value="0" calcext:value-type="float">
            <text:p>0.00</text:p>
          </table:table-cell>
          <table:table-cell table:formula="of:=[$'Bundle Time'.I23]" office:value-type="float" office:value="0" calcext:value-type="float">
            <text:p>0.00</text:p>
          </table:table-cell>
          <table:table-cell table:formula="of:=[$'Bundle Time'.J23]" office:value-type="float" office:value="0" calcext:value-type="float">
            <text:p>0.00</text:p>
          </table:table-cell>
          <table:table-cell table:formula="of:=[$'Bundle Time'.K23]" office:value-type="float" office:value="0" calcext:value-type="float">
            <text:p>0.00</text:p>
          </table:table-cell>
          <table:table-cell table:formula="of:=[$'Bundle Time'.L23]" office:value-type="float" office:value="0" calcext:value-type="float">
            <text:p>0.00</text:p>
          </table:table-cell>
          <table:table-cell table:formula="of:=[$'Bundle Time'.M23]" office:value-type="float" office:value="0" calcext:value-type="float">
            <text:p>0.00</text:p>
          </table:table-cell>
          <table:table-cell table:formula="of:=[$'Bundle Time'.N23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20-3.txt </text:p>
          </table:table-cell>
          <table:table-cell table:formula="of:=[$'ScSp Time'.I24]" office:value-type="float" office:value="0" calcext:value-type="float">
            <text:p>0.00</text:p>
          </table:table-cell>
          <table:table-cell table:formula="of:=[$'ScSp Time'.J24]" office:value-type="float" office:value="0" calcext:value-type="float">
            <text:p>0.00</text:p>
          </table:table-cell>
          <table:table-cell table:formula="of:=[$'ScSp Time'.K24]" office:value-type="float" office:value="0" calcext:value-type="float">
            <text:p>0.00</text:p>
          </table:table-cell>
          <table:table-cell table:formula="of:=[$'ScSp Time'.L24]" office:value-type="float" office:value="0" calcext:value-type="float">
            <text:p>0.00</text:p>
          </table:table-cell>
          <table:table-cell table:formula="of:=[$'ScSp Time'.M24]" office:value-type="float" office:value="0" calcext:value-type="float">
            <text:p>0.00</text:p>
          </table:table-cell>
          <table:table-cell table:formula="of:=[$'ScSp Time'.N24]" office:value-type="float" office:value="0" calcext:value-type="float">
            <text:p>0.00</text:p>
          </table:table-cell>
          <table:table-cell table:formula="of:=[$'Bundle Time'.I24]" office:value-type="float" office:value="0" calcext:value-type="float">
            <text:p>0.00</text:p>
          </table:table-cell>
          <table:table-cell table:formula="of:=[$'Bundle Time'.J24]" office:value-type="float" office:value="0" calcext:value-type="float">
            <text:p>0.00</text:p>
          </table:table-cell>
          <table:table-cell table:formula="of:=[$'Bundle Time'.K24]" office:value-type="float" office:value="0" calcext:value-type="float">
            <text:p>0.00</text:p>
          </table:table-cell>
          <table:table-cell table:formula="of:=[$'Bundle Time'.L24]" office:value-type="float" office:value="0" calcext:value-type="float">
            <text:p>0.00</text:p>
          </table:table-cell>
          <table:table-cell table:formula="of:=[$'Bundle Time'.M24]" office:value-type="float" office:value="0" calcext:value-type="float">
            <text:p>0.00</text:p>
          </table:table-cell>
          <table:table-cell table:formula="of:=[$'Bundle Time'.N24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20-4.txt </text:p>
          </table:table-cell>
          <table:table-cell table:formula="of:=[$'ScSp Time'.I25]" office:value-type="float" office:value="0" calcext:value-type="float">
            <text:p>0.00</text:p>
          </table:table-cell>
          <table:table-cell table:formula="of:=[$'ScSp Time'.J25]" office:value-type="float" office:value="0" calcext:value-type="float">
            <text:p>0.00</text:p>
          </table:table-cell>
          <table:table-cell table:formula="of:=[$'ScSp Time'.K25]" office:value-type="float" office:value="0" calcext:value-type="float">
            <text:p>0.00</text:p>
          </table:table-cell>
          <table:table-cell table:formula="of:=[$'ScSp Time'.L25]" office:value-type="float" office:value="0" calcext:value-type="float">
            <text:p>0.00</text:p>
          </table:table-cell>
          <table:table-cell table:formula="of:=[$'ScSp Time'.M25]" office:value-type="float" office:value="0" calcext:value-type="float">
            <text:p>0.00</text:p>
          </table:table-cell>
          <table:table-cell table:formula="of:=[$'ScSp Time'.N25]" office:value-type="float" office:value="0" calcext:value-type="float">
            <text:p>0.00</text:p>
          </table:table-cell>
          <table:table-cell table:formula="of:=[$'Bundle Time'.I25]" office:value-type="float" office:value="0" calcext:value-type="float">
            <text:p>0.00</text:p>
          </table:table-cell>
          <table:table-cell table:formula="of:=[$'Bundle Time'.J25]" office:value-type="float" office:value="0" calcext:value-type="float">
            <text:p>0.00</text:p>
          </table:table-cell>
          <table:table-cell table:formula="of:=[$'Bundle Time'.K25]" office:value-type="float" office:value="0" calcext:value-type="float">
            <text:p>0.00</text:p>
          </table:table-cell>
          <table:table-cell table:formula="of:=[$'Bundle Time'.L25]" office:value-type="float" office:value="0" calcext:value-type="float">
            <text:p>0.00</text:p>
          </table:table-cell>
          <table:table-cell table:formula="of:=[$'Bundle Time'.M25]" office:value-type="float" office:value="0" calcext:value-type="float">
            <text:p>0.00</text:p>
          </table:table-cell>
          <table:table-cell table:formula="of:=[$'Bundle Time'.N2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20-5.txt </text:p>
          </table:table-cell>
          <table:table-cell table:formula="of:=[$'ScSp Time'.I26]" office:value-type="float" office:value="0" calcext:value-type="float">
            <text:p>0.00</text:p>
          </table:table-cell>
          <table:table-cell table:formula="of:=[$'ScSp Time'.J26]" office:value-type="float" office:value="0" calcext:value-type="float">
            <text:p>0.00</text:p>
          </table:table-cell>
          <table:table-cell table:formula="of:=[$'ScSp Time'.K26]" office:value-type="float" office:value="0" calcext:value-type="float">
            <text:p>0.00</text:p>
          </table:table-cell>
          <table:table-cell table:formula="of:=[$'ScSp Time'.L26]" office:value-type="float" office:value="0" calcext:value-type="float">
            <text:p>0.00</text:p>
          </table:table-cell>
          <table:table-cell table:formula="of:=[$'ScSp Time'.M26]" office:value-type="float" office:value="0" calcext:value-type="float">
            <text:p>0.00</text:p>
          </table:table-cell>
          <table:table-cell table:formula="of:=[$'ScSp Time'.N26]" office:value-type="float" office:value="0" calcext:value-type="float">
            <text:p>0.00</text:p>
          </table:table-cell>
          <table:table-cell table:formula="of:=[$'Bundle Time'.I26]" office:value-type="float" office:value="0" calcext:value-type="float">
            <text:p>0.00</text:p>
          </table:table-cell>
          <table:table-cell table:formula="of:=[$'Bundle Time'.J26]" office:value-type="float" office:value="0" calcext:value-type="float">
            <text:p>0.00</text:p>
          </table:table-cell>
          <table:table-cell table:formula="of:=[$'Bundle Time'.K26]" office:value-type="float" office:value="0" calcext:value-type="float">
            <text:p>0.00</text:p>
          </table:table-cell>
          <table:table-cell table:formula="of:=[$'Bundle Time'.L26]" office:value-type="float" office:value="0" calcext:value-type="float">
            <text:p>0.00</text:p>
          </table:table-cell>
          <table:table-cell table:formula="of:=[$'Bundle Time'.M26]" office:value-type="float" office:value="0" calcext:value-type="float">
            <text:p>0.00</text:p>
          </table:table-cell>
          <table:table-cell table:formula="of:=[$'Bundle Time'.N26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25-1.txt </text:p>
          </table:table-cell>
          <table:table-cell table:formula="of:=[$'ScSp Time'.I27]" office:value-type="float" office:value="0" calcext:value-type="float">
            <text:p>0.00</text:p>
          </table:table-cell>
          <table:table-cell table:formula="of:=[$'ScSp Time'.J27]" office:value-type="float" office:value="0" calcext:value-type="float">
            <text:p>0.00</text:p>
          </table:table-cell>
          <table:table-cell table:formula="of:=[$'ScSp Time'.K27]" office:value-type="float" office:value="0" calcext:value-type="float">
            <text:p>0.00</text:p>
          </table:table-cell>
          <table:table-cell table:formula="of:=[$'ScSp Time'.L27]" office:value-type="float" office:value="0" calcext:value-type="float">
            <text:p>0.00</text:p>
          </table:table-cell>
          <table:table-cell table:formula="of:=[$'ScSp Time'.M27]" office:value-type="float" office:value="0" calcext:value-type="float">
            <text:p>0.00</text:p>
          </table:table-cell>
          <table:table-cell table:formula="of:=[$'ScSp Time'.N27]" office:value-type="float" office:value="0" calcext:value-type="float">
            <text:p>0.00</text:p>
          </table:table-cell>
          <table:table-cell table:formula="of:=[$'Bundle Time'.I27]" office:value-type="float" office:value="0" calcext:value-type="float">
            <text:p>0.00</text:p>
          </table:table-cell>
          <table:table-cell table:formula="of:=[$'Bundle Time'.J27]" office:value-type="float" office:value="0" calcext:value-type="float">
            <text:p>0.00</text:p>
          </table:table-cell>
          <table:table-cell table:formula="of:=[$'Bundle Time'.K27]" office:value-type="float" office:value="0" calcext:value-type="float">
            <text:p>0.00</text:p>
          </table:table-cell>
          <table:table-cell table:formula="of:=[$'Bundle Time'.L27]" office:value-type="float" office:value="0" calcext:value-type="float">
            <text:p>0.00</text:p>
          </table:table-cell>
          <table:table-cell table:formula="of:=[$'Bundle Time'.M27]" office:value-type="float" office:value="0" calcext:value-type="float">
            <text:p>0.00</text:p>
          </table:table-cell>
          <table:table-cell table:formula="of:=[$'Bundle Time'.N27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25-2.txt </text:p>
          </table:table-cell>
          <table:table-cell table:formula="of:=[$'ScSp Time'.I28]" office:value-type="float" office:value="0" calcext:value-type="float">
            <text:p>0.00</text:p>
          </table:table-cell>
          <table:table-cell table:formula="of:=[$'ScSp Time'.J28]" office:value-type="float" office:value="0" calcext:value-type="float">
            <text:p>0.00</text:p>
          </table:table-cell>
          <table:table-cell table:formula="of:=[$'ScSp Time'.K28]" office:value-type="float" office:value="0" calcext:value-type="float">
            <text:p>0.00</text:p>
          </table:table-cell>
          <table:table-cell table:formula="of:=[$'ScSp Time'.L28]" office:value-type="float" office:value="0" calcext:value-type="float">
            <text:p>0.00</text:p>
          </table:table-cell>
          <table:table-cell table:formula="of:=[$'ScSp Time'.M28]" office:value-type="float" office:value="0" calcext:value-type="float">
            <text:p>0.00</text:p>
          </table:table-cell>
          <table:table-cell table:formula="of:=[$'ScSp Time'.N28]" office:value-type="float" office:value="0" calcext:value-type="float">
            <text:p>0.00</text:p>
          </table:table-cell>
          <table:table-cell table:formula="of:=[$'Bundle Time'.I28]" office:value-type="float" office:value="0" calcext:value-type="float">
            <text:p>0.00</text:p>
          </table:table-cell>
          <table:table-cell table:formula="of:=[$'Bundle Time'.J28]" office:value-type="float" office:value="0" calcext:value-type="float">
            <text:p>0.00</text:p>
          </table:table-cell>
          <table:table-cell table:formula="of:=[$'Bundle Time'.K28]" office:value-type="float" office:value="0" calcext:value-type="float">
            <text:p>0.00</text:p>
          </table:table-cell>
          <table:table-cell table:formula="of:=[$'Bundle Time'.L28]" office:value-type="float" office:value="0" calcext:value-type="float">
            <text:p>0.00</text:p>
          </table:table-cell>
          <table:table-cell table:formula="of:=[$'Bundle Time'.M28]" office:value-type="float" office:value="0" calcext:value-type="float">
            <text:p>0.00</text:p>
          </table:table-cell>
          <table:table-cell table:formula="of:=[$'Bundle Time'.N28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25-3.txt </text:p>
          </table:table-cell>
          <table:table-cell table:formula="of:=[$'ScSp Time'.I29]" office:value-type="float" office:value="0" calcext:value-type="float">
            <text:p>0.00</text:p>
          </table:table-cell>
          <table:table-cell table:formula="of:=[$'ScSp Time'.J29]" office:value-type="float" office:value="0" calcext:value-type="float">
            <text:p>0.00</text:p>
          </table:table-cell>
          <table:table-cell table:formula="of:=[$'ScSp Time'.K29]" office:value-type="float" office:value="0" calcext:value-type="float">
            <text:p>0.00</text:p>
          </table:table-cell>
          <table:table-cell table:formula="of:=[$'ScSp Time'.L29]" office:value-type="float" office:value="0" calcext:value-type="float">
            <text:p>0.00</text:p>
          </table:table-cell>
          <table:table-cell table:formula="of:=[$'ScSp Time'.M29]" office:value-type="float" office:value="0" calcext:value-type="float">
            <text:p>0.00</text:p>
          </table:table-cell>
          <table:table-cell table:formula="of:=[$'ScSp Time'.N29]" office:value-type="float" office:value="0" calcext:value-type="float">
            <text:p>0.00</text:p>
          </table:table-cell>
          <table:table-cell table:formula="of:=[$'Bundle Time'.I29]" office:value-type="float" office:value="0" calcext:value-type="float">
            <text:p>0.00</text:p>
          </table:table-cell>
          <table:table-cell table:formula="of:=[$'Bundle Time'.J29]" office:value-type="float" office:value="0" calcext:value-type="float">
            <text:p>0.00</text:p>
          </table:table-cell>
          <table:table-cell table:formula="of:=[$'Bundle Time'.K29]" office:value-type="float" office:value="0" calcext:value-type="float">
            <text:p>0.00</text:p>
          </table:table-cell>
          <table:table-cell table:formula="of:=[$'Bundle Time'.L29]" office:value-type="float" office:value="0" calcext:value-type="float">
            <text:p>0.00</text:p>
          </table:table-cell>
          <table:table-cell table:formula="of:=[$'Bundle Time'.M29]" office:value-type="float" office:value="0" calcext:value-type="float">
            <text:p>0.00</text:p>
          </table:table-cell>
          <table:table-cell table:formula="of:=[$'Bundle Time'.N2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25-4.txt </text:p>
          </table:table-cell>
          <table:table-cell table:formula="of:=[$'ScSp Time'.I30]" office:value-type="float" office:value="0" calcext:value-type="float">
            <text:p>0.00</text:p>
          </table:table-cell>
          <table:table-cell table:formula="of:=[$'ScSp Time'.J30]" office:value-type="float" office:value="0" calcext:value-type="float">
            <text:p>0.00</text:p>
          </table:table-cell>
          <table:table-cell table:formula="of:=[$'ScSp Time'.K30]" office:value-type="float" office:value="0" calcext:value-type="float">
            <text:p>0.00</text:p>
          </table:table-cell>
          <table:table-cell table:formula="of:=[$'ScSp Time'.L30]" office:value-type="float" office:value="0" calcext:value-type="float">
            <text:p>0.00</text:p>
          </table:table-cell>
          <table:table-cell table:formula="of:=[$'ScSp Time'.M30]" office:value-type="float" office:value="0" calcext:value-type="float">
            <text:p>0.00</text:p>
          </table:table-cell>
          <table:table-cell table:formula="of:=[$'ScSp Time'.N30]" office:value-type="float" office:value="0" calcext:value-type="float">
            <text:p>0.00</text:p>
          </table:table-cell>
          <table:table-cell table:formula="of:=[$'Bundle Time'.I30]" office:value-type="float" office:value="0" calcext:value-type="float">
            <text:p>0.00</text:p>
          </table:table-cell>
          <table:table-cell table:formula="of:=[$'Bundle Time'.J30]" office:value-type="float" office:value="0" calcext:value-type="float">
            <text:p>0.00</text:p>
          </table:table-cell>
          <table:table-cell table:formula="of:=[$'Bundle Time'.K30]" office:value-type="float" office:value="0" calcext:value-type="float">
            <text:p>0.00</text:p>
          </table:table-cell>
          <table:table-cell table:formula="of:=[$'Bundle Time'.L30]" office:value-type="float" office:value="0" calcext:value-type="float">
            <text:p>0.00</text:p>
          </table:table-cell>
          <table:table-cell table:formula="of:=[$'Bundle Time'.M30]" office:value-type="float" office:value="0" calcext:value-type="float">
            <text:p>0.00</text:p>
          </table:table-cell>
          <table:table-cell table:formula="of:=[$'Bundle Time'.N3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25-5.txt </text:p>
          </table:table-cell>
          <table:table-cell table:formula="of:=[$'ScSp Time'.I31]" office:value-type="float" office:value="0" calcext:value-type="float">
            <text:p>0.00</text:p>
          </table:table-cell>
          <table:table-cell table:formula="of:=[$'ScSp Time'.J31]" office:value-type="float" office:value="0" calcext:value-type="float">
            <text:p>0.00</text:p>
          </table:table-cell>
          <table:table-cell table:formula="of:=[$'ScSp Time'.K31]" office:value-type="float" office:value="0" calcext:value-type="float">
            <text:p>0.00</text:p>
          </table:table-cell>
          <table:table-cell table:formula="of:=[$'ScSp Time'.L31]" office:value-type="float" office:value="0" calcext:value-type="float">
            <text:p>0.00</text:p>
          </table:table-cell>
          <table:table-cell table:formula="of:=[$'ScSp Time'.M31]" office:value-type="float" office:value="0" calcext:value-type="float">
            <text:p>0.00</text:p>
          </table:table-cell>
          <table:table-cell table:formula="of:=[$'ScSp Time'.N31]" office:value-type="float" office:value="0" calcext:value-type="float">
            <text:p>0.00</text:p>
          </table:table-cell>
          <table:table-cell table:formula="of:=[$'Bundle Time'.I31]" office:value-type="float" office:value="0" calcext:value-type="float">
            <text:p>0.00</text:p>
          </table:table-cell>
          <table:table-cell table:formula="of:=[$'Bundle Time'.J31]" office:value-type="float" office:value="0" calcext:value-type="float">
            <text:p>0.00</text:p>
          </table:table-cell>
          <table:table-cell table:formula="of:=[$'Bundle Time'.K31]" office:value-type="float" office:value="0" calcext:value-type="float">
            <text:p>0.00</text:p>
          </table:table-cell>
          <table:table-cell table:formula="of:=[$'Bundle Time'.L31]" office:value-type="float" office:value="0" calcext:value-type="float">
            <text:p>0.00</text:p>
          </table:table-cell>
          <table:table-cell table:formula="of:=[$'Bundle Time'.M31]" office:value-type="float" office:value="0" calcext:value-type="float">
            <text:p>0.00</text:p>
          </table:table-cell>
          <table:table-cell table:formula="of:=[$'Bundle Time'.N3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15-1.txt </text:p>
          </table:table-cell>
          <table:table-cell table:formula="of:=[$'ScSp Time'.I32]" office:value-type="float" office:value="0" calcext:value-type="float">
            <text:p>0.00</text:p>
          </table:table-cell>
          <table:table-cell table:formula="of:=[$'ScSp Time'.J32]" office:value-type="float" office:value="0" calcext:value-type="float">
            <text:p>0.00</text:p>
          </table:table-cell>
          <table:table-cell table:formula="of:=[$'ScSp Time'.K32]" office:value-type="float" office:value="0" calcext:value-type="float">
            <text:p>0.00</text:p>
          </table:table-cell>
          <table:table-cell table:formula="of:=[$'ScSp Time'.L32]" office:value-type="float" office:value="0" calcext:value-type="float">
            <text:p>0.00</text:p>
          </table:table-cell>
          <table:table-cell table:formula="of:=[$'ScSp Time'.M32]" office:value-type="float" office:value="0" calcext:value-type="float">
            <text:p>0.00</text:p>
          </table:table-cell>
          <table:table-cell table:formula="of:=[$'ScSp Time'.N32]" office:value-type="float" office:value="0" calcext:value-type="float">
            <text:p>0.00</text:p>
          </table:table-cell>
          <table:table-cell table:formula="of:=[$'Bundle Time'.I32]" office:value-type="float" office:value="0" calcext:value-type="float">
            <text:p>0.00</text:p>
          </table:table-cell>
          <table:table-cell table:formula="of:=[$'Bundle Time'.J32]" office:value-type="float" office:value="0" calcext:value-type="float">
            <text:p>0.00</text:p>
          </table:table-cell>
          <table:table-cell table:formula="of:=[$'Bundle Time'.K32]" office:value-type="float" office:value="0" calcext:value-type="float">
            <text:p>0.00</text:p>
          </table:table-cell>
          <table:table-cell table:formula="of:=[$'Bundle Time'.L32]" office:value-type="float" office:value="0" calcext:value-type="float">
            <text:p>0.00</text:p>
          </table:table-cell>
          <table:table-cell table:formula="of:=[$'Bundle Time'.M32]" office:value-type="float" office:value="0" calcext:value-type="float">
            <text:p>0.00</text:p>
          </table:table-cell>
          <table:table-cell table:formula="of:=[$'Bundle Time'.N3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15-2.txt </text:p>
          </table:table-cell>
          <table:table-cell table:formula="of:=[$'ScSp Time'.I33]" office:value-type="float" office:value="0" calcext:value-type="float">
            <text:p>0.00</text:p>
          </table:table-cell>
          <table:table-cell table:formula="of:=[$'ScSp Time'.J33]" office:value-type="float" office:value="0" calcext:value-type="float">
            <text:p>0.00</text:p>
          </table:table-cell>
          <table:table-cell table:formula="of:=[$'ScSp Time'.K33]" office:value-type="float" office:value="0" calcext:value-type="float">
            <text:p>0.00</text:p>
          </table:table-cell>
          <table:table-cell table:formula="of:=[$'ScSp Time'.L33]" office:value-type="float" office:value="0" calcext:value-type="float">
            <text:p>0.00</text:p>
          </table:table-cell>
          <table:table-cell table:formula="of:=[$'ScSp Time'.M33]" office:value-type="float" office:value="0" calcext:value-type="float">
            <text:p>0.00</text:p>
          </table:table-cell>
          <table:table-cell table:formula="of:=[$'ScSp Time'.N33]" office:value-type="float" office:value="0" calcext:value-type="float">
            <text:p>0.00</text:p>
          </table:table-cell>
          <table:table-cell table:formula="of:=[$'Bundle Time'.I33]" office:value-type="float" office:value="0" calcext:value-type="float">
            <text:p>0.00</text:p>
          </table:table-cell>
          <table:table-cell table:formula="of:=[$'Bundle Time'.J33]" office:value-type="float" office:value="0" calcext:value-type="float">
            <text:p>0.00</text:p>
          </table:table-cell>
          <table:table-cell table:formula="of:=[$'Bundle Time'.K33]" office:value-type="float" office:value="0" calcext:value-type="float">
            <text:p>0.00</text:p>
          </table:table-cell>
          <table:table-cell table:formula="of:=[$'Bundle Time'.L33]" office:value-type="float" office:value="0" calcext:value-type="float">
            <text:p>0.00</text:p>
          </table:table-cell>
          <table:table-cell table:formula="of:=[$'Bundle Time'.M33]" office:value-type="float" office:value="0" calcext:value-type="float">
            <text:p>0.00</text:p>
          </table:table-cell>
          <table:table-cell table:formula="of:=[$'Bundle Time'.N33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15-3.txt </text:p>
          </table:table-cell>
          <table:table-cell table:formula="of:=[$'ScSp Time'.I34]" office:value-type="float" office:value="0" calcext:value-type="float">
            <text:p>0.00</text:p>
          </table:table-cell>
          <table:table-cell table:formula="of:=[$'ScSp Time'.J34]" office:value-type="float" office:value="0" calcext:value-type="float">
            <text:p>0.00</text:p>
          </table:table-cell>
          <table:table-cell table:formula="of:=[$'ScSp Time'.K34]" office:value-type="float" office:value="0" calcext:value-type="float">
            <text:p>0.00</text:p>
          </table:table-cell>
          <table:table-cell table:formula="of:=[$'ScSp Time'.L34]" office:value-type="float" office:value="0" calcext:value-type="float">
            <text:p>0.00</text:p>
          </table:table-cell>
          <table:table-cell table:formula="of:=[$'ScSp Time'.M34]" office:value-type="float" office:value="0" calcext:value-type="float">
            <text:p>0.00</text:p>
          </table:table-cell>
          <table:table-cell table:formula="of:=[$'ScSp Time'.N34]" office:value-type="float" office:value="0" calcext:value-type="float">
            <text:p>0.00</text:p>
          </table:table-cell>
          <table:table-cell table:formula="of:=[$'Bundle Time'.I34]" office:value-type="float" office:value="0" calcext:value-type="float">
            <text:p>0.00</text:p>
          </table:table-cell>
          <table:table-cell table:formula="of:=[$'Bundle Time'.J34]" office:value-type="float" office:value="0" calcext:value-type="float">
            <text:p>0.00</text:p>
          </table:table-cell>
          <table:table-cell table:formula="of:=[$'Bundle Time'.K34]" office:value-type="float" office:value="0" calcext:value-type="float">
            <text:p>0.00</text:p>
          </table:table-cell>
          <table:table-cell table:formula="of:=[$'Bundle Time'.L34]" office:value-type="float" office:value="0" calcext:value-type="float">
            <text:p>0.00</text:p>
          </table:table-cell>
          <table:table-cell table:formula="of:=[$'Bundle Time'.M34]" office:value-type="float" office:value="0" calcext:value-type="float">
            <text:p>0.00</text:p>
          </table:table-cell>
          <table:table-cell table:formula="of:=[$'Bundle Time'.N34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15-4.txt </text:p>
          </table:table-cell>
          <table:table-cell table:formula="of:=[$'ScSp Time'.I35]" office:value-type="float" office:value="0" calcext:value-type="float">
            <text:p>0.00</text:p>
          </table:table-cell>
          <table:table-cell table:formula="of:=[$'ScSp Time'.J35]" office:value-type="float" office:value="0" calcext:value-type="float">
            <text:p>0.00</text:p>
          </table:table-cell>
          <table:table-cell table:formula="of:=[$'ScSp Time'.K35]" office:value-type="float" office:value="0" calcext:value-type="float">
            <text:p>0.00</text:p>
          </table:table-cell>
          <table:table-cell table:formula="of:=[$'ScSp Time'.L35]" office:value-type="float" office:value="0" calcext:value-type="float">
            <text:p>0.00</text:p>
          </table:table-cell>
          <table:table-cell table:formula="of:=[$'ScSp Time'.M35]" office:value-type="float" office:value="0" calcext:value-type="float">
            <text:p>0.00</text:p>
          </table:table-cell>
          <table:table-cell table:formula="of:=[$'ScSp Time'.N35]" office:value-type="float" office:value="0" calcext:value-type="float">
            <text:p>0.00</text:p>
          </table:table-cell>
          <table:table-cell table:formula="of:=[$'Bundle Time'.I35]" office:value-type="float" office:value="0" calcext:value-type="float">
            <text:p>0.00</text:p>
          </table:table-cell>
          <table:table-cell table:formula="of:=[$'Bundle Time'.J35]" office:value-type="float" office:value="0" calcext:value-type="float">
            <text:p>0.00</text:p>
          </table:table-cell>
          <table:table-cell table:formula="of:=[$'Bundle Time'.K35]" office:value-type="float" office:value="0" calcext:value-type="float">
            <text:p>0.00</text:p>
          </table:table-cell>
          <table:table-cell table:formula="of:=[$'Bundle Time'.L35]" office:value-type="float" office:value="0" calcext:value-type="float">
            <text:p>0.00</text:p>
          </table:table-cell>
          <table:table-cell table:formula="of:=[$'Bundle Time'.M35]" office:value-type="float" office:value="0" calcext:value-type="float">
            <text:p>0.00</text:p>
          </table:table-cell>
          <table:table-cell table:formula="of:=[$'Bundle Time'.N3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15-5.txt </text:p>
          </table:table-cell>
          <table:table-cell table:formula="of:=[$'ScSp Time'.I36]" office:value-type="float" office:value="0" calcext:value-type="float">
            <text:p>0.00</text:p>
          </table:table-cell>
          <table:table-cell table:formula="of:=[$'ScSp Time'.J36]" office:value-type="float" office:value="0" calcext:value-type="float">
            <text:p>0.00</text:p>
          </table:table-cell>
          <table:table-cell table:formula="of:=[$'ScSp Time'.K36]" office:value-type="float" office:value="0" calcext:value-type="float">
            <text:p>0.00</text:p>
          </table:table-cell>
          <table:table-cell table:formula="of:=[$'ScSp Time'.L36]" office:value-type="float" office:value="0" calcext:value-type="float">
            <text:p>0.00</text:p>
          </table:table-cell>
          <table:table-cell table:formula="of:=[$'ScSp Time'.M36]" office:value-type="float" office:value="0" calcext:value-type="float">
            <text:p>0.00</text:p>
          </table:table-cell>
          <table:table-cell table:formula="of:=[$'ScSp Time'.N36]" office:value-type="float" office:value="0" calcext:value-type="float">
            <text:p>0.00</text:p>
          </table:table-cell>
          <table:table-cell table:formula="of:=[$'Bundle Time'.I36]" office:value-type="float" office:value="0" calcext:value-type="float">
            <text:p>0.00</text:p>
          </table:table-cell>
          <table:table-cell table:formula="of:=[$'Bundle Time'.J36]" office:value-type="float" office:value="0" calcext:value-type="float">
            <text:p>0.00</text:p>
          </table:table-cell>
          <table:table-cell table:formula="of:=[$'Bundle Time'.K36]" office:value-type="float" office:value="0" calcext:value-type="float">
            <text:p>0.00</text:p>
          </table:table-cell>
          <table:table-cell table:formula="of:=[$'Bundle Time'.L36]" office:value-type="float" office:value="0" calcext:value-type="float">
            <text:p>0.00</text:p>
          </table:table-cell>
          <table:table-cell table:formula="of:=[$'Bundle Time'.M36]" office:value-type="float" office:value="0" calcext:value-type="float">
            <text:p>0.00</text:p>
          </table:table-cell>
          <table:table-cell table:formula="of:=[$'Bundle Time'.N36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20-1.txt </text:p>
          </table:table-cell>
          <table:table-cell table:formula="of:=[$'ScSp Time'.I37]" office:value-type="float" office:value="0" calcext:value-type="float">
            <text:p>0.00</text:p>
          </table:table-cell>
          <table:table-cell table:formula="of:=[$'ScSp Time'.J37]" office:value-type="float" office:value="0" calcext:value-type="float">
            <text:p>0.00</text:p>
          </table:table-cell>
          <table:table-cell table:formula="of:=[$'ScSp Time'.K37]" office:value-type="float" office:value="0" calcext:value-type="float">
            <text:p>0.00</text:p>
          </table:table-cell>
          <table:table-cell table:formula="of:=[$'ScSp Time'.L37]" office:value-type="float" office:value="0" calcext:value-type="float">
            <text:p>0.00</text:p>
          </table:table-cell>
          <table:table-cell table:formula="of:=[$'ScSp Time'.M37]" office:value-type="float" office:value="0" calcext:value-type="float">
            <text:p>0.00</text:p>
          </table:table-cell>
          <table:table-cell table:formula="of:=[$'ScSp Time'.N37]" office:value-type="float" office:value="0" calcext:value-type="float">
            <text:p>0.00</text:p>
          </table:table-cell>
          <table:table-cell table:formula="of:=[$'Bundle Time'.I37]" office:value-type="float" office:value="0" calcext:value-type="float">
            <text:p>0.00</text:p>
          </table:table-cell>
          <table:table-cell table:formula="of:=[$'Bundle Time'.J37]" office:value-type="float" office:value="0" calcext:value-type="float">
            <text:p>0.00</text:p>
          </table:table-cell>
          <table:table-cell table:formula="of:=[$'Bundle Time'.K37]" office:value-type="float" office:value="0" calcext:value-type="float">
            <text:p>0.00</text:p>
          </table:table-cell>
          <table:table-cell table:formula="of:=[$'Bundle Time'.L37]" office:value-type="float" office:value="0" calcext:value-type="float">
            <text:p>0.00</text:p>
          </table:table-cell>
          <table:table-cell table:formula="of:=[$'Bundle Time'.M37]" office:value-type="float" office:value="0" calcext:value-type="float">
            <text:p>0.00</text:p>
          </table:table-cell>
          <table:table-cell table:formula="of:=[$'Bundle Time'.N37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20-2.txt </text:p>
          </table:table-cell>
          <table:table-cell table:formula="of:=[$'ScSp Time'.I38]" office:value-type="float" office:value="0" calcext:value-type="float">
            <text:p>0.00</text:p>
          </table:table-cell>
          <table:table-cell table:formula="of:=[$'ScSp Time'.J38]" office:value-type="float" office:value="0" calcext:value-type="float">
            <text:p>0.00</text:p>
          </table:table-cell>
          <table:table-cell table:formula="of:=[$'ScSp Time'.K38]" office:value-type="float" office:value="0" calcext:value-type="float">
            <text:p>0.00</text:p>
          </table:table-cell>
          <table:table-cell table:formula="of:=[$'ScSp Time'.L38]" office:value-type="float" office:value="0" calcext:value-type="float">
            <text:p>0.00</text:p>
          </table:table-cell>
          <table:table-cell table:formula="of:=[$'ScSp Time'.M38]" office:value-type="float" office:value="0" calcext:value-type="float">
            <text:p>0.00</text:p>
          </table:table-cell>
          <table:table-cell table:formula="of:=[$'ScSp Time'.N38]" office:value-type="float" office:value="0" calcext:value-type="float">
            <text:p>0.00</text:p>
          </table:table-cell>
          <table:table-cell table:formula="of:=[$'Bundle Time'.I38]" office:value-type="float" office:value="0" calcext:value-type="float">
            <text:p>0.00</text:p>
          </table:table-cell>
          <table:table-cell table:formula="of:=[$'Bundle Time'.J38]" office:value-type="float" office:value="0" calcext:value-type="float">
            <text:p>0.00</text:p>
          </table:table-cell>
          <table:table-cell table:formula="of:=[$'Bundle Time'.K38]" office:value-type="float" office:value="0" calcext:value-type="float">
            <text:p>0.00</text:p>
          </table:table-cell>
          <table:table-cell table:formula="of:=[$'Bundle Time'.L38]" office:value-type="float" office:value="0" calcext:value-type="float">
            <text:p>0.00</text:p>
          </table:table-cell>
          <table:table-cell table:formula="of:=[$'Bundle Time'.M38]" office:value-type="float" office:value="0" calcext:value-type="float">
            <text:p>0.00</text:p>
          </table:table-cell>
          <table:table-cell table:formula="of:=[$'Bundle Time'.N38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20-3.txt </text:p>
          </table:table-cell>
          <table:table-cell table:formula="of:=[$'ScSp Time'.I39]" office:value-type="float" office:value="0" calcext:value-type="float">
            <text:p>0.00</text:p>
          </table:table-cell>
          <table:table-cell table:formula="of:=[$'ScSp Time'.J39]" office:value-type="float" office:value="0" calcext:value-type="float">
            <text:p>0.00</text:p>
          </table:table-cell>
          <table:table-cell table:formula="of:=[$'ScSp Time'.K39]" office:value-type="float" office:value="0" calcext:value-type="float">
            <text:p>0.00</text:p>
          </table:table-cell>
          <table:table-cell table:formula="of:=[$'ScSp Time'.L39]" office:value-type="float" office:value="0" calcext:value-type="float">
            <text:p>0.00</text:p>
          </table:table-cell>
          <table:table-cell table:formula="of:=[$'ScSp Time'.M39]" office:value-type="float" office:value="0" calcext:value-type="float">
            <text:p>0.00</text:p>
          </table:table-cell>
          <table:table-cell table:formula="of:=[$'ScSp Time'.N39]" office:value-type="float" office:value="0" calcext:value-type="float">
            <text:p>0.00</text:p>
          </table:table-cell>
          <table:table-cell table:formula="of:=[$'Bundle Time'.I39]" office:value-type="float" office:value="0" calcext:value-type="float">
            <text:p>0.00</text:p>
          </table:table-cell>
          <table:table-cell table:formula="of:=[$'Bundle Time'.J39]" office:value-type="float" office:value="0" calcext:value-type="float">
            <text:p>0.00</text:p>
          </table:table-cell>
          <table:table-cell table:formula="of:=[$'Bundle Time'.K39]" office:value-type="float" office:value="0" calcext:value-type="float">
            <text:p>0.00</text:p>
          </table:table-cell>
          <table:table-cell table:formula="of:=[$'Bundle Time'.L39]" office:value-type="float" office:value="0" calcext:value-type="float">
            <text:p>0.00</text:p>
          </table:table-cell>
          <table:table-cell table:formula="of:=[$'Bundle Time'.M39]" office:value-type="float" office:value="0" calcext:value-type="float">
            <text:p>0.00</text:p>
          </table:table-cell>
          <table:table-cell table:formula="of:=[$'Bundle Time'.N3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20-4.txt </text:p>
          </table:table-cell>
          <table:table-cell table:formula="of:=[$'ScSp Time'.I40]" office:value-type="float" office:value="0" calcext:value-type="float">
            <text:p>0.00</text:p>
          </table:table-cell>
          <table:table-cell table:formula="of:=[$'ScSp Time'.J40]" office:value-type="float" office:value="0" calcext:value-type="float">
            <text:p>0.00</text:p>
          </table:table-cell>
          <table:table-cell table:formula="of:=[$'ScSp Time'.K40]" office:value-type="float" office:value="0" calcext:value-type="float">
            <text:p>0.00</text:p>
          </table:table-cell>
          <table:table-cell table:formula="of:=[$'ScSp Time'.L40]" office:value-type="float" office:value="0" calcext:value-type="float">
            <text:p>0.00</text:p>
          </table:table-cell>
          <table:table-cell table:formula="of:=[$'ScSp Time'.M40]" office:value-type="float" office:value="0" calcext:value-type="float">
            <text:p>0.00</text:p>
          </table:table-cell>
          <table:table-cell table:formula="of:=[$'ScSp Time'.N40]" office:value-type="float" office:value="0" calcext:value-type="float">
            <text:p>0.00</text:p>
          </table:table-cell>
          <table:table-cell table:formula="of:=[$'Bundle Time'.I40]" office:value-type="float" office:value="0" calcext:value-type="float">
            <text:p>0.00</text:p>
          </table:table-cell>
          <table:table-cell table:formula="of:=[$'Bundle Time'.J40]" office:value-type="float" office:value="0" calcext:value-type="float">
            <text:p>0.00</text:p>
          </table:table-cell>
          <table:table-cell table:formula="of:=[$'Bundle Time'.K40]" office:value-type="float" office:value="0" calcext:value-type="float">
            <text:p>0.00</text:p>
          </table:table-cell>
          <table:table-cell table:formula="of:=[$'Bundle Time'.L40]" office:value-type="float" office:value="0" calcext:value-type="float">
            <text:p>0.00</text:p>
          </table:table-cell>
          <table:table-cell table:formula="of:=[$'Bundle Time'.M40]" office:value-type="float" office:value="0" calcext:value-type="float">
            <text:p>0.00</text:p>
          </table:table-cell>
          <table:table-cell table:formula="of:=[$'Bundle Time'.N4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20-5.txt </text:p>
          </table:table-cell>
          <table:table-cell table:formula="of:=[$'ScSp Time'.I41]" office:value-type="float" office:value="0" calcext:value-type="float">
            <text:p>0.00</text:p>
          </table:table-cell>
          <table:table-cell table:formula="of:=[$'ScSp Time'.J41]" office:value-type="float" office:value="0" calcext:value-type="float">
            <text:p>0.00</text:p>
          </table:table-cell>
          <table:table-cell table:formula="of:=[$'ScSp Time'.K41]" office:value-type="float" office:value="0" calcext:value-type="float">
            <text:p>0.00</text:p>
          </table:table-cell>
          <table:table-cell table:formula="of:=[$'ScSp Time'.L41]" office:value-type="float" office:value="0" calcext:value-type="float">
            <text:p>0.00</text:p>
          </table:table-cell>
          <table:table-cell table:formula="of:=[$'ScSp Time'.M41]" office:value-type="float" office:value="0" calcext:value-type="float">
            <text:p>0.00</text:p>
          </table:table-cell>
          <table:table-cell table:formula="of:=[$'ScSp Time'.N41]" office:value-type="float" office:value="0" calcext:value-type="float">
            <text:p>0.00</text:p>
          </table:table-cell>
          <table:table-cell table:formula="of:=[$'Bundle Time'.I41]" office:value-type="float" office:value="0" calcext:value-type="float">
            <text:p>0.00</text:p>
          </table:table-cell>
          <table:table-cell table:formula="of:=[$'Bundle Time'.J41]" office:value-type="float" office:value="0" calcext:value-type="float">
            <text:p>0.00</text:p>
          </table:table-cell>
          <table:table-cell table:formula="of:=[$'Bundle Time'.K41]" office:value-type="float" office:value="0" calcext:value-type="float">
            <text:p>0.00</text:p>
          </table:table-cell>
          <table:table-cell table:formula="of:=[$'Bundle Time'.L41]" office:value-type="float" office:value="0" calcext:value-type="float">
            <text:p>0.00</text:p>
          </table:table-cell>
          <table:table-cell table:formula="of:=[$'Bundle Time'.M41]" office:value-type="float" office:value="0" calcext:value-type="float">
            <text:p>0.00</text:p>
          </table:table-cell>
          <table:table-cell table:formula="of:=[$'Bundle Time'.N4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25-1.txt </text:p>
          </table:table-cell>
          <table:table-cell table:formula="of:=[$'ScSp Time'.I42]" office:value-type="float" office:value="0" calcext:value-type="float">
            <text:p>0.00</text:p>
          </table:table-cell>
          <table:table-cell table:formula="of:=[$'ScSp Time'.J42]" office:value-type="float" office:value="0" calcext:value-type="float">
            <text:p>0.00</text:p>
          </table:table-cell>
          <table:table-cell table:formula="of:=[$'ScSp Time'.K42]" office:value-type="float" office:value="0" calcext:value-type="float">
            <text:p>0.00</text:p>
          </table:table-cell>
          <table:table-cell table:formula="of:=[$'ScSp Time'.L42]" office:value-type="float" office:value="0" calcext:value-type="float">
            <text:p>0.00</text:p>
          </table:table-cell>
          <table:table-cell table:formula="of:=[$'ScSp Time'.M42]" office:value-type="float" office:value="0" calcext:value-type="float">
            <text:p>0.00</text:p>
          </table:table-cell>
          <table:table-cell table:formula="of:=[$'ScSp Time'.N42]" office:value-type="float" office:value="0" calcext:value-type="float">
            <text:p>0.00</text:p>
          </table:table-cell>
          <table:table-cell table:formula="of:=[$'Bundle Time'.I42]" office:value-type="float" office:value="0" calcext:value-type="float">
            <text:p>0.00</text:p>
          </table:table-cell>
          <table:table-cell table:formula="of:=[$'Bundle Time'.J42]" office:value-type="float" office:value="0" calcext:value-type="float">
            <text:p>0.00</text:p>
          </table:table-cell>
          <table:table-cell table:formula="of:=[$'Bundle Time'.K42]" office:value-type="float" office:value="0" calcext:value-type="float">
            <text:p>0.00</text:p>
          </table:table-cell>
          <table:table-cell table:formula="of:=[$'Bundle Time'.L42]" office:value-type="float" office:value="0" calcext:value-type="float">
            <text:p>0.00</text:p>
          </table:table-cell>
          <table:table-cell table:formula="of:=[$'Bundle Time'.M42]" office:value-type="float" office:value="0" calcext:value-type="float">
            <text:p>0.00</text:p>
          </table:table-cell>
          <table:table-cell table:formula="of:=[$'Bundle Time'.N4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25-2.txt </text:p>
          </table:table-cell>
          <table:table-cell table:formula="of:=[$'ScSp Time'.I43]" office:value-type="float" office:value="0" calcext:value-type="float">
            <text:p>0.00</text:p>
          </table:table-cell>
          <table:table-cell table:formula="of:=[$'ScSp Time'.J43]" office:value-type="float" office:value="0" calcext:value-type="float">
            <text:p>0.00</text:p>
          </table:table-cell>
          <table:table-cell table:formula="of:=[$'ScSp Time'.K43]" office:value-type="float" office:value="0" calcext:value-type="float">
            <text:p>0.00</text:p>
          </table:table-cell>
          <table:table-cell table:formula="of:=[$'ScSp Time'.L43]" office:value-type="float" office:value="0" calcext:value-type="float">
            <text:p>0.00</text:p>
          </table:table-cell>
          <table:table-cell table:formula="of:=[$'ScSp Time'.M43]" office:value-type="float" office:value="0" calcext:value-type="float">
            <text:p>0.00</text:p>
          </table:table-cell>
          <table:table-cell table:formula="of:=[$'ScSp Time'.N43]" office:value-type="float" office:value="0" calcext:value-type="float">
            <text:p>0.00</text:p>
          </table:table-cell>
          <table:table-cell table:formula="of:=[$'Bundle Time'.I43]" office:value-type="float" office:value="0" calcext:value-type="float">
            <text:p>0.00</text:p>
          </table:table-cell>
          <table:table-cell table:formula="of:=[$'Bundle Time'.J43]" office:value-type="float" office:value="0" calcext:value-type="float">
            <text:p>0.00</text:p>
          </table:table-cell>
          <table:table-cell table:formula="of:=[$'Bundle Time'.K43]" office:value-type="float" office:value="0" calcext:value-type="float">
            <text:p>0.00</text:p>
          </table:table-cell>
          <table:table-cell table:formula="of:=[$'Bundle Time'.L43]" office:value-type="float" office:value="0" calcext:value-type="float">
            <text:p>0.00</text:p>
          </table:table-cell>
          <table:table-cell table:formula="of:=[$'Bundle Time'.M43]" office:value-type="float" office:value="0" calcext:value-type="float">
            <text:p>0.00</text:p>
          </table:table-cell>
          <table:table-cell table:formula="of:=[$'Bundle Time'.N43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25-3.txt </text:p>
          </table:table-cell>
          <table:table-cell table:formula="of:=[$'ScSp Time'.I44]" office:value-type="float" office:value="0" calcext:value-type="float">
            <text:p>0.00</text:p>
          </table:table-cell>
          <table:table-cell table:formula="of:=[$'ScSp Time'.J44]" office:value-type="float" office:value="0" calcext:value-type="float">
            <text:p>0.00</text:p>
          </table:table-cell>
          <table:table-cell table:formula="of:=[$'ScSp Time'.K44]" office:value-type="float" office:value="0" calcext:value-type="float">
            <text:p>0.00</text:p>
          </table:table-cell>
          <table:table-cell table:formula="of:=[$'ScSp Time'.L44]" office:value-type="float" office:value="0" calcext:value-type="float">
            <text:p>0.00</text:p>
          </table:table-cell>
          <table:table-cell table:formula="of:=[$'ScSp Time'.M44]" office:value-type="float" office:value="0" calcext:value-type="float">
            <text:p>0.00</text:p>
          </table:table-cell>
          <table:table-cell table:formula="of:=[$'ScSp Time'.N44]" office:value-type="float" office:value="0" calcext:value-type="float">
            <text:p>0.00</text:p>
          </table:table-cell>
          <table:table-cell table:formula="of:=[$'Bundle Time'.I44]" office:value-type="float" office:value="0" calcext:value-type="float">
            <text:p>0.00</text:p>
          </table:table-cell>
          <table:table-cell table:formula="of:=[$'Bundle Time'.J44]" office:value-type="float" office:value="0" calcext:value-type="float">
            <text:p>0.00</text:p>
          </table:table-cell>
          <table:table-cell table:formula="of:=[$'Bundle Time'.K44]" office:value-type="float" office:value="0" calcext:value-type="float">
            <text:p>0.00</text:p>
          </table:table-cell>
          <table:table-cell table:formula="of:=[$'Bundle Time'.L44]" office:value-type="float" office:value="0" calcext:value-type="float">
            <text:p>0.00</text:p>
          </table:table-cell>
          <table:table-cell table:formula="of:=[$'Bundle Time'.M44]" office:value-type="float" office:value="0" calcext:value-type="float">
            <text:p>0.00</text:p>
          </table:table-cell>
          <table:table-cell table:formula="of:=[$'Bundle Time'.N44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25-4.txt </text:p>
          </table:table-cell>
          <table:table-cell table:formula="of:=[$'ScSp Time'.I45]" office:value-type="float" office:value="0" calcext:value-type="float">
            <text:p>0.00</text:p>
          </table:table-cell>
          <table:table-cell table:formula="of:=[$'ScSp Time'.J45]" office:value-type="float" office:value="0" calcext:value-type="float">
            <text:p>0.00</text:p>
          </table:table-cell>
          <table:table-cell table:formula="of:=[$'ScSp Time'.K45]" office:value-type="float" office:value="0" calcext:value-type="float">
            <text:p>0.00</text:p>
          </table:table-cell>
          <table:table-cell table:formula="of:=[$'ScSp Time'.L45]" office:value-type="float" office:value="0" calcext:value-type="float">
            <text:p>0.00</text:p>
          </table:table-cell>
          <table:table-cell table:formula="of:=[$'ScSp Time'.M45]" office:value-type="float" office:value="0" calcext:value-type="float">
            <text:p>0.00</text:p>
          </table:table-cell>
          <table:table-cell table:formula="of:=[$'ScSp Time'.N45]" office:value-type="float" office:value="0" calcext:value-type="float">
            <text:p>0.00</text:p>
          </table:table-cell>
          <table:table-cell table:formula="of:=[$'Bundle Time'.I45]" office:value-type="float" office:value="0" calcext:value-type="float">
            <text:p>0.00</text:p>
          </table:table-cell>
          <table:table-cell table:formula="of:=[$'Bundle Time'.J45]" office:value-type="float" office:value="0" calcext:value-type="float">
            <text:p>0.00</text:p>
          </table:table-cell>
          <table:table-cell table:formula="of:=[$'Bundle Time'.K45]" office:value-type="float" office:value="0" calcext:value-type="float">
            <text:p>0.00</text:p>
          </table:table-cell>
          <table:table-cell table:formula="of:=[$'Bundle Time'.L45]" office:value-type="float" office:value="0" calcext:value-type="float">
            <text:p>0.00</text:p>
          </table:table-cell>
          <table:table-cell table:formula="of:=[$'Bundle Time'.M45]" office:value-type="float" office:value="0" calcext:value-type="float">
            <text:p>0.00</text:p>
          </table:table-cell>
          <table:table-cell table:formula="of:=[$'Bundle Time'.N4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25-5.txt </text:p>
          </table:table-cell>
          <table:table-cell table:formula="of:=[$'ScSp Time'.I46]" office:value-type="float" office:value="0" calcext:value-type="float">
            <text:p>0.00</text:p>
          </table:table-cell>
          <table:table-cell table:formula="of:=[$'ScSp Time'.J46]" office:value-type="float" office:value="0" calcext:value-type="float">
            <text:p>0.00</text:p>
          </table:table-cell>
          <table:table-cell table:formula="of:=[$'ScSp Time'.K46]" office:value-type="float" office:value="0" calcext:value-type="float">
            <text:p>0.00</text:p>
          </table:table-cell>
          <table:table-cell table:formula="of:=[$'ScSp Time'.L46]" office:value-type="float" office:value="0" calcext:value-type="float">
            <text:p>0.00</text:p>
          </table:table-cell>
          <table:table-cell table:formula="of:=[$'ScSp Time'.M46]" office:value-type="float" office:value="0" calcext:value-type="float">
            <text:p>0.00</text:p>
          </table:table-cell>
          <table:table-cell table:formula="of:=[$'ScSp Time'.N46]" office:value-type="float" office:value="0" calcext:value-type="float">
            <text:p>0.00</text:p>
          </table:table-cell>
          <table:table-cell table:formula="of:=[$'Bundle Time'.I46]" office:value-type="float" office:value="0" calcext:value-type="float">
            <text:p>0.00</text:p>
          </table:table-cell>
          <table:table-cell table:formula="of:=[$'Bundle Time'.J46]" office:value-type="float" office:value="0" calcext:value-type="float">
            <text:p>0.00</text:p>
          </table:table-cell>
          <table:table-cell table:formula="of:=[$'Bundle Time'.K46]" office:value-type="float" office:value="0" calcext:value-type="float">
            <text:p>0.00</text:p>
          </table:table-cell>
          <table:table-cell table:formula="of:=[$'Bundle Time'.L46]" office:value-type="float" office:value="0" calcext:value-type="float">
            <text:p>0.00</text:p>
          </table:table-cell>
          <table:table-cell table:formula="of:=[$'Bundle Time'.M46]" office:value-type="float" office:value="0" calcext:value-type="float">
            <text:p>0.00</text:p>
          </table:table-cell>
          <table:table-cell table:formula="of:=[$'Bundle Time'.N46]" office:value-type="float" office:value="0" calcext:value-type="float">
            <text:p>0.00</text:p>
          </table:table-cell>
          <table:table-cell/>
        </table:table-row>
        <table:table-row table:style-name="ro2">
          <table:table-cell table:style-name="ce15" office:value-type="string" calcext:value-type="string" table:number-columns-spanned="1" table:number-rows-spanned="2">
            <text:p>Size</text:p>
          </table:table-cell>
          <table:table-cell table:style-name="ce12" office:value-type="string" calcext:value-type="string" table:number-columns-spanned="6" table:number-rows-spanned="1">
            <text:p>ScSp</text:p>
          </table:table-cell>
          <table:covered-table-cell table:number-columns-repeated="4" table:style-name="ce12"/>
          <table:covered-table-cell table:style-name="Default"/>
          <table:table-cell table:style-name="ce12" office:value-type="string" calcext:value-type="string" table:number-columns-spanned="6" table:number-rows-spanned="1">
            <text:p>Bundle</text:p>
          </table:table-cell>
          <table:covered-table-cell table:number-columns-repeated="3" table:style-name="ce12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0-15</text:p>
          </table:table-cell>
          <table:table-cell table:style-name="ce108" table:formula="of:=AVERAGE([.B3:.B7])" office:value-type="float" office:value="0" calcext:value-type="float">
            <text:p>0.000</text:p>
          </table:table-cell>
          <table:table-cell table:style-name="ce108" table:formula="of:=AVERAGE([.C3:.C7])" office:value-type="float" office:value="0" calcext:value-type="float">
            <text:p>0.000</text:p>
          </table:table-cell>
          <table:table-cell table:style-name="ce108" table:formula="of:=AVERAGE([.D3:.D7])" office:value-type="float" office:value="0" calcext:value-type="float">
            <text:p>0.000</text:p>
          </table:table-cell>
          <table:table-cell table:style-name="ce108" table:formula="of:=AVERAGE([.E3:.E7])" office:value-type="float" office:value="0" calcext:value-type="float">
            <text:p>0.000</text:p>
          </table:table-cell>
          <table:table-cell table:style-name="ce108" table:formula="of:=AVERAGE([.F3:.F7])" office:value-type="float" office:value="0" calcext:value-type="float">
            <text:p>0.000</text:p>
          </table:table-cell>
          <table:table-cell table:style-name="ce108" table:formula="of:=AVERAGE([.G3:.G7])" office:value-type="float" office:value="0" calcext:value-type="float">
            <text:p>0.000</text:p>
          </table:table-cell>
          <table:table-cell table:style-name="ce108" table:formula="of:=AVERAGE([.H3:.H7])" office:value-type="float" office:value="0" calcext:value-type="float">
            <text:p>0.000</text:p>
          </table:table-cell>
          <table:table-cell table:style-name="ce108" table:formula="of:=AVERAGE([.I3:.I7])" office:value-type="float" office:value="0" calcext:value-type="float">
            <text:p>0.000</text:p>
          </table:table-cell>
          <table:table-cell table:style-name="ce108" table:formula="of:=AVERAGE([.J3:.J7])" office:value-type="float" office:value="0" calcext:value-type="float">
            <text:p>0.000</text:p>
          </table:table-cell>
          <table:table-cell table:style-name="ce108" table:formula="of:=AVERAGE([.K3:.K7])" office:value-type="float" office:value="0" calcext:value-type="float">
            <text:p>0.000</text:p>
          </table:table-cell>
          <table:table-cell table:style-name="ce108" table:formula="of:=AVERAGE([.L3:.L7])" office:value-type="float" office:value="0" calcext:value-type="float">
            <text:p>0.000</text:p>
          </table:table-cell>
          <table:table-cell table:style-name="ce108" table:formula="of:=AVERAGE([.M3:.M7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0-20</text:p>
          </table:table-cell>
          <table:table-cell table:style-name="ce108" table:formula="of:=AVERAGE([.B8:.B12])" office:value-type="float" office:value="0" calcext:value-type="float">
            <text:p>0.000</text:p>
          </table:table-cell>
          <table:table-cell table:style-name="ce108" table:formula="of:=AVERAGE([.C8:.C12])" office:value-type="float" office:value="0" calcext:value-type="float">
            <text:p>0.000</text:p>
          </table:table-cell>
          <table:table-cell table:style-name="ce108" table:formula="of:=AVERAGE([.D8:.D12])" office:value-type="float" office:value="0" calcext:value-type="float">
            <text:p>0.000</text:p>
          </table:table-cell>
          <table:table-cell table:style-name="ce108" table:formula="of:=AVERAGE([.E8:.E12])" office:value-type="float" office:value="0" calcext:value-type="float">
            <text:p>0.000</text:p>
          </table:table-cell>
          <table:table-cell table:style-name="ce108" table:formula="of:=AVERAGE([.F8:.F12])" office:value-type="float" office:value="0" calcext:value-type="float">
            <text:p>0.000</text:p>
          </table:table-cell>
          <table:table-cell table:style-name="ce108" table:formula="of:=AVERAGE([.G8:.G12])" office:value-type="float" office:value="0" calcext:value-type="float">
            <text:p>0.000</text:p>
          </table:table-cell>
          <table:table-cell table:style-name="ce108" table:formula="of:=AVERAGE([.H8:.H12])" office:value-type="float" office:value="0" calcext:value-type="float">
            <text:p>0.000</text:p>
          </table:table-cell>
          <table:table-cell table:style-name="ce108" table:formula="of:=AVERAGE([.I8:.I12])" office:value-type="float" office:value="0" calcext:value-type="float">
            <text:p>0.000</text:p>
          </table:table-cell>
          <table:table-cell table:style-name="ce108" table:formula="of:=AVERAGE([.J8:.J12])" office:value-type="float" office:value="0" calcext:value-type="float">
            <text:p>0.000</text:p>
          </table:table-cell>
          <table:table-cell table:style-name="ce108" table:formula="of:=AVERAGE([.K8:.K12])" office:value-type="float" office:value="0" calcext:value-type="float">
            <text:p>0.000</text:p>
          </table:table-cell>
          <table:table-cell table:style-name="ce108" table:formula="of:=AVERAGE([.L8:.L12])" office:value-type="float" office:value="0" calcext:value-type="float">
            <text:p>0.000</text:p>
          </table:table-cell>
          <table:table-cell table:style-name="ce108" table:formula="of:=AVERAGE([.M8:.M12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0-25</text:p>
          </table:table-cell>
          <table:table-cell table:style-name="ce108" table:formula="of:=AVERAGE([.B13:.B17])" office:value-type="float" office:value="0" calcext:value-type="float">
            <text:p>0.000</text:p>
          </table:table-cell>
          <table:table-cell table:style-name="ce108" table:formula="of:=AVERAGE([.C13:.C17])" office:value-type="float" office:value="0" calcext:value-type="float">
            <text:p>0.000</text:p>
          </table:table-cell>
          <table:table-cell table:style-name="ce108" table:formula="of:=AVERAGE([.D13:.D17])" office:value-type="float" office:value="0" calcext:value-type="float">
            <text:p>0.000</text:p>
          </table:table-cell>
          <table:table-cell table:style-name="ce108" table:formula="of:=AVERAGE([.E13:.E17])" office:value-type="float" office:value="0" calcext:value-type="float">
            <text:p>0.000</text:p>
          </table:table-cell>
          <table:table-cell table:style-name="ce108" table:formula="of:=AVERAGE([.F13:.F17])" office:value-type="float" office:value="0" calcext:value-type="float">
            <text:p>0.000</text:p>
          </table:table-cell>
          <table:table-cell table:style-name="ce108" table:formula="of:=AVERAGE([.G13:.G17])" office:value-type="float" office:value="0" calcext:value-type="float">
            <text:p>0.000</text:p>
          </table:table-cell>
          <table:table-cell table:style-name="ce108" table:formula="of:=AVERAGE([.H13:.H17])" office:value-type="float" office:value="0" calcext:value-type="float">
            <text:p>0.000</text:p>
          </table:table-cell>
          <table:table-cell table:style-name="ce108" table:formula="of:=AVERAGE([.I13:.I17])" office:value-type="float" office:value="0" calcext:value-type="float">
            <text:p>0.000</text:p>
          </table:table-cell>
          <table:table-cell table:style-name="ce108" table:formula="of:=AVERAGE([.J13:.J17])" office:value-type="float" office:value="0" calcext:value-type="float">
            <text:p>0.000</text:p>
          </table:table-cell>
          <table:table-cell table:style-name="ce108" table:formula="of:=AVERAGE([.K13:.K17])" office:value-type="float" office:value="0" calcext:value-type="float">
            <text:p>0.000</text:p>
          </table:table-cell>
          <table:table-cell table:style-name="ce108" table:formula="of:=AVERAGE([.L13:.L17])" office:value-type="float" office:value="0" calcext:value-type="float">
            <text:p>0.000</text:p>
          </table:table-cell>
          <table:table-cell table:style-name="ce108" table:formula="of:=AVERAGE([.M13:.M17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5-15</text:p>
          </table:table-cell>
          <table:table-cell table:style-name="ce108" table:formula="of:=AVERAGE([.B18:.B22])" office:value-type="float" office:value="0" calcext:value-type="float">
            <text:p>0.000</text:p>
          </table:table-cell>
          <table:table-cell table:style-name="ce108" table:formula="of:=AVERAGE([.C18:.C22])" office:value-type="float" office:value="0" calcext:value-type="float">
            <text:p>0.000</text:p>
          </table:table-cell>
          <table:table-cell table:style-name="ce108" table:formula="of:=AVERAGE([.D18:.D22])" office:value-type="float" office:value="0" calcext:value-type="float">
            <text:p>0.000</text:p>
          </table:table-cell>
          <table:table-cell table:style-name="ce108" table:formula="of:=AVERAGE([.E18:.E22])" office:value-type="float" office:value="0" calcext:value-type="float">
            <text:p>0.000</text:p>
          </table:table-cell>
          <table:table-cell table:style-name="ce108" table:formula="of:=AVERAGE([.F18:.F22])" office:value-type="float" office:value="0" calcext:value-type="float">
            <text:p>0.000</text:p>
          </table:table-cell>
          <table:table-cell table:style-name="ce108" table:formula="of:=AVERAGE([.G18:.G22])" office:value-type="float" office:value="0" calcext:value-type="float">
            <text:p>0.000</text:p>
          </table:table-cell>
          <table:table-cell table:style-name="ce108" table:formula="of:=AVERAGE([.H18:.H22])" office:value-type="float" office:value="0" calcext:value-type="float">
            <text:p>0.000</text:p>
          </table:table-cell>
          <table:table-cell table:style-name="ce108" table:formula="of:=AVERAGE([.I18:.I22])" office:value-type="float" office:value="0" calcext:value-type="float">
            <text:p>0.000</text:p>
          </table:table-cell>
          <table:table-cell table:style-name="ce108" table:formula="of:=AVERAGE([.J18:.J22])" office:value-type="float" office:value="0" calcext:value-type="float">
            <text:p>0.000</text:p>
          </table:table-cell>
          <table:table-cell table:style-name="ce108" table:formula="of:=AVERAGE([.K18:.K22])" office:value-type="float" office:value="0" calcext:value-type="float">
            <text:p>0.000</text:p>
          </table:table-cell>
          <table:table-cell table:style-name="ce108" table:formula="of:=AVERAGE([.L18:.L22])" office:value-type="float" office:value="0" calcext:value-type="float">
            <text:p>0.000</text:p>
          </table:table-cell>
          <table:table-cell table:style-name="ce108" table:formula="of:=AVERAGE([.M18:.M22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5-20</text:p>
          </table:table-cell>
          <table:table-cell table:style-name="ce108" table:formula="of:=AVERAGE([.B23:.B27])" office:value-type="float" office:value="0" calcext:value-type="float">
            <text:p>0.000</text:p>
          </table:table-cell>
          <table:table-cell table:style-name="ce108" table:formula="of:=AVERAGE([.C23:.C27])" office:value-type="float" office:value="0" calcext:value-type="float">
            <text:p>0.000</text:p>
          </table:table-cell>
          <table:table-cell table:style-name="ce108" table:formula="of:=AVERAGE([.D23:.D27])" office:value-type="float" office:value="0" calcext:value-type="float">
            <text:p>0.000</text:p>
          </table:table-cell>
          <table:table-cell table:style-name="ce108" table:formula="of:=AVERAGE([.E23:.E27])" office:value-type="float" office:value="0" calcext:value-type="float">
            <text:p>0.000</text:p>
          </table:table-cell>
          <table:table-cell table:style-name="ce108" table:formula="of:=AVERAGE([.F23:.F27])" office:value-type="float" office:value="0" calcext:value-type="float">
            <text:p>0.000</text:p>
          </table:table-cell>
          <table:table-cell table:style-name="ce108" table:formula="of:=AVERAGE([.G23:.G27])" office:value-type="float" office:value="0" calcext:value-type="float">
            <text:p>0.000</text:p>
          </table:table-cell>
          <table:table-cell table:style-name="ce108" table:formula="of:=AVERAGE([.H23:.H27])" office:value-type="float" office:value="0" calcext:value-type="float">
            <text:p>0.000</text:p>
          </table:table-cell>
          <table:table-cell table:style-name="ce108" table:formula="of:=AVERAGE([.I23:.I27])" office:value-type="float" office:value="0" calcext:value-type="float">
            <text:p>0.000</text:p>
          </table:table-cell>
          <table:table-cell table:style-name="ce108" table:formula="of:=AVERAGE([.J23:.J27])" office:value-type="float" office:value="0" calcext:value-type="float">
            <text:p>0.000</text:p>
          </table:table-cell>
          <table:table-cell table:style-name="ce108" table:formula="of:=AVERAGE([.K23:.K27])" office:value-type="float" office:value="0" calcext:value-type="float">
            <text:p>0.000</text:p>
          </table:table-cell>
          <table:table-cell table:style-name="ce108" table:formula="of:=AVERAGE([.L23:.L27])" office:value-type="float" office:value="0" calcext:value-type="float">
            <text:p>0.000</text:p>
          </table:table-cell>
          <table:table-cell table:style-name="ce108" table:formula="of:=AVERAGE([.M23:.M27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5-25</text:p>
          </table:table-cell>
          <table:table-cell table:style-name="ce108" table:formula="of:=AVERAGE([.B28:.B32])" office:value-type="float" office:value="0" calcext:value-type="float">
            <text:p>0.000</text:p>
          </table:table-cell>
          <table:table-cell table:style-name="ce108" table:formula="of:=AVERAGE([.C28:.C32])" office:value-type="float" office:value="0" calcext:value-type="float">
            <text:p>0.000</text:p>
          </table:table-cell>
          <table:table-cell table:style-name="ce108" table:formula="of:=AVERAGE([.D28:.D32])" office:value-type="float" office:value="0" calcext:value-type="float">
            <text:p>0.000</text:p>
          </table:table-cell>
          <table:table-cell table:style-name="ce108" table:formula="of:=AVERAGE([.E28:.E32])" office:value-type="float" office:value="0" calcext:value-type="float">
            <text:p>0.000</text:p>
          </table:table-cell>
          <table:table-cell table:style-name="ce108" table:formula="of:=AVERAGE([.F28:.F32])" office:value-type="float" office:value="0" calcext:value-type="float">
            <text:p>0.000</text:p>
          </table:table-cell>
          <table:table-cell table:style-name="ce108" table:formula="of:=AVERAGE([.G28:.G32])" office:value-type="float" office:value="0" calcext:value-type="float">
            <text:p>0.000</text:p>
          </table:table-cell>
          <table:table-cell table:style-name="ce108" table:formula="of:=AVERAGE([.H28:.H32])" office:value-type="float" office:value="0" calcext:value-type="float">
            <text:p>0.000</text:p>
          </table:table-cell>
          <table:table-cell table:style-name="ce108" table:formula="of:=AVERAGE([.I28:.I32])" office:value-type="float" office:value="0" calcext:value-type="float">
            <text:p>0.000</text:p>
          </table:table-cell>
          <table:table-cell table:style-name="ce108" table:formula="of:=AVERAGE([.J28:.J32])" office:value-type="float" office:value="0" calcext:value-type="float">
            <text:p>0.000</text:p>
          </table:table-cell>
          <table:table-cell table:style-name="ce108" table:formula="of:=AVERAGE([.K28:.K32])" office:value-type="float" office:value="0" calcext:value-type="float">
            <text:p>0.000</text:p>
          </table:table-cell>
          <table:table-cell table:style-name="ce108" table:formula="of:=AVERAGE([.L28:.L32])" office:value-type="float" office:value="0" calcext:value-type="float">
            <text:p>0.000</text:p>
          </table:table-cell>
          <table:table-cell table:style-name="ce108" table:formula="of:=AVERAGE([.M28:.M32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30-15</text:p>
          </table:table-cell>
          <table:table-cell table:style-name="ce108" table:formula="of:=AVERAGE([.B33:.B37])" office:value-type="float" office:value="0" calcext:value-type="float">
            <text:p>0.000</text:p>
          </table:table-cell>
          <table:table-cell table:style-name="ce108" table:formula="of:=AVERAGE([.C33:.C37])" office:value-type="float" office:value="0" calcext:value-type="float">
            <text:p>0.000</text:p>
          </table:table-cell>
          <table:table-cell table:style-name="ce108" table:formula="of:=AVERAGE([.D33:.D37])" office:value-type="float" office:value="0" calcext:value-type="float">
            <text:p>0.000</text:p>
          </table:table-cell>
          <table:table-cell table:style-name="ce108" table:formula="of:=AVERAGE([.E33:.E37])" office:value-type="float" office:value="0" calcext:value-type="float">
            <text:p>0.000</text:p>
          </table:table-cell>
          <table:table-cell table:style-name="ce108" table:formula="of:=AVERAGE([.F33:.F37])" office:value-type="float" office:value="0" calcext:value-type="float">
            <text:p>0.000</text:p>
          </table:table-cell>
          <table:table-cell table:style-name="ce108" table:formula="of:=AVERAGE([.G33:.G37])" office:value-type="float" office:value="0" calcext:value-type="float">
            <text:p>0.000</text:p>
          </table:table-cell>
          <table:table-cell table:style-name="ce108" table:formula="of:=AVERAGE([.H33:.H37])" office:value-type="float" office:value="0" calcext:value-type="float">
            <text:p>0.000</text:p>
          </table:table-cell>
          <table:table-cell table:style-name="ce108" table:formula="of:=AVERAGE([.I33:.I37])" office:value-type="float" office:value="0" calcext:value-type="float">
            <text:p>0.000</text:p>
          </table:table-cell>
          <table:table-cell table:style-name="ce108" table:formula="of:=AVERAGE([.J33:.J37])" office:value-type="float" office:value="0" calcext:value-type="float">
            <text:p>0.000</text:p>
          </table:table-cell>
          <table:table-cell table:style-name="ce108" table:formula="of:=AVERAGE([.K33:.K37])" office:value-type="float" office:value="0" calcext:value-type="float">
            <text:p>0.000</text:p>
          </table:table-cell>
          <table:table-cell table:style-name="ce108" table:formula="of:=AVERAGE([.L33:.L37])" office:value-type="float" office:value="0" calcext:value-type="float">
            <text:p>0.000</text:p>
          </table:table-cell>
          <table:table-cell table:style-name="ce108" table:formula="of:=AVERAGE([.M33:.M37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30-20</text:p>
          </table:table-cell>
          <table:table-cell table:style-name="ce108" table:formula="of:=AVERAGE([.B38:.B42])" office:value-type="float" office:value="0" calcext:value-type="float">
            <text:p>0.000</text:p>
          </table:table-cell>
          <table:table-cell table:style-name="ce108" table:formula="of:=AVERAGE([.C38:.C42])" office:value-type="float" office:value="0" calcext:value-type="float">
            <text:p>0.000</text:p>
          </table:table-cell>
          <table:table-cell table:style-name="ce108" table:formula="of:=AVERAGE([.D38:.D42])" office:value-type="float" office:value="0" calcext:value-type="float">
            <text:p>0.000</text:p>
          </table:table-cell>
          <table:table-cell table:style-name="ce108" table:formula="of:=AVERAGE([.E38:.E42])" office:value-type="float" office:value="0" calcext:value-type="float">
            <text:p>0.000</text:p>
          </table:table-cell>
          <table:table-cell table:style-name="ce108" table:formula="of:=AVERAGE([.F38:.F42])" office:value-type="float" office:value="0" calcext:value-type="float">
            <text:p>0.000</text:p>
          </table:table-cell>
          <table:table-cell table:style-name="ce108" table:formula="of:=AVERAGE([.G38:.G42])" office:value-type="float" office:value="0" calcext:value-type="float">
            <text:p>0.000</text:p>
          </table:table-cell>
          <table:table-cell table:style-name="ce108" table:formula="of:=AVERAGE([.H38:.H42])" office:value-type="float" office:value="0" calcext:value-type="float">
            <text:p>0.000</text:p>
          </table:table-cell>
          <table:table-cell table:style-name="ce108" table:formula="of:=AVERAGE([.I38:.I42])" office:value-type="float" office:value="0" calcext:value-type="float">
            <text:p>0.000</text:p>
          </table:table-cell>
          <table:table-cell table:style-name="ce108" table:formula="of:=AVERAGE([.J38:.J42])" office:value-type="float" office:value="0" calcext:value-type="float">
            <text:p>0.000</text:p>
          </table:table-cell>
          <table:table-cell table:style-name="ce108" table:formula="of:=AVERAGE([.K38:.K42])" office:value-type="float" office:value="0" calcext:value-type="float">
            <text:p>0.000</text:p>
          </table:table-cell>
          <table:table-cell table:style-name="ce108" table:formula="of:=AVERAGE([.L38:.L42])" office:value-type="float" office:value="0" calcext:value-type="float">
            <text:p>0.000</text:p>
          </table:table-cell>
          <table:table-cell table:style-name="ce108" table:formula="of:=AVERAGE([.M38:.M42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30-25</text:p>
          </table:table-cell>
          <table:table-cell table:style-name="ce108" table:formula="of:=AVERAGE([.B43:.B47])" office:value-type="float" office:value="0" calcext:value-type="float">
            <text:p>0.000</text:p>
          </table:table-cell>
          <table:table-cell table:style-name="ce108" table:formula="of:=AVERAGE([.C43:.C47])" office:value-type="float" office:value="0" calcext:value-type="float">
            <text:p>0.000</text:p>
          </table:table-cell>
          <table:table-cell table:style-name="ce108" table:formula="of:=AVERAGE([.D43:.D47])" office:value-type="float" office:value="0" calcext:value-type="float">
            <text:p>0.000</text:p>
          </table:table-cell>
          <table:table-cell table:style-name="ce108" table:formula="of:=AVERAGE([.E43:.E47])" office:value-type="float" office:value="0" calcext:value-type="float">
            <text:p>0.000</text:p>
          </table:table-cell>
          <table:table-cell table:style-name="ce108" table:formula="of:=AVERAGE([.F43:.F47])" office:value-type="float" office:value="0" calcext:value-type="float">
            <text:p>0.000</text:p>
          </table:table-cell>
          <table:table-cell table:style-name="ce108" table:formula="of:=AVERAGE([.G43:.G47])" office:value-type="float" office:value="0" calcext:value-type="float">
            <text:p>0.000</text:p>
          </table:table-cell>
          <table:table-cell table:style-name="ce108" table:formula="of:=AVERAGE([.H43:.H47])" office:value-type="float" office:value="0" calcext:value-type="float">
            <text:p>0.000</text:p>
          </table:table-cell>
          <table:table-cell table:style-name="ce108" table:formula="of:=AVERAGE([.I43:.I47])" office:value-type="float" office:value="0" calcext:value-type="float">
            <text:p>0.000</text:p>
          </table:table-cell>
          <table:table-cell table:style-name="ce108" table:formula="of:=AVERAGE([.J43:.J47])" office:value-type="float" office:value="0" calcext:value-type="float">
            <text:p>0.000</text:p>
          </table:table-cell>
          <table:table-cell table:style-name="ce108" table:formula="of:=AVERAGE([.K43:.K47])" office:value-type="float" office:value="0" calcext:value-type="float">
            <text:p>0.000</text:p>
          </table:table-cell>
          <table:table-cell table:style-name="ce108" table:formula="of:=AVERAGE([.L43:.L47])" office:value-type="float" office:value="0" calcext:value-type="float">
            <text:p>0.000</text:p>
          </table:table-cell>
          <table:table-cell table:style-name="ce108" table:formula="of:=AVERAGE([.M43:.M47])" office:value-type="float" office:value="0" calcext:value-type="float">
            <text:p>0.000</text:p>
          </table:table-cell>
          <table:table-cell table:style-name="Default"/>
        </table:table-row>
      </table:table>
      <table:table table:name="ResumedStats" table:style-name="ta4">
        <table:table-column table:style-name="co23" table:default-cell-style-name="ce85"/>
        <table:table-column table:style-name="co24" table:default-cell-style-name="ce85"/>
        <table:table-column table:style-name="co25" table:default-cell-style-name="ce126"/>
        <table:table-column table:style-name="co26" table:default-cell-style-name="ce126"/>
        <table:table-column table:style-name="co27" table:default-cell-style-name="ce126"/>
        <table:table-column table:style-name="co6" table:default-cell-style-name="ce126"/>
        <table:table-column table:style-name="co6" table:visibility="collapse" table:default-cell-style-name="ce126"/>
        <table:table-column table:style-name="co27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25" table:default-cell-style-name="ce41"/>
        <table:table-column table:style-name="co11" table:number-columns-repeated="5" table:default-cell-style-name="ce45"/>
        <table:table-column table:style-name="co3" table:number-columns-repeated="2" table:default-cell-style-name="ce45"/>
        <table:table-column table:style-name="co30" table:default-cell-style-name="ce45"/>
        <table:table-column table:style-name="co11" table:number-columns-repeated="965" table:default-cell-style-name="Default"/>
        <table:table-row table:style-name="ro1">
          <table:table-cell table:style-name="Default" table:number-columns-repeated="19"/>
          <table:table-cell table:number-columns-repeated="965"/>
        </table:table-row>
        <table:table-row table:style-name="ro2">
          <table:table-cell table:style-name="Default" table:number-columns-repeated="2"/>
          <table:table-cell table:style-name="ce12" office:value-type="string" calcext:value-type="string" table:number-columns-spanned="9" table:number-rows-spanned="1">
            <text:p>ScSp</text:p>
          </table:table-cell>
          <table:covered-table-cell table:number-columns-repeated="4" table:style-name="ce12"/>
          <table:covered-table-cell table:number-columns-repeated="4" table:style-name="Default"/>
          <table:table-cell table:style-name="ce28" office:value-type="string" calcext:value-type="string" table:number-columns-spanned="8" table:number-rows-spanned="1">
            <text:p>Bundle</text:p>
          </table:table-cell>
          <table:covered-table-cell table:number-columns-repeated="4" table:style-name="ce28"/>
          <table:covered-table-cell table:number-columns-repeated="3" table:style-name="ce48"/>
          <table:table-cell table:number-columns-repeated="965"/>
        </table:table-row>
        <table:table-row table:style-name="ro3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40" office:value-type="string" calcext:value-type="string">
            <text:p>Solving Time (s)</text:p>
          </table:table-cell>
          <table:table-cell table:style-name="ce43" office:value-type="string" calcext:value-type="string">
            <text:p>Revenue Customer (USD)</text:p>
          </table:table-cell>
          <table:table-cell table:style-name="ce46" office:value-type="string" calcext:value-type="string">
            <text:p>Revenue Parcel (USD)</text:p>
          </table:table-cell>
          <table:table-cell table:style-name="ce46" office:value-type="string" calcext:value-type="string">
            <text:p>Costs (USD)</text:p>
          </table:table-cell>
          <table:table-cell table:style-name="ce46" office:value-type="string" calcext:value-type="string">
            <text:p>Sol. Value (USD)</text:p>
          </table:table-cell>
          <table:table-cell table:style-name="ce47" office:value-type="string" calcext:value-type="string">
            <text:p>Solving Time (s)</text:p>
          </table:table-cell>
          <table:table-cell table:style-name="ce49" office:value-type="string" calcext:value-type="string">
            <text:p>LB</text:p>
          </table:table-cell>
          <table:table-cell table:style-name="ce49" office:value-type="string" calcext:value-type="string">
            <text:p>UB</text:p>
          </table:table-cell>
          <table:table-cell table:style-name="ce49" office:value-type="string" calcext:value-type="string">
            <text:p>GAP (%)</text:p>
          </table:table-cell>
          <table:table-cell table:style-name="ce34" table:number-columns-repeated="964"/>
          <table:table-cell table:style-name="ce35"/>
        </table:table-row>
        <table:table-row table:style-name="ro1">
          <table:table-cell office:value-type="float" office:value="20" calcext:value-type="float" table:number-columns-spanned="1" table:number-rows-spanned="3">
            <text:p>20</text:p>
          </table:table-cell>
          <table:table-cell office:value-type="float" office:value="15" calcext:value-type="float">
            <text:p>15</text:p>
          </table:table-cell>
          <table:table-cell table:formula="of:=[$'Compare stats'.B50]" office:value-type="float" office:value="0" calcext:value-type="float">
            <text:p>0.00</text:p>
          </table:table-cell>
          <table:table-cell table:formula="of:=[$'Compare stats'.C50]" office:value-type="float" office:value="0" calcext:value-type="float">
            <text:p>0.00</text:p>
          </table:table-cell>
          <table:table-cell table:formula="of:=[$'Compare stats'.D50]" office:value-type="float" office:value="0" calcext:value-type="float">
            <text:p>0.00</text:p>
          </table:table-cell>
          <table:table-cell table:formula="of:=[$'Compare stats'.F50]" office:value-type="float" office:value="0" calcext:value-type="float">
            <text:p>0.00</text:p>
          </table:table-cell>
          <table:table-cell table:formula="of:=[$'Compare stats'.E50]" office:value-type="float" office:value="0" calcext:value-type="float">
            <text:p>0.00</text:p>
          </table:table-cell>
          <table:table-cell table:formula="of:=[$'Compare stats'.G50]" office:value-type="float" office:value="0" calcext:value-type="float">
            <text:p>0.00</text:p>
          </table:table-cell>
          <table:table-cell table:formula="of:=[$'Compare stats'.H50]" office:value-type="float" office:value="0" calcext:value-type="float">
            <text:p>0.00</text:p>
          </table:table-cell>
          <table:table-cell table:formula="of:=[$'Compare stats'.I50]" office:value-type="float" office:value="0" calcext:value-type="float">
            <text:p>0.00</text:p>
          </table:table-cell>
          <table:table-cell table:formula="of:=[$'Compare stats'.E50]" office:value-type="float" office:value="0" calcext:value-type="float">
            <text:p>0.00</text:p>
          </table:table-cell>
          <table:table-cell table:formula="of:=[$'Compare stats'.J50]" office:value-type="float" office:value="93.0661" calcext:value-type="float">
            <text:p>93.07</text:p>
          </table:table-cell>
          <table:table-cell table:formula="of:=[$'Compare stats'.K50]" office:value-type="float" office:value="77.69944" calcext:value-type="float">
            <text:p>77.70</text:p>
          </table:table-cell>
          <table:table-cell table:formula="of:=[$'Compare stats'.L50]" office:value-type="float" office:value="116.48788" calcext:value-type="float">
            <text:p>116.49</text:p>
          </table:table-cell>
          <table:table-cell table:formula="of:=[$'Compare stats'.N50]" office:value-type="float" office:value="54.27768" calcext:value-type="float">
            <text:p>54.28</text:p>
          </table:table-cell>
          <table:table-cell table:formula="of:=[$'Compare stats'.M50]" office:value-type="float" office:value="2983.828" calcext:value-type="float">
            <text:p>2983.83</text:p>
          </table:table-cell>
          <table:table-cell table:formula="of:=[$'Compare stats'.O50]" office:value-type="float" office:value="54.27768" calcext:value-type="float">
            <text:p>54.28</text:p>
          </table:table-cell>
          <table:table-cell table:formula="of:=[$'Compare stats'.P50]" office:value-type="float" office:value="65.91914" calcext:value-type="float">
            <text:p>65.92</text:p>
          </table:table-cell>
          <table:table-cell table:formula="of:=[$'Compare stats'.Q50]" office:value-type="float" office:value="18.364975834" calcext:value-type="float">
            <text:p>18.36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stats'.B51]" office:value-type="float" office:value="0" calcext:value-type="float">
            <text:p>0.00</text:p>
          </table:table-cell>
          <table:table-cell table:formula="of:=[$'Compare stats'.C51]" office:value-type="float" office:value="0" calcext:value-type="float">
            <text:p>0.00</text:p>
          </table:table-cell>
          <table:table-cell table:formula="of:=[$'Compare stats'.D51]" office:value-type="float" office:value="0" calcext:value-type="float">
            <text:p>0.00</text:p>
          </table:table-cell>
          <table:table-cell table:formula="of:=[$'Compare stats'.F51]" office:value-type="float" office:value="0" calcext:value-type="float">
            <text:p>0.00</text:p>
          </table:table-cell>
          <table:table-cell table:formula="of:=[$'Compare stats'.E51]" office:value-type="float" office:value="0" calcext:value-type="float">
            <text:p>0.00</text:p>
          </table:table-cell>
          <table:table-cell table:formula="of:=[$'Compare stats'.G51]" office:value-type="float" office:value="0" calcext:value-type="float">
            <text:p>0.00</text:p>
          </table:table-cell>
          <table:table-cell table:formula="of:=[$'Compare stats'.H51]" office:value-type="float" office:value="0" calcext:value-type="float">
            <text:p>0.00</text:p>
          </table:table-cell>
          <table:table-cell table:formula="of:=[$'Compare stats'.I51]" office:value-type="float" office:value="0" calcext:value-type="float">
            <text:p>0.00</text:p>
          </table:table-cell>
          <table:table-cell table:formula="of:=[$'Compare stats'.E51]" office:value-type="float" office:value="0" calcext:value-type="float">
            <text:p>0.00</text:p>
          </table:table-cell>
          <table:table-cell table:formula="of:=[$'Compare stats'.J51]" office:value-type="float" office:value="152.49" calcext:value-type="float">
            <text:p>152.49</text:p>
          </table:table-cell>
          <table:table-cell table:formula="of:=[$'Compare stats'.K51]" office:value-type="float" office:value="161.848" calcext:value-type="float">
            <text:p>161.85</text:p>
          </table:table-cell>
          <table:table-cell table:formula="of:=[$'Compare stats'.L51]" office:value-type="float" office:value="157.1596" calcext:value-type="float">
            <text:p>157.16</text:p>
          </table:table-cell>
          <table:table-cell table:formula="of:=[$'Compare stats'.N51]" office:value-type="float" office:value="157.17806" calcext:value-type="float">
            <text:p>157.18</text:p>
          </table:table-cell>
          <table:table-cell table:formula="of:=[$'Compare stats'.M51]" office:value-type="float" office:value="3093.92" calcext:value-type="float">
            <text:p>3093.92</text:p>
          </table:table-cell>
          <table:table-cell table:formula="of:=[$'Compare stats'.O51]" office:value-type="float" office:value="157.17806" calcext:value-type="float">
            <text:p>157.18</text:p>
          </table:table-cell>
          <table:table-cell table:formula="of:=[$'Compare stats'.P51]" office:value-type="float" office:value="180.71882" calcext:value-type="float">
            <text:p>180.72</text:p>
          </table:table-cell>
          <table:table-cell table:formula="of:=[$'Compare stats'.Q51]" office:value-type="float" office:value="22.266258" calcext:value-type="float">
            <text:p>22.27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formula="of:=[$'Compare stats'.B52]" office:value-type="float" office:value="0" calcext:value-type="float">
            <text:p>0.00</text:p>
          </table:table-cell>
          <table:table-cell table:formula="of:=[$'Compare stats'.C52]" office:value-type="float" office:value="0" calcext:value-type="float">
            <text:p>0.00</text:p>
          </table:table-cell>
          <table:table-cell table:formula="of:=[$'Compare stats'.D52]" office:value-type="float" office:value="0" calcext:value-type="float">
            <text:p>0.00</text:p>
          </table:table-cell>
          <table:table-cell table:formula="of:=[$'Compare stats'.F52]" office:value-type="float" office:value="0" calcext:value-type="float">
            <text:p>0.00</text:p>
          </table:table-cell>
          <table:table-cell table:formula="of:=[$'Compare stats'.E52]" office:value-type="float" office:value="0" calcext:value-type="float">
            <text:p>0.00</text:p>
          </table:table-cell>
          <table:table-cell table:formula="of:=[$'Compare stats'.G52]" office:value-type="float" office:value="0" calcext:value-type="float">
            <text:p>0.00</text:p>
          </table:table-cell>
          <table:table-cell table:formula="of:=[$'Compare stats'.H52]" office:value-type="float" office:value="0" calcext:value-type="float">
            <text:p>0.00</text:p>
          </table:table-cell>
          <table:table-cell table:formula="of:=[$'Compare stats'.I52]" office:value-type="float" office:value="0" calcext:value-type="float">
            <text:p>0.00</text:p>
          </table:table-cell>
          <table:table-cell table:formula="of:=[$'Compare stats'.E52]" office:value-type="float" office:value="0" calcext:value-type="float">
            <text:p>0.00</text:p>
          </table:table-cell>
          <table:table-cell table:formula="of:=[$'Compare stats'.J52]" office:value-type="float" office:value="154.44318" calcext:value-type="float">
            <text:p>154.44</text:p>
          </table:table-cell>
          <table:table-cell table:formula="of:=[$'Compare stats'.K52]" office:value-type="float" office:value="146.14736" calcext:value-type="float">
            <text:p>146.15</text:p>
          </table:table-cell>
          <table:table-cell table:formula="of:=[$'Compare stats'.L52]" office:value-type="float" office:value="133.37608" calcext:value-type="float">
            <text:p>133.38</text:p>
          </table:table-cell>
          <table:table-cell table:formula="of:=[$'Compare stats'.N52]" office:value-type="float" office:value="167.21444" calcext:value-type="float">
            <text:p>167.21</text:p>
          </table:table-cell>
          <table:table-cell table:formula="of:=[$'Compare stats'.M52]" office:value-type="float" office:value="3148.772" calcext:value-type="float">
            <text:p>3148.77</text:p>
          </table:table-cell>
          <table:table-cell table:formula="of:=[$'Compare stats'.O52]" office:value-type="float" office:value="167.21444" calcext:value-type="float">
            <text:p>167.21</text:p>
          </table:table-cell>
          <table:table-cell table:formula="of:=[$'Compare stats'.P52]" office:value-type="float" office:value="186.96342" calcext:value-type="float">
            <text:p>186.96</text:p>
          </table:table-cell>
          <table:table-cell table:formula="of:=[$'Compare stats'.Q52]" office:value-type="float" office:value="17.20937" calcext:value-type="float">
            <text:p>17.21</text:p>
          </table:table-cell>
          <table:table-cell table:number-columns-repeated="965"/>
        </table:table-row>
        <table:table-row table:style-name="ro1">
          <table:table-cell office:value-type="float" office:value="25" calcext:value-type="float" table:number-columns-spanned="1" table:number-rows-spanned="3">
            <text:p>25</text:p>
          </table:table-cell>
          <table:table-cell office:value-type="float" office:value="15" calcext:value-type="float">
            <text:p>15</text:p>
          </table:table-cell>
          <table:table-cell table:formula="of:=[$'Compare stats'.B53]" office:value-type="float" office:value="0" calcext:value-type="float">
            <text:p>0.00</text:p>
          </table:table-cell>
          <table:table-cell table:formula="of:=[$'Compare stats'.C53]" office:value-type="float" office:value="0" calcext:value-type="float">
            <text:p>0.00</text:p>
          </table:table-cell>
          <table:table-cell table:formula="of:=[$'Compare stats'.D53]" office:value-type="float" office:value="0" calcext:value-type="float">
            <text:p>0.00</text:p>
          </table:table-cell>
          <table:table-cell table:formula="of:=[$'Compare stats'.F53]" office:value-type="float" office:value="0" calcext:value-type="float">
            <text:p>0.00</text:p>
          </table:table-cell>
          <table:table-cell table:formula="of:=[$'Compare stats'.E53]" office:value-type="float" office:value="0" calcext:value-type="float">
            <text:p>0.00</text:p>
          </table:table-cell>
          <table:table-cell table:formula="of:=[$'Compare stats'.G53]" office:value-type="float" office:value="0" calcext:value-type="float">
            <text:p>0.00</text:p>
          </table:table-cell>
          <table:table-cell table:formula="of:=[$'Compare stats'.H53]" office:value-type="float" office:value="0" calcext:value-type="float">
            <text:p>0.00</text:p>
          </table:table-cell>
          <table:table-cell table:formula="of:=[$'Compare stats'.I53]" office:value-type="float" office:value="0" calcext:value-type="float">
            <text:p>0.00</text:p>
          </table:table-cell>
          <table:table-cell table:formula="of:=[$'Compare stats'.E53]" office:value-type="float" office:value="0" calcext:value-type="float">
            <text:p>0.00</text:p>
          </table:table-cell>
          <table:table-cell table:formula="of:=[$'Compare stats'.J53]" office:value-type="float" office:value="99.09906" calcext:value-type="float">
            <text:p>99.10</text:p>
          </table:table-cell>
          <table:table-cell table:formula="of:=[$'Compare stats'.K53]" office:value-type="float" office:value="109.53378" calcext:value-type="float">
            <text:p>109.53</text:p>
          </table:table-cell>
          <table:table-cell table:formula="of:=[$'Compare stats'.L53]" office:value-type="float" office:value="124.56824" calcext:value-type="float">
            <text:p>124.57</text:p>
          </table:table-cell>
          <table:table-cell table:formula="of:=[$'Compare stats'.N53]" office:value-type="float" office:value="84.0645" calcext:value-type="float">
            <text:p>84.06</text:p>
          </table:table-cell>
          <table:table-cell table:formula="of:=[$'Compare stats'.M53]" office:value-type="float" office:value="2523.418" calcext:value-type="float">
            <text:p>2523.42</text:p>
          </table:table-cell>
          <table:table-cell table:formula="of:=[$'Compare stats'.O53]" office:value-type="float" office:value="84.0645" calcext:value-type="float">
            <text:p>84.06</text:p>
          </table:table-cell>
          <table:table-cell table:formula="of:=[$'Compare stats'.P53]" office:value-type="float" office:value="87.16454" calcext:value-type="float">
            <text:p>87.16</text:p>
          </table:table-cell>
          <table:table-cell table:formula="of:=[$'Compare stats'.Q53]" office:value-type="float" office:value="4.80427395" calcext:value-type="float">
            <text:p>4.8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stats'.B54]" office:value-type="float" office:value="0" calcext:value-type="float">
            <text:p>0.00</text:p>
          </table:table-cell>
          <table:table-cell table:formula="of:=[$'Compare stats'.C54]" office:value-type="float" office:value="0" calcext:value-type="float">
            <text:p>0.00</text:p>
          </table:table-cell>
          <table:table-cell table:formula="of:=[$'Compare stats'.D54]" office:value-type="float" office:value="0" calcext:value-type="float">
            <text:p>0.00</text:p>
          </table:table-cell>
          <table:table-cell table:formula="of:=[$'Compare stats'.F54]" office:value-type="float" office:value="0" calcext:value-type="float">
            <text:p>0.00</text:p>
          </table:table-cell>
          <table:table-cell table:formula="of:=[$'Compare stats'.E54]" office:value-type="float" office:value="0" calcext:value-type="float">
            <text:p>0.00</text:p>
          </table:table-cell>
          <table:table-cell table:formula="of:=[$'Compare stats'.G54]" office:value-type="float" office:value="0" calcext:value-type="float">
            <text:p>0.00</text:p>
          </table:table-cell>
          <table:table-cell table:formula="of:=[$'Compare stats'.H54]" office:value-type="float" office:value="0" calcext:value-type="float">
            <text:p>0.00</text:p>
          </table:table-cell>
          <table:table-cell table:formula="of:=[$'Compare stats'.I54]" office:value-type="float" office:value="0" calcext:value-type="float">
            <text:p>0.00</text:p>
          </table:table-cell>
          <table:table-cell table:formula="of:=[$'Compare stats'.E54]" office:value-type="float" office:value="0" calcext:value-type="float">
            <text:p>0.00</text:p>
          </table:table-cell>
          <table:table-cell table:formula="of:=[$'Compare stats'.J54]" office:value-type="float" office:value="214.5312" calcext:value-type="float">
            <text:p>214.53</text:p>
          </table:table-cell>
          <table:table-cell table:formula="of:=[$'Compare stats'.K54]" office:value-type="float" office:value="286.10416" calcext:value-type="float">
            <text:p>286.10</text:p>
          </table:table-cell>
          <table:table-cell table:formula="of:=[$'Compare stats'.L54]" office:value-type="float" office:value="187.3658" calcext:value-type="float">
            <text:p>187.37</text:p>
          </table:table-cell>
          <table:table-cell table:formula="of:=[$'Compare stats'.N54]" office:value-type="float" office:value="313.2695" calcext:value-type="float">
            <text:p>313.27</text:p>
          </table:table-cell>
          <table:table-cell table:formula="of:=[$'Compare stats'.M54]" office:value-type="float" office:value="3594.468" calcext:value-type="float">
            <text:p>3594.47</text:p>
          </table:table-cell>
          <table:table-cell table:formula="of:=[$'Compare stats'.O54]" office:value-type="float" office:value="313.2695" calcext:value-type="float">
            <text:p>313.27</text:p>
          </table:table-cell>
          <table:table-cell table:formula="of:=[$'Compare stats'.P54]" office:value-type="float" office:value="340.524" calcext:value-type="float">
            <text:p>340.52</text:p>
          </table:table-cell>
          <table:table-cell table:formula="of:=[$'Compare stats'.Q54]" office:value-type="float" office:value="12.395992" calcext:value-type="float">
            <text:p>12.4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formula="of:=[$'Compare stats'.B55]" office:value-type="float" office:value="0" calcext:value-type="float">
            <text:p>0.00</text:p>
          </table:table-cell>
          <table:table-cell table:formula="of:=[$'Compare stats'.C55]" office:value-type="float" office:value="0" calcext:value-type="float">
            <text:p>0.00</text:p>
          </table:table-cell>
          <table:table-cell table:formula="of:=[$'Compare stats'.D55]" office:value-type="float" office:value="0" calcext:value-type="float">
            <text:p>0.00</text:p>
          </table:table-cell>
          <table:table-cell table:formula="of:=[$'Compare stats'.F55]" office:value-type="float" office:value="0" calcext:value-type="float">
            <text:p>0.00</text:p>
          </table:table-cell>
          <table:table-cell table:formula="of:=[$'Compare stats'.E55]" office:value-type="float" office:value="0" calcext:value-type="float">
            <text:p>0.00</text:p>
          </table:table-cell>
          <table:table-cell table:formula="of:=[$'Compare stats'.G55]" office:value-type="float" office:value="0" calcext:value-type="float">
            <text:p>0.00</text:p>
          </table:table-cell>
          <table:table-cell table:formula="of:=[$'Compare stats'.H55]" office:value-type="float" office:value="0" calcext:value-type="float">
            <text:p>0.00</text:p>
          </table:table-cell>
          <table:table-cell table:formula="of:=[$'Compare stats'.I55]" office:value-type="float" office:value="0" calcext:value-type="float">
            <text:p>0.00</text:p>
          </table:table-cell>
          <table:table-cell table:formula="of:=[$'Compare stats'.E55]" office:value-type="float" office:value="0" calcext:value-type="float">
            <text:p>0.00</text:p>
          </table:table-cell>
          <table:table-cell table:formula="of:=[$'Compare stats'.J55]" office:value-type="float" office:value="116.7246" calcext:value-type="float">
            <text:p>116.72</text:p>
          </table:table-cell>
          <table:table-cell table:formula="of:=[$'Compare stats'.K55]" office:value-type="float" office:value="65.08976" calcext:value-type="float">
            <text:p>65.09</text:p>
          </table:table-cell>
          <table:table-cell table:formula="of:=[$'Compare stats'.L55]" office:value-type="float" office:value="145.3294" calcext:value-type="float">
            <text:p>145.33</text:p>
          </table:table-cell>
          <table:table-cell table:formula="of:=[$'Compare stats'.N55]" office:value-type="float" office:value="36.48504" calcext:value-type="float">
            <text:p>36.49</text:p>
          </table:table-cell>
          <table:table-cell table:formula="of:=[$'Compare stats'.M55]" office:value-type="float" office:value="3597.186" calcext:value-type="float">
            <text:p>3597.19</text:p>
          </table:table-cell>
          <table:table-cell table:formula="of:=[$'Compare stats'.O55]" office:value-type="float" office:value="36.48504" calcext:value-type="float">
            <text:p>36.49</text:p>
          </table:table-cell>
          <table:table-cell table:formula="of:=[$'Compare stats'.P55]" office:value-type="float" office:value="73.48702" calcext:value-type="float">
            <text:p>73.49</text:p>
          </table:table-cell>
          <table:table-cell table:formula="of:=[$'Compare stats'.Q55]" office:value-type="float" office:value="52.2717" calcext:value-type="float">
            <text:p>52.27</text:p>
          </table:table-cell>
          <table:table-cell table:number-columns-repeated="965"/>
        </table:table-row>
        <table:table-row table:style-name="ro1">
          <table:table-cell office:value-type="float" office:value="30" calcext:value-type="float" table:number-columns-spanned="1" table:number-rows-spanned="3">
            <text:p>30</text:p>
          </table:table-cell>
          <table:table-cell office:value-type="float" office:value="15" calcext:value-type="float">
            <text:p>15</text:p>
          </table:table-cell>
          <table:table-cell table:formula="of:=[$'Compare stats'.B56]" office:value-type="float" office:value="0" calcext:value-type="float">
            <text:p>0.00</text:p>
          </table:table-cell>
          <table:table-cell table:formula="of:=[$'Compare stats'.C56]" office:value-type="float" office:value="0" calcext:value-type="float">
            <text:p>0.00</text:p>
          </table:table-cell>
          <table:table-cell table:formula="of:=[$'Compare stats'.D56]" office:value-type="float" office:value="0" calcext:value-type="float">
            <text:p>0.00</text:p>
          </table:table-cell>
          <table:table-cell table:formula="of:=[$'Compare stats'.F56]" office:value-type="float" office:value="0" calcext:value-type="float">
            <text:p>0.00</text:p>
          </table:table-cell>
          <table:table-cell table:formula="of:=[$'Compare stats'.E56]" office:value-type="float" office:value="0" calcext:value-type="float">
            <text:p>0.00</text:p>
          </table:table-cell>
          <table:table-cell table:formula="of:=[$'Compare stats'.G56]" office:value-type="float" office:value="0" calcext:value-type="float">
            <text:p>0.00</text:p>
          </table:table-cell>
          <table:table-cell table:formula="of:=[$'Compare stats'.H56]" office:value-type="float" office:value="0" calcext:value-type="float">
            <text:p>0.00</text:p>
          </table:table-cell>
          <table:table-cell table:formula="of:=[$'Compare stats'.I56]" office:value-type="float" office:value="0" calcext:value-type="float">
            <text:p>0.00</text:p>
          </table:table-cell>
          <table:table-cell table:formula="of:=[$'Compare stats'.E56]" office:value-type="float" office:value="0" calcext:value-type="float">
            <text:p>0.00</text:p>
          </table:table-cell>
          <table:table-cell table:formula="of:=[$'Compare stats'.J56]" office:value-type="float" office:value="235.1526" calcext:value-type="float">
            <text:p>235.15</text:p>
          </table:table-cell>
          <table:table-cell table:formula="of:=[$'Compare stats'.K56]" office:value-type="float" office:value="163.59384" calcext:value-type="float">
            <text:p>163.59</text:p>
          </table:table-cell>
          <table:table-cell table:formula="of:=[$'Compare stats'.L56]" office:value-type="float" office:value="161.0306" calcext:value-type="float">
            <text:p>161.03</text:p>
          </table:table-cell>
          <table:table-cell table:formula="of:=[$'Compare stats'.N56]" office:value-type="float" office:value="237.71548" calcext:value-type="float">
            <text:p>237.72</text:p>
          </table:table-cell>
          <table:table-cell table:formula="of:=[$'Compare stats'.M56]" office:value-type="float" office:value="3597.192" calcext:value-type="float">
            <text:p>3597.19</text:p>
          </table:table-cell>
          <table:table-cell table:formula="of:=[$'Compare stats'.O56]" office:value-type="float" office:value="237.71548" calcext:value-type="float">
            <text:p>237.72</text:p>
          </table:table-cell>
          <table:table-cell table:formula="of:=[$'Compare stats'.P56]" office:value-type="float" office:value="268.01998" calcext:value-type="float">
            <text:p>268.02</text:p>
          </table:table-cell>
          <table:table-cell table:formula="of:=[$'Compare stats'.Q56]" office:value-type="float" office:value="15.133394" calcext:value-type="float">
            <text:p>15.13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stats'.B57]" office:value-type="float" office:value="0" calcext:value-type="float">
            <text:p>0.00</text:p>
          </table:table-cell>
          <table:table-cell table:formula="of:=[$'Compare stats'.C57]" office:value-type="float" office:value="0" calcext:value-type="float">
            <text:p>0.00</text:p>
          </table:table-cell>
          <table:table-cell table:formula="of:=[$'Compare stats'.D57]" office:value-type="float" office:value="0" calcext:value-type="float">
            <text:p>0.00</text:p>
          </table:table-cell>
          <table:table-cell table:formula="of:=[$'Compare stats'.F57]" office:value-type="float" office:value="0" calcext:value-type="float">
            <text:p>0.00</text:p>
          </table:table-cell>
          <table:table-cell table:formula="of:=[$'Compare stats'.E57]" office:value-type="float" office:value="0" calcext:value-type="float">
            <text:p>0.00</text:p>
          </table:table-cell>
          <table:table-cell table:formula="of:=[$'Compare stats'.G57]" office:value-type="float" office:value="0" calcext:value-type="float">
            <text:p>0.00</text:p>
          </table:table-cell>
          <table:table-cell table:formula="of:=[$'Compare stats'.H57]" office:value-type="float" office:value="0" calcext:value-type="float">
            <text:p>0.00</text:p>
          </table:table-cell>
          <table:table-cell table:formula="of:=[$'Compare stats'.I57]" office:value-type="float" office:value="0" calcext:value-type="float">
            <text:p>0.00</text:p>
          </table:table-cell>
          <table:table-cell table:formula="of:=[$'Compare stats'.E57]" office:value-type="float" office:value="0" calcext:value-type="float">
            <text:p>0.00</text:p>
          </table:table-cell>
          <table:table-cell table:formula="of:=[$'Compare stats'.J57]" office:value-type="float" office:value="157.1854" calcext:value-type="float">
            <text:p>157.19</text:p>
          </table:table-cell>
          <table:table-cell table:formula="of:=[$'Compare stats'.K57]" office:value-type="float" office:value="115.62814" calcext:value-type="float">
            <text:p>115.63</text:p>
          </table:table-cell>
          <table:table-cell table:formula="of:=[$'Compare stats'.L57]" office:value-type="float" office:value="146.4742" calcext:value-type="float">
            <text:p>146.47</text:p>
          </table:table-cell>
          <table:table-cell table:formula="of:=[$'Compare stats'.N57]" office:value-type="float" office:value="126.33946" calcext:value-type="float">
            <text:p>126.34</text:p>
          </table:table-cell>
          <table:table-cell table:formula="of:=[$'Compare stats'.M57]" office:value-type="float" office:value="3348.724" calcext:value-type="float">
            <text:p>3348.72</text:p>
          </table:table-cell>
          <table:table-cell table:formula="of:=[$'Compare stats'.O57]" office:value-type="float" office:value="126.33946" calcext:value-type="float">
            <text:p>126.34</text:p>
          </table:table-cell>
          <table:table-cell table:formula="of:=[$'Compare stats'.P57]" office:value-type="float" office:value="154.21382" calcext:value-type="float">
            <text:p>154.21</text:p>
          </table:table-cell>
          <table:table-cell table:formula="of:=[$'Compare stats'.Q57]" office:value-type="float" office:value="23.7736" calcext:value-type="float">
            <text:p>23.77</text:p>
          </table:table-cell>
          <table:table-cell table:number-columns-repeated="965"/>
        </table:table-row>
        <table:table-row table:style-name="ro1">
          <table:covered-table-cell table:style-name="ce88"/>
          <table:table-cell office:value-type="float" office:value="25" calcext:value-type="float">
            <text:p>25</text:p>
          </table:table-cell>
          <table:table-cell table:formula="of:=[$'Compare stats'.B58]" office:value-type="float" office:value="0" calcext:value-type="float">
            <text:p>0.00</text:p>
          </table:table-cell>
          <table:table-cell table:formula="of:=[$'Compare stats'.C58]" office:value-type="float" office:value="0" calcext:value-type="float">
            <text:p>0.00</text:p>
          </table:table-cell>
          <table:table-cell table:formula="of:=[$'Compare stats'.D58]" office:value-type="float" office:value="0" calcext:value-type="float">
            <text:p>0.00</text:p>
          </table:table-cell>
          <table:table-cell table:formula="of:=[$'Compare stats'.F58]" office:value-type="float" office:value="0" calcext:value-type="float">
            <text:p>0.00</text:p>
          </table:table-cell>
          <table:table-cell table:style-name="Default" table:number-columns-repeated="4"/>
          <table:table-cell table:formula="of:=[$'Compare stats'.E58]" office:value-type="float" office:value="0" calcext:value-type="float">
            <text:p>0.00</text:p>
          </table:table-cell>
          <table:table-cell table:formula="of:=[$'Compare stats'.J58]" office:value-type="float" office:value="165.2386" calcext:value-type="float">
            <text:p>165.24</text:p>
          </table:table-cell>
          <table:table-cell table:formula="of:=[$'Compare stats'.K58]" office:value-type="float" office:value="142.8528" calcext:value-type="float">
            <text:p>142.85</text:p>
          </table:table-cell>
          <table:table-cell table:formula="of:=[$'Compare stats'.L58]" office:value-type="float" office:value="164.3534" calcext:value-type="float">
            <text:p>164.35</text:p>
          </table:table-cell>
          <table:table-cell table:formula="of:=[$'Compare stats'.N58]" office:value-type="float" office:value="143.73846" calcext:value-type="float">
            <text:p>143.74</text:p>
          </table:table-cell>
          <table:table-cell table:formula="of:=[$'Compare stats'.M58]" office:value-type="float" office:value="2976.624" calcext:value-type="float">
            <text:p>2976.62</text:p>
          </table:table-cell>
          <table:table-cell table:formula="of:=[$'Compare stats'.O58]" office:value-type="float" office:value="143.73846" calcext:value-type="float">
            <text:p>143.74</text:p>
          </table:table-cell>
          <table:table-cell table:formula="of:=[$'Compare stats'.P58]" office:value-type="float" office:value="176.33682" calcext:value-type="float">
            <text:p>176.34</text:p>
          </table:table-cell>
          <table:table-cell table:formula="of:=[$'Compare stats'.Q58]" office:value-type="float" office:value="23.192434" calcext:value-type="float">
            <text:p>23.19</text:p>
          </table:table-cell>
          <table:table-cell table:number-columns-repeated="965"/>
        </table:table-row>
      </table:table>
      <table:table table:name="ResumedTime" table:style-name="ta4">
        <office:forms form:automatic-focus="false" form:apply-design-mode="false"/>
        <table:table-column table:style-name="co31" table:default-cell-style-name="ce85"/>
        <table:table-column table:style-name="co32" table:default-cell-style-name="ce85"/>
        <table:table-column table:style-name="co33" table:number-columns-repeated="3" table:default-cell-style-name="ce36"/>
        <table:table-column table:style-name="co34" table:default-cell-style-name="ce36"/>
        <table:table-column table:style-name="co35" table:number-columns-repeated="2" table:default-cell-style-name="ce36"/>
        <table:table-column table:style-name="co36" table:number-columns-repeated="4" table:default-cell-style-name="ce61"/>
        <table:table-column table:style-name="co8" table:number-columns-repeated="2" table:default-cell-style-name="ce61"/>
        <table:table-column table:style-name="co11" table:default-cell-style-name="ce65"/>
        <table:table-row table:style-name="ro1">
          <table:table-cell table:style-name="Default" table:number-columns-repeated="15"/>
        </table:table-row>
        <table:table-row table:style-name="ro2">
          <table:table-cell table:style-name="Default" table:number-columns-repeated="2"/>
          <table:table-cell table:style-name="ce115" office:value-type="string" calcext:value-type="string" table:number-columns-spanned="6" table:number-rows-spanned="1">
            <text:p>ScSp</text:p>
          </table:table-cell>
          <table:covered-table-cell table:number-columns-repeated="4" table:style-name="ce50"/>
          <table:covered-table-cell table:style-name="ce130"/>
          <table:table-cell table:style-name="ce54" office:value-type="string" calcext:value-type="string" table:number-columns-spanned="6" table:number-rows-spanned="1">
            <text:p>Bundle</text:p>
          </table:table-cell>
          <table:covered-table-cell table:number-columns-repeated="4" table:style-name="ce54"/>
          <table:covered-table-cell table:style-name="ce62"/>
          <table:table-cell table:style-name="Default"/>
        </table:table-row>
        <table:table-row table:style-name="ro1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26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55" office:value-type="string" calcext:value-type="string">
            <text:p>c(%)</text:p>
          </table:table-cell>
          <table:table-cell table:style-name="ce55" office:value-type="string" calcext:value-type="string">
            <text:p>p(%)</text:p>
          </table:table-cell>
          <table:table-cell table:style-name="ce55" office:value-type="string" calcext:value-type="string">
            <text:p>b(%)</text:p>
          </table:table-cell>
          <table:table-cell table:style-name="ce55" office:value-type="string" calcext:value-type="string">
            <text:p>e(%)</text:p>
          </table:table-cell>
          <table:table-cell table:style-name="ce55" office:value-type="string" calcext:value-type="string">
            <text:p>waitc(%)</text:p>
          </table:table-cell>
          <table:table-cell table:style-name="ce64" office:value-type="string" calcext:value-type="string">
            <text:p>waitp(%)</text:p>
          </table:table-cell>
          <table:table-cell table:style-name="Default"/>
        </table:table-row>
        <table:table-row table:style-name="ro1">
          <table:table-cell office:value-type="float" office:value="20" calcext:value-type="float" table:number-columns-spanned="1" table:number-rows-spanned="3">
            <text:p>20</text:p>
          </table:table-cell>
          <table:table-cell office:value-type="float" office:value="15" calcext:value-type="float">
            <text:p>15</text:p>
          </table:table-cell>
          <table:table-cell table:formula="of:=[$'Compare Time'.B50]" office:value-type="float" office:value="0" calcext:value-type="float">
            <text:p>0.00</text:p>
          </table:table-cell>
          <table:table-cell table:formula="of:=[$'Compare Time'.C50]" office:value-type="float" office:value="0" calcext:value-type="float">
            <text:p>0.00</text:p>
          </table:table-cell>
          <table:table-cell table:formula="of:=[$'Compare Time'.D50]" office:value-type="float" office:value="0" calcext:value-type="float">
            <text:p>0.00</text:p>
          </table:table-cell>
          <table:table-cell table:formula="of:=[$'Compare Time'.E50]" office:value-type="float" office:value="0" calcext:value-type="float">
            <text:p>0.00</text:p>
          </table:table-cell>
          <table:table-cell table:formula="of:=[$'Compare Time'.F50]" office:value-type="float" office:value="0" calcext:value-type="float">
            <text:p>0.00</text:p>
          </table:table-cell>
          <table:table-cell table:formula="of:=[$'Compare Time'.G50]" office:value-type="float" office:value="0" calcext:value-type="float">
            <text:p>0.00</text:p>
          </table:table-cell>
          <table:table-cell table:formula="of:=[$'Compare Time'.H50]" office:value-type="float" office:value="0" calcext:value-type="float">
            <text:p>0.00</text:p>
          </table:table-cell>
          <table:table-cell table:formula="of:=[$'Compare Time'.I50]" office:value-type="float" office:value="0" calcext:value-type="float">
            <text:p>0.00</text:p>
          </table:table-cell>
          <table:table-cell table:formula="of:=[$'Compare Time'.J50]" office:value-type="float" office:value="0" calcext:value-type="float">
            <text:p>0.00</text:p>
          </table:table-cell>
          <table:table-cell table:formula="of:=[$'Compare Time'.K50]" office:value-type="float" office:value="0" calcext:value-type="float">
            <text:p>0.00</text:p>
          </table:table-cell>
          <table:table-cell table:formula="of:=[$'Compare Time'.L50]" office:value-type="float" office:value="0" calcext:value-type="float">
            <text:p>0.00</text:p>
          </table:table-cell>
          <table:table-cell table:formula="of:=[$'Compare Time'.M50]" office:value-type="float" office:value="0" calcext:value-type="float">
            <text:p>0.00</text:p>
          </table:table-cell>
          <table:table-cell table:formula="of:=SUM([.M4:.N4]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Time'.B51]" office:value-type="float" office:value="0" calcext:value-type="float">
            <text:p>0.00</text:p>
          </table:table-cell>
          <table:table-cell table:formula="of:=[$'Compare Time'.C51]" office:value-type="float" office:value="0" calcext:value-type="float">
            <text:p>0.00</text:p>
          </table:table-cell>
          <table:table-cell table:formula="of:=[$'Compare Time'.D51]" office:value-type="float" office:value="0" calcext:value-type="float">
            <text:p>0.00</text:p>
          </table:table-cell>
          <table:table-cell table:formula="of:=[$'Compare Time'.E51]" office:value-type="float" office:value="0" calcext:value-type="float">
            <text:p>0.00</text:p>
          </table:table-cell>
          <table:table-cell table:formula="of:=[$'Compare Time'.F51]" office:value-type="float" office:value="0" calcext:value-type="float">
            <text:p>0.00</text:p>
          </table:table-cell>
          <table:table-cell table:formula="of:=[$'Compare Time'.G51]" office:value-type="float" office:value="0" calcext:value-type="float">
            <text:p>0.00</text:p>
          </table:table-cell>
          <table:table-cell table:formula="of:=[$'Compare Time'.H51]" office:value-type="float" office:value="0" calcext:value-type="float">
            <text:p>0.00</text:p>
          </table:table-cell>
          <table:table-cell table:formula="of:=[$'Compare Time'.I51]" office:value-type="float" office:value="0" calcext:value-type="float">
            <text:p>0.00</text:p>
          </table:table-cell>
          <table:table-cell table:formula="of:=[$'Compare Time'.J51]" office:value-type="float" office:value="0" calcext:value-type="float">
            <text:p>0.00</text:p>
          </table:table-cell>
          <table:table-cell table:formula="of:=[$'Compare Time'.K51]" office:value-type="float" office:value="0" calcext:value-type="float">
            <text:p>0.00</text:p>
          </table:table-cell>
          <table:table-cell table:formula="of:=[$'Compare Time'.L51]" office:value-type="float" office:value="0" calcext:value-type="float">
            <text:p>0.00</text:p>
          </table:table-cell>
          <table:table-cell table:formula="of:=[$'Compare Time'.M51]" office:value-type="float" office:value="0" calcext:value-type="float">
            <text:p>0.00</text:p>
          </table:table-cell>
          <table:table-cell table:formula="of:=SUM([.M5:.N5]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formula="of:=[$'Compare Time'.B52]" office:value-type="float" office:value="0" calcext:value-type="float">
            <text:p>0.00</text:p>
          </table:table-cell>
          <table:table-cell table:formula="of:=[$'Compare Time'.C52]" office:value-type="float" office:value="0" calcext:value-type="float">
            <text:p>0.00</text:p>
          </table:table-cell>
          <table:table-cell table:formula="of:=[$'Compare Time'.D52]" office:value-type="float" office:value="0" calcext:value-type="float">
            <text:p>0.00</text:p>
          </table:table-cell>
          <table:table-cell table:formula="of:=[$'Compare Time'.E52]" office:value-type="float" office:value="0" calcext:value-type="float">
            <text:p>0.00</text:p>
          </table:table-cell>
          <table:table-cell table:formula="of:=[$'Compare Time'.F52]" office:value-type="float" office:value="0" calcext:value-type="float">
            <text:p>0.00</text:p>
          </table:table-cell>
          <table:table-cell table:formula="of:=[$'Compare Time'.G52]" office:value-type="float" office:value="0" calcext:value-type="float">
            <text:p>0.00</text:p>
          </table:table-cell>
          <table:table-cell table:formula="of:=[$'Compare Time'.H52]" office:value-type="float" office:value="0" calcext:value-type="float">
            <text:p>0.00</text:p>
          </table:table-cell>
          <table:table-cell table:formula="of:=[$'Compare Time'.I52]" office:value-type="float" office:value="0" calcext:value-type="float">
            <text:p>0.00</text:p>
          </table:table-cell>
          <table:table-cell table:formula="of:=[$'Compare Time'.J52]" office:value-type="float" office:value="0" calcext:value-type="float">
            <text:p>0.00</text:p>
          </table:table-cell>
          <table:table-cell table:formula="of:=[$'Compare Time'.K52]" office:value-type="float" office:value="0" calcext:value-type="float">
            <text:p>0.00</text:p>
          </table:table-cell>
          <table:table-cell table:formula="of:=[$'Compare Time'.L52]" office:value-type="float" office:value="0" calcext:value-type="float">
            <text:p>0.00</text:p>
          </table:table-cell>
          <table:table-cell table:formula="of:=[$'Compare Time'.M52]" office:value-type="float" office:value="0" calcext:value-type="float">
            <text:p>0.00</text:p>
          </table:table-cell>
          <table:table-cell table:formula="of:=SUM([.M6:.N6]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5" calcext:value-type="float" table:number-columns-spanned="1" table:number-rows-spanned="3">
            <text:p>25</text:p>
          </table:table-cell>
          <table:table-cell office:value-type="float" office:value="15" calcext:value-type="float">
            <text:p>15</text:p>
          </table:table-cell>
          <table:table-cell table:formula="of:=[$'Compare Time'.B53]" office:value-type="float" office:value="0" calcext:value-type="float">
            <text:p>0.00</text:p>
          </table:table-cell>
          <table:table-cell table:formula="of:=[$'Compare Time'.C53]" office:value-type="float" office:value="0" calcext:value-type="float">
            <text:p>0.00</text:p>
          </table:table-cell>
          <table:table-cell table:formula="of:=[$'Compare Time'.D53]" office:value-type="float" office:value="0" calcext:value-type="float">
            <text:p>0.00</text:p>
          </table:table-cell>
          <table:table-cell table:formula="of:=[$'Compare Time'.E53]" office:value-type="float" office:value="0" calcext:value-type="float">
            <text:p>0.00</text:p>
          </table:table-cell>
          <table:table-cell table:formula="of:=[$'Compare Time'.F53]" office:value-type="float" office:value="0" calcext:value-type="float">
            <text:p>0.00</text:p>
          </table:table-cell>
          <table:table-cell table:formula="of:=[$'Compare Time'.G53]" office:value-type="float" office:value="0" calcext:value-type="float">
            <text:p>0.00</text:p>
          </table:table-cell>
          <table:table-cell table:formula="of:=[$'Compare Time'.H53]" office:value-type="float" office:value="0" calcext:value-type="float">
            <text:p>0.00</text:p>
          </table:table-cell>
          <table:table-cell table:formula="of:=[$'Compare Time'.I53]" office:value-type="float" office:value="0" calcext:value-type="float">
            <text:p>0.00</text:p>
          </table:table-cell>
          <table:table-cell table:formula="of:=[$'Compare Time'.J53]" office:value-type="float" office:value="0" calcext:value-type="float">
            <text:p>0.00</text:p>
          </table:table-cell>
          <table:table-cell table:formula="of:=[$'Compare Time'.K53]" office:value-type="float" office:value="0" calcext:value-type="float">
            <text:p>0.00</text:p>
          </table:table-cell>
          <table:table-cell table:formula="of:=[$'Compare Time'.L53]" office:value-type="float" office:value="0" calcext:value-type="float">
            <text:p>0.00</text:p>
          </table:table-cell>
          <table:table-cell table:formula="of:=[$'Compare Time'.M53]" office:value-type="float" office:value="0" calcext:value-type="float">
            <text:p>0.00</text:p>
          </table:table-cell>
          <table:table-cell table:formula="of:=SUM([.M7:.N7]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Time'.B54]" office:value-type="float" office:value="0" calcext:value-type="float">
            <text:p>0.00</text:p>
          </table:table-cell>
          <table:table-cell table:formula="of:=[$'Compare Time'.C54]" office:value-type="float" office:value="0" calcext:value-type="float">
            <text:p>0.00</text:p>
          </table:table-cell>
          <table:table-cell table:formula="of:=[$'Compare Time'.D54]" office:value-type="float" office:value="0" calcext:value-type="float">
            <text:p>0.00</text:p>
          </table:table-cell>
          <table:table-cell table:formula="of:=[$'Compare Time'.E54]" office:value-type="float" office:value="0" calcext:value-type="float">
            <text:p>0.00</text:p>
          </table:table-cell>
          <table:table-cell table:formula="of:=[$'Compare Time'.F54]" office:value-type="float" office:value="0" calcext:value-type="float">
            <text:p>0.00</text:p>
          </table:table-cell>
          <table:table-cell table:formula="of:=[$'Compare Time'.G54]" office:value-type="float" office:value="0" calcext:value-type="float">
            <text:p>0.00</text:p>
          </table:table-cell>
          <table:table-cell table:formula="of:=[$'Compare Time'.H54]" office:value-type="float" office:value="0" calcext:value-type="float">
            <text:p>0.00</text:p>
          </table:table-cell>
          <table:table-cell table:formula="of:=[$'Compare Time'.I54]" office:value-type="float" office:value="0" calcext:value-type="float">
            <text:p>0.00</text:p>
          </table:table-cell>
          <table:table-cell table:formula="of:=[$'Compare Time'.J54]" office:value-type="float" office:value="0" calcext:value-type="float">
            <text:p>0.00</text:p>
          </table:table-cell>
          <table:table-cell table:formula="of:=[$'Compare Time'.K54]" office:value-type="float" office:value="0" calcext:value-type="float">
            <text:p>0.00</text:p>
          </table:table-cell>
          <table:table-cell table:formula="of:=[$'Compare Time'.L54]" office:value-type="float" office:value="0" calcext:value-type="float">
            <text:p>0.00</text:p>
          </table:table-cell>
          <table:table-cell table:formula="of:=[$'Compare Time'.M54]" office:value-type="float" office:value="0" calcext:value-type="float">
            <text:p>0.00</text:p>
          </table:table-cell>
          <table:table-cell table:formula="of:=SUM([.M8:.N8]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formula="of:=[$'Compare Time'.B55]" office:value-type="float" office:value="0" calcext:value-type="float">
            <text:p>0.00</text:p>
          </table:table-cell>
          <table:table-cell table:formula="of:=[$'Compare Time'.C55]" office:value-type="float" office:value="0" calcext:value-type="float">
            <text:p>0.00</text:p>
          </table:table-cell>
          <table:table-cell table:formula="of:=[$'Compare Time'.D55]" office:value-type="float" office:value="0" calcext:value-type="float">
            <text:p>0.00</text:p>
          </table:table-cell>
          <table:table-cell table:formula="of:=[$'Compare Time'.E55]" office:value-type="float" office:value="0" calcext:value-type="float">
            <text:p>0.00</text:p>
          </table:table-cell>
          <table:table-cell table:formula="of:=[$'Compare Time'.F55]" office:value-type="float" office:value="0" calcext:value-type="float">
            <text:p>0.00</text:p>
          </table:table-cell>
          <table:table-cell table:formula="of:=[$'Compare Time'.G55]" office:value-type="float" office:value="0" calcext:value-type="float">
            <text:p>0.00</text:p>
          </table:table-cell>
          <table:table-cell table:formula="of:=[$'Compare Time'.H55]" office:value-type="float" office:value="0" calcext:value-type="float">
            <text:p>0.00</text:p>
          </table:table-cell>
          <table:table-cell table:formula="of:=[$'Compare Time'.I55]" office:value-type="float" office:value="0" calcext:value-type="float">
            <text:p>0.00</text:p>
          </table:table-cell>
          <table:table-cell table:formula="of:=[$'Compare Time'.J55]" office:value-type="float" office:value="0" calcext:value-type="float">
            <text:p>0.00</text:p>
          </table:table-cell>
          <table:table-cell table:formula="of:=[$'Compare Time'.K55]" office:value-type="float" office:value="0" calcext:value-type="float">
            <text:p>0.00</text:p>
          </table:table-cell>
          <table:table-cell table:formula="of:=[$'Compare Time'.L55]" office:value-type="float" office:value="0" calcext:value-type="float">
            <text:p>0.00</text:p>
          </table:table-cell>
          <table:table-cell table:formula="of:=[$'Compare Time'.M55]" office:value-type="float" office:value="0" calcext:value-type="float">
            <text:p>0.00</text:p>
          </table:table-cell>
          <table:table-cell table:formula="of:=SUM([.M9:.N9]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0" calcext:value-type="float" table:number-columns-spanned="1" table:number-rows-spanned="3">
            <text:p>30</text:p>
          </table:table-cell>
          <table:table-cell office:value-type="float" office:value="15" calcext:value-type="float">
            <text:p>15</text:p>
          </table:table-cell>
          <table:table-cell table:formula="of:=[$'Compare Time'.B56]" office:value-type="float" office:value="0" calcext:value-type="float">
            <text:p>0.00</text:p>
          </table:table-cell>
          <table:table-cell table:formula="of:=[$'Compare Time'.C56]" office:value-type="float" office:value="0" calcext:value-type="float">
            <text:p>0.00</text:p>
          </table:table-cell>
          <table:table-cell table:formula="of:=[$'Compare Time'.D56]" office:value-type="float" office:value="0" calcext:value-type="float">
            <text:p>0.00</text:p>
          </table:table-cell>
          <table:table-cell table:formula="of:=[$'Compare Time'.E56]" office:value-type="float" office:value="0" calcext:value-type="float">
            <text:p>0.00</text:p>
          </table:table-cell>
          <table:table-cell table:formula="of:=[$'Compare Time'.F56]" office:value-type="float" office:value="0" calcext:value-type="float">
            <text:p>0.00</text:p>
          </table:table-cell>
          <table:table-cell table:formula="of:=[$'Compare Time'.G56]" office:value-type="float" office:value="0" calcext:value-type="float">
            <text:p>0.00</text:p>
          </table:table-cell>
          <table:table-cell table:formula="of:=[$'Compare Time'.H56]" office:value-type="float" office:value="0" calcext:value-type="float">
            <text:p>0.00</text:p>
          </table:table-cell>
          <table:table-cell table:formula="of:=[$'Compare Time'.I56]" office:value-type="float" office:value="0" calcext:value-type="float">
            <text:p>0.00</text:p>
          </table:table-cell>
          <table:table-cell table:formula="of:=[$'Compare Time'.J56]" office:value-type="float" office:value="0" calcext:value-type="float">
            <text:p>0.00</text:p>
          </table:table-cell>
          <table:table-cell table:formula="of:=[$'Compare Time'.K56]" office:value-type="float" office:value="0" calcext:value-type="float">
            <text:p>0.00</text:p>
          </table:table-cell>
          <table:table-cell table:formula="of:=[$'Compare Time'.L56]" office:value-type="float" office:value="0" calcext:value-type="float">
            <text:p>0.00</text:p>
          </table:table-cell>
          <table:table-cell table:formula="of:=[$'Compare Time'.M56]" office:value-type="float" office:value="0" calcext:value-type="float">
            <text:p>0.00</text:p>
          </table:table-cell>
          <table:table-cell table:formula="of:=SUM([.M10:.N10]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Time'.B57]" office:value-type="float" office:value="0" calcext:value-type="float">
            <text:p>0.00</text:p>
          </table:table-cell>
          <table:table-cell table:formula="of:=[$'Compare Time'.C57]" office:value-type="float" office:value="0" calcext:value-type="float">
            <text:p>0.00</text:p>
          </table:table-cell>
          <table:table-cell table:formula="of:=[$'Compare Time'.D57]" office:value-type="float" office:value="0" calcext:value-type="float">
            <text:p>0.00</text:p>
          </table:table-cell>
          <table:table-cell table:formula="of:=[$'Compare Time'.E57]" office:value-type="float" office:value="0" calcext:value-type="float">
            <text:p>0.00</text:p>
          </table:table-cell>
          <table:table-cell table:formula="of:=[$'Compare Time'.F57]" office:value-type="float" office:value="0" calcext:value-type="float">
            <text:p>0.00</text:p>
          </table:table-cell>
          <table:table-cell table:formula="of:=[$'Compare Time'.G57]" office:value-type="float" office:value="0" calcext:value-type="float">
            <text:p>0.00</text:p>
          </table:table-cell>
          <table:table-cell table:formula="of:=[$'Compare Time'.H57]" office:value-type="float" office:value="0" calcext:value-type="float">
            <text:p>0.00</text:p>
          </table:table-cell>
          <table:table-cell table:formula="of:=[$'Compare Time'.I57]" office:value-type="float" office:value="0" calcext:value-type="float">
            <text:p>0.00</text:p>
          </table:table-cell>
          <table:table-cell table:formula="of:=[$'Compare Time'.J57]" office:value-type="float" office:value="0" calcext:value-type="float">
            <text:p>0.00</text:p>
          </table:table-cell>
          <table:table-cell table:formula="of:=[$'Compare Time'.K57]" office:value-type="float" office:value="0" calcext:value-type="float">
            <text:p>0.00</text:p>
          </table:table-cell>
          <table:table-cell table:formula="of:=[$'Compare Time'.L57]" office:value-type="float" office:value="0" calcext:value-type="float">
            <text:p>0.00</text:p>
          </table:table-cell>
          <table:table-cell table:formula="of:=[$'Compare Time'.M57]" office:value-type="float" office:value="0" calcext:value-type="float">
            <text:p>0.00</text:p>
          </table:table-cell>
          <table:table-cell table:formula="of:=SUM([.M11:.N11])" office:value-type="float" office:value="0" calcext:value-type="float">
            <text:p>0.00</text:p>
          </table:table-cell>
        </table:table-row>
        <table:table-row table:style-name="ro1">
          <table:covered-table-cell table:style-name="ce88"/>
          <table:table-cell table:style-name="ce88" office:value-type="float" office:value="25" calcext:value-type="float">
            <text:p>25</text:p>
          </table:table-cell>
          <table:table-cell table:formula="of:=[$'Compare Time'.B58]" office:value-type="float" office:value="0" calcext:value-type="float">
            <text:p>0.00</text:p>
          </table:table-cell>
          <table:table-cell table:formula="of:=[$'Compare Time'.C58]" office:value-type="float" office:value="0" calcext:value-type="float">
            <text:p>0.00</text:p>
          </table:table-cell>
          <table:table-cell table:formula="of:=[$'Compare Time'.D58]" office:value-type="float" office:value="0" calcext:value-type="float">
            <text:p>0.00</text:p>
          </table:table-cell>
          <table:table-cell table:formula="of:=[$'Compare Time'.E58]" office:value-type="float" office:value="0" calcext:value-type="float">
            <text:p>0.00</text:p>
          </table:table-cell>
          <table:table-cell table:formula="of:=[$'Compare Time'.F58]" office:value-type="float" office:value="0" calcext:value-type="float">
            <text:p>0.00</text:p>
          </table:table-cell>
          <table:table-cell table:formula="of:=[$'Compare Time'.G58]" office:value-type="float" office:value="0" calcext:value-type="float">
            <text:p>0.00</text:p>
          </table:table-cell>
          <table:table-cell table:formula="of:=[$'Compare Time'.H58]" office:value-type="float" office:value="0" calcext:value-type="float">
            <text:p>0.00</text:p>
          </table:table-cell>
          <table:table-cell table:formula="of:=[$'Compare Time'.I58]" office:value-type="float" office:value="0" calcext:value-type="float">
            <text:p>0.00</text:p>
          </table:table-cell>
          <table:table-cell table:formula="of:=[$'Compare Time'.J58]" office:value-type="float" office:value="0" calcext:value-type="float">
            <text:p>0.00</text:p>
          </table:table-cell>
          <table:table-cell table:formula="of:=[$'Compare Time'.K58]" office:value-type="float" office:value="0" calcext:value-type="float">
            <text:p>0.00</text:p>
          </table:table-cell>
          <table:table-cell table:formula="of:=[$'Compare Time'.L58]" office:value-type="float" office:value="0" calcext:value-type="float">
            <text:p>0.00</text:p>
          </table:table-cell>
          <table:table-cell table:formula="of:=[$'Compare Time'.M58]" office:value-type="float" office:value="0" calcext:value-type="float">
            <text:p>0.00</text:p>
          </table:table-cell>
          <table:table-cell table:formula="of:=SUM([.M12:.N12])" office:value-type="float" office:value="0" calcext:value-type="float">
            <text:p>0.00</text:p>
          </table:table-cell>
        </table:table-row>
      </table:table>
      <table:table table:name="ResumedDist" table:style-name="ta4">
        <table:table-column table:style-name="co11" table:number-columns-repeated="2" table:default-cell-style-name="Default"/>
        <table:table-column table:style-name="co31" table:default-cell-style-name="ce85"/>
        <table:table-column table:style-name="co32" table:default-cell-style-name="ce85"/>
        <table:table-column table:style-name="co33" table:default-cell-style-name="ce126"/>
        <table:table-column table:style-name="co33" table:number-columns-repeated="3" table:default-cell-style-name="ce91"/>
        <table:table-column table:style-name="co33" table:default-cell-style-name="ce126"/>
        <table:table-column table:style-name="co33" table:number-columns-repeated="2" table:default-cell-style-name="ce91"/>
        <table:table-column table:style-name="co33" table:default-cell-style-name="ce133"/>
        <table:table-column table:style-name="co33" table:number-columns-repeated="4" table:default-cell-style-name="ce91"/>
        <table:table-column table:style-name="co33" table:default-cell-style-name="ce126"/>
        <table:table-column table:style-name="co33" table:number-columns-repeated="2" table:default-cell-style-name="ce91"/>
        <table:table-column table:style-name="co33" table:default-cell-style-name="ce133"/>
        <table:table-column table:style-name="co33" table:default-cell-style-name="ce126"/>
        <table:table-column table:style-name="co34" table:number-columns-repeated="2" table:default-cell-style-name="ce91"/>
        <table:table-column table:style-name="co33" table:default-cell-style-name="ce133"/>
        <table:table-column table:style-name="co34" table:default-cell-style-name="ce126"/>
        <table:table-column table:style-name="co33" table:default-cell-style-name="ce91"/>
        <table:table-column table:style-name="co34" table:default-cell-style-name="ce91"/>
        <table:table-column table:style-name="co33" table:default-cell-style-name="ce133"/>
        <table:table-row table:style-name="ro1">
          <table:table-cell table:number-columns-repeated="2"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15" office:value-type="string" calcext:value-type="string" table:number-columns-spanned="4" table:number-rows-spanned="1">
            <text:p>ScSp</text:p>
          </table:table-cell>
          <table:covered-table-cell table:number-columns-repeated="3" table:style-name="ce50"/>
          <table:table-cell table:style-name="ce140" office:value-type="string" calcext:value-type="string" table:number-columns-spanned="4" table:number-rows-spanned="1">
            <text:p>McSp</text:p>
          </table:table-cell>
          <table:covered-table-cell table:number-columns-repeated="2" table:style-name="ce130"/>
          <table:covered-table-cell table:style-name="ce132"/>
          <table:table-cell table:style-name="ce50" office:value-type="string" calcext:value-type="string" table:number-columns-spanned="4" table:number-rows-spanned="1">
            <text:p>ScMp</text:p>
          </table:table-cell>
          <table:covered-table-cell table:number-columns-repeated="3" table:style-name="ce130"/>
          <table:table-cell table:style-name="ce140" office:value-type="string" calcext:value-type="string" table:number-columns-spanned="4" table:number-rows-spanned="1">
            <text:p>McMp</text:p>
          </table:table-cell>
          <table:covered-table-cell table:number-columns-repeated="2" table:style-name="ce130"/>
          <table:covered-table-cell table:style-name="ce132"/>
          <table:table-cell table:style-name="ce140" office:value-type="string" calcext:value-type="string" table:number-columns-spanned="4" table:number-rows-spanned="1">
            <text:p>Customer</text:p>
          </table:table-cell>
          <table:covered-table-cell table:number-columns-repeated="2" table:style-name="ce50"/>
          <table:covered-table-cell table:style-name="ce131"/>
          <table:table-cell table:style-name="ce140" office:value-type="string" calcext:value-type="string" table:number-columns-spanned="4" table:number-rows-spanned="1">
            <text:p>Parcel</text:p>
          </table:table-cell>
          <table:covered-table-cell table:number-columns-repeated="2" table:style-name="ce50"/>
          <table:covered-table-cell table:style-name="ce13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8.79701" calcext:value-type="float">
            <text:p>38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20299" calcext:value-type="float">
            <text:p>61.20</text:p>
          </table:table-cell>
          <table:table-cell office:value-type="float" office:value="0" calcext:value-type="float">
            <text:p>0.00</text:p>
          </table:table-cell>
          <table:table-cell office:value-type="float" office:value="64.36135" calcext:value-type="float">
            <text:p>64.36</text:p>
          </table:table-cell>
          <table:table-cell office:value-type="float" office:value="0" calcext:value-type="float">
            <text:p>0.00</text:p>
          </table:table-cell>
          <table:table-cell office:value-type="float" office:value="35.63865" calcext:value-type="float">
            <text:p>35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1581" calcext:value-type="float">
            <text:p>4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419" calcext:value-type="float">
            <text:p>59.84</text:p>
          </table:table-cell>
          <table:table-cell office:value-type="float" office:value="0" calcext:value-type="float">
            <text:p>0.00</text:p>
          </table:table-cell>
          <table:table-cell office:value-type="float" office:value="48.89647" calcext:value-type="float">
            <text:p>48.90</text:p>
          </table:table-cell>
          <table:table-cell office:value-type="float" office:value="0" calcext:value-type="float">
            <text:p>0.00</text:p>
          </table:table-cell>
          <table:table-cell office:value-type="float" office:value="31.10353" calcext:value-type="float">
            <text:p>31.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1944" calcext:value-type="float">
            <text:p>44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056" calcext:value-type="float">
            <text:p>55.81</text:p>
          </table:table-cell>
          <table:table-cell office:value-type="float" office:value="0" calcext:value-type="float">
            <text:p>0.00</text:p>
          </table:table-cell>
          <table:table-cell office:value-type="float" office:value="64.30503" calcext:value-type="float">
            <text:p>64.31</text:p>
          </table:table-cell>
          <table:table-cell office:value-type="float" office:value="0" calcext:value-type="float">
            <text:p>0.00</text:p>
          </table:table-cell>
          <table:table-cell office:value-type="float" office:value="35.69497" calcext:value-type="float">
            <text:p>35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08321" calcext:value-type="float">
            <text:p>4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91679" calcext:value-type="float">
            <text:p>59.92</text:p>
          </table:table-cell>
          <table:table-cell office:value-type="float" office:value="0" calcext:value-type="float">
            <text:p>0.00</text:p>
          </table:table-cell>
          <table:table-cell office:value-type="float" office:value="69.6876" calcext:value-type="float">
            <text:p>69.69</text:p>
          </table:table-cell>
          <table:table-cell office:value-type="float" office:value="0" calcext:value-type="float">
            <text:p>0.00</text:p>
          </table:table-cell>
          <table:table-cell office:value-type="float" office:value="30.3124" calcext:value-type="float">
            <text:p>30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7179" calcext:value-type="float">
            <text:p>3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2821" calcext:value-type="float">
            <text:p>60.13</text:p>
          </table:table-cell>
          <table:table-cell office:value-type="float" office:value="0" calcext:value-type="float">
            <text:p>0.00</text:p>
          </table:table-cell>
          <table:table-cell office:value-type="float" office:value="34.12119" calcext:value-type="float">
            <text:p>34.12</text:p>
          </table:table-cell>
          <table:table-cell office:value-type="float" office:value="0" calcext:value-type="float">
            <text:p>0.00</text:p>
          </table:table-cell>
          <table:table-cell office:value-type="float" office:value="35.87881" calcext:value-type="float">
            <text:p>35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46779" calcext:value-type="float">
            <text:p>44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3221" calcext:value-type="float">
            <text:p>55.53</text:p>
          </table:table-cell>
          <table:table-cell office:value-type="float" office:value="0" calcext:value-type="float">
            <text:p>0.00</text:p>
          </table:table-cell>
          <table:table-cell office:value-type="float" office:value="55.44728" calcext:value-type="float">
            <text:p>55.45</text:p>
          </table:table-cell>
          <table:table-cell office:value-type="float" office:value="0" calcext:value-type="float">
            <text:p>0.00</text:p>
          </table:table-cell>
          <table:table-cell office:value-type="float" office:value="44.55272" calcext:value-type="float">
            <text:p>44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47367" calcext:value-type="float">
            <text:p>39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52633" calcext:value-type="float">
            <text:p>60.53</text:p>
          </table:table-cell>
          <table:table-cell office:value-type="float" office:value="0" calcext:value-type="float">
            <text:p>0.00</text:p>
          </table:table-cell>
          <table:table-cell office:value-type="float" office:value="65.30494" calcext:value-type="float">
            <text:p>65.30</text:p>
          </table:table-cell>
          <table:table-cell office:value-type="float" office:value="0" calcext:value-type="float">
            <text:p>0.00</text:p>
          </table:table-cell>
          <table:table-cell office:value-type="float" office:value="34.69506" calcext:value-type="float">
            <text:p>34.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51273" calcext:value-type="float">
            <text:p>41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48727" calcext:value-type="float">
            <text:p>58.49</text:p>
          </table:table-cell>
          <table:table-cell office:value-type="float" office:value="0" calcext:value-type="float">
            <text:p>0.00</text:p>
          </table:table-cell>
          <table:table-cell office:value-type="float" office:value="68.95857" calcext:value-type="float">
            <text:p>68.96</text:p>
          </table:table-cell>
          <table:table-cell office:value-type="float" office:value="0" calcext:value-type="float">
            <text:p>0.00</text:p>
          </table:table-cell>
          <table:table-cell office:value-type="float" office:value="31.04143" calcext:value-type="float">
            <text:p>31.0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66388" calcext:value-type="float">
            <text:p>39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33612" calcext:value-type="float">
            <text:p>60.34</text:p>
          </table:table-cell>
          <table:table-cell office:value-type="float" office:value="0" calcext:value-type="float">
            <text:p>0.00</text:p>
          </table:table-cell>
          <table:table-cell office:value-type="float" office:value="20.21756" calcext:value-type="float">
            <text:p>20.22</text:p>
          </table:table-cell>
          <table:table-cell office:value-type="float" office:value="0" calcext:value-type="float">
            <text:p>0.00</text:p>
          </table:table-cell>
          <table:table-cell office:value-type="float" office:value="19.78244" calcext:value-type="float">
            <text:p>19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27479" calcext:value-type="float">
            <text:p>4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72521" calcext:value-type="float">
            <text:p>55.73</text:p>
          </table:table-cell>
          <table:table-cell office:value-type="float" office:value="0" calcext:value-type="float">
            <text:p>0.00</text:p>
          </table:table-cell>
          <table:table-cell office:value-type="float" office:value="40.60551" calcext:value-type="float">
            <text:p>40.61</text:p>
          </table:table-cell>
          <table:table-cell office:value-type="float" office:value="0" calcext:value-type="float">
            <text:p>0.00</text:p>
          </table:table-cell>
          <table:table-cell office:value-type="float" office:value="39.39449" calcext:value-type="float">
            <text:p>39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72981" calcext:value-type="float">
            <text:p>40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27019" calcext:value-type="float">
            <text:p>59.27</text:p>
          </table:table-cell>
          <table:table-cell office:value-type="float" office:value="0" calcext:value-type="float">
            <text:p>0.00</text:p>
          </table:table-cell>
          <table:table-cell office:value-type="float" office:value="56.24384" calcext:value-type="float">
            <text:p>56.24</text:p>
          </table:table-cell>
          <table:table-cell office:value-type="float" office:value="0" calcext:value-type="float">
            <text:p>0.00</text:p>
          </table:table-cell>
          <table:table-cell office:value-type="float" office:value="33.75616" calcext:value-type="float">
            <text:p>33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71801" calcext:value-type="float">
            <text:p>39.7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28199" calcext:value-type="float">
            <text:p>60.28</text:p>
          </table:table-cell>
          <table:table-cell office:value-type="float" office:value="0" calcext:value-type="float">
            <text:p>0.00</text:p>
          </table:table-cell>
          <table:table-cell office:value-type="float" office:value="62.23359" calcext:value-type="float">
            <text:p>62.23</text:p>
          </table:table-cell>
          <table:table-cell office:value-type="float" office:value="0" calcext:value-type="float">
            <text:p>0.00</text:p>
          </table:table-cell>
          <table:table-cell office:value-type="float" office:value="37.76641" calcext:value-type="float">
            <text:p>37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0208" calcext:value-type="float">
            <text:p>4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9792" calcext:value-type="float">
            <text:p>59.40</text:p>
          </table:table-cell>
          <table:table-cell office:value-type="float" office:value="0" calcext:value-type="float">
            <text:p>0.00</text:p>
          </table:table-cell>
          <table:table-cell office:value-type="float" office:value="74.61527" calcext:value-type="float">
            <text:p>74.62</text:p>
          </table:table-cell>
          <table:table-cell office:value-type="float" office:value="0" calcext:value-type="float">
            <text:p>0.00</text:p>
          </table:table-cell>
          <table:table-cell office:value-type="float" office:value="25.384725" calcext:value-type="float">
            <text:p>25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48042" calcext:value-type="float">
            <text:p>44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1958" calcext:value-type="float">
            <text:p>55.52</text:p>
          </table:table-cell>
          <table:table-cell office:value-type="float" office:value="0" calcext:value-type="float">
            <text:p>0.00</text:p>
          </table:table-cell>
          <table:table-cell office:value-type="float" office:value="20.75679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office:value-type="float" office:value="19.24321" calcext:value-type="float">
            <text:p>19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2.2473" calcext:value-type="float">
            <text:p>42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7527" calcext:value-type="float">
            <text:p>57.75</text:p>
          </table:table-cell>
          <table:table-cell office:value-type="float" office:value="0" calcext:value-type="float">
            <text:p>0.00</text:p>
          </table:table-cell>
          <table:table-cell office:value-type="float" office:value="37.68172" calcext:value-type="float">
            <text:p>37.68</text:p>
          </table:table-cell>
          <table:table-cell office:value-type="float" office:value="0" calcext:value-type="float">
            <text:p>0.00</text:p>
          </table:table-cell>
          <table:table-cell office:value-type="float" office:value="22.31828" calcext:value-type="float">
            <text:p>22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7008" calcext:value-type="float">
            <text:p>41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2992" calcext:value-type="float">
            <text:p>58.30</text:p>
          </table:table-cell>
          <table:table-cell office:value-type="float" office:value="0" calcext:value-type="float">
            <text:p>0.00</text:p>
          </table:table-cell>
          <table:table-cell office:value-type="float" office:value="62.08679" calcext:value-type="float">
            <text:p>62.09</text:p>
          </table:table-cell>
          <table:table-cell office:value-type="float" office:value="0" calcext:value-type="float">
            <text:p>0.00</text:p>
          </table:table-cell>
          <table:table-cell office:value-type="float" office:value="37.91321" calcext:value-type="float">
            <text:p>37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3.28136" calcext:value-type="float">
            <text:p>43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6.71864" calcext:value-type="float">
            <text:p>56.72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9767" calcext:value-type="float">
            <text:p>39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0233" calcext:value-type="float">
            <text:p>60.10</text:p>
          </table:table-cell>
          <table:table-cell office:value-type="float" office:value="0" calcext:value-type="float">
            <text:p>0.00</text:p>
          </table:table-cell>
          <table:table-cell office:value-type="float" office:value="41.52853" calcext:value-type="float">
            <text:p>41.53</text:p>
          </table:table-cell>
          <table:table-cell office:value-type="float" office:value="0" calcext:value-type="float">
            <text:p>0.00</text:p>
          </table:table-cell>
          <table:table-cell office:value-type="float" office:value="28.47147" calcext:value-type="float">
            <text:p>28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9054" calcext:value-type="float">
            <text:p>40.9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0946" calcext:value-type="float">
            <text:p>59.09</text:p>
          </table:table-cell>
          <table:table-cell office:value-type="float" office:value="0" calcext:value-type="float">
            <text:p>0.00</text:p>
          </table:table-cell>
          <table:table-cell office:value-type="float" office:value="63.29357" calcext:value-type="float">
            <text:p>63.29</text:p>
          </table:table-cell>
          <table:table-cell office:value-type="float" office:value="0" calcext:value-type="float">
            <text:p>0.00</text:p>
          </table:table-cell>
          <table:table-cell office:value-type="float" office:value="36.70643" calcext:value-type="float">
            <text:p>36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8934" calcext:value-type="float">
            <text:p>40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1066" calcext:value-type="float">
            <text:p>59.11</text:p>
          </table:table-cell>
          <table:table-cell office:value-type="float" office:value="0" calcext:value-type="float">
            <text:p>0.00</text:p>
          </table:table-cell>
          <table:table-cell office:value-type="float" office:value="67.67105" calcext:value-type="float">
            <text:p>67.67</text:p>
          </table:table-cell>
          <table:table-cell office:value-type="float" office:value="0" calcext:value-type="float">
            <text:p>0.00</text:p>
          </table:table-cell>
          <table:table-cell office:value-type="float" office:value="32.32895" calcext:value-type="float">
            <text:p>32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11841" calcext:value-type="float">
            <text:p>40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8159" calcext:value-type="float">
            <text:p>59.88</text:p>
          </table:table-cell>
          <table:table-cell office:value-type="float" office:value="0" calcext:value-type="float">
            <text:p>0.00</text:p>
          </table:table-cell>
          <table:table-cell office:value-type="float" office:value="18.49073" calcext:value-type="float">
            <text:p>18.49</text:p>
          </table:table-cell>
          <table:table-cell office:value-type="float" office:value="0" calcext:value-type="float">
            <text:p>0.00</text:p>
          </table:table-cell>
          <table:table-cell office:value-type="float" office:value="21.50927" calcext:value-type="float">
            <text:p>21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592" calcext:value-type="float">
            <text:p>4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408" calcext:value-type="float">
            <text:p>59.34</text:p>
          </table:table-cell>
          <table:table-cell office:value-type="float" office:value="0" calcext:value-type="float">
            <text:p>0.00</text:p>
          </table:table-cell>
          <table:table-cell office:value-type="float" office:value="57.12764" calcext:value-type="float">
            <text:p>57.13</text:p>
          </table:table-cell>
          <table:table-cell office:value-type="float" office:value="0" calcext:value-type="float">
            <text:p>0.00</text:p>
          </table:table-cell>
          <table:table-cell office:value-type="float" office:value="32.87236" calcext:value-type="float">
            <text:p>32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2.49524" calcext:value-type="float">
            <text:p>42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50476" calcext:value-type="float">
            <text:p>57.50</text:p>
          </table:table-cell>
          <table:table-cell office:value-type="float" office:value="0" calcext:value-type="float">
            <text:p>0.00</text:p>
          </table:table-cell>
          <table:table-cell office:value-type="float" office:value="18.64374" calcext:value-type="float">
            <text:p>18.64</text:p>
          </table:table-cell>
          <table:table-cell office:value-type="float" office:value="0" calcext:value-type="float">
            <text:p>0.00</text:p>
          </table:table-cell>
          <table:table-cell office:value-type="float" office:value="21.35626" calcext:value-type="float">
            <text:p>21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49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49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1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49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1" table:formula="of:=#REF!" office:value-type="string" office:string-value="" calcext:value-type="error">
            <text:p>#REF!</text:p>
          </table:table-cell>
          <table:table-cell table:style-name="ce149" office:value-type="float" office:value="41.71283" calcext:value-type="float">
            <text:p>41.71</text:p>
          </table:table-cell>
          <table:table-cell table:number-columns-repeated="2" table:style-name="ce150" office:value-type="float" office:value="0" calcext:value-type="float">
            <text:p>0.00</text:p>
          </table:table-cell>
          <table:table-cell table:style-name="ce151" office:value-type="float" office:value="58.28717" calcext:value-type="float">
            <text:p>58.29</text:p>
          </table:table-cell>
          <table:table-cell table:style-name="ce149" office:value-type="float" office:value="0" calcext:value-type="float">
            <text:p>0.00</text:p>
          </table:table-cell>
          <table:table-cell table:style-name="ce150" office:value-type="float" office:value="26.90789" calcext:value-type="float">
            <text:p>26.91</text:p>
          </table:table-cell>
          <table:table-cell table:style-name="ce150" office:value-type="float" office:value="0" calcext:value-type="float">
            <text:p>0.00</text:p>
          </table:table-cell>
          <table:table-cell table:style-name="ce151" office:value-type="float" office:value="23.09211" calcext:value-type="float">
            <text:p>23.09</text:p>
          </table:table-cell>
        </table:table-row>
      </table:table>
      <table:named-expressions/>
      <table:database-ranges>
        <table:database-range table:name="__Anonymous_Sheet_DB__3" table:target-range-address="'Bundle Time'.O36:'Bundle Time'.O3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11:04:44.222565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4-23T11:09:56.896210877</dc:date>
    <meta:editing-duration>P18DT12H35M27S</meta:editing-duration>
    <meta:editing-cycles>315</meta:editing-cycles>
    <meta:generator>LibreOffice/6.4.7.2$Linux_X86_64 LibreOffice_project/40$Build-2</meta:generator>
    <meta:document-statistic meta:table-count="9" meta:cell-count="3721" meta:object-count="0"/>
  </office:meta>
</office:document-meta>
</file>